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4.284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6.0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map style:condition="cell-content()=[$'zad 4.1 a'.$C$367]" style:apply-style-name="Good" style:base-cell-address="'zad 4.1 a'.C2"/>
    </style:style>
    <style:style style:name="ce3" style:family="table-cell" style:parent-style-name="Default">
      <style:table-cell-properties fo:background-color="#ff0000"/>
      <style:map style:condition="cell-content()=[$'zad 4.1 a'.$C$367]" style:apply-style-name="Good" style:base-cell-address="'zad 4.1 a'.C2"/>
    </style:style>
    <style:style style:name="ce4" style:family="table-cell" style:parent-style-name="Default">
      <style:map style:condition="cell-content()=[$'zad 4.1 a'.$C$367]" style:apply-style-name="Good" style:base-cell-address="'zad 4.1 b'.C2"/>
    </style:style>
    <style:style style:name="ce5" style:family="table-cell" style:parent-style-name="Default">
      <style:table-cell-properties fo:background-color="#ff0000"/>
      <style:map style:condition="cell-content()=[$'zad 4.1 a'.$C$367]" style:apply-style-name="Good" style:base-cell-address="'zad 4.1 b'.C2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" style:family="table-cell" style:parent-style-name="Pivot_20_Table_20_Category" style:data-style-name="N36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36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36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Default">
      <style:map style:condition="cell-content()=[$'zad 4.1 a'.$C$367]" style:apply-style-name="Good" style:base-cell-address="'zad 4.3'.C2"/>
    </style:style>
    <style:style style:name="ce16" style:family="table-cell" style:parent-style-name="Default">
      <style:table-cell-properties fo:background-color="#ff0000"/>
      <style:map style:condition="cell-content()=[$'zad 4.1 a'.$C$367]" style:apply-style-name="Good" style:base-cell-address="'zad 4.3'.C2"/>
    </style:style>
    <style:style style:name="ce17" style:family="table-cell" style:parent-style-name="Default" style:data-style-name="N114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 4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etencja</text:p>
          </table:table-cell>
        </table:table-row>
        <table:table-row table:style-name="ro1">
          <table:table-cell office:value-type="date" office:date-value="2022-01-01" calcext:value-type="date">
            <text:p>1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2" calcext:value-type="date">
            <text:p>2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3" calcext:value-type="date">
            <text:p>3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4" calcext:value-type="date">
            <text:p>4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5" calcext:value-type="date">
            <text:p>5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6" calcext:value-type="date">
            <text:p>6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7" calcext:value-type="date">
            <text:p>7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8" calcext:value-type="date">
            <text:p>8.01.202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2-01-09" calcext:value-type="date">
            <text:p>9.01.20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01-10" calcext:value-type="date">
            <text:p>10.01.20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2-01-11" calcext:value-type="date">
            <text:p>11.01.202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2-01-12" calcext:value-type="date">
            <text:p>12.01.2022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2-01-13" calcext:value-type="date">
            <text:p>13.01.20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01-14" calcext:value-type="date">
            <text:p>14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5" calcext:value-type="date">
            <text:p>15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6" calcext:value-type="date">
            <text:p>16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7" calcext:value-type="date">
            <text:p>17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8" calcext:value-type="date">
            <text:p>18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9" calcext:value-type="date">
            <text:p>19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0" calcext:value-type="date">
            <text:p>20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1" calcext:value-type="date">
            <text:p>21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2" calcext:value-type="date">
            <text:p>22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3" calcext:value-type="date">
            <text:p>23.01.202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2-01-24" calcext:value-type="date">
            <text:p>24.01.20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1-25" calcext:value-type="date">
            <text:p>25.01.2022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2-01-26" calcext:value-type="date">
            <text:p>26.01.2022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7" calcext:value-type="date">
            <text:p>27.01.20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2-01-28" calcext:value-type="date">
            <text:p>28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9" calcext:value-type="date">
            <text:p>29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31" calcext:value-type="date">
            <text:p>31.0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1" calcext:value-type="date">
            <text:p>1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2" calcext:value-type="date">
            <text:p>2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3" calcext:value-type="date">
            <text:p>3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4" calcext:value-type="date">
            <text:p>4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5" calcext:value-type="date">
            <text:p>5.02.20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02-06" calcext:value-type="date">
            <text:p>6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7" calcext:value-type="date">
            <text:p>7.02.202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2-02-08" calcext:value-type="date">
            <text:p>8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9" calcext:value-type="date">
            <text:p>9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0" calcext:value-type="date">
            <text:p>10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1" calcext:value-type="date">
            <text:p>11.02.20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02-12" calcext:value-type="date">
            <text:p>12.02.202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2-02-13" calcext:value-type="date">
            <text:p>13.02.202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2-02-15" calcext:value-type="date">
            <text:p>15.02.20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2-02-16" calcext:value-type="date">
            <text:p>16.02.20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02-17" calcext:value-type="date">
            <text:p>17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9" calcext:value-type="date">
            <text:p>19.02.20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2-20" calcext:value-type="date">
            <text:p>20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1" calcext:value-type="date">
            <text:p>21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2-23" calcext:value-type="date">
            <text:p>23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4" calcext:value-type="date">
            <text:p>24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5" calcext:value-type="date">
            <text:p>25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6" calcext:value-type="date">
            <text:p>26.02.202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2-03-01" calcext:value-type="date">
            <text:p>1.03.202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2-03-02" calcext:value-type="date">
            <text:p>2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3" calcext:value-type="date">
            <text:p>3.03.202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2-03-04" calcext:value-type="date">
            <text:p>4.03.2022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date" office:date-value="2022-03-05" calcext:value-type="date">
            <text:p>5.03.202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2-03-06" calcext:value-type="date">
            <text:p>6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7" calcext:value-type="date">
            <text:p>7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8" calcext:value-type="date">
            <text:p>8.03.202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2-03-09" calcext:value-type="date">
            <text:p>9.03.202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2-03-10" calcext:value-type="date">
            <text:p>10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2-03-12" calcext:value-type="date">
            <text:p>12.03.20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2-03-13" calcext:value-type="date">
            <text:p>13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4" calcext:value-type="date">
            <text:p>14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5" calcext:value-type="date">
            <text:p>15.03.20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2-03-16" calcext:value-type="date">
            <text:p>16.03.202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2-03-17" calcext:value-type="date">
            <text:p>17.03.202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2-03-18" calcext:value-type="date">
            <text:p>18.03.202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2-03-19" calcext:value-type="date">
            <text:p>19.03.202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2-03-20" calcext:value-type="date">
            <text:p>20.03.2022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2-03-21" calcext:value-type="date">
            <text:p>21.03.20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2-03-23" calcext:value-type="date">
            <text:p>23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4" calcext:value-type="date">
            <text:p>24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5" calcext:value-type="date">
            <text:p>25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6" calcext:value-type="date">
            <text:p>26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9" calcext:value-type="date">
            <text:p>29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2-04-01" calcext:value-type="date">
            <text:p>1.04.2022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date" office:date-value="2022-04-02" calcext:value-type="date">
            <text:p>2.04.202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2-04-03" calcext:value-type="date">
            <text:p>3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4" calcext:value-type="date">
            <text:p>4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5" calcext:value-type="date">
            <text:p>5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6" calcext:value-type="date">
            <text:p>6.04.20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2-04-07" calcext:value-type="date">
            <text:p>7.04.2022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2-04-08" calcext:value-type="date">
            <text:p>8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9" calcext:value-type="date">
            <text:p>9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0" calcext:value-type="date">
            <text:p>10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1" calcext:value-type="date">
            <text:p>11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2" calcext:value-type="date">
            <text:p>12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3" calcext:value-type="date">
            <text:p>13.04.20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2-04-14" calcext:value-type="date">
            <text:p>14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5" calcext:value-type="date">
            <text:p>15.04.2022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2-04-16" calcext:value-type="date">
            <text:p>16.04.202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date" office:date-value="2022-04-17" calcext:value-type="date">
            <text:p>17.04.20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2-04-18" calcext:value-type="date">
            <text:p>18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9" calcext:value-type="date">
            <text:p>19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0" calcext:value-type="date">
            <text:p>20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1" calcext:value-type="date">
            <text:p>21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2" calcext:value-type="date">
            <text:p>22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3" calcext:value-type="date">
            <text:p>23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4" calcext:value-type="date">
            <text:p>24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5" calcext:value-type="date">
            <text:p>25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6" calcext:value-type="date">
            <text:p>26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7" calcext:value-type="date">
            <text:p>27.04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8" calcext:value-type="date">
            <text:p>28.04.20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2-04-29" calcext:value-type="date">
            <text:p>29.04.2022</text:p>
          </table:table-cell>
          <table:table-cell office:value-type="float" office:value="542" calcext:value-type="float">
            <text:p>542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2-05-01" calcext:value-type="date">
            <text:p>1.05.2022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date" office:date-value="2022-05-02" calcext:value-type="date">
            <text:p>2.05.202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2-05-03" calcext:value-type="date">
            <text:p>3.05.202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2-05-04" calcext:value-type="date">
            <text:p>4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5" calcext:value-type="date">
            <text:p>5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6" calcext:value-type="date">
            <text:p>6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7" calcext:value-type="date">
            <text:p>7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8" calcext:value-type="date">
            <text:p>8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9" calcext:value-type="date">
            <text:p>9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2-05-11" calcext:value-type="date">
            <text:p>11.05.2022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3" calcext:value-type="date">
            <text:p>13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4" calcext:value-type="date">
            <text:p>14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5" calcext:value-type="date">
            <text:p>15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6" calcext:value-type="date">
            <text:p>16.05.202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2-05-17" calcext:value-type="date">
            <text:p>17.05.2022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2-05-18" calcext:value-type="date">
            <text:p>18.05.202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2-05-19" calcext:value-type="date">
            <text:p>19.05.20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2-05-20" calcext:value-type="date">
            <text:p>20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1" calcext:value-type="date">
            <text:p>21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2" calcext:value-type="date">
            <text:p>22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3" calcext:value-type="date">
            <text:p>23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4" calcext:value-type="date">
            <text:p>24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5" calcext:value-type="date">
            <text:p>25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6" calcext:value-type="date">
            <text:p>26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7" calcext:value-type="date">
            <text:p>27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8" calcext:value-type="date">
            <text:p>28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9" calcext:value-type="date">
            <text:p>29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31" calcext:value-type="date">
            <text:p>31.05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1" calcext:value-type="date">
            <text:p>1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2" calcext:value-type="date">
            <text:p>2.06.20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6-03" calcext:value-type="date">
            <text:p>3.06.2022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2-06-04" calcext:value-type="date">
            <text:p>4.06.2022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2-06-05" calcext:value-type="date">
            <text:p>5.06.2022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2-06-06" calcext:value-type="date">
            <text:p>6.06.202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date" office:date-value="2022-06-07" calcext:value-type="date">
            <text:p>7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8" calcext:value-type="date">
            <text:p>8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9" calcext:value-type="date">
            <text:p>9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0" calcext:value-type="date">
            <text:p>10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1" calcext:value-type="date">
            <text:p>11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2" calcext:value-type="date">
            <text:p>12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3" calcext:value-type="date">
            <text:p>13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4" calcext:value-type="date">
            <text:p>14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5" calcext:value-type="date">
            <text:p>15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6" calcext:value-type="date">
            <text:p>16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7" calcext:value-type="date">
            <text:p>17.06.2022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date" office:date-value="2022-06-18" calcext:value-type="date">
            <text:p>18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9" calcext:value-type="date">
            <text:p>19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0" calcext:value-type="date">
            <text:p>20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1" calcext:value-type="date">
            <text:p>21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2" calcext:value-type="date">
            <text:p>22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3" calcext:value-type="date">
            <text:p>23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4" calcext:value-type="date">
            <text:p>24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5" calcext:value-type="date">
            <text:p>25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6" calcext:value-type="date">
            <text:p>26.06.2022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date" office:date-value="2022-06-27" calcext:value-type="date">
            <text:p>27.06.2022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2-06-28" calcext:value-type="date">
            <text:p>28.06.2022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2-06-29" calcext:value-type="date">
            <text:p>29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1" calcext:value-type="date">
            <text:p>1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2" calcext:value-type="date">
            <text:p>2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3" calcext:value-type="date">
            <text:p>3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4" calcext:value-type="date">
            <text:p>4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5" calcext:value-type="date">
            <text:p>5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6" calcext:value-type="date">
            <text:p>6.07.2022</text:p>
          </table:table-cell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2-07-07" calcext:value-type="date">
            <text:p>7.07.2022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2-07-08" calcext:value-type="date">
            <text:p>8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9" calcext:value-type="date">
            <text:p>9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0" calcext:value-type="date">
            <text:p>10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1" calcext:value-type="date">
            <text:p>11.07.20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2-07-12" calcext:value-type="date">
            <text:p>12.07.202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7-13" calcext:value-type="date">
            <text:p>13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4" calcext:value-type="date">
            <text:p>14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5" calcext:value-type="date">
            <text:p>15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6" calcext:value-type="date">
            <text:p>16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7" calcext:value-type="date">
            <text:p>17.07.2022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2-07-18" calcext:value-type="date">
            <text:p>18.07.202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2-07-19" calcext:value-type="date">
            <text:p>19.07.2022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2-07-20" calcext:value-type="date">
            <text:p>20.07.202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2-07-21" calcext:value-type="date">
            <text:p>21.07.202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2-07-22" calcext:value-type="date">
            <text:p>22.07.2022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2-07-23" calcext:value-type="date">
            <text:p>23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4" calcext:value-type="date">
            <text:p>24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5" calcext:value-type="date">
            <text:p>25.07.2022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date" office:date-value="2022-07-26" calcext:value-type="date">
            <text:p>26.07.202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2-07-27" calcext:value-type="date">
            <text:p>27.07.202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2-07-28" calcext:value-type="date">
            <text:p>28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9" calcext:value-type="date">
            <text:p>29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31" calcext:value-type="date">
            <text:p>31.07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1" calcext:value-type="date">
            <text:p>1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2" calcext:value-type="date">
            <text:p>2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3" calcext:value-type="date">
            <text:p>3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4" calcext:value-type="date">
            <text:p>4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5" calcext:value-type="date">
            <text:p>5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6" calcext:value-type="date">
            <text:p>6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7" calcext:value-type="date">
            <text:p>7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8" calcext:value-type="date">
            <text:p>8.08.202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date" office:date-value="2022-08-09" calcext:value-type="date">
            <text:p>9.08.202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date" office:date-value="2022-08-10" calcext:value-type="date">
            <text:p>10.08.2022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2-08-11" calcext:value-type="date">
            <text:p>11.08.20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2-08-12" calcext:value-type="date">
            <text:p>12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3" calcext:value-type="date">
            <text:p>13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4" calcext:value-type="date">
            <text:p>14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5" calcext:value-type="date">
            <text:p>15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6" calcext:value-type="date">
            <text:p>16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7" calcext:value-type="date">
            <text:p>17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8" calcext:value-type="date">
            <text:p>18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9" calcext:value-type="date">
            <text:p>19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0" calcext:value-type="date">
            <text:p>20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1" calcext:value-type="date">
            <text:p>21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2" calcext:value-type="date">
            <text:p>22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3" calcext:value-type="date">
            <text:p>23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4" calcext:value-type="date">
            <text:p>24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5" calcext:value-type="date">
            <text:p>25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6" calcext:value-type="date">
            <text:p>26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7" calcext:value-type="date">
            <text:p>27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8" calcext:value-type="date">
            <text:p>28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31" calcext:value-type="date">
            <text:p>31.08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1" calcext:value-type="date">
            <text:p>1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2" calcext:value-type="date">
            <text:p>2.09.202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2-09-03" calcext:value-type="date">
            <text:p>3.09.2022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office:value-type="date" office:date-value="2022-09-04" calcext:value-type="date">
            <text:p>4.09.202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2-09-05" calcext:value-type="date">
            <text:p>5.09.2022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2-09-06" calcext:value-type="date">
            <text:p>6.09.2022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2-09-07" calcext:value-type="date">
            <text:p>7.09.202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2-09-08" calcext:value-type="date">
            <text:p>8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9" calcext:value-type="date">
            <text:p>9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2" calcext:value-type="date">
            <text:p>12.09.2022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2-09-13" calcext:value-type="date">
            <text:p>13.09.202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2-09-14" calcext:value-type="date">
            <text:p>14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6" calcext:value-type="date">
            <text:p>16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7" calcext:value-type="date">
            <text:p>17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9" calcext:value-type="date">
            <text:p>19.09.202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2-09-21" calcext:value-type="date">
            <text:p>21.09.2022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2-09-22" calcext:value-type="date">
            <text:p>22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3" calcext:value-type="date">
            <text:p>23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4" calcext:value-type="date">
            <text:p>24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6" calcext:value-type="date">
            <text:p>26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7" calcext:value-type="date">
            <text:p>27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8" calcext:value-type="date">
            <text:p>28.09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9" calcext:value-type="date">
            <text:p>29.09.202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2-10-01" calcext:value-type="date">
            <text:p>1.10.2022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2-10-02" calcext:value-type="date">
            <text:p>2.10.2022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date" office:date-value="2022-10-03" calcext:value-type="date">
            <text:p>3.10.2022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date" office:date-value="2022-10-04" calcext:value-type="date">
            <text:p>4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5" calcext:value-type="date">
            <text:p>5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6" calcext:value-type="date">
            <text:p>6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7" calcext:value-type="date">
            <text:p>7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8" calcext:value-type="date">
            <text:p>8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0" calcext:value-type="date">
            <text:p>10.10.2022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date" office:date-value="2022-10-11" calcext:value-type="date">
            <text:p>11.10.2022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2-10-12" calcext:value-type="date">
            <text:p>12.10.202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2-10-13" calcext:value-type="date">
            <text:p>13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4" calcext:value-type="date">
            <text:p>14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5" calcext:value-type="date">
            <text:p>15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7" calcext:value-type="date">
            <text:p>17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8" calcext:value-type="date">
            <text:p>18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9" calcext:value-type="date">
            <text:p>19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0" calcext:value-type="date">
            <text:p>20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1" calcext:value-type="date">
            <text:p>21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2" calcext:value-type="date">
            <text:p>22.10.2022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date" office:date-value="2022-10-23" calcext:value-type="date">
            <text:p>23.10.2022</text:p>
          </table:table-cell>
          <table:table-cell office:value-type="float" office:value="1423" calcext:value-type="float">
            <text:p>1423</text:p>
          </table:table-cell>
        </table:table-row>
        <table:table-row table:style-name="ro1">
          <table:table-cell office:value-type="date" office:date-value="2022-10-24" calcext:value-type="date">
            <text:p>24.10.2022</text:p>
          </table:table-cell>
          <table:table-cell office:value-type="float" office:value="1315" calcext:value-type="float">
            <text:p>1315</text:p>
          </table:table-cell>
        </table:table-row>
        <table:table-row table:style-name="ro1">
          <table:table-cell office:value-type="date" office:date-value="2022-10-25" calcext:value-type="date">
            <text:p>25.10.202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2-10-26" calcext:value-type="date">
            <text:p>26.10.2022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date" office:date-value="2022-10-27" calcext:value-type="date">
            <text:p>27.10.2022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date" office:date-value="2022-10-28" calcext:value-type="date">
            <text:p>28.10.2022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date" office:date-value="2022-10-29" calcext:value-type="date">
            <text:p>29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1" calcext:value-type="date">
            <text:p>1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2" calcext:value-type="date">
            <text:p>2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3" calcext:value-type="date">
            <text:p>3.11.2022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date" office:date-value="2022-11-04" calcext:value-type="date">
            <text:p>4.11.2022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2-11-05" calcext:value-type="date">
            <text:p>5.11.2022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2-11-06" calcext:value-type="date">
            <text:p>6.11.202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date" office:date-value="2022-11-07" calcext:value-type="date">
            <text:p>7.11.202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date" office:date-value="2022-11-08" calcext:value-type="date">
            <text:p>8.11.2022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date" office:date-value="2022-11-09" calcext:value-type="date">
            <text:p>9.11.2022</text:p>
          </table:table-cell>
          <table:table-cell office:value-type="float" office:value="1316" calcext:value-type="float">
            <text:p>1316</text:p>
          </table:table-cell>
        </table:table-row>
        <table:table-row table:style-name="ro1">
          <table:table-cell office:value-type="date" office:date-value="2022-11-10" calcext:value-type="date">
            <text:p>10.11.2022</text:p>
          </table:table-cell>
          <table:table-cell office:value-type="float" office:value="1463" calcext:value-type="float">
            <text:p>1463</text:p>
          </table:table-cell>
        </table:table-row>
        <table:table-row table:style-name="ro1">
          <table:table-cell office:value-type="date" office:date-value="2022-11-11" calcext:value-type="date">
            <text:p>11.11.2022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2-11-12" calcext:value-type="date">
            <text:p>12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4" calcext:value-type="date">
            <text:p>14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5" calcext:value-type="date">
            <text:p>15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6" calcext:value-type="date">
            <text:p>16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7" calcext:value-type="date">
            <text:p>17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8" calcext:value-type="date">
            <text:p>18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9" calcext:value-type="date">
            <text:p>19.11.2022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11-20" calcext:value-type="date">
            <text:p>20.11.2022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2-11-21" calcext:value-type="date">
            <text:p>21.11.2022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date" office:date-value="2022-11-22" calcext:value-type="date">
            <text:p>22.11.2022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2-11-23" calcext:value-type="date">
            <text:p>23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4" calcext:value-type="date">
            <text:p>24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5" calcext:value-type="date">
            <text:p>25.11.2022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date" office:date-value="2022-11-26" calcext:value-type="date">
            <text:p>26.11.2022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8" calcext:value-type="date">
            <text:p>28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9" calcext:value-type="date">
            <text:p>29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1" calcext:value-type="date">
            <text:p>1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5" calcext:value-type="date">
            <text:p>5.12.20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2-12-06" calcext:value-type="date">
            <text:p>6.12.20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8" calcext:value-type="date">
            <text:p>8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0" calcext:value-type="date">
            <text:p>10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2" calcext:value-type="date">
            <text:p>12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3" calcext:value-type="date">
            <text:p>13.12.202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date" office:date-value="2022-12-14" calcext:value-type="date">
            <text:p>14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6" calcext:value-type="date">
            <text:p>16.12.20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9" calcext:value-type="date">
            <text:p>19.12.20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2-12-20" calcext:value-type="date">
            <text:p>20.12.202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2" calcext:value-type="date">
            <text:p>22.12.20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4" calcext:value-type="date">
            <text:p>24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6" calcext:value-type="date">
            <text:p>26.12.20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2-12-27" calcext:value-type="date">
            <text:p>27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8" calcext:value-type="date">
            <text:p>28.12.202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2-12-29" calcext:value-type="date">
            <text:p>29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0" calcext:value-type="date">
            <text:p>30.12.2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1" calcext:value-type="date">
            <text:p>31.12.2022</text:p>
          </table:table-cell>
          <table:table-cell office:value-type="float" office:value="144" calcext:value-type="float">
            <text:p>144</text:p>
          </table:table-cell>
        </table:table-row>
      </table:table>
      <table:table table:name="zad 4.1 a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etencja</text:p>
          </table:table-cell>
          <table:table-cell table:style-name="Default" office:value-type="string" calcext:value-type="string">
            <text:p>okres bez deszczu</text:p>
          </table:table-cell>
        </table:table-row>
        <table:table-row table:style-name="ro1">
          <table:table-cell office:value-type="date" office:date-value="2022-01-01" calcext:value-type="date">
            <text:p>1.01.2022</text:p>
          </table:table-cell>
          <table:table-cell office:value-type="float" office:value="0" calcext:value-type="float">
            <text:p>0</text:p>
          </table:table-cell>
          <table:table-cell table:formula="of:=IF([.B2] = 0; 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2" calcext:value-type="date">
            <text:p>2.01.2022</text:p>
          </table:table-cell>
          <table:table-cell office:value-type="float" office:value="0" calcext:value-type="float">
            <text:p>0</text:p>
          </table:table-cell>
          <table:table-cell table:formula="of:=IF([.B3] = 0; [.C2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3" calcext:value-type="date">
            <text:p>3.01.2022</text:p>
          </table:table-cell>
          <table:table-cell office:value-type="float" office:value="0" calcext:value-type="float">
            <text:p>0</text:p>
          </table:table-cell>
          <table:table-cell table:formula="of:=IF([.B4] = 0; [.C3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4" calcext:value-type="date">
            <text:p>4.01.2022</text:p>
          </table:table-cell>
          <table:table-cell office:value-type="float" office:value="0" calcext:value-type="float">
            <text:p>0</text:p>
          </table:table-cell>
          <table:table-cell table:formula="of:=IF([.B5] = 0; [.C4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05" calcext:value-type="date">
            <text:p>5.01.2022</text:p>
          </table:table-cell>
          <table:table-cell office:value-type="float" office:value="0" calcext:value-type="float">
            <text:p>0</text:p>
          </table:table-cell>
          <table:table-cell table:formula="of:=IF([.B6] = 0; [.C5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1-06" calcext:value-type="date">
            <text:p>6.01.2022</text:p>
          </table:table-cell>
          <table:table-cell office:value-type="float" office:value="0" calcext:value-type="float">
            <text:p>0</text:p>
          </table:table-cell>
          <table:table-cell table:formula="of:=IF([.B7] = 0; [.C6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07" calcext:value-type="date">
            <text:p>7.01.2022</text:p>
          </table:table-cell>
          <table:table-cell office:value-type="float" office:value="0" calcext:value-type="float">
            <text:p>0</text:p>
          </table:table-cell>
          <table:table-cell table:formula="of:=IF([.B8] = 0; [.C7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1-08" calcext:value-type="date">
            <text:p>8.01.2022</text:p>
          </table:table-cell>
          <table:table-cell office:value-type="float" office:value="41" calcext:value-type="float">
            <text:p>41</text:p>
          </table:table-cell>
          <table:table-cell table:formula="of:=IF([.B9] = 0; [.C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09" calcext:value-type="date">
            <text:p>9.01.2022</text:p>
          </table:table-cell>
          <table:table-cell office:value-type="float" office:value="79" calcext:value-type="float">
            <text:p>79</text:p>
          </table:table-cell>
          <table:table-cell table:formula="of:=IF([.B10] = 0; [.C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0" calcext:value-type="date">
            <text:p>10.01.2022</text:p>
          </table:table-cell>
          <table:table-cell office:value-type="float" office:value="163" calcext:value-type="float">
            <text:p>163</text:p>
          </table:table-cell>
          <table:table-cell table:formula="of:=IF([.B11] = 0; [.C1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1" calcext:value-type="date">
            <text:p>11.01.2022</text:p>
          </table:table-cell>
          <table:table-cell office:value-type="float" office:value="259" calcext:value-type="float">
            <text:p>259</text:p>
          </table:table-cell>
          <table:table-cell table:formula="of:=IF([.B12] = 0; [.C1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2" calcext:value-type="date">
            <text:p>12.01.2022</text:p>
          </table:table-cell>
          <table:table-cell office:value-type="float" office:value="368" calcext:value-type="float">
            <text:p>368</text:p>
          </table:table-cell>
          <table:table-cell table:formula="of:=IF([.B13] = 0; [.C1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3" calcext:value-type="date">
            <text:p>13.01.2022</text:p>
          </table:table-cell>
          <table:table-cell office:value-type="float" office:value="45" calcext:value-type="float">
            <text:p>45</text:p>
          </table:table-cell>
          <table:table-cell table:formula="of:=IF([.B14] = 0; [.C1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4" calcext:value-type="date">
            <text:p>14.01.2022</text:p>
          </table:table-cell>
          <table:table-cell office:value-type="float" office:value="0" calcext:value-type="float">
            <text:p>0</text:p>
          </table:table-cell>
          <table:table-cell table:formula="of:=IF([.B15] = 0; [.C1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5" calcext:value-type="date">
            <text:p>15.01.2022</text:p>
          </table:table-cell>
          <table:table-cell office:value-type="float" office:value="0" calcext:value-type="float">
            <text:p>0</text:p>
          </table:table-cell>
          <table:table-cell table:formula="of:=IF([.B16] = 0; [.C15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16" calcext:value-type="date">
            <text:p>16.01.2022</text:p>
          </table:table-cell>
          <table:table-cell office:value-type="float" office:value="0" calcext:value-type="float">
            <text:p>0</text:p>
          </table:table-cell>
          <table:table-cell table:formula="of:=IF([.B17] = 0; [.C16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17" calcext:value-type="date">
            <text:p>17.01.2022</text:p>
          </table:table-cell>
          <table:table-cell office:value-type="float" office:value="0" calcext:value-type="float">
            <text:p>0</text:p>
          </table:table-cell>
          <table:table-cell table:formula="of:=IF([.B18] = 0; [.C17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18" calcext:value-type="date">
            <text:p>18.01.2022</text:p>
          </table:table-cell>
          <table:table-cell office:value-type="float" office:value="0" calcext:value-type="float">
            <text:p>0</text:p>
          </table:table-cell>
          <table:table-cell table:formula="of:=IF([.B19] = 0; [.C18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1-19" calcext:value-type="date">
            <text:p>19.01.2022</text:p>
          </table:table-cell>
          <table:table-cell office:value-type="float" office:value="0" calcext:value-type="float">
            <text:p>0</text:p>
          </table:table-cell>
          <table:table-cell table:formula="of:=IF([.B20] = 0; [.C19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20" calcext:value-type="date">
            <text:p>20.01.2022</text:p>
          </table:table-cell>
          <table:table-cell office:value-type="float" office:value="0" calcext:value-type="float">
            <text:p>0</text:p>
          </table:table-cell>
          <table:table-cell table:formula="of:=IF([.B21] = 0; [.C20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1-21" calcext:value-type="date">
            <text:p>21.01.2022</text:p>
          </table:table-cell>
          <table:table-cell office:value-type="float" office:value="0" calcext:value-type="float">
            <text:p>0</text:p>
          </table:table-cell>
          <table:table-cell table:formula="of:=IF([.B22] = 0; [.C21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1-22" calcext:value-type="date">
            <text:p>22.01.2022</text:p>
          </table:table-cell>
          <table:table-cell office:value-type="float" office:value="0" calcext:value-type="float">
            <text:p>0</text:p>
          </table:table-cell>
          <table:table-cell table:formula="of:=IF([.B23] = 0; [.C22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1-23" calcext:value-type="date">
            <text:p>23.01.2022</text:p>
          </table:table-cell>
          <table:table-cell office:value-type="float" office:value="33" calcext:value-type="float">
            <text:p>33</text:p>
          </table:table-cell>
          <table:table-cell table:formula="of:=IF([.B24] = 0; [.C2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4" calcext:value-type="date">
            <text:p>24.01.2022</text:p>
          </table:table-cell>
          <table:table-cell office:value-type="float" office:value="75" calcext:value-type="float">
            <text:p>75</text:p>
          </table:table-cell>
          <table:table-cell table:formula="of:=IF([.B25] = 0; [.C2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5" calcext:value-type="date">
            <text:p>25.01.2022</text:p>
          </table:table-cell>
          <table:table-cell office:value-type="float" office:value="537" calcext:value-type="float">
            <text:p>537</text:p>
          </table:table-cell>
          <table:table-cell table:formula="of:=IF([.B26] = 0; [.C2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6" calcext:value-type="date">
            <text:p>26.01.2022</text:p>
          </table:table-cell>
          <table:table-cell office:value-type="float" office:value="826" calcext:value-type="float">
            <text:p>826</text:p>
          </table:table-cell>
          <table:table-cell table:formula="of:=IF([.B27] = 0; [.C2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7" calcext:value-type="date">
            <text:p>27.01.2022</text:p>
          </table:table-cell>
          <table:table-cell office:value-type="float" office:value="26" calcext:value-type="float">
            <text:p>26</text:p>
          </table:table-cell>
          <table:table-cell table:formula="of:=IF([.B28] = 0; [.C2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8" calcext:value-type="date">
            <text:p>28.01.2022</text:p>
          </table:table-cell>
          <table:table-cell office:value-type="float" office:value="0" calcext:value-type="float">
            <text:p>0</text:p>
          </table:table-cell>
          <table:table-cell table:formula="of:=IF([.B29] = 0; [.C2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9" calcext:value-type="date">
            <text:p>29.01.2022</text:p>
          </table:table-cell>
          <table:table-cell office:value-type="float" office:value="0" calcext:value-type="float">
            <text:p>0</text:p>
          </table:table-cell>
          <table:table-cell table:formula="of:=IF([.B30] = 0; [.C29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float" office:value="0" calcext:value-type="float">
            <text:p>0</text:p>
          </table:table-cell>
          <table:table-cell table:formula="of:=IF([.B31] = 0; [.C30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31" calcext:value-type="date">
            <text:p>31.01.2022</text:p>
          </table:table-cell>
          <table:table-cell office:value-type="float" office:value="0" calcext:value-type="float">
            <text:p>0</text:p>
          </table:table-cell>
          <table:table-cell table:formula="of:=IF([.B32] = 0; [.C31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2-01" calcext:value-type="date">
            <text:p>1.02.2022</text:p>
          </table:table-cell>
          <table:table-cell office:value-type="float" office:value="0" calcext:value-type="float">
            <text:p>0</text:p>
          </table:table-cell>
          <table:table-cell table:formula="of:=IF([.B33] = 0; [.C32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2" calcext:value-type="date">
            <text:p>2.02.2022</text:p>
          </table:table-cell>
          <table:table-cell office:value-type="float" office:value="0" calcext:value-type="float">
            <text:p>0</text:p>
          </table:table-cell>
          <table:table-cell table:formula="of:=IF([.B34] = 0; [.C33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2-03" calcext:value-type="date">
            <text:p>3.02.2022</text:p>
          </table:table-cell>
          <table:table-cell office:value-type="float" office:value="0" calcext:value-type="float">
            <text:p>0</text:p>
          </table:table-cell>
          <table:table-cell table:formula="of:=IF([.B35] = 0; [.C34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2-04" calcext:value-type="date">
            <text:p>4.02.2022</text:p>
          </table:table-cell>
          <table:table-cell office:value-type="float" office:value="0" calcext:value-type="float">
            <text:p>0</text:p>
          </table:table-cell>
          <table:table-cell table:formula="of:=IF([.B36] = 0; [.C35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2-05" calcext:value-type="date">
            <text:p>5.02.2022</text:p>
          </table:table-cell>
          <table:table-cell office:value-type="float" office:value="97" calcext:value-type="float">
            <text:p>97</text:p>
          </table:table-cell>
          <table:table-cell table:formula="of:=IF([.B37] = 0; [.C3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6" calcext:value-type="date">
            <text:p>6.02.2022</text:p>
          </table:table-cell>
          <table:table-cell office:value-type="float" office:value="0" calcext:value-type="float">
            <text:p>0</text:p>
          </table:table-cell>
          <table:table-cell table:formula="of:=IF([.B38] = 0; [.C37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07" calcext:value-type="date">
            <text:p>7.02.2022</text:p>
          </table:table-cell>
          <table:table-cell office:value-type="float" office:value="99" calcext:value-type="float">
            <text:p>99</text:p>
          </table:table-cell>
          <table:table-cell table:formula="of:=IF([.B39] = 0; [.C3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08" calcext:value-type="date">
            <text:p>8.02.2022</text:p>
          </table:table-cell>
          <table:table-cell office:value-type="float" office:value="0" calcext:value-type="float">
            <text:p>0</text:p>
          </table:table-cell>
          <table:table-cell table:formula="of:=IF([.B40] = 0; [.C39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09" calcext:value-type="date">
            <text:p>9.02.2022</text:p>
          </table:table-cell>
          <table:table-cell office:value-type="float" office:value="0" calcext:value-type="float">
            <text:p>0</text:p>
          </table:table-cell>
          <table:table-cell table:formula="of:=IF([.B41] = 0; [.C40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0" calcext:value-type="date">
            <text:p>10.02.2022</text:p>
          </table:table-cell>
          <table:table-cell office:value-type="float" office:value="0" calcext:value-type="float">
            <text:p>0</text:p>
          </table:table-cell>
          <table:table-cell table:formula="of:=IF([.B42] = 0; [.C41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11" calcext:value-type="date">
            <text:p>11.02.2022</text:p>
          </table:table-cell>
          <table:table-cell office:value-type="float" office:value="97" calcext:value-type="float">
            <text:p>97</text:p>
          </table:table-cell>
          <table:table-cell table:formula="of:=IF([.B43] = 0; [.C4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2" calcext:value-type="date">
            <text:p>12.02.2022</text:p>
          </table:table-cell>
          <table:table-cell office:value-type="float" office:value="83" calcext:value-type="float">
            <text:p>83</text:p>
          </table:table-cell>
          <table:table-cell table:formula="of:=IF([.B44] = 0; [.C4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3" calcext:value-type="date">
            <text:p>13.02.2022</text:p>
          </table:table-cell>
          <table:table-cell office:value-type="float" office:value="77" calcext:value-type="float">
            <text:p>77</text:p>
          </table:table-cell>
          <table:table-cell table:formula="of:=IF([.B45] = 0; [.C4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office:value-type="float" office:value="195" calcext:value-type="float">
            <text:p>195</text:p>
          </table:table-cell>
          <table:table-cell table:formula="of:=IF([.B46] = 0; [.C4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5" calcext:value-type="date">
            <text:p>15.02.2022</text:p>
          </table:table-cell>
          <table:table-cell office:value-type="float" office:value="145" calcext:value-type="float">
            <text:p>145</text:p>
          </table:table-cell>
          <table:table-cell table:formula="of:=IF([.B47] = 0; [.C4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6" calcext:value-type="date">
            <text:p>16.02.2022</text:p>
          </table:table-cell>
          <table:table-cell office:value-type="float" office:value="90" calcext:value-type="float">
            <text:p>90</text:p>
          </table:table-cell>
          <table:table-cell table:formula="of:=IF([.B48] = 0; [.C4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17" calcext:value-type="date">
            <text:p>17.02.2022</text:p>
          </table:table-cell>
          <table:table-cell office:value-type="float" office:value="0" calcext:value-type="float">
            <text:p>0</text:p>
          </table:table-cell>
          <table:table-cell table:formula="of:=IF([.B49] = 0; [.C4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office:value-type="float" office:value="0" calcext:value-type="float">
            <text:p>0</text:p>
          </table:table-cell>
          <table:table-cell table:formula="of:=IF([.B50] = 0; [.C49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9" calcext:value-type="date">
            <text:p>19.02.2022</text:p>
          </table:table-cell>
          <table:table-cell office:value-type="float" office:value="93" calcext:value-type="float">
            <text:p>93</text:p>
          </table:table-cell>
          <table:table-cell table:formula="of:=IF([.B51] = 0; [.C5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0" calcext:value-type="date">
            <text:p>20.02.2022</text:p>
          </table:table-cell>
          <table:table-cell office:value-type="float" office:value="0" calcext:value-type="float">
            <text:p>0</text:p>
          </table:table-cell>
          <table:table-cell table:formula="of:=IF([.B52] = 0; [.C5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21" calcext:value-type="date">
            <text:p>21.02.2022</text:p>
          </table:table-cell>
          <table:table-cell office:value-type="float" office:value="0" calcext:value-type="float">
            <text:p>0</text:p>
          </table:table-cell>
          <table:table-cell table:formula="of:=IF([.B53] = 0; [.C52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office:value-type="float" office:value="93" calcext:value-type="float">
            <text:p>93</text:p>
          </table:table-cell>
          <table:table-cell table:formula="of:=IF([.B54] = 0; [.C5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3" calcext:value-type="date">
            <text:p>23.02.2022</text:p>
          </table:table-cell>
          <table:table-cell office:value-type="float" office:value="0" calcext:value-type="float">
            <text:p>0</text:p>
          </table:table-cell>
          <table:table-cell table:formula="of:=IF([.B55] = 0; [.C5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24" calcext:value-type="date">
            <text:p>24.02.2022</text:p>
          </table:table-cell>
          <table:table-cell office:value-type="float" office:value="0" calcext:value-type="float">
            <text:p>0</text:p>
          </table:table-cell>
          <table:table-cell table:formula="of:=IF([.B56] = 0; [.C55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5" calcext:value-type="date">
            <text:p>25.02.2022</text:p>
          </table:table-cell>
          <table:table-cell office:value-type="float" office:value="0" calcext:value-type="float">
            <text:p>0</text:p>
          </table:table-cell>
          <table:table-cell table:formula="of:=IF([.B57] = 0; [.C56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26" calcext:value-type="date">
            <text:p>26.02.2022</text:p>
          </table:table-cell>
          <table:table-cell office:value-type="float" office:value="228" calcext:value-type="float">
            <text:p>228</text:p>
          </table:table-cell>
          <table:table-cell table:formula="of:=IF([.B58] = 0; [.C5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float" office:value="0" calcext:value-type="float">
            <text:p>0</text:p>
          </table:table-cell>
          <table:table-cell table:formula="of:=IF([.B59] = 0; [.C5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float" office:value="84" calcext:value-type="float">
            <text:p>84</text:p>
          </table:table-cell>
          <table:table-cell table:formula="of:=IF([.B60] = 0; [.C5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1" calcext:value-type="date">
            <text:p>1.03.2022</text:p>
          </table:table-cell>
          <table:table-cell office:value-type="float" office:value="90" calcext:value-type="float">
            <text:p>90</text:p>
          </table:table-cell>
          <table:table-cell table:formula="of:=IF([.B61] = 0; [.C6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2" calcext:value-type="date">
            <text:p>2.03.2022</text:p>
          </table:table-cell>
          <table:table-cell office:value-type="float" office:value="0" calcext:value-type="float">
            <text:p>0</text:p>
          </table:table-cell>
          <table:table-cell table:formula="of:=IF([.B62] = 0; [.C6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3-03" calcext:value-type="date">
            <text:p>3.03.2022</text:p>
          </table:table-cell>
          <table:table-cell office:value-type="float" office:value="93" calcext:value-type="float">
            <text:p>93</text:p>
          </table:table-cell>
          <table:table-cell table:formula="of:=IF([.B63] = 0; [.C6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4" calcext:value-type="date">
            <text:p>4.03.2022</text:p>
          </table:table-cell>
          <table:table-cell office:value-type="float" office:value="1189" calcext:value-type="float">
            <text:p>1189</text:p>
          </table:table-cell>
          <table:table-cell table:formula="of:=IF([.B64] = 0; [.C6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5" calcext:value-type="date">
            <text:p>5.03.2022</text:p>
          </table:table-cell>
          <table:table-cell office:value-type="float" office:value="139" calcext:value-type="float">
            <text:p>139</text:p>
          </table:table-cell>
          <table:table-cell table:formula="of:=IF([.B65] = 0; [.C6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6" calcext:value-type="date">
            <text:p>6.03.2022</text:p>
          </table:table-cell>
          <table:table-cell office:value-type="float" office:value="0" calcext:value-type="float">
            <text:p>0</text:p>
          </table:table-cell>
          <table:table-cell table:formula="of:=IF([.B66] = 0; [.C65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3-07" calcext:value-type="date">
            <text:p>7.03.2022</text:p>
          </table:table-cell>
          <table:table-cell office:value-type="float" office:value="0" calcext:value-type="float">
            <text:p>0</text:p>
          </table:table-cell>
          <table:table-cell table:formula="of:=IF([.B67] = 0; [.C66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3-08" calcext:value-type="date">
            <text:p>8.03.2022</text:p>
          </table:table-cell>
          <table:table-cell office:value-type="float" office:value="75" calcext:value-type="float">
            <text:p>75</text:p>
          </table:table-cell>
          <table:table-cell table:formula="of:=IF([.B68] = 0; [.C6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09" calcext:value-type="date">
            <text:p>9.03.2022</text:p>
          </table:table-cell>
          <table:table-cell office:value-type="float" office:value="612" calcext:value-type="float">
            <text:p>612</text:p>
          </table:table-cell>
          <table:table-cell table:formula="of:=IF([.B69] = 0; [.C6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0" calcext:value-type="date">
            <text:p>10.03.2022</text:p>
          </table:table-cell>
          <table:table-cell office:value-type="float" office:value="0" calcext:value-type="float">
            <text:p>0</text:p>
          </table:table-cell>
          <table:table-cell table:formula="of:=IF([.B70] = 0; [.C69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office:value-type="float" office:value="137" calcext:value-type="float">
            <text:p>137</text:p>
          </table:table-cell>
          <table:table-cell table:formula="of:=IF([.B71] = 0; [.C7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2" calcext:value-type="date">
            <text:p>12.03.2022</text:p>
          </table:table-cell>
          <table:table-cell office:value-type="float" office:value="122" calcext:value-type="float">
            <text:p>122</text:p>
          </table:table-cell>
          <table:table-cell table:formula="of:=IF([.B72] = 0; [.C7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3" calcext:value-type="date">
            <text:p>13.03.2022</text:p>
          </table:table-cell>
          <table:table-cell office:value-type="float" office:value="0" calcext:value-type="float">
            <text:p>0</text:p>
          </table:table-cell>
          <table:table-cell table:formula="of:=IF([.B73] = 0; [.C72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3-14" calcext:value-type="date">
            <text:p>14.03.2022</text:p>
          </table:table-cell>
          <table:table-cell office:value-type="float" office:value="0" calcext:value-type="float">
            <text:p>0</text:p>
          </table:table-cell>
          <table:table-cell table:formula="of:=IF([.B74] = 0; [.C73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3-15" calcext:value-type="date">
            <text:p>15.03.2022</text:p>
          </table:table-cell>
          <table:table-cell office:value-type="float" office:value="88" calcext:value-type="float">
            <text:p>88</text:p>
          </table:table-cell>
          <table:table-cell table:formula="of:=IF([.B75] = 0; [.C7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6" calcext:value-type="date">
            <text:p>16.03.2022</text:p>
          </table:table-cell>
          <table:table-cell office:value-type="float" office:value="112" calcext:value-type="float">
            <text:p>112</text:p>
          </table:table-cell>
          <table:table-cell table:formula="of:=IF([.B76] = 0; [.C7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7" calcext:value-type="date">
            <text:p>17.03.2022</text:p>
          </table:table-cell>
          <table:table-cell office:value-type="float" office:value="82" calcext:value-type="float">
            <text:p>82</text:p>
          </table:table-cell>
          <table:table-cell table:formula="of:=IF([.B77] = 0; [.C7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8" calcext:value-type="date">
            <text:p>18.03.2022</text:p>
          </table:table-cell>
          <table:table-cell office:value-type="float" office:value="174" calcext:value-type="float">
            <text:p>174</text:p>
          </table:table-cell>
          <table:table-cell table:formula="of:=IF([.B78] = 0; [.C7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19" calcext:value-type="date">
            <text:p>19.03.2022</text:p>
          </table:table-cell>
          <table:table-cell office:value-type="float" office:value="279" calcext:value-type="float">
            <text:p>279</text:p>
          </table:table-cell>
          <table:table-cell table:formula="of:=IF([.B79] = 0; [.C7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0" calcext:value-type="date">
            <text:p>20.03.2022</text:p>
          </table:table-cell>
          <table:table-cell office:value-type="float" office:value="125" calcext:value-type="float">
            <text:p>125</text:p>
          </table:table-cell>
          <table:table-cell table:formula="of:=IF([.B80] = 0; [.C7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1" calcext:value-type="date">
            <text:p>21.03.2022</text:p>
          </table:table-cell>
          <table:table-cell office:value-type="float" office:value="123" calcext:value-type="float">
            <text:p>123</text:p>
          </table:table-cell>
          <table:table-cell table:formula="of:=IF([.B81] = 0; [.C8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float" office:value="108" calcext:value-type="float">
            <text:p>108</text:p>
          </table:table-cell>
          <table:table-cell table:formula="of:=IF([.B82] = 0; [.C8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3-23" calcext:value-type="date">
            <text:p>23.03.2022</text:p>
          </table:table-cell>
          <table:table-cell office:value-type="float" office:value="0" calcext:value-type="float">
            <text:p>0</text:p>
          </table:table-cell>
          <table:table-cell table:formula="of:=IF([.B83] = 0; [.C82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3-24" calcext:value-type="date">
            <text:p>24.03.2022</text:p>
          </table:table-cell>
          <table:table-cell office:value-type="float" office:value="0" calcext:value-type="float">
            <text:p>0</text:p>
          </table:table-cell>
          <table:table-cell table:formula="of:=IF([.B84] = 0; [.C83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3-25" calcext:value-type="date">
            <text:p>25.03.2022</text:p>
          </table:table-cell>
          <table:table-cell office:value-type="float" office:value="0" calcext:value-type="float">
            <text:p>0</text:p>
          </table:table-cell>
          <table:table-cell table:formula="of:=IF([.B85] = 0; [.C84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6" calcext:value-type="date">
            <text:p>26.03.2022</text:p>
          </table:table-cell>
          <table:table-cell office:value-type="float" office:value="0" calcext:value-type="float">
            <text:p>0</text:p>
          </table:table-cell>
          <table:table-cell table:formula="of:=IF([.B86] = 0; [.C85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float" office:value="0" calcext:value-type="float">
            <text:p>0</text:p>
          </table:table-cell>
          <table:table-cell table:formula="of:=IF([.B87] = 0; [.C86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float" office:value="0" calcext:value-type="float">
            <text:p>0</text:p>
          </table:table-cell>
          <table:table-cell table:formula="of:=IF([.B88] = 0; [.C87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3-29" calcext:value-type="date">
            <text:p>29.03.2022</text:p>
          </table:table-cell>
          <table:table-cell office:value-type="float" office:value="0" calcext:value-type="float">
            <text:p>0</text:p>
          </table:table-cell>
          <table:table-cell table:formula="of:=IF([.B89] = 0; [.C88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float" office:value="0" calcext:value-type="float">
            <text:p>0</text:p>
          </table:table-cell>
          <table:table-cell table:formula="of:=IF([.B90] = 0; [.C89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float" office:value="207" calcext:value-type="float">
            <text:p>207</text:p>
          </table:table-cell>
          <table:table-cell table:formula="of:=IF([.B91] = 0; [.C9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1" calcext:value-type="date">
            <text:p>1.04.2022</text:p>
          </table:table-cell>
          <table:table-cell office:value-type="float" office:value="1299" calcext:value-type="float">
            <text:p>1299</text:p>
          </table:table-cell>
          <table:table-cell table:formula="of:=IF([.B92] = 0; [.C9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2" calcext:value-type="date">
            <text:p>2.04.2022</text:p>
          </table:table-cell>
          <table:table-cell office:value-type="float" office:value="218" calcext:value-type="float">
            <text:p>218</text:p>
          </table:table-cell>
          <table:table-cell table:formula="of:=IF([.B93] = 0; [.C9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3" calcext:value-type="date">
            <text:p>3.04.2022</text:p>
          </table:table-cell>
          <table:table-cell office:value-type="float" office:value="0" calcext:value-type="float">
            <text:p>0</text:p>
          </table:table-cell>
          <table:table-cell table:formula="of:=IF([.B94] = 0; [.C93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04" calcext:value-type="date">
            <text:p>4.04.2022</text:p>
          </table:table-cell>
          <table:table-cell office:value-type="float" office:value="0" calcext:value-type="float">
            <text:p>0</text:p>
          </table:table-cell>
          <table:table-cell table:formula="of:=IF([.B95] = 0; [.C94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05" calcext:value-type="date">
            <text:p>5.04.2022</text:p>
          </table:table-cell>
          <table:table-cell office:value-type="float" office:value="0" calcext:value-type="float">
            <text:p>0</text:p>
          </table:table-cell>
          <table:table-cell table:formula="of:=IF([.B96] = 0; [.C95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06" calcext:value-type="date">
            <text:p>6.04.2022</text:p>
          </table:table-cell>
          <table:table-cell office:value-type="float" office:value="220" calcext:value-type="float">
            <text:p>220</text:p>
          </table:table-cell>
          <table:table-cell table:formula="of:=IF([.B97] = 0; [.C9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7" calcext:value-type="date">
            <text:p>7.04.2022</text:p>
          </table:table-cell>
          <table:table-cell office:value-type="float" office:value="72" calcext:value-type="float">
            <text:p>72</text:p>
          </table:table-cell>
          <table:table-cell table:formula="of:=IF([.B98] = 0; [.C9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8" calcext:value-type="date">
            <text:p>8.04.2022</text:p>
          </table:table-cell>
          <table:table-cell office:value-type="float" office:value="0" calcext:value-type="float">
            <text:p>0</text:p>
          </table:table-cell>
          <table:table-cell table:formula="of:=IF([.B99] = 0; [.C9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09" calcext:value-type="date">
            <text:p>9.04.2022</text:p>
          </table:table-cell>
          <table:table-cell office:value-type="float" office:value="0" calcext:value-type="float">
            <text:p>0</text:p>
          </table:table-cell>
          <table:table-cell table:formula="of:=IF([.B100] = 0; [.C99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10" calcext:value-type="date">
            <text:p>10.04.2022</text:p>
          </table:table-cell>
          <table:table-cell office:value-type="float" office:value="0" calcext:value-type="float">
            <text:p>0</text:p>
          </table:table-cell>
          <table:table-cell table:formula="of:=IF([.B101] = 0; [.C100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11" calcext:value-type="date">
            <text:p>11.04.2022</text:p>
          </table:table-cell>
          <table:table-cell office:value-type="float" office:value="0" calcext:value-type="float">
            <text:p>0</text:p>
          </table:table-cell>
          <table:table-cell table:formula="of:=IF([.B102] = 0; [.C101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2" calcext:value-type="date">
            <text:p>12.04.2022</text:p>
          </table:table-cell>
          <table:table-cell office:value-type="float" office:value="0" calcext:value-type="float">
            <text:p>0</text:p>
          </table:table-cell>
          <table:table-cell table:formula="of:=IF([.B103] = 0; [.C102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4-13" calcext:value-type="date">
            <text:p>13.04.2022</text:p>
          </table:table-cell>
          <table:table-cell office:value-type="float" office:value="205" calcext:value-type="float">
            <text:p>205</text:p>
          </table:table-cell>
          <table:table-cell table:formula="of:=IF([.B104] = 0; [.C10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4" calcext:value-type="date">
            <text:p>14.04.2022</text:p>
          </table:table-cell>
          <table:table-cell office:value-type="float" office:value="0" calcext:value-type="float">
            <text:p>0</text:p>
          </table:table-cell>
          <table:table-cell table:formula="of:=IF([.B105] = 0; [.C10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5" calcext:value-type="date">
            <text:p>15.04.2022</text:p>
          </table:table-cell>
          <table:table-cell office:value-type="float" office:value="436" calcext:value-type="float">
            <text:p>436</text:p>
          </table:table-cell>
          <table:table-cell table:formula="of:=IF([.B106] = 0; [.C10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6" calcext:value-type="date">
            <text:p>16.04.2022</text:p>
          </table:table-cell>
          <table:table-cell office:value-type="float" office:value="622" calcext:value-type="float">
            <text:p>622</text:p>
          </table:table-cell>
          <table:table-cell table:formula="of:=IF([.B107] = 0; [.C10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7" calcext:value-type="date">
            <text:p>17.04.2022</text:p>
          </table:table-cell>
          <table:table-cell office:value-type="float" office:value="34" calcext:value-type="float">
            <text:p>34</text:p>
          </table:table-cell>
          <table:table-cell table:formula="of:=IF([.B108] = 0; [.C10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8" calcext:value-type="date">
            <text:p>18.04.2022</text:p>
          </table:table-cell>
          <table:table-cell office:value-type="float" office:value="0" calcext:value-type="float">
            <text:p>0</text:p>
          </table:table-cell>
          <table:table-cell table:formula="of:=IF([.B109] = 0; [.C10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9" calcext:value-type="date">
            <text:p>19.04.2022</text:p>
          </table:table-cell>
          <table:table-cell office:value-type="float" office:value="0" calcext:value-type="float">
            <text:p>0</text:p>
          </table:table-cell>
          <table:table-cell table:formula="of:=IF([.B110] = 0; [.C109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20" calcext:value-type="date">
            <text:p>20.04.2022</text:p>
          </table:table-cell>
          <table:table-cell office:value-type="float" office:value="0" calcext:value-type="float">
            <text:p>0</text:p>
          </table:table-cell>
          <table:table-cell table:formula="of:=IF([.B111] = 0; [.C110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21" calcext:value-type="date">
            <text:p>21.04.2022</text:p>
          </table:table-cell>
          <table:table-cell office:value-type="float" office:value="0" calcext:value-type="float">
            <text:p>0</text:p>
          </table:table-cell>
          <table:table-cell table:formula="of:=IF([.B112] = 0; [.C111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2" calcext:value-type="date">
            <text:p>22.04.2022</text:p>
          </table:table-cell>
          <table:table-cell office:value-type="float" office:value="0" calcext:value-type="float">
            <text:p>0</text:p>
          </table:table-cell>
          <table:table-cell table:formula="of:=IF([.B113] = 0; [.C112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4-23" calcext:value-type="date">
            <text:p>23.04.2022</text:p>
          </table:table-cell>
          <table:table-cell office:value-type="float" office:value="0" calcext:value-type="float">
            <text:p>0</text:p>
          </table:table-cell>
          <table:table-cell table:formula="of:=IF([.B114] = 0; [.C113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4-24" calcext:value-type="date">
            <text:p>24.04.2022</text:p>
          </table:table-cell>
          <table:table-cell office:value-type="float" office:value="0" calcext:value-type="float">
            <text:p>0</text:p>
          </table:table-cell>
          <table:table-cell table:formula="of:=IF([.B115] = 0; [.C114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4-25" calcext:value-type="date">
            <text:p>25.04.2022</text:p>
          </table:table-cell>
          <table:table-cell office:value-type="float" office:value="0" calcext:value-type="float">
            <text:p>0</text:p>
          </table:table-cell>
          <table:table-cell table:formula="of:=IF([.B116] = 0; [.C115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4-26" calcext:value-type="date">
            <text:p>26.04.2022</text:p>
          </table:table-cell>
          <table:table-cell office:value-type="float" office:value="0" calcext:value-type="float">
            <text:p>0</text:p>
          </table:table-cell>
          <table:table-cell table:formula="of:=IF([.B117] = 0; [.C116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4-27" calcext:value-type="date">
            <text:p>27.04.2022</text:p>
          </table:table-cell>
          <table:table-cell office:value-type="float" office:value="0" calcext:value-type="float">
            <text:p>0</text:p>
          </table:table-cell>
          <table:table-cell table:formula="of:=IF([.B118] = 0; [.C117]+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4-28" calcext:value-type="date">
            <text:p>28.04.2022</text:p>
          </table:table-cell>
          <table:table-cell office:value-type="float" office:value="36" calcext:value-type="float">
            <text:p>36</text:p>
          </table:table-cell>
          <table:table-cell table:formula="of:=IF([.B119] = 0; [.C11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29" calcext:value-type="date">
            <text:p>29.04.2022</text:p>
          </table:table-cell>
          <table:table-cell office:value-type="float" office:value="542" calcext:value-type="float">
            <text:p>542</text:p>
          </table:table-cell>
          <table:table-cell table:formula="of:=IF([.B120] = 0; [.C11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float" office:value="529" calcext:value-type="float">
            <text:p>529</text:p>
          </table:table-cell>
          <table:table-cell table:formula="of:=IF([.B121] = 0; [.C12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1" calcext:value-type="date">
            <text:p>1.05.2022</text:p>
          </table:table-cell>
          <table:table-cell office:value-type="float" office:value="890" calcext:value-type="float">
            <text:p>890</text:p>
          </table:table-cell>
          <table:table-cell table:formula="of:=IF([.B122] = 0; [.C12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2" calcext:value-type="date">
            <text:p>2.05.2022</text:p>
          </table:table-cell>
          <table:table-cell office:value-type="float" office:value="609" calcext:value-type="float">
            <text:p>609</text:p>
          </table:table-cell>
          <table:table-cell table:formula="of:=IF([.B123] = 0; [.C12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3" calcext:value-type="date">
            <text:p>3.05.2022</text:p>
          </table:table-cell>
          <table:table-cell office:value-type="float" office:value="79" calcext:value-type="float">
            <text:p>79</text:p>
          </table:table-cell>
          <table:table-cell table:formula="of:=IF([.B124] = 0; [.C12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04" calcext:value-type="date">
            <text:p>4.05.2022</text:p>
          </table:table-cell>
          <table:table-cell office:value-type="float" office:value="0" calcext:value-type="float">
            <text:p>0</text:p>
          </table:table-cell>
          <table:table-cell table:formula="of:=IF([.B125] = 0; [.C12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05" calcext:value-type="date">
            <text:p>5.05.2022</text:p>
          </table:table-cell>
          <table:table-cell office:value-type="float" office:value="0" calcext:value-type="float">
            <text:p>0</text:p>
          </table:table-cell>
          <table:table-cell table:formula="of:=IF([.B126] = 0; [.C125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5-06" calcext:value-type="date">
            <text:p>6.05.2022</text:p>
          </table:table-cell>
          <table:table-cell office:value-type="float" office:value="0" calcext:value-type="float">
            <text:p>0</text:p>
          </table:table-cell>
          <table:table-cell table:formula="of:=IF([.B127] = 0; [.C126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7" calcext:value-type="date">
            <text:p>7.05.2022</text:p>
          </table:table-cell>
          <table:table-cell office:value-type="float" office:value="0" calcext:value-type="float">
            <text:p>0</text:p>
          </table:table-cell>
          <table:table-cell table:formula="of:=IF([.B128] = 0; [.C127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08" calcext:value-type="date">
            <text:p>8.05.2022</text:p>
          </table:table-cell>
          <table:table-cell office:value-type="float" office:value="0" calcext:value-type="float">
            <text:p>0</text:p>
          </table:table-cell>
          <table:table-cell table:formula="of:=IF([.B129] = 0; [.C128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9" calcext:value-type="date">
            <text:p>9.05.2022</text:p>
          </table:table-cell>
          <table:table-cell office:value-type="float" office:value="0" calcext:value-type="float">
            <text:p>0</text:p>
          </table:table-cell>
          <table:table-cell table:formula="of:=IF([.B130] = 0; [.C129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office:value-type="float" office:value="467" calcext:value-type="float">
            <text:p>467</text:p>
          </table:table-cell>
          <table:table-cell table:formula="of:=IF([.B131] = 0; [.C13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1" calcext:value-type="date">
            <text:p>11.05.2022</text:p>
          </table:table-cell>
          <table:table-cell office:value-type="float" office:value="234" calcext:value-type="float">
            <text:p>234</text:p>
          </table:table-cell>
          <table:table-cell table:formula="of:=IF([.B132] = 0; [.C13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float" office:value="0" calcext:value-type="float">
            <text:p>0</text:p>
          </table:table-cell>
          <table:table-cell table:formula="of:=IF([.B133] = 0; [.C132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13" calcext:value-type="date">
            <text:p>13.05.2022</text:p>
          </table:table-cell>
          <table:table-cell office:value-type="float" office:value="0" calcext:value-type="float">
            <text:p>0</text:p>
          </table:table-cell>
          <table:table-cell table:formula="of:=IF([.B134] = 0; [.C133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5-14" calcext:value-type="date">
            <text:p>14.05.2022</text:p>
          </table:table-cell>
          <table:table-cell office:value-type="float" office:value="0" calcext:value-type="float">
            <text:p>0</text:p>
          </table:table-cell>
          <table:table-cell table:formula="of:=IF([.B135] = 0; [.C134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15" calcext:value-type="date">
            <text:p>15.05.2022</text:p>
          </table:table-cell>
          <table:table-cell office:value-type="float" office:value="0" calcext:value-type="float">
            <text:p>0</text:p>
          </table:table-cell>
          <table:table-cell table:formula="of:=IF([.B136] = 0; [.C135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6" calcext:value-type="date">
            <text:p>16.05.2022</text:p>
          </table:table-cell>
          <table:table-cell office:value-type="float" office:value="65" calcext:value-type="float">
            <text:p>65</text:p>
          </table:table-cell>
          <table:table-cell table:formula="of:=IF([.B137] = 0; [.C13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7" calcext:value-type="date">
            <text:p>17.05.2022</text:p>
          </table:table-cell>
          <table:table-cell office:value-type="float" office:value="781" calcext:value-type="float">
            <text:p>781</text:p>
          </table:table-cell>
          <table:table-cell table:formula="of:=IF([.B138] = 0; [.C13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8" calcext:value-type="date">
            <text:p>18.05.2022</text:p>
          </table:table-cell>
          <table:table-cell office:value-type="float" office:value="778" calcext:value-type="float">
            <text:p>778</text:p>
          </table:table-cell>
          <table:table-cell table:formula="of:=IF([.B139] = 0; [.C13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19" calcext:value-type="date">
            <text:p>19.05.2022</text:p>
          </table:table-cell>
          <table:table-cell office:value-type="float" office:value="32" calcext:value-type="float">
            <text:p>32</text:p>
          </table:table-cell>
          <table:table-cell table:formula="of:=IF([.B140] = 0; [.C13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5-20" calcext:value-type="date">
            <text:p>20.05.2022</text:p>
          </table:table-cell>
          <table:table-cell office:value-type="float" office:value="0" calcext:value-type="float">
            <text:p>0</text:p>
          </table:table-cell>
          <table:table-cell table:formula="of:=IF([.B141] = 0; [.C140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5-21" calcext:value-type="date">
            <text:p>21.05.2022</text:p>
          </table:table-cell>
          <table:table-cell office:value-type="float" office:value="0" calcext:value-type="float">
            <text:p>0</text:p>
          </table:table-cell>
          <table:table-cell table:formula="of:=IF([.B142] = 0; [.C141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5-22" calcext:value-type="date">
            <text:p>22.05.2022</text:p>
          </table:table-cell>
          <table:table-cell office:value-type="float" office:value="0" calcext:value-type="float">
            <text:p>0</text:p>
          </table:table-cell>
          <table:table-cell table:formula="of:=IF([.B143] = 0; [.C142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23" calcext:value-type="date">
            <text:p>23.05.2022</text:p>
          </table:table-cell>
          <table:table-cell office:value-type="float" office:value="0" calcext:value-type="float">
            <text:p>0</text:p>
          </table:table-cell>
          <table:table-cell table:formula="of:=IF([.B144] = 0; [.C143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24" calcext:value-type="date">
            <text:p>24.05.2022</text:p>
          </table:table-cell>
          <table:table-cell office:value-type="float" office:value="0" calcext:value-type="float">
            <text:p>0</text:p>
          </table:table-cell>
          <table:table-cell table:formula="of:=IF([.B145] = 0; [.C144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5" calcext:value-type="date">
            <text:p>25.05.2022</text:p>
          </table:table-cell>
          <table:table-cell office:value-type="float" office:value="0" calcext:value-type="float">
            <text:p>0</text:p>
          </table:table-cell>
          <table:table-cell table:formula="of:=IF([.B146] = 0; [.C145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5-26" calcext:value-type="date">
            <text:p>26.05.2022</text:p>
          </table:table-cell>
          <table:table-cell office:value-type="float" office:value="0" calcext:value-type="float">
            <text:p>0</text:p>
          </table:table-cell>
          <table:table-cell table:formula="of:=IF([.B147] = 0; [.C146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5-27" calcext:value-type="date">
            <text:p>27.05.2022</text:p>
          </table:table-cell>
          <table:table-cell office:value-type="float" office:value="0" calcext:value-type="float">
            <text:p>0</text:p>
          </table:table-cell>
          <table:table-cell table:formula="of:=IF([.B148] = 0; [.C147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5-28" calcext:value-type="date">
            <text:p>28.05.2022</text:p>
          </table:table-cell>
          <table:table-cell office:value-type="float" office:value="0" calcext:value-type="float">
            <text:p>0</text:p>
          </table:table-cell>
          <table:table-cell table:formula="of:=IF([.B149] = 0; [.C148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5-29" calcext:value-type="date">
            <text:p>29.05.2022</text:p>
          </table:table-cell>
          <table:table-cell office:value-type="float" office:value="0" calcext:value-type="float">
            <text:p>0</text:p>
          </table:table-cell>
          <table:table-cell table:formula="of:=IF([.B150] = 0; [.C149]+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float" office:value="0" calcext:value-type="float">
            <text:p>0</text:p>
          </table:table-cell>
          <table:table-cell table:formula="of:=IF([.B151] = 0; [.C150]+1; 0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5-31" calcext:value-type="date">
            <text:p>31.05.2022</text:p>
          </table:table-cell>
          <table:table-cell office:value-type="float" office:value="0" calcext:value-type="float">
            <text:p>0</text:p>
          </table:table-cell>
          <table:table-cell table:formula="of:=IF([.B152] = 0; [.C151]+1; 0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6-01" calcext:value-type="date">
            <text:p>1.06.2022</text:p>
          </table:table-cell>
          <table:table-cell office:value-type="float" office:value="0" calcext:value-type="float">
            <text:p>0</text:p>
          </table:table-cell>
          <table:table-cell table:formula="of:=IF([.B153] = 0; [.C152]+1; 0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6-02" calcext:value-type="date">
            <text:p>2.06.2022</text:p>
          </table:table-cell>
          <table:table-cell office:value-type="float" office:value="18" calcext:value-type="float">
            <text:p>18</text:p>
          </table:table-cell>
          <table:table-cell table:formula="of:=IF([.B154] = 0; [.C15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3" calcext:value-type="date">
            <text:p>3.06.2022</text:p>
          </table:table-cell>
          <table:table-cell office:value-type="float" office:value="525" calcext:value-type="float">
            <text:p>525</text:p>
          </table:table-cell>
          <table:table-cell table:formula="of:=IF([.B155] = 0; [.C15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4" calcext:value-type="date">
            <text:p>4.06.2022</text:p>
          </table:table-cell>
          <table:table-cell office:value-type="float" office:value="697" calcext:value-type="float">
            <text:p>697</text:p>
          </table:table-cell>
          <table:table-cell table:formula="of:=IF([.B156] = 0; [.C15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5" calcext:value-type="date">
            <text:p>5.06.2022</text:p>
          </table:table-cell>
          <table:table-cell office:value-type="float" office:value="786" calcext:value-type="float">
            <text:p>786</text:p>
          </table:table-cell>
          <table:table-cell table:formula="of:=IF([.B157] = 0; [.C15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6" calcext:value-type="date">
            <text:p>6.06.2022</text:p>
          </table:table-cell>
          <table:table-cell office:value-type="float" office:value="792" calcext:value-type="float">
            <text:p>792</text:p>
          </table:table-cell>
          <table:table-cell table:formula="of:=IF([.B158] = 0; [.C15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07" calcext:value-type="date">
            <text:p>7.06.2022</text:p>
          </table:table-cell>
          <table:table-cell office:value-type="float" office:value="0" calcext:value-type="float">
            <text:p>0</text:p>
          </table:table-cell>
          <table:table-cell table:formula="of:=IF([.B159] = 0; [.C15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08" calcext:value-type="date">
            <text:p>8.06.2022</text:p>
          </table:table-cell>
          <table:table-cell office:value-type="float" office:value="0" calcext:value-type="float">
            <text:p>0</text:p>
          </table:table-cell>
          <table:table-cell table:formula="of:=IF([.B160] = 0; [.C159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6-09" calcext:value-type="date">
            <text:p>9.06.2022</text:p>
          </table:table-cell>
          <table:table-cell office:value-type="float" office:value="0" calcext:value-type="float">
            <text:p>0</text:p>
          </table:table-cell>
          <table:table-cell table:formula="of:=IF([.B161] = 0; [.C160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6-10" calcext:value-type="date">
            <text:p>10.06.2022</text:p>
          </table:table-cell>
          <table:table-cell office:value-type="float" office:value="0" calcext:value-type="float">
            <text:p>0</text:p>
          </table:table-cell>
          <table:table-cell table:formula="of:=IF([.B162] = 0; [.C161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6-11" calcext:value-type="date">
            <text:p>11.06.2022</text:p>
          </table:table-cell>
          <table:table-cell office:value-type="float" office:value="0" calcext:value-type="float">
            <text:p>0</text:p>
          </table:table-cell>
          <table:table-cell table:formula="of:=IF([.B163] = 0; [.C162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12" calcext:value-type="date">
            <text:p>12.06.2022</text:p>
          </table:table-cell>
          <table:table-cell office:value-type="float" office:value="0" calcext:value-type="float">
            <text:p>0</text:p>
          </table:table-cell>
          <table:table-cell table:formula="of:=IF([.B164] = 0; [.C163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3" calcext:value-type="date">
            <text:p>13.06.2022</text:p>
          </table:table-cell>
          <table:table-cell office:value-type="float" office:value="0" calcext:value-type="float">
            <text:p>0</text:p>
          </table:table-cell>
          <table:table-cell table:formula="of:=IF([.B165] = 0; [.C164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14" calcext:value-type="date">
            <text:p>14.06.2022</text:p>
          </table:table-cell>
          <table:table-cell office:value-type="float" office:value="0" calcext:value-type="float">
            <text:p>0</text:p>
          </table:table-cell>
          <table:table-cell table:formula="of:=IF([.B166] = 0; [.C165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15" calcext:value-type="date">
            <text:p>15.06.2022</text:p>
          </table:table-cell>
          <table:table-cell office:value-type="float" office:value="0" calcext:value-type="float">
            <text:p>0</text:p>
          </table:table-cell>
          <table:table-cell table:formula="of:=IF([.B167] = 0; [.C166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16" calcext:value-type="date">
            <text:p>16.06.2022</text:p>
          </table:table-cell>
          <table:table-cell office:value-type="float" office:value="0" calcext:value-type="float">
            <text:p>0</text:p>
          </table:table-cell>
          <table:table-cell table:formula="of:=IF([.B168] = 0; [.C167]+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6-17" calcext:value-type="date">
            <text:p>17.06.2022</text:p>
          </table:table-cell>
          <table:table-cell office:value-type="float" office:value="998" calcext:value-type="float">
            <text:p>998</text:p>
          </table:table-cell>
          <table:table-cell table:formula="of:=IF([.B169] = 0; [.C16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18" calcext:value-type="date">
            <text:p>18.06.2022</text:p>
          </table:table-cell>
          <table:table-cell office:value-type="float" office:value="0" calcext:value-type="float">
            <text:p>0</text:p>
          </table:table-cell>
          <table:table-cell table:formula="of:=IF([.B170] = 0; [.C169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19" calcext:value-type="date">
            <text:p>19.06.2022</text:p>
          </table:table-cell>
          <table:table-cell office:value-type="float" office:value="0" calcext:value-type="float">
            <text:p>0</text:p>
          </table:table-cell>
          <table:table-cell table:formula="of:=IF([.B171] = 0; [.C170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6-20" calcext:value-type="date">
            <text:p>20.06.2022</text:p>
          </table:table-cell>
          <table:table-cell office:value-type="float" office:value="0" calcext:value-type="float">
            <text:p>0</text:p>
          </table:table-cell>
          <table:table-cell table:formula="of:=IF([.B172] = 0; [.C171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6-21" calcext:value-type="date">
            <text:p>21.06.2022</text:p>
          </table:table-cell>
          <table:table-cell office:value-type="float" office:value="0" calcext:value-type="float">
            <text:p>0</text:p>
          </table:table-cell>
          <table:table-cell table:formula="of:=IF([.B173] = 0; [.C172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6-22" calcext:value-type="date">
            <text:p>22.06.2022</text:p>
          </table:table-cell>
          <table:table-cell office:value-type="float" office:value="0" calcext:value-type="float">
            <text:p>0</text:p>
          </table:table-cell>
          <table:table-cell table:formula="of:=IF([.B174] = 0; [.C173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23" calcext:value-type="date">
            <text:p>23.06.2022</text:p>
          </table:table-cell>
          <table:table-cell office:value-type="float" office:value="0" calcext:value-type="float">
            <text:p>0</text:p>
          </table:table-cell>
          <table:table-cell table:formula="of:=IF([.B175] = 0; [.C174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4" calcext:value-type="date">
            <text:p>24.06.2022</text:p>
          </table:table-cell>
          <table:table-cell office:value-type="float" office:value="0" calcext:value-type="float">
            <text:p>0</text:p>
          </table:table-cell>
          <table:table-cell table:formula="of:=IF([.B176] = 0; [.C175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25" calcext:value-type="date">
            <text:p>25.06.2022</text:p>
          </table:table-cell>
          <table:table-cell office:value-type="float" office:value="0" calcext:value-type="float">
            <text:p>0</text:p>
          </table:table-cell>
          <table:table-cell table:formula="of:=IF([.B177] = 0; [.C176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26" calcext:value-type="date">
            <text:p>26.06.2022</text:p>
          </table:table-cell>
          <table:table-cell office:value-type="float" office:value="540" calcext:value-type="float">
            <text:p>540</text:p>
          </table:table-cell>
          <table:table-cell table:formula="of:=IF([.B178] = 0; [.C17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7" calcext:value-type="date">
            <text:p>27.06.2022</text:p>
          </table:table-cell>
          <table:table-cell office:value-type="float" office:value="607" calcext:value-type="float">
            <text:p>607</text:p>
          </table:table-cell>
          <table:table-cell table:formula="of:=IF([.B179] = 0; [.C17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8" calcext:value-type="date">
            <text:p>28.06.2022</text:p>
          </table:table-cell>
          <table:table-cell office:value-type="float" office:value="603" calcext:value-type="float">
            <text:p>603</text:p>
          </table:table-cell>
          <table:table-cell table:formula="of:=IF([.B180] = 0; [.C17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6-29" calcext:value-type="date">
            <text:p>29.06.2022</text:p>
          </table:table-cell>
          <table:table-cell office:value-type="float" office:value="0" calcext:value-type="float">
            <text:p>0</text:p>
          </table:table-cell>
          <table:table-cell table:formula="of:=IF([.B181] = 0; [.C180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float" office:value="0" calcext:value-type="float">
            <text:p>0</text:p>
          </table:table-cell>
          <table:table-cell table:formula="of:=IF([.B182] = 0; [.C181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01" calcext:value-type="date">
            <text:p>1.07.2022</text:p>
          </table:table-cell>
          <table:table-cell office:value-type="float" office:value="0" calcext:value-type="float">
            <text:p>0</text:p>
          </table:table-cell>
          <table:table-cell table:formula="of:=IF([.B183] = 0; [.C182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02" calcext:value-type="date">
            <text:p>2.07.2022</text:p>
          </table:table-cell>
          <table:table-cell office:value-type="float" office:value="0" calcext:value-type="float">
            <text:p>0</text:p>
          </table:table-cell>
          <table:table-cell table:formula="of:=IF([.B184] = 0; [.C183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7-03" calcext:value-type="date">
            <text:p>3.07.2022</text:p>
          </table:table-cell>
          <table:table-cell office:value-type="float" office:value="0" calcext:value-type="float">
            <text:p>0</text:p>
          </table:table-cell>
          <table:table-cell table:formula="of:=IF([.B185] = 0; [.C184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7-04" calcext:value-type="date">
            <text:p>4.07.2022</text:p>
          </table:table-cell>
          <table:table-cell office:value-type="float" office:value="0" calcext:value-type="float">
            <text:p>0</text:p>
          </table:table-cell>
          <table:table-cell table:formula="of:=IF([.B186] = 0; [.C185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7-05" calcext:value-type="date">
            <text:p>5.07.2022</text:p>
          </table:table-cell>
          <table:table-cell office:value-type="float" office:value="0" calcext:value-type="float">
            <text:p>0</text:p>
          </table:table-cell>
          <table:table-cell table:formula="of:=IF([.B187] = 0; [.C186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6" calcext:value-type="date">
            <text:p>6.07.2022</text:p>
          </table:table-cell>
          <table:table-cell office:value-type="float" office:value="527" calcext:value-type="float">
            <text:p>527</text:p>
          </table:table-cell>
          <table:table-cell table:formula="of:=IF([.B188] = 0; [.C18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7" calcext:value-type="date">
            <text:p>7.07.2022</text:p>
          </table:table-cell>
          <table:table-cell office:value-type="float" office:value="619" calcext:value-type="float">
            <text:p>619</text:p>
          </table:table-cell>
          <table:table-cell table:formula="of:=IF([.B189] = 0; [.C18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08" calcext:value-type="date">
            <text:p>8.07.2022</text:p>
          </table:table-cell>
          <table:table-cell office:value-type="float" office:value="0" calcext:value-type="float">
            <text:p>0</text:p>
          </table:table-cell>
          <table:table-cell table:formula="of:=IF([.B190] = 0; [.C189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09" calcext:value-type="date">
            <text:p>9.07.2022</text:p>
          </table:table-cell>
          <table:table-cell office:value-type="float" office:value="0" calcext:value-type="float">
            <text:p>0</text:p>
          </table:table-cell>
          <table:table-cell table:formula="of:=IF([.B191] = 0; [.C190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10" calcext:value-type="date">
            <text:p>10.07.2022</text:p>
          </table:table-cell>
          <table:table-cell office:value-type="float" office:value="0" calcext:value-type="float">
            <text:p>0</text:p>
          </table:table-cell>
          <table:table-cell table:formula="of:=IF([.B192] = 0; [.C191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11" calcext:value-type="date">
            <text:p>11.07.2022</text:p>
          </table:table-cell>
          <table:table-cell office:value-type="float" office:value="170" calcext:value-type="float">
            <text:p>170</text:p>
          </table:table-cell>
          <table:table-cell table:formula="of:=IF([.B193] = 0; [.C19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2" calcext:value-type="date">
            <text:p>12.07.2022</text:p>
          </table:table-cell>
          <table:table-cell office:value-type="float" office:value="13" calcext:value-type="float">
            <text:p>13</text:p>
          </table:table-cell>
          <table:table-cell table:formula="of:=IF([.B194] = 0; [.C19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3" calcext:value-type="date">
            <text:p>13.07.2022</text:p>
          </table:table-cell>
          <table:table-cell office:value-type="float" office:value="0" calcext:value-type="float">
            <text:p>0</text:p>
          </table:table-cell>
          <table:table-cell table:formula="of:=IF([.B195] = 0; [.C19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14" calcext:value-type="date">
            <text:p>14.07.2022</text:p>
          </table:table-cell>
          <table:table-cell office:value-type="float" office:value="0" calcext:value-type="float">
            <text:p>0</text:p>
          </table:table-cell>
          <table:table-cell table:formula="of:=IF([.B196] = 0; [.C195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15" calcext:value-type="date">
            <text:p>15.07.2022</text:p>
          </table:table-cell>
          <table:table-cell office:value-type="float" office:value="0" calcext:value-type="float">
            <text:p>0</text:p>
          </table:table-cell>
          <table:table-cell table:formula="of:=IF([.B197] = 0; [.C196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16" calcext:value-type="date">
            <text:p>16.07.2022</text:p>
          </table:table-cell>
          <table:table-cell office:value-type="float" office:value="0" calcext:value-type="float">
            <text:p>0</text:p>
          </table:table-cell>
          <table:table-cell table:formula="of:=IF([.B198] = 0; [.C197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7-17" calcext:value-type="date">
            <text:p>17.07.2022</text:p>
          </table:table-cell>
          <table:table-cell office:value-type="float" office:value="518" calcext:value-type="float">
            <text:p>518</text:p>
          </table:table-cell>
          <table:table-cell table:formula="of:=IF([.B199] = 0; [.C19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8" calcext:value-type="date">
            <text:p>18.07.2022</text:p>
          </table:table-cell>
          <table:table-cell office:value-type="float" office:value="791" calcext:value-type="float">
            <text:p>791</text:p>
          </table:table-cell>
          <table:table-cell table:formula="of:=IF([.B200] = 0; [.C19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19" calcext:value-type="date">
            <text:p>19.07.2022</text:p>
          </table:table-cell>
          <table:table-cell office:value-type="float" office:value="673" calcext:value-type="float">
            <text:p>673</text:p>
          </table:table-cell>
          <table:table-cell table:formula="of:=IF([.B201] = 0; [.C20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0" calcext:value-type="date">
            <text:p>20.07.2022</text:p>
          </table:table-cell>
          <table:table-cell office:value-type="float" office:value="601" calcext:value-type="float">
            <text:p>601</text:p>
          </table:table-cell>
          <table:table-cell table:formula="of:=IF([.B202] = 0; [.C20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1" calcext:value-type="date">
            <text:p>21.07.2022</text:p>
          </table:table-cell>
          <table:table-cell office:value-type="float" office:value="612" calcext:value-type="float">
            <text:p>612</text:p>
          </table:table-cell>
          <table:table-cell table:formula="of:=IF([.B203] = 0; [.C20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2" calcext:value-type="date">
            <text:p>22.07.2022</text:p>
          </table:table-cell>
          <table:table-cell office:value-type="float" office:value="705" calcext:value-type="float">
            <text:p>705</text:p>
          </table:table-cell>
          <table:table-cell table:formula="of:=IF([.B204] = 0; [.C20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3" calcext:value-type="date">
            <text:p>23.07.2022</text:p>
          </table:table-cell>
          <table:table-cell office:value-type="float" office:value="0" calcext:value-type="float">
            <text:p>0</text:p>
          </table:table-cell>
          <table:table-cell table:formula="of:=IF([.B205] = 0; [.C20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24" calcext:value-type="date">
            <text:p>24.07.2022</text:p>
          </table:table-cell>
          <table:table-cell office:value-type="float" office:value="0" calcext:value-type="float">
            <text:p>0</text:p>
          </table:table-cell>
          <table:table-cell table:formula="of:=IF([.B206] = 0; [.C205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25" calcext:value-type="date">
            <text:p>25.07.2022</text:p>
          </table:table-cell>
          <table:table-cell office:value-type="float" office:value="1100" calcext:value-type="float">
            <text:p>1100</text:p>
          </table:table-cell>
          <table:table-cell table:formula="of:=IF([.B207] = 0; [.C20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6" calcext:value-type="date">
            <text:p>26.07.2022</text:p>
          </table:table-cell>
          <table:table-cell office:value-type="float" office:value="118" calcext:value-type="float">
            <text:p>118</text:p>
          </table:table-cell>
          <table:table-cell table:formula="of:=IF([.B208] = 0; [.C20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7" calcext:value-type="date">
            <text:p>27.07.2022</text:p>
          </table:table-cell>
          <table:table-cell office:value-type="float" office:value="69" calcext:value-type="float">
            <text:p>69</text:p>
          </table:table-cell>
          <table:table-cell table:formula="of:=IF([.B209] = 0; [.C20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7-28" calcext:value-type="date">
            <text:p>28.07.2022</text:p>
          </table:table-cell>
          <table:table-cell office:value-type="float" office:value="0" calcext:value-type="float">
            <text:p>0</text:p>
          </table:table-cell>
          <table:table-cell table:formula="of:=IF([.B210] = 0; [.C209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7-29" calcext:value-type="date">
            <text:p>29.07.2022</text:p>
          </table:table-cell>
          <table:table-cell office:value-type="float" office:value="0" calcext:value-type="float">
            <text:p>0</text:p>
          </table:table-cell>
          <table:table-cell table:formula="of:=IF([.B211] = 0; [.C210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float" office:value="0" calcext:value-type="float">
            <text:p>0</text:p>
          </table:table-cell>
          <table:table-cell table:formula="of:=IF([.B212] = 0; [.C211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7-31" calcext:value-type="date">
            <text:p>31.07.2022</text:p>
          </table:table-cell>
          <table:table-cell office:value-type="float" office:value="0" calcext:value-type="float">
            <text:p>0</text:p>
          </table:table-cell>
          <table:table-cell table:formula="of:=IF([.B213] = 0; [.C212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8-01" calcext:value-type="date">
            <text:p>1.08.2022</text:p>
          </table:table-cell>
          <table:table-cell office:value-type="float" office:value="0" calcext:value-type="float">
            <text:p>0</text:p>
          </table:table-cell>
          <table:table-cell table:formula="of:=IF([.B214] = 0; [.C213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8-02" calcext:value-type="date">
            <text:p>2.08.2022</text:p>
          </table:table-cell>
          <table:table-cell office:value-type="float" office:value="0" calcext:value-type="float">
            <text:p>0</text:p>
          </table:table-cell>
          <table:table-cell table:formula="of:=IF([.B215] = 0; [.C214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8-03" calcext:value-type="date">
            <text:p>3.08.2022</text:p>
          </table:table-cell>
          <table:table-cell office:value-type="float" office:value="0" calcext:value-type="float">
            <text:p>0</text:p>
          </table:table-cell>
          <table:table-cell table:formula="of:=IF([.B216] = 0; [.C215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8-04" calcext:value-type="date">
            <text:p>4.08.2022</text:p>
          </table:table-cell>
          <table:table-cell office:value-type="float" office:value="0" calcext:value-type="float">
            <text:p>0</text:p>
          </table:table-cell>
          <table:table-cell table:formula="of:=IF([.B217] = 0; [.C216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5" calcext:value-type="date">
            <text:p>5.08.2022</text:p>
          </table:table-cell>
          <table:table-cell office:value-type="float" office:value="0" calcext:value-type="float">
            <text:p>0</text:p>
          </table:table-cell>
          <table:table-cell table:formula="of:=IF([.B218] = 0; [.C217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8-06" calcext:value-type="date">
            <text:p>6.08.2022</text:p>
          </table:table-cell>
          <table:table-cell office:value-type="float" office:value="0" calcext:value-type="float">
            <text:p>0</text:p>
          </table:table-cell>
          <table:table-cell table:formula="of:=IF([.B219] = 0; [.C218]+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8-07" calcext:value-type="date">
            <text:p>7.08.2022</text:p>
          </table:table-cell>
          <table:table-cell office:value-type="float" office:value="0" calcext:value-type="float">
            <text:p>0</text:p>
          </table:table-cell>
          <table:table-cell table:formula="of:=IF([.B220] = 0; [.C219]+1; 0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08" calcext:value-type="date">
            <text:p>8.08.2022</text:p>
          </table:table-cell>
          <table:table-cell office:value-type="float" office:value="660" calcext:value-type="float">
            <text:p>660</text:p>
          </table:table-cell>
          <table:table-cell table:formula="of:=IF([.B221] = 0; [.C22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09" calcext:value-type="date">
            <text:p>9.08.2022</text:p>
          </table:table-cell>
          <table:table-cell office:value-type="float" office:value="1245" calcext:value-type="float">
            <text:p>1245</text:p>
          </table:table-cell>
          <table:table-cell table:formula="of:=IF([.B222] = 0; [.C22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0" calcext:value-type="date">
            <text:p>10.08.2022</text:p>
          </table:table-cell>
          <table:table-cell office:value-type="float" office:value="745" calcext:value-type="float">
            <text:p>745</text:p>
          </table:table-cell>
          <table:table-cell table:formula="of:=IF([.B223] = 0; [.C22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1" calcext:value-type="date">
            <text:p>11.08.2022</text:p>
          </table:table-cell>
          <table:table-cell office:value-type="float" office:value="48" calcext:value-type="float">
            <text:p>48</text:p>
          </table:table-cell>
          <table:table-cell table:formula="of:=IF([.B224] = 0; [.C22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8-12" calcext:value-type="date">
            <text:p>12.08.2022</text:p>
          </table:table-cell>
          <table:table-cell office:value-type="float" office:value="0" calcext:value-type="float">
            <text:p>0</text:p>
          </table:table-cell>
          <table:table-cell table:style-name="ce3" table:formula="of:=IF([.B225] = 0; [.C224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8-13" calcext:value-type="date">
            <text:p>13.08.2022</text:p>
          </table:table-cell>
          <table:table-cell office:value-type="float" office:value="0" calcext:value-type="float">
            <text:p>0</text:p>
          </table:table-cell>
          <table:table-cell table:formula="of:=IF([.B226] = 0; [.C225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8-14" calcext:value-type="date">
            <text:p>14.08.2022</text:p>
          </table:table-cell>
          <table:table-cell office:value-type="float" office:value="0" calcext:value-type="float">
            <text:p>0</text:p>
          </table:table-cell>
          <table:table-cell table:formula="of:=IF([.B227] = 0; [.C226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8-15" calcext:value-type="date">
            <text:p>15.08.2022</text:p>
          </table:table-cell>
          <table:table-cell office:value-type="float" office:value="0" calcext:value-type="float">
            <text:p>0</text:p>
          </table:table-cell>
          <table:table-cell table:formula="of:=IF([.B228] = 0; [.C227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8-16" calcext:value-type="date">
            <text:p>16.08.2022</text:p>
          </table:table-cell>
          <table:table-cell office:value-type="float" office:value="0" calcext:value-type="float">
            <text:p>0</text:p>
          </table:table-cell>
          <table:table-cell table:formula="of:=IF([.B229] = 0; [.C228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8-17" calcext:value-type="date">
            <text:p>17.08.2022</text:p>
          </table:table-cell>
          <table:table-cell office:value-type="float" office:value="0" calcext:value-type="float">
            <text:p>0</text:p>
          </table:table-cell>
          <table:table-cell table:formula="of:=IF([.B230] = 0; [.C229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8-18" calcext:value-type="date">
            <text:p>18.08.2022</text:p>
          </table:table-cell>
          <table:table-cell office:value-type="float" office:value="0" calcext:value-type="float">
            <text:p>0</text:p>
          </table:table-cell>
          <table:table-cell table:formula="of:=IF([.B231] = 0; [.C230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8-19" calcext:value-type="date">
            <text:p>19.08.2022</text:p>
          </table:table-cell>
          <table:table-cell office:value-type="float" office:value="0" calcext:value-type="float">
            <text:p>0</text:p>
          </table:table-cell>
          <table:table-cell table:formula="of:=IF([.B232] = 0; [.C231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0" calcext:value-type="date">
            <text:p>20.08.2022</text:p>
          </table:table-cell>
          <table:table-cell office:value-type="float" office:value="0" calcext:value-type="float">
            <text:p>0</text:p>
          </table:table-cell>
          <table:table-cell table:formula="of:=IF([.B233] = 0; [.C232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8-21" calcext:value-type="date">
            <text:p>21.08.2022</text:p>
          </table:table-cell>
          <table:table-cell office:value-type="float" office:value="0" calcext:value-type="float">
            <text:p>0</text:p>
          </table:table-cell>
          <table:table-cell table:formula="of:=IF([.B234] = 0; [.C233]+1; 0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8-22" calcext:value-type="date">
            <text:p>22.08.2022</text:p>
          </table:table-cell>
          <table:table-cell office:value-type="float" office:value="0" calcext:value-type="float">
            <text:p>0</text:p>
          </table:table-cell>
          <table:table-cell table:formula="of:=IF([.B235] = 0; [.C234]+1; 0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23" calcext:value-type="date">
            <text:p>23.08.2022</text:p>
          </table:table-cell>
          <table:table-cell office:value-type="float" office:value="0" calcext:value-type="float">
            <text:p>0</text:p>
          </table:table-cell>
          <table:table-cell table:formula="of:=IF([.B236] = 0; [.C235]+1; 0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24" calcext:value-type="date">
            <text:p>24.08.2022</text:p>
          </table:table-cell>
          <table:table-cell office:value-type="float" office:value="0" calcext:value-type="float">
            <text:p>0</text:p>
          </table:table-cell>
          <table:table-cell table:formula="of:=IF([.B237] = 0; [.C236]+1; 0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25" calcext:value-type="date">
            <text:p>25.08.2022</text:p>
          </table:table-cell>
          <table:table-cell office:value-type="float" office:value="0" calcext:value-type="float">
            <text:p>0</text:p>
          </table:table-cell>
          <table:table-cell table:formula="of:=IF([.B238] = 0; [.C237]+1; 0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26" calcext:value-type="date">
            <text:p>26.08.2022</text:p>
          </table:table-cell>
          <table:table-cell office:value-type="float" office:value="0" calcext:value-type="float">
            <text:p>0</text:p>
          </table:table-cell>
          <table:table-cell table:formula="of:=IF([.B239] = 0; [.C238]+1; 0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27" calcext:value-type="date">
            <text:p>27.08.2022</text:p>
          </table:table-cell>
          <table:table-cell office:value-type="float" office:value="0" calcext:value-type="float">
            <text:p>0</text:p>
          </table:table-cell>
          <table:table-cell table:formula="of:=IF([.B240] = 0; [.C239]+1; 0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8-28" calcext:value-type="date">
            <text:p>28.08.2022</text:p>
          </table:table-cell>
          <table:table-cell office:value-type="float" office:value="0" calcext:value-type="float">
            <text:p>0</text:p>
          </table:table-cell>
          <table:table-cell table:formula="of:=IF([.B241] = 0; [.C240]+1; 0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office:value-type="float" office:value="0" calcext:value-type="float">
            <text:p>0</text:p>
          </table:table-cell>
          <table:table-cell table:formula="of:=IF([.B242] = 0; [.C241]+1; 0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office:value-type="float" office:value="0" calcext:value-type="float">
            <text:p>0</text:p>
          </table:table-cell>
          <table:table-cell table:formula="of:=IF([.B243] = 0; [.C242]+1; 0)"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2-08-31" calcext:value-type="date">
            <text:p>31.08.2022</text:p>
          </table:table-cell>
          <table:table-cell office:value-type="float" office:value="0" calcext:value-type="float">
            <text:p>0</text:p>
          </table:table-cell>
          <table:table-cell table:formula="of:=IF([.B244] = 0; [.C243]+1; 0)"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2-09-01" calcext:value-type="date">
            <text:p>1.09.2022</text:p>
          </table:table-cell>
          <table:table-cell office:value-type="float" office:value="0" calcext:value-type="float">
            <text:p>0</text:p>
          </table:table-cell>
          <table:table-cell table:formula="of:=IF([.B245] = 0; [.C244]+1; 0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2-09-02" calcext:value-type="date">
            <text:p>2.09.2022</text:p>
          </table:table-cell>
          <table:table-cell office:value-type="float" office:value="388" calcext:value-type="float">
            <text:p>388</text:p>
          </table:table-cell>
          <table:table-cell table:formula="of:=IF([.B246] = 0; [.C24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3" calcext:value-type="date">
            <text:p>3.09.2022</text:p>
          </table:table-cell>
          <table:table-cell office:value-type="float" office:value="415" calcext:value-type="float">
            <text:p>415</text:p>
          </table:table-cell>
          <table:table-cell table:formula="of:=IF([.B247] = 0; [.C24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4" calcext:value-type="date">
            <text:p>4.09.2022</text:p>
          </table:table-cell>
          <table:table-cell office:value-type="float" office:value="560" calcext:value-type="float">
            <text:p>560</text:p>
          </table:table-cell>
          <table:table-cell table:formula="of:=IF([.B248] = 0; [.C24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5" calcext:value-type="date">
            <text:p>5.09.2022</text:p>
          </table:table-cell>
          <table:table-cell office:value-type="float" office:value="467" calcext:value-type="float">
            <text:p>467</text:p>
          </table:table-cell>
          <table:table-cell table:formula="of:=IF([.B249] = 0; [.C24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6" calcext:value-type="date">
            <text:p>6.09.2022</text:p>
          </table:table-cell>
          <table:table-cell office:value-type="float" office:value="517" calcext:value-type="float">
            <text:p>517</text:p>
          </table:table-cell>
          <table:table-cell table:formula="of:=IF([.B250] = 0; [.C24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7" calcext:value-type="date">
            <text:p>7.09.2022</text:p>
          </table:table-cell>
          <table:table-cell office:value-type="float" office:value="552" calcext:value-type="float">
            <text:p>552</text:p>
          </table:table-cell>
          <table:table-cell table:formula="of:=IF([.B251] = 0; [.C25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08" calcext:value-type="date">
            <text:p>8.09.2022</text:p>
          </table:table-cell>
          <table:table-cell office:value-type="float" office:value="0" calcext:value-type="float">
            <text:p>0</text:p>
          </table:table-cell>
          <table:table-cell table:formula="of:=IF([.B252] = 0; [.C25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09" calcext:value-type="date">
            <text:p>9.09.2022</text:p>
          </table:table-cell>
          <table:table-cell office:value-type="float" office:value="0" calcext:value-type="float">
            <text:p>0</text:p>
          </table:table-cell>
          <table:table-cell table:formula="of:=IF([.B253] = 0; [.C252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float" office:value="0" calcext:value-type="float">
            <text:p>0</text:p>
          </table:table-cell>
          <table:table-cell table:formula="of:=IF([.B254] = 0; [.C253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  <table:table-cell table:formula="of:=IF([.B255] = 0; [.C254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9-12" calcext:value-type="date">
            <text:p>12.09.2022</text:p>
          </table:table-cell>
          <table:table-cell office:value-type="float" office:value="435" calcext:value-type="float">
            <text:p>435</text:p>
          </table:table-cell>
          <table:table-cell table:formula="of:=IF([.B256] = 0; [.C25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3" calcext:value-type="date">
            <text:p>13.09.2022</text:p>
          </table:table-cell>
          <table:table-cell office:value-type="float" office:value="406" calcext:value-type="float">
            <text:p>406</text:p>
          </table:table-cell>
          <table:table-cell table:formula="of:=IF([.B257] = 0; [.C25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14" calcext:value-type="date">
            <text:p>14.09.2022</text:p>
          </table:table-cell>
          <table:table-cell office:value-type="float" office:value="0" calcext:value-type="float">
            <text:p>0</text:p>
          </table:table-cell>
          <table:table-cell table:formula="of:=IF([.B258] = 0; [.C257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office:value-type="float" office:value="0" calcext:value-type="float">
            <text:p>0</text:p>
          </table:table-cell>
          <table:table-cell table:formula="of:=IF([.B259] = 0; [.C258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9-16" calcext:value-type="date">
            <text:p>16.09.2022</text:p>
          </table:table-cell>
          <table:table-cell office:value-type="float" office:value="0" calcext:value-type="float">
            <text:p>0</text:p>
          </table:table-cell>
          <table:table-cell table:formula="of:=IF([.B260] = 0; [.C259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9-17" calcext:value-type="date">
            <text:p>17.09.2022</text:p>
          </table:table-cell>
          <table:table-cell office:value-type="float" office:value="0" calcext:value-type="float">
            <text:p>0</text:p>
          </table:table-cell>
          <table:table-cell table:formula="of:=IF([.B261] = 0; [.C260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  <table:table-cell table:formula="of:=IF([.B262] = 0; [.C261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9-19" calcext:value-type="date">
            <text:p>19.09.2022</text:p>
          </table:table-cell>
          <table:table-cell office:value-type="float" office:value="353" calcext:value-type="float">
            <text:p>353</text:p>
          </table:table-cell>
          <table:table-cell table:formula="of:=IF([.B263] = 0; [.C26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office:value-type="float" office:value="476" calcext:value-type="float">
            <text:p>476</text:p>
          </table:table-cell>
          <table:table-cell table:formula="of:=IF([.B264] = 0; [.C26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1" calcext:value-type="date">
            <text:p>21.09.2022</text:p>
          </table:table-cell>
          <table:table-cell office:value-type="float" office:value="383" calcext:value-type="float">
            <text:p>383</text:p>
          </table:table-cell>
          <table:table-cell table:formula="of:=IF([.B265] = 0; [.C26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22" calcext:value-type="date">
            <text:p>22.09.2022</text:p>
          </table:table-cell>
          <table:table-cell office:value-type="float" office:value="0" calcext:value-type="float">
            <text:p>0</text:p>
          </table:table-cell>
          <table:table-cell table:formula="of:=IF([.B266] = 0; [.C265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9-23" calcext:value-type="date">
            <text:p>23.09.2022</text:p>
          </table:table-cell>
          <table:table-cell office:value-type="float" office:value="0" calcext:value-type="float">
            <text:p>0</text:p>
          </table:table-cell>
          <table:table-cell table:formula="of:=IF([.B267] = 0; [.C266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9-24" calcext:value-type="date">
            <text:p>24.09.2022</text:p>
          </table:table-cell>
          <table:table-cell office:value-type="float" office:value="0" calcext:value-type="float">
            <text:p>0</text:p>
          </table:table-cell>
          <table:table-cell table:formula="of:=IF([.B268] = 0; [.C267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  <table:table-cell table:formula="of:=IF([.B269] = 0; [.C268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9-26" calcext:value-type="date">
            <text:p>26.09.2022</text:p>
          </table:table-cell>
          <table:table-cell office:value-type="float" office:value="0" calcext:value-type="float">
            <text:p>0</text:p>
          </table:table-cell>
          <table:table-cell table:formula="of:=IF([.B270] = 0; [.C269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9-27" calcext:value-type="date">
            <text:p>27.09.2022</text:p>
          </table:table-cell>
          <table:table-cell office:value-type="float" office:value="0" calcext:value-type="float">
            <text:p>0</text:p>
          </table:table-cell>
          <table:table-cell table:formula="of:=IF([.B271] = 0; [.C270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9-28" calcext:value-type="date">
            <text:p>28.09.2022</text:p>
          </table:table-cell>
          <table:table-cell office:value-type="float" office:value="0" calcext:value-type="float">
            <text:p>0</text:p>
          </table:table-cell>
          <table:table-cell table:formula="of:=IF([.B272] = 0; [.C271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9-29" calcext:value-type="date">
            <text:p>29.09.2022</text:p>
          </table:table-cell>
          <table:table-cell office:value-type="float" office:value="302" calcext:value-type="float">
            <text:p>302</text:p>
          </table:table-cell>
          <table:table-cell table:formula="of:=IF([.B273] = 0; [.C27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float" office:value="426" calcext:value-type="float">
            <text:p>426</text:p>
          </table:table-cell>
          <table:table-cell table:formula="of:=IF([.B274] = 0; [.C27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1" calcext:value-type="date">
            <text:p>1.10.2022</text:p>
          </table:table-cell>
          <table:table-cell office:value-type="float" office:value="456" calcext:value-type="float">
            <text:p>456</text:p>
          </table:table-cell>
          <table:table-cell table:formula="of:=IF([.B275] = 0; [.C27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2" calcext:value-type="date">
            <text:p>2.10.2022</text:p>
          </table:table-cell>
          <table:table-cell office:value-type="float" office:value="568" calcext:value-type="float">
            <text:p>568</text:p>
          </table:table-cell>
          <table:table-cell table:formula="of:=IF([.B276] = 0; [.C27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3" calcext:value-type="date">
            <text:p>3.10.2022</text:p>
          </table:table-cell>
          <table:table-cell office:value-type="float" office:value="1182" calcext:value-type="float">
            <text:p>1182</text:p>
          </table:table-cell>
          <table:table-cell table:formula="of:=IF([.B277] = 0; [.C27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04" calcext:value-type="date">
            <text:p>4.10.2022</text:p>
          </table:table-cell>
          <table:table-cell office:value-type="float" office:value="0" calcext:value-type="float">
            <text:p>0</text:p>
          </table:table-cell>
          <table:table-cell table:formula="of:=IF([.B278] = 0; [.C277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05" calcext:value-type="date">
            <text:p>5.10.2022</text:p>
          </table:table-cell>
          <table:table-cell office:value-type="float" office:value="0" calcext:value-type="float">
            <text:p>0</text:p>
          </table:table-cell>
          <table:table-cell table:formula="of:=IF([.B279] = 0; [.C278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0-06" calcext:value-type="date">
            <text:p>6.10.2022</text:p>
          </table:table-cell>
          <table:table-cell office:value-type="float" office:value="0" calcext:value-type="float">
            <text:p>0</text:p>
          </table:table-cell>
          <table:table-cell table:formula="of:=IF([.B280] = 0; [.C279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0-07" calcext:value-type="date">
            <text:p>7.10.2022</text:p>
          </table:table-cell>
          <table:table-cell office:value-type="float" office:value="0" calcext:value-type="float">
            <text:p>0</text:p>
          </table:table-cell>
          <table:table-cell table:formula="of:=IF([.B281] = 0; [.C280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10-08" calcext:value-type="date">
            <text:p>8.10.2022</text:p>
          </table:table-cell>
          <table:table-cell office:value-type="float" office:value="0" calcext:value-type="float">
            <text:p>0</text:p>
          </table:table-cell>
          <table:table-cell table:formula="of:=IF([.B282] = 0; [.C281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  <table:table-cell table:formula="of:=IF([.B283] = 0; [.C282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10-10" calcext:value-type="date">
            <text:p>10.10.2022</text:p>
          </table:table-cell>
          <table:table-cell office:value-type="float" office:value="1170" calcext:value-type="float">
            <text:p>1170</text:p>
          </table:table-cell>
          <table:table-cell table:formula="of:=IF([.B284] = 0; [.C28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1" calcext:value-type="date">
            <text:p>11.10.2022</text:p>
          </table:table-cell>
          <table:table-cell office:value-type="float" office:value="695" calcext:value-type="float">
            <text:p>695</text:p>
          </table:table-cell>
          <table:table-cell table:formula="of:=IF([.B285] = 0; [.C28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2" calcext:value-type="date">
            <text:p>12.10.2022</text:p>
          </table:table-cell>
          <table:table-cell office:value-type="float" office:value="644" calcext:value-type="float">
            <text:p>644</text:p>
          </table:table-cell>
          <table:table-cell table:formula="of:=IF([.B286] = 0; [.C28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13" calcext:value-type="date">
            <text:p>13.10.2022</text:p>
          </table:table-cell>
          <table:table-cell office:value-type="float" office:value="0" calcext:value-type="float">
            <text:p>0</text:p>
          </table:table-cell>
          <table:table-cell table:formula="of:=IF([.B287] = 0; [.C286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14" calcext:value-type="date">
            <text:p>14.10.2022</text:p>
          </table:table-cell>
          <table:table-cell office:value-type="float" office:value="0" calcext:value-type="float">
            <text:p>0</text:p>
          </table:table-cell>
          <table:table-cell table:formula="of:=IF([.B288] = 0; [.C287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0-15" calcext:value-type="date">
            <text:p>15.10.2022</text:p>
          </table:table-cell>
          <table:table-cell office:value-type="float" office:value="0" calcext:value-type="float">
            <text:p>0</text:p>
          </table:table-cell>
          <table:table-cell table:formula="of:=IF([.B289] = 0; [.C288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  <table:table-cell table:formula="of:=IF([.B290] = 0; [.C289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10-17" calcext:value-type="date">
            <text:p>17.10.2022</text:p>
          </table:table-cell>
          <table:table-cell office:value-type="float" office:value="0" calcext:value-type="float">
            <text:p>0</text:p>
          </table:table-cell>
          <table:table-cell table:formula="of:=IF([.B291] = 0; [.C290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10-18" calcext:value-type="date">
            <text:p>18.10.2022</text:p>
          </table:table-cell>
          <table:table-cell office:value-type="float" office:value="0" calcext:value-type="float">
            <text:p>0</text:p>
          </table:table-cell>
          <table:table-cell table:formula="of:=IF([.B292] = 0; [.C291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10-19" calcext:value-type="date">
            <text:p>19.10.2022</text:p>
          </table:table-cell>
          <table:table-cell office:value-type="float" office:value="0" calcext:value-type="float">
            <text:p>0</text:p>
          </table:table-cell>
          <table:table-cell table:formula="of:=IF([.B293] = 0; [.C292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10-20" calcext:value-type="date">
            <text:p>20.10.2022</text:p>
          </table:table-cell>
          <table:table-cell office:value-type="float" office:value="0" calcext:value-type="float">
            <text:p>0</text:p>
          </table:table-cell>
          <table:table-cell table:formula="of:=IF([.B294] = 0; [.C293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10-21" calcext:value-type="date">
            <text:p>21.10.2022</text:p>
          </table:table-cell>
          <table:table-cell office:value-type="float" office:value="0" calcext:value-type="float">
            <text:p>0</text:p>
          </table:table-cell>
          <table:table-cell table:formula="of:=IF([.B295] = 0; [.C294]+1; 0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10-22" calcext:value-type="date">
            <text:p>22.10.2022</text:p>
          </table:table-cell>
          <table:table-cell office:value-type="float" office:value="1084" calcext:value-type="float">
            <text:p>1084</text:p>
          </table:table-cell>
          <table:table-cell table:formula="of:=IF([.B296] = 0; [.C29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3" calcext:value-type="date">
            <text:p>23.10.2022</text:p>
          </table:table-cell>
          <table:table-cell office:value-type="float" office:value="1423" calcext:value-type="float">
            <text:p>1423</text:p>
          </table:table-cell>
          <table:table-cell table:formula="of:=IF([.B297] = 0; [.C29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4" calcext:value-type="date">
            <text:p>24.10.2022</text:p>
          </table:table-cell>
          <table:table-cell office:value-type="float" office:value="1315" calcext:value-type="float">
            <text:p>1315</text:p>
          </table:table-cell>
          <table:table-cell table:formula="of:=IF([.B298] = 0; [.C29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5" calcext:value-type="date">
            <text:p>25.10.2022</text:p>
          </table:table-cell>
          <table:table-cell office:value-type="float" office:value="717" calcext:value-type="float">
            <text:p>717</text:p>
          </table:table-cell>
          <table:table-cell table:formula="of:=IF([.B299] = 0; [.C29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6" calcext:value-type="date">
            <text:p>26.10.2022</text:p>
          </table:table-cell>
          <table:table-cell office:value-type="float" office:value="1398" calcext:value-type="float">
            <text:p>1398</text:p>
          </table:table-cell>
          <table:table-cell table:formula="of:=IF([.B300] = 0; [.C29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7" calcext:value-type="date">
            <text:p>27.10.2022</text:p>
          </table:table-cell>
          <table:table-cell office:value-type="float" office:value="913" calcext:value-type="float">
            <text:p>913</text:p>
          </table:table-cell>
          <table:table-cell table:formula="of:=IF([.B301] = 0; [.C30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8" calcext:value-type="date">
            <text:p>28.10.2022</text:p>
          </table:table-cell>
          <table:table-cell office:value-type="float" office:value="660" calcext:value-type="float">
            <text:p>660</text:p>
          </table:table-cell>
          <table:table-cell table:formula="of:=IF([.B302] = 0; [.C30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0-29" calcext:value-type="date">
            <text:p>29.10.2022</text:p>
          </table:table-cell>
          <table:table-cell office:value-type="float" office:value="0" calcext:value-type="float">
            <text:p>0</text:p>
          </table:table-cell>
          <table:table-cell table:formula="of:=IF([.B303] = 0; [.C302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  <table:table-cell table:formula="of:=IF([.B304] = 0; [.C303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0-31" calcext:value-type="date">
            <text:p>31.10.2022</text:p>
          </table:table-cell>
          <table:table-cell office:value-type="float" office:value="0" calcext:value-type="float">
            <text:p>0</text:p>
          </table:table-cell>
          <table:table-cell table:formula="of:=IF([.B305] = 0; [.C304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1-01" calcext:value-type="date">
            <text:p>1.11.2022</text:p>
          </table:table-cell>
          <table:table-cell office:value-type="float" office:value="0" calcext:value-type="float">
            <text:p>0</text:p>
          </table:table-cell>
          <table:table-cell table:formula="of:=IF([.B306] = 0; [.C305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11-02" calcext:value-type="date">
            <text:p>2.11.2022</text:p>
          </table:table-cell>
          <table:table-cell office:value-type="float" office:value="0" calcext:value-type="float">
            <text:p>0</text:p>
          </table:table-cell>
          <table:table-cell table:formula="of:=IF([.B307] = 0; [.C306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11-03" calcext:value-type="date">
            <text:p>3.11.2022</text:p>
          </table:table-cell>
          <table:table-cell office:value-type="float" office:value="935" calcext:value-type="float">
            <text:p>935</text:p>
          </table:table-cell>
          <table:table-cell table:formula="of:=IF([.B308] = 0; [.C30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4" calcext:value-type="date">
            <text:p>4.11.2022</text:p>
          </table:table-cell>
          <table:table-cell office:value-type="float" office:value="648" calcext:value-type="float">
            <text:p>648</text:p>
          </table:table-cell>
          <table:table-cell table:formula="of:=IF([.B309] = 0; [.C308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5" calcext:value-type="date">
            <text:p>5.11.2022</text:p>
          </table:table-cell>
          <table:table-cell office:value-type="float" office:value="793" calcext:value-type="float">
            <text:p>793</text:p>
          </table:table-cell>
          <table:table-cell table:formula="of:=IF([.B310] = 0; [.C30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6" calcext:value-type="date">
            <text:p>6.11.2022</text:p>
          </table:table-cell>
          <table:table-cell office:value-type="float" office:value="1276" calcext:value-type="float">
            <text:p>1276</text:p>
          </table:table-cell>
          <table:table-cell table:formula="of:=IF([.B311] = 0; [.C31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7" calcext:value-type="date">
            <text:p>7.11.2022</text:p>
          </table:table-cell>
          <table:table-cell office:value-type="float" office:value="1234" calcext:value-type="float">
            <text:p>1234</text:p>
          </table:table-cell>
          <table:table-cell table:formula="of:=IF([.B312] = 0; [.C311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8" calcext:value-type="date">
            <text:p>8.11.2022</text:p>
          </table:table-cell>
          <table:table-cell office:value-type="float" office:value="1302" calcext:value-type="float">
            <text:p>1302</text:p>
          </table:table-cell>
          <table:table-cell table:formula="of:=IF([.B313] = 0; [.C31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09" calcext:value-type="date">
            <text:p>9.11.2022</text:p>
          </table:table-cell>
          <table:table-cell office:value-type="float" office:value="1316" calcext:value-type="float">
            <text:p>1316</text:p>
          </table:table-cell>
          <table:table-cell table:formula="of:=IF([.B314] = 0; [.C31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0" calcext:value-type="date">
            <text:p>10.11.2022</text:p>
          </table:table-cell>
          <table:table-cell office:value-type="float" office:value="1463" calcext:value-type="float">
            <text:p>1463</text:p>
          </table:table-cell>
          <table:table-cell table:formula="of:=IF([.B315] = 0; [.C31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1" calcext:value-type="date">
            <text:p>11.11.2022</text:p>
          </table:table-cell>
          <table:table-cell office:value-type="float" office:value="771" calcext:value-type="float">
            <text:p>771</text:p>
          </table:table-cell>
          <table:table-cell table:formula="of:=IF([.B316] = 0; [.C31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12" calcext:value-type="date">
            <text:p>12.11.2022</text:p>
          </table:table-cell>
          <table:table-cell office:value-type="float" office:value="0" calcext:value-type="float">
            <text:p>0</text:p>
          </table:table-cell>
          <table:table-cell table:formula="of:=IF([.B317] = 0; [.C316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  <table:table-cell table:formula="of:=IF([.B318] = 0; [.C317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1-14" calcext:value-type="date">
            <text:p>14.11.2022</text:p>
          </table:table-cell>
          <table:table-cell office:value-type="float" office:value="0" calcext:value-type="float">
            <text:p>0</text:p>
          </table:table-cell>
          <table:table-cell table:formula="of:=IF([.B319] = 0; [.C318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1-15" calcext:value-type="date">
            <text:p>15.11.2022</text:p>
          </table:table-cell>
          <table:table-cell office:value-type="float" office:value="0" calcext:value-type="float">
            <text:p>0</text:p>
          </table:table-cell>
          <table:table-cell table:formula="of:=IF([.B320] = 0; [.C319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11-16" calcext:value-type="date">
            <text:p>16.11.2022</text:p>
          </table:table-cell>
          <table:table-cell office:value-type="float" office:value="0" calcext:value-type="float">
            <text:p>0</text:p>
          </table:table-cell>
          <table:table-cell table:formula="of:=IF([.B321] = 0; [.C320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11-17" calcext:value-type="date">
            <text:p>17.11.2022</text:p>
          </table:table-cell>
          <table:table-cell office:value-type="float" office:value="0" calcext:value-type="float">
            <text:p>0</text:p>
          </table:table-cell>
          <table:table-cell table:formula="of:=IF([.B322] = 0; [.C321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11-18" calcext:value-type="date">
            <text:p>18.11.2022</text:p>
          </table:table-cell>
          <table:table-cell office:value-type="float" office:value="0" calcext:value-type="float">
            <text:p>0</text:p>
          </table:table-cell>
          <table:table-cell table:formula="of:=IF([.B323] = 0; [.C322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11-19" calcext:value-type="date">
            <text:p>19.11.2022</text:p>
          </table:table-cell>
          <table:table-cell office:value-type="float" office:value="816" calcext:value-type="float">
            <text:p>816</text:p>
          </table:table-cell>
          <table:table-cell table:formula="of:=IF([.B324] = 0; [.C32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0" calcext:value-type="date">
            <text:p>20.11.2022</text:p>
          </table:table-cell>
          <table:table-cell office:value-type="float" office:value="734" calcext:value-type="float">
            <text:p>734</text:p>
          </table:table-cell>
          <table:table-cell table:formula="of:=IF([.B325] = 0; [.C32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1" calcext:value-type="date">
            <text:p>21.11.2022</text:p>
          </table:table-cell>
          <table:table-cell office:value-type="float" office:value="1097" calcext:value-type="float">
            <text:p>1097</text:p>
          </table:table-cell>
          <table:table-cell table:formula="of:=IF([.B326] = 0; [.C325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2" calcext:value-type="date">
            <text:p>22.11.2022</text:p>
          </table:table-cell>
          <table:table-cell office:value-type="float" office:value="640" calcext:value-type="float">
            <text:p>640</text:p>
          </table:table-cell>
          <table:table-cell table:formula="of:=IF([.B327] = 0; [.C32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3" calcext:value-type="date">
            <text:p>23.11.2022</text:p>
          </table:table-cell>
          <table:table-cell office:value-type="float" office:value="0" calcext:value-type="float">
            <text:p>0</text:p>
          </table:table-cell>
          <table:table-cell table:formula="of:=IF([.B328] = 0; [.C327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4" calcext:value-type="date">
            <text:p>24.11.2022</text:p>
          </table:table-cell>
          <table:table-cell office:value-type="float" office:value="0" calcext:value-type="float">
            <text:p>0</text:p>
          </table:table-cell>
          <table:table-cell table:formula="of:=IF([.B329] = 0; [.C328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1-25" calcext:value-type="date">
            <text:p>25.11.2022</text:p>
          </table:table-cell>
          <table:table-cell office:value-type="float" office:value="1066" calcext:value-type="float">
            <text:p>1066</text:p>
          </table:table-cell>
          <table:table-cell table:formula="of:=IF([.B330] = 0; [.C32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6" calcext:value-type="date">
            <text:p>26.11.2022</text:p>
          </table:table-cell>
          <table:table-cell office:value-type="float" office:value="670" calcext:value-type="float">
            <text:p>670</text:p>
          </table:table-cell>
          <table:table-cell table:formula="of:=IF([.B331] = 0; [.C33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  <table:table-cell table:formula="of:=IF([.B332] = 0; [.C33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1-28" calcext:value-type="date">
            <text:p>28.11.2022</text:p>
          </table:table-cell>
          <table:table-cell office:value-type="float" office:value="0" calcext:value-type="float">
            <text:p>0</text:p>
          </table:table-cell>
          <table:table-cell table:formula="of:=IF([.B333] = 0; [.C332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1-29" calcext:value-type="date">
            <text:p>29.11.2022</text:p>
          </table:table-cell>
          <table:table-cell office:value-type="float" office:value="0" calcext:value-type="float">
            <text:p>0</text:p>
          </table:table-cell>
          <table:table-cell table:formula="of:=IF([.B334] = 0; [.C333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1-30" calcext:value-type="date">
            <text:p>30.11.2022</text:p>
          </table:table-cell>
          <table:table-cell office:value-type="float" office:value="0" calcext:value-type="float">
            <text:p>0</text:p>
          </table:table-cell>
          <table:table-cell table:formula="of:=IF([.B335] = 0; [.C334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12-01" calcext:value-type="date">
            <text:p>1.12.2022</text:p>
          </table:table-cell>
          <table:table-cell office:value-type="float" office:value="0" calcext:value-type="float">
            <text:p>0</text:p>
          </table:table-cell>
          <table:table-cell table:formula="of:=IF([.B336] = 0; [.C335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IF([.B337] = 0; [.C336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IF([.B338] = 0; [.C337]+1; 0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formula="of:=IF([.B339] = 0; [.C338]+1; 0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12-05" calcext:value-type="date">
            <text:p>5.12.2022</text:p>
          </table:table-cell>
          <table:table-cell office:value-type="float" office:value="29" calcext:value-type="float">
            <text:p>29</text:p>
          </table:table-cell>
          <table:table-cell table:formula="of:=IF([.B340] = 0; [.C339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6" calcext:value-type="date">
            <text:p>6.12.2022</text:p>
          </table:table-cell>
          <table:table-cell office:value-type="float" office:value="46" calcext:value-type="float">
            <text:p>46</text:p>
          </table:table-cell>
          <table:table-cell table:formula="of:=IF([.B341] = 0; [.C34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IF([.B342] = 0; [.C34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08" calcext:value-type="date">
            <text:p>8.12.2022</text:p>
          </table:table-cell>
          <table:table-cell office:value-type="float" office:value="0" calcext:value-type="float">
            <text:p>0</text:p>
          </table:table-cell>
          <table:table-cell table:formula="of:=IF([.B343] = 0; [.C342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IF([.B344] = 0; [.C343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2-10" calcext:value-type="date">
            <text:p>10.12.2022</text:p>
          </table:table-cell>
          <table:table-cell office:value-type="float" office:value="0" calcext:value-type="float">
            <text:p>0</text:p>
          </table:table-cell>
          <table:table-cell table:formula="of:=IF([.B345] = 0; [.C344]+1; 0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IF([.B346] = 0; [.C345]+1; 0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12-12" calcext:value-type="date">
            <text:p>12.12.2022</text:p>
          </table:table-cell>
          <table:table-cell office:value-type="float" office:value="0" calcext:value-type="float">
            <text:p>0</text:p>
          </table:table-cell>
          <table:table-cell table:formula="of:=IF([.B347] = 0; [.C346]+1; 0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12-13" calcext:value-type="date">
            <text:p>13.12.2022</text:p>
          </table:table-cell>
          <table:table-cell office:value-type="float" office:value="145" calcext:value-type="float">
            <text:p>145</text:p>
          </table:table-cell>
          <table:table-cell table:formula="of:=IF([.B348] = 0; [.C347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4" calcext:value-type="date">
            <text:p>14.12.2022</text:p>
          </table:table-cell>
          <table:table-cell office:value-type="float" office:value="0" calcext:value-type="float">
            <text:p>0</text:p>
          </table:table-cell>
          <table:table-cell table:formula="of:=IF([.B349] = 0; [.C348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IF([.B350] = 0; [.C349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2-16" calcext:value-type="date">
            <text:p>16.12.2022</text:p>
          </table:table-cell>
          <table:table-cell office:value-type="float" office:value="24" calcext:value-type="float">
            <text:p>24</text:p>
          </table:table-cell>
          <table:table-cell table:formula="of:=IF([.B351] = 0; [.C35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IF([.B352] = 0; [.C35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  <table:table-cell table:formula="of:=IF([.B353] = 0; [.C352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2-19" calcext:value-type="date">
            <text:p>19.12.2022</text:p>
          </table:table-cell>
          <table:table-cell office:value-type="float" office:value="45" calcext:value-type="float">
            <text:p>45</text:p>
          </table:table-cell>
          <table:table-cell table:formula="of:=IF([.B354] = 0; [.C353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0" calcext:value-type="date">
            <text:p>20.12.2022</text:p>
          </table:table-cell>
          <table:table-cell office:value-type="float" office:value="97" calcext:value-type="float">
            <text:p>97</text:p>
          </table:table-cell>
          <table:table-cell table:formula="of:=IF([.B355] = 0; [.C354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IF([.B356] = 0; [.C355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2" calcext:value-type="date">
            <text:p>22.12.2022</text:p>
          </table:table-cell>
          <table:table-cell office:value-type="float" office:value="22" calcext:value-type="float">
            <text:p>22</text:p>
          </table:table-cell>
          <table:table-cell table:formula="of:=IF([.B357] = 0; [.C356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IF([.B358] = 0; [.C357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4" calcext:value-type="date">
            <text:p>24.12.2022</text:p>
          </table:table-cell>
          <table:table-cell office:value-type="float" office:value="0" calcext:value-type="float">
            <text:p>0</text:p>
          </table:table-cell>
          <table:table-cell table:formula="of:=IF([.B359] = 0; [.C358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  <table:table-cell table:formula="of:=IF([.B360] = 0; [.C359]+1; 0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12-26" calcext:value-type="date">
            <text:p>26.12.2022</text:p>
          </table:table-cell>
          <table:table-cell office:value-type="float" office:value="135" calcext:value-type="float">
            <text:p>135</text:p>
          </table:table-cell>
          <table:table-cell table:formula="of:=IF([.B361] = 0; [.C360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7" calcext:value-type="date">
            <text:p>27.12.2022</text:p>
          </table:table-cell>
          <table:table-cell office:value-type="float" office:value="0" calcext:value-type="float">
            <text:p>0</text:p>
          </table:table-cell>
          <table:table-cell table:formula="of:=IF([.B362] = 0; [.C361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28" calcext:value-type="date">
            <text:p>28.12.2022</text:p>
          </table:table-cell>
          <table:table-cell office:value-type="float" office:value="153" calcext:value-type="float">
            <text:p>153</text:p>
          </table:table-cell>
          <table:table-cell table:formula="of:=IF([.B363] = 0; [.C362]+1; 0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9" calcext:value-type="date">
            <text:p>29.12.2022</text:p>
          </table:table-cell>
          <table:table-cell office:value-type="float" office:value="0" calcext:value-type="float">
            <text:p>0</text:p>
          </table:table-cell>
          <table:table-cell table:formula="of:=IF([.B364] = 0; [.C363]+1; 0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12-30" calcext:value-type="date">
            <text:p>30.12.2022</text:p>
          </table:table-cell>
          <table:table-cell office:value-type="float" office:value="0" calcext:value-type="float">
            <text:p>0</text:p>
          </table:table-cell>
          <table:table-cell table:formula="of:=IF([.B365] = 0; [.C364]+1; 0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12-31" calcext:value-type="date">
            <text:p>31.12.2022</text:p>
          </table:table-cell>
          <table:table-cell office:value-type="float" office:value="144" calcext:value-type="float">
            <text:p>144</text:p>
          </table:table-cell>
          <table:table-cell table:formula="of:=IF([.B366] = 0; [.C365]+1; 0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/>
          <table:table-cell table:style-name="Default" table:formula="of:=MAX([.C2:.C366])" office:value-type="float" office:value="21" calcext:value-type="float">
            <text:p>21</text:p>
          </table:table-cell>
        </table:table-row>
        <calcext:conditional-formats>
          <calcext:conditional-format calcext:target-range-address="'zad 4.1 a'.C2:'zad 4.1 a'.C366">
            <calcext:condition calcext:apply-style-name="Good" calcext:value="=[$'zad 4.1 a'.$C$367]" calcext:base-cell-address="'zad 4.1 a'.C2"/>
          </calcext:conditional-format>
        </calcext:conditional-formats>
      </table:table>
      <table:table table:name="zad 4.1 b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retencja</text:p>
          </table:table-cell>
          <table:table-cell table:style-name="Default" office:value-type="string" calcext:value-type="string">
            <text:p>okres bez deszczu</text:p>
          </table:table-cell>
          <table:table-cell office:value-type="string" calcext:value-type="string">
            <text:p>podlewanie</text:p>
          </table:table-cell>
        </table:table-row>
        <table:table-row table:style-name="ro1" table:visibility="filter">
          <table:table-cell office:value-type="date" office:date-value="2022-01-01" calcext:value-type="date">
            <text:p>1.01.2022</text:p>
          </table:table-cell>
          <table:table-cell office:value-type="float" office:value="0" calcext:value-type="float">
            <text:p>0</text:p>
          </table:table-cell>
          <table:table-cell table:formula="of:=IF([.B2] = 0; 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1-02" calcext:value-type="date">
            <text:p>2.01.2022</text:p>
          </table:table-cell>
          <table:table-cell office:value-type="float" office:value="0" calcext:value-type="float">
            <text:p>0</text:p>
          </table:table-cell>
          <table:table-cell table:formula="of:=IF([.B3] = 0; [.C2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1-03" calcext:value-type="date">
            <text:p>3.01.2022</text:p>
          </table:table-cell>
          <table:table-cell office:value-type="float" office:value="0" calcext:value-type="float">
            <text:p>0</text:p>
          </table:table-cell>
          <table:table-cell table:formula="of:=IF([.B4] = 0; [.C3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01-04" calcext:value-type="date">
            <text:p>4.01.2022</text:p>
          </table:table-cell>
          <table:table-cell office:value-type="float" office:value="0" calcext:value-type="float">
            <text:p>0</text:p>
          </table:table-cell>
          <table:table-cell table:formula="of:=IF([.B5] = 0; [.C4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01-05" calcext:value-type="date">
            <text:p>5.01.2022</text:p>
          </table:table-cell>
          <table:table-cell office:value-type="float" office:value="0" calcext:value-type="float">
            <text:p>0</text:p>
          </table:table-cell>
          <table:table-cell table:formula="of:=IF([.B6] = 0; [.C5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01-06" calcext:value-type="date">
            <text:p>6.01.2022</text:p>
          </table:table-cell>
          <table:table-cell office:value-type="float" office:value="0" calcext:value-type="float">
            <text:p>0</text:p>
          </table:table-cell>
          <table:table-cell table:formula="of:=IF([.B7] = 0; [.C6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01-07" calcext:value-type="date">
            <text:p>7.01.2022</text:p>
          </table:table-cell>
          <table:table-cell office:value-type="float" office:value="0" calcext:value-type="float">
            <text:p>0</text:p>
          </table:table-cell>
          <table:table-cell table:formula="of:=IF([.B8] = 0; [.C7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01-08" calcext:value-type="date">
            <text:p>8.01.2022</text:p>
          </table:table-cell>
          <table:table-cell office:value-type="float" office:value="41" calcext:value-type="float">
            <text:p>41</text:p>
          </table:table-cell>
          <table:table-cell table:formula="of:=IF([.B9] = 0; [.C8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09" calcext:value-type="date">
            <text:p>9.01.2022</text:p>
          </table:table-cell>
          <table:table-cell office:value-type="float" office:value="79" calcext:value-type="float">
            <text:p>79</text:p>
          </table:table-cell>
          <table:table-cell table:formula="of:=IF([.B10] = 0; [.C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10" calcext:value-type="date">
            <text:p>10.01.2022</text:p>
          </table:table-cell>
          <table:table-cell office:value-type="float" office:value="163" calcext:value-type="float">
            <text:p>163</text:p>
          </table:table-cell>
          <table:table-cell table:formula="of:=IF([.B11] = 0; [.C1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11" calcext:value-type="date">
            <text:p>11.01.2022</text:p>
          </table:table-cell>
          <table:table-cell office:value-type="float" office:value="259" calcext:value-type="float">
            <text:p>259</text:p>
          </table:table-cell>
          <table:table-cell table:formula="of:=IF([.B12] = 0; [.C11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12" calcext:value-type="date">
            <text:p>12.01.2022</text:p>
          </table:table-cell>
          <table:table-cell office:value-type="float" office:value="368" calcext:value-type="float">
            <text:p>368</text:p>
          </table:table-cell>
          <table:table-cell table:formula="of:=IF([.B13] = 0; [.C12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13" calcext:value-type="date">
            <text:p>13.01.2022</text:p>
          </table:table-cell>
          <table:table-cell office:value-type="float" office:value="45" calcext:value-type="float">
            <text:p>45</text:p>
          </table:table-cell>
          <table:table-cell table:formula="of:=IF([.B14] = 0; [.C1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14" calcext:value-type="date">
            <text:p>14.01.2022</text:p>
          </table:table-cell>
          <table:table-cell office:value-type="float" office:value="0" calcext:value-type="float">
            <text:p>0</text:p>
          </table:table-cell>
          <table:table-cell table:formula="of:=IF([.B15] = 0; [.C14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1-15" calcext:value-type="date">
            <text:p>15.01.2022</text:p>
          </table:table-cell>
          <table:table-cell office:value-type="float" office:value="0" calcext:value-type="float">
            <text:p>0</text:p>
          </table:table-cell>
          <table:table-cell table:formula="of:=IF([.B16] = 0; [.C15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1-16" calcext:value-type="date">
            <text:p>16.01.2022</text:p>
          </table:table-cell>
          <table:table-cell office:value-type="float" office:value="0" calcext:value-type="float">
            <text:p>0</text:p>
          </table:table-cell>
          <table:table-cell table:formula="of:=IF([.B17] = 0; [.C16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01-17" calcext:value-type="date">
            <text:p>17.01.2022</text:p>
          </table:table-cell>
          <table:table-cell office:value-type="float" office:value="0" calcext:value-type="float">
            <text:p>0</text:p>
          </table:table-cell>
          <table:table-cell table:formula="of:=IF([.B18] = 0; [.C17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01-18" calcext:value-type="date">
            <text:p>18.01.2022</text:p>
          </table:table-cell>
          <table:table-cell office:value-type="float" office:value="0" calcext:value-type="float">
            <text:p>0</text:p>
          </table:table-cell>
          <table:table-cell table:formula="of:=IF([.B19] = 0; [.C18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01-19" calcext:value-type="date">
            <text:p>19.01.2022</text:p>
          </table:table-cell>
          <table:table-cell office:value-type="float" office:value="0" calcext:value-type="float">
            <text:p>0</text:p>
          </table:table-cell>
          <table:table-cell table:formula="of:=IF([.B20] = 0; [.C19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01-20" calcext:value-type="date">
            <text:p>20.01.2022</text:p>
          </table:table-cell>
          <table:table-cell office:value-type="float" office:value="0" calcext:value-type="float">
            <text:p>0</text:p>
          </table:table-cell>
          <table:table-cell table:formula="of:=IF([.B21] = 0; [.C20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01-21" calcext:value-type="date">
            <text:p>21.01.2022</text:p>
          </table:table-cell>
          <table:table-cell office:value-type="float" office:value="0" calcext:value-type="float">
            <text:p>0</text:p>
          </table:table-cell>
          <table:table-cell table:formula="of:=IF([.B22] = 0; [.C21]+1; 0)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2-01-22" calcext:value-type="date">
            <text:p>22.01.2022</text:p>
          </table:table-cell>
          <table:table-cell office:value-type="float" office:value="0" calcext:value-type="float">
            <text:p>0</text:p>
          </table:table-cell>
          <table:table-cell table:formula="of:=IF([.B23] = 0; [.C22]+1; 0)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2-01-23" calcext:value-type="date">
            <text:p>23.01.2022</text:p>
          </table:table-cell>
          <table:table-cell office:value-type="float" office:value="33" calcext:value-type="float">
            <text:p>33</text:p>
          </table:table-cell>
          <table:table-cell table:formula="of:=IF([.B24] = 0; [.C2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24" calcext:value-type="date">
            <text:p>24.01.2022</text:p>
          </table:table-cell>
          <table:table-cell office:value-type="float" office:value="75" calcext:value-type="float">
            <text:p>75</text:p>
          </table:table-cell>
          <table:table-cell table:formula="of:=IF([.B25] = 0; [.C2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25" calcext:value-type="date">
            <text:p>25.01.2022</text:p>
          </table:table-cell>
          <table:table-cell office:value-type="float" office:value="537" calcext:value-type="float">
            <text:p>537</text:p>
          </table:table-cell>
          <table:table-cell table:formula="of:=IF([.B26] = 0; [.C2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26" calcext:value-type="date">
            <text:p>26.01.2022</text:p>
          </table:table-cell>
          <table:table-cell office:value-type="float" office:value="826" calcext:value-type="float">
            <text:p>826</text:p>
          </table:table-cell>
          <table:table-cell table:formula="of:=IF([.B27] = 0; [.C2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27" calcext:value-type="date">
            <text:p>27.01.2022</text:p>
          </table:table-cell>
          <table:table-cell office:value-type="float" office:value="26" calcext:value-type="float">
            <text:p>26</text:p>
          </table:table-cell>
          <table:table-cell table:formula="of:=IF([.B28] = 0; [.C2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1-28" calcext:value-type="date">
            <text:p>28.01.2022</text:p>
          </table:table-cell>
          <table:table-cell office:value-type="float" office:value="0" calcext:value-type="float">
            <text:p>0</text:p>
          </table:table-cell>
          <table:table-cell table:formula="of:=IF([.B29] = 0; [.C28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1-29" calcext:value-type="date">
            <text:p>29.01.2022</text:p>
          </table:table-cell>
          <table:table-cell office:value-type="float" office:value="0" calcext:value-type="float">
            <text:p>0</text:p>
          </table:table-cell>
          <table:table-cell table:formula="of:=IF([.B30] = 0; [.C29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1-30" calcext:value-type="date">
            <text:p>30.01.2022</text:p>
          </table:table-cell>
          <table:table-cell office:value-type="float" office:value="0" calcext:value-type="float">
            <text:p>0</text:p>
          </table:table-cell>
          <table:table-cell table:formula="of:=IF([.B31] = 0; [.C30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01-31" calcext:value-type="date">
            <text:p>31.01.2022</text:p>
          </table:table-cell>
          <table:table-cell office:value-type="float" office:value="0" calcext:value-type="float">
            <text:p>0</text:p>
          </table:table-cell>
          <table:table-cell table:formula="of:=IF([.B32] = 0; [.C31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02-01" calcext:value-type="date">
            <text:p>1.02.2022</text:p>
          </table:table-cell>
          <table:table-cell office:value-type="float" office:value="0" calcext:value-type="float">
            <text:p>0</text:p>
          </table:table-cell>
          <table:table-cell table:formula="of:=IF([.B33] = 0; [.C32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02-02" calcext:value-type="date">
            <text:p>2.02.2022</text:p>
          </table:table-cell>
          <table:table-cell office:value-type="float" office:value="0" calcext:value-type="float">
            <text:p>0</text:p>
          </table:table-cell>
          <table:table-cell table:formula="of:=IF([.B34] = 0; [.C33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02-03" calcext:value-type="date">
            <text:p>3.02.2022</text:p>
          </table:table-cell>
          <table:table-cell office:value-type="float" office:value="0" calcext:value-type="float">
            <text:p>0</text:p>
          </table:table-cell>
          <table:table-cell table:formula="of:=IF([.B35] = 0; [.C34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02-04" calcext:value-type="date">
            <text:p>4.02.2022</text:p>
          </table:table-cell>
          <table:table-cell office:value-type="float" office:value="0" calcext:value-type="float">
            <text:p>0</text:p>
          </table:table-cell>
          <table:table-cell table:formula="of:=IF([.B36] = 0; [.C35]+1; 0)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2-02-05" calcext:value-type="date">
            <text:p>5.02.2022</text:p>
          </table:table-cell>
          <table:table-cell office:value-type="float" office:value="97" calcext:value-type="float">
            <text:p>97</text:p>
          </table:table-cell>
          <table:table-cell table:formula="of:=IF([.B37] = 0; [.C3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06" calcext:value-type="date">
            <text:p>6.02.2022</text:p>
          </table:table-cell>
          <table:table-cell office:value-type="float" office:value="0" calcext:value-type="float">
            <text:p>0</text:p>
          </table:table-cell>
          <table:table-cell table:formula="of:=IF([.B38] = 0; [.C37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2-07" calcext:value-type="date">
            <text:p>7.02.2022</text:p>
          </table:table-cell>
          <table:table-cell office:value-type="float" office:value="99" calcext:value-type="float">
            <text:p>99</text:p>
          </table:table-cell>
          <table:table-cell table:formula="of:=IF([.B39] = 0; [.C38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08" calcext:value-type="date">
            <text:p>8.02.2022</text:p>
          </table:table-cell>
          <table:table-cell office:value-type="float" office:value="0" calcext:value-type="float">
            <text:p>0</text:p>
          </table:table-cell>
          <table:table-cell table:formula="of:=IF([.B40] = 0; [.C39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2-09" calcext:value-type="date">
            <text:p>9.02.2022</text:p>
          </table:table-cell>
          <table:table-cell office:value-type="float" office:value="0" calcext:value-type="float">
            <text:p>0</text:p>
          </table:table-cell>
          <table:table-cell table:formula="of:=IF([.B41] = 0; [.C40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2-10" calcext:value-type="date">
            <text:p>10.02.2022</text:p>
          </table:table-cell>
          <table:table-cell office:value-type="float" office:value="0" calcext:value-type="float">
            <text:p>0</text:p>
          </table:table-cell>
          <table:table-cell table:formula="of:=IF([.B42] = 0; [.C41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02-11" calcext:value-type="date">
            <text:p>11.02.2022</text:p>
          </table:table-cell>
          <table:table-cell office:value-type="float" office:value="97" calcext:value-type="float">
            <text:p>97</text:p>
          </table:table-cell>
          <table:table-cell table:formula="of:=IF([.B43] = 0; [.C42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12" calcext:value-type="date">
            <text:p>12.02.2022</text:p>
          </table:table-cell>
          <table:table-cell office:value-type="float" office:value="83" calcext:value-type="float">
            <text:p>83</text:p>
          </table:table-cell>
          <table:table-cell table:formula="of:=IF([.B44] = 0; [.C4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13" calcext:value-type="date">
            <text:p>13.02.2022</text:p>
          </table:table-cell>
          <table:table-cell office:value-type="float" office:value="77" calcext:value-type="float">
            <text:p>77</text:p>
          </table:table-cell>
          <table:table-cell table:formula="of:=IF([.B45] = 0; [.C4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14" calcext:value-type="date">
            <text:p>14.02.2022</text:p>
          </table:table-cell>
          <table:table-cell office:value-type="float" office:value="195" calcext:value-type="float">
            <text:p>195</text:p>
          </table:table-cell>
          <table:table-cell table:formula="of:=IF([.B46] = 0; [.C4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15" calcext:value-type="date">
            <text:p>15.02.2022</text:p>
          </table:table-cell>
          <table:table-cell office:value-type="float" office:value="145" calcext:value-type="float">
            <text:p>145</text:p>
          </table:table-cell>
          <table:table-cell table:formula="of:=IF([.B47] = 0; [.C4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16" calcext:value-type="date">
            <text:p>16.02.2022</text:p>
          </table:table-cell>
          <table:table-cell office:value-type="float" office:value="90" calcext:value-type="float">
            <text:p>90</text:p>
          </table:table-cell>
          <table:table-cell table:formula="of:=IF([.B48] = 0; [.C4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17" calcext:value-type="date">
            <text:p>17.02.2022</text:p>
          </table:table-cell>
          <table:table-cell office:value-type="float" office:value="0" calcext:value-type="float">
            <text:p>0</text:p>
          </table:table-cell>
          <table:table-cell table:formula="of:=IF([.B49] = 0; [.C48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2-18" calcext:value-type="date">
            <text:p>18.02.2022</text:p>
          </table:table-cell>
          <table:table-cell office:value-type="float" office:value="0" calcext:value-type="float">
            <text:p>0</text:p>
          </table:table-cell>
          <table:table-cell table:formula="of:=IF([.B50] = 0; [.C49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2-19" calcext:value-type="date">
            <text:p>19.02.2022</text:p>
          </table:table-cell>
          <table:table-cell office:value-type="float" office:value="93" calcext:value-type="float">
            <text:p>93</text:p>
          </table:table-cell>
          <table:table-cell table:formula="of:=IF([.B51] = 0; [.C5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20" calcext:value-type="date">
            <text:p>20.02.2022</text:p>
          </table:table-cell>
          <table:table-cell office:value-type="float" office:value="0" calcext:value-type="float">
            <text:p>0</text:p>
          </table:table-cell>
          <table:table-cell table:formula="of:=IF([.B52] = 0; [.C51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2-21" calcext:value-type="date">
            <text:p>21.02.2022</text:p>
          </table:table-cell>
          <table:table-cell office:value-type="float" office:value="0" calcext:value-type="float">
            <text:p>0</text:p>
          </table:table-cell>
          <table:table-cell table:formula="of:=IF([.B53] = 0; [.C52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2-22" calcext:value-type="date">
            <text:p>22.02.2022</text:p>
          </table:table-cell>
          <table:table-cell office:value-type="float" office:value="93" calcext:value-type="float">
            <text:p>93</text:p>
          </table:table-cell>
          <table:table-cell table:formula="of:=IF([.B54] = 0; [.C5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23" calcext:value-type="date">
            <text:p>23.02.2022</text:p>
          </table:table-cell>
          <table:table-cell office:value-type="float" office:value="0" calcext:value-type="float">
            <text:p>0</text:p>
          </table:table-cell>
          <table:table-cell table:formula="of:=IF([.B55] = 0; [.C54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2-24" calcext:value-type="date">
            <text:p>24.02.2022</text:p>
          </table:table-cell>
          <table:table-cell office:value-type="float" office:value="0" calcext:value-type="float">
            <text:p>0</text:p>
          </table:table-cell>
          <table:table-cell table:formula="of:=IF([.B56] = 0; [.C55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2-25" calcext:value-type="date">
            <text:p>25.02.2022</text:p>
          </table:table-cell>
          <table:table-cell office:value-type="float" office:value="0" calcext:value-type="float">
            <text:p>0</text:p>
          </table:table-cell>
          <table:table-cell table:formula="of:=IF([.B57] = 0; [.C56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02-26" calcext:value-type="date">
            <text:p>26.02.2022</text:p>
          </table:table-cell>
          <table:table-cell office:value-type="float" office:value="228" calcext:value-type="float">
            <text:p>228</text:p>
          </table:table-cell>
          <table:table-cell table:formula="of:=IF([.B58] = 0; [.C5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2-27" calcext:value-type="date">
            <text:p>27.02.2022</text:p>
          </table:table-cell>
          <table:table-cell office:value-type="float" office:value="0" calcext:value-type="float">
            <text:p>0</text:p>
          </table:table-cell>
          <table:table-cell table:formula="of:=IF([.B59] = 0; [.C58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2-28" calcext:value-type="date">
            <text:p>28.02.2022</text:p>
          </table:table-cell>
          <table:table-cell office:value-type="float" office:value="84" calcext:value-type="float">
            <text:p>84</text:p>
          </table:table-cell>
          <table:table-cell table:formula="of:=IF([.B60] = 0; [.C5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01" calcext:value-type="date">
            <text:p>1.03.2022</text:p>
          </table:table-cell>
          <table:table-cell office:value-type="float" office:value="90" calcext:value-type="float">
            <text:p>90</text:p>
          </table:table-cell>
          <table:table-cell table:formula="of:=IF([.B61] = 0; [.C6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02" calcext:value-type="date">
            <text:p>2.03.2022</text:p>
          </table:table-cell>
          <table:table-cell office:value-type="float" office:value="0" calcext:value-type="float">
            <text:p>0</text:p>
          </table:table-cell>
          <table:table-cell table:formula="of:=IF([.B62] = 0; [.C61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3-03" calcext:value-type="date">
            <text:p>3.03.2022</text:p>
          </table:table-cell>
          <table:table-cell office:value-type="float" office:value="93" calcext:value-type="float">
            <text:p>93</text:p>
          </table:table-cell>
          <table:table-cell table:formula="of:=IF([.B63] = 0; [.C62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04" calcext:value-type="date">
            <text:p>4.03.2022</text:p>
          </table:table-cell>
          <table:table-cell office:value-type="float" office:value="1189" calcext:value-type="float">
            <text:p>1189</text:p>
          </table:table-cell>
          <table:table-cell table:formula="of:=IF([.B64] = 0; [.C6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05" calcext:value-type="date">
            <text:p>5.03.2022</text:p>
          </table:table-cell>
          <table:table-cell office:value-type="float" office:value="139" calcext:value-type="float">
            <text:p>139</text:p>
          </table:table-cell>
          <table:table-cell table:formula="of:=IF([.B65] = 0; [.C6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06" calcext:value-type="date">
            <text:p>6.03.2022</text:p>
          </table:table-cell>
          <table:table-cell office:value-type="float" office:value="0" calcext:value-type="float">
            <text:p>0</text:p>
          </table:table-cell>
          <table:table-cell table:formula="of:=IF([.B66] = 0; [.C65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3-07" calcext:value-type="date">
            <text:p>7.03.2022</text:p>
          </table:table-cell>
          <table:table-cell office:value-type="float" office:value="0" calcext:value-type="float">
            <text:p>0</text:p>
          </table:table-cell>
          <table:table-cell table:formula="of:=IF([.B67] = 0; [.C66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3-08" calcext:value-type="date">
            <text:p>8.03.2022</text:p>
          </table:table-cell>
          <table:table-cell office:value-type="float" office:value="75" calcext:value-type="float">
            <text:p>75</text:p>
          </table:table-cell>
          <table:table-cell table:formula="of:=IF([.B68] = 0; [.C6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09" calcext:value-type="date">
            <text:p>9.03.2022</text:p>
          </table:table-cell>
          <table:table-cell office:value-type="float" office:value="612" calcext:value-type="float">
            <text:p>612</text:p>
          </table:table-cell>
          <table:table-cell table:formula="of:=IF([.B69] = 0; [.C68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0" calcext:value-type="date">
            <text:p>10.03.2022</text:p>
          </table:table-cell>
          <table:table-cell office:value-type="float" office:value="0" calcext:value-type="float">
            <text:p>0</text:p>
          </table:table-cell>
          <table:table-cell table:formula="of:=IF([.B70] = 0; [.C69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3-11" calcext:value-type="date">
            <text:p>11.03.2022</text:p>
          </table:table-cell>
          <table:table-cell office:value-type="float" office:value="137" calcext:value-type="float">
            <text:p>137</text:p>
          </table:table-cell>
          <table:table-cell table:formula="of:=IF([.B71] = 0; [.C7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2" calcext:value-type="date">
            <text:p>12.03.2022</text:p>
          </table:table-cell>
          <table:table-cell office:value-type="float" office:value="122" calcext:value-type="float">
            <text:p>122</text:p>
          </table:table-cell>
          <table:table-cell table:formula="of:=IF([.B72] = 0; [.C71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3" calcext:value-type="date">
            <text:p>13.03.2022</text:p>
          </table:table-cell>
          <table:table-cell office:value-type="float" office:value="0" calcext:value-type="float">
            <text:p>0</text:p>
          </table:table-cell>
          <table:table-cell table:formula="of:=IF([.B73] = 0; [.C72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3-14" calcext:value-type="date">
            <text:p>14.03.2022</text:p>
          </table:table-cell>
          <table:table-cell office:value-type="float" office:value="0" calcext:value-type="float">
            <text:p>0</text:p>
          </table:table-cell>
          <table:table-cell table:formula="of:=IF([.B74] = 0; [.C73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3-15" calcext:value-type="date">
            <text:p>15.03.2022</text:p>
          </table:table-cell>
          <table:table-cell office:value-type="float" office:value="88" calcext:value-type="float">
            <text:p>88</text:p>
          </table:table-cell>
          <table:table-cell table:formula="of:=IF([.B75] = 0; [.C7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6" calcext:value-type="date">
            <text:p>16.03.2022</text:p>
          </table:table-cell>
          <table:table-cell office:value-type="float" office:value="112" calcext:value-type="float">
            <text:p>112</text:p>
          </table:table-cell>
          <table:table-cell table:formula="of:=IF([.B76] = 0; [.C7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7" calcext:value-type="date">
            <text:p>17.03.2022</text:p>
          </table:table-cell>
          <table:table-cell office:value-type="float" office:value="82" calcext:value-type="float">
            <text:p>82</text:p>
          </table:table-cell>
          <table:table-cell table:formula="of:=IF([.B77] = 0; [.C7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8" calcext:value-type="date">
            <text:p>18.03.2022</text:p>
          </table:table-cell>
          <table:table-cell office:value-type="float" office:value="174" calcext:value-type="float">
            <text:p>174</text:p>
          </table:table-cell>
          <table:table-cell table:formula="of:=IF([.B78] = 0; [.C7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19" calcext:value-type="date">
            <text:p>19.03.2022</text:p>
          </table:table-cell>
          <table:table-cell office:value-type="float" office:value="279" calcext:value-type="float">
            <text:p>279</text:p>
          </table:table-cell>
          <table:table-cell table:formula="of:=IF([.B79] = 0; [.C78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20" calcext:value-type="date">
            <text:p>20.03.2022</text:p>
          </table:table-cell>
          <table:table-cell office:value-type="float" office:value="125" calcext:value-type="float">
            <text:p>125</text:p>
          </table:table-cell>
          <table:table-cell table:formula="of:=IF([.B80] = 0; [.C7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21" calcext:value-type="date">
            <text:p>21.03.2022</text:p>
          </table:table-cell>
          <table:table-cell office:value-type="float" office:value="123" calcext:value-type="float">
            <text:p>123</text:p>
          </table:table-cell>
          <table:table-cell table:formula="of:=IF([.B81] = 0; [.C8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22" calcext:value-type="date">
            <text:p>22.03.2022</text:p>
          </table:table-cell>
          <table:table-cell office:value-type="float" office:value="108" calcext:value-type="float">
            <text:p>108</text:p>
          </table:table-cell>
          <table:table-cell table:formula="of:=IF([.B82] = 0; [.C81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03-23" calcext:value-type="date">
            <text:p>23.03.2022</text:p>
          </table:table-cell>
          <table:table-cell office:value-type="float" office:value="0" calcext:value-type="float">
            <text:p>0</text:p>
          </table:table-cell>
          <table:table-cell table:formula="of:=IF([.B83] = 0; [.C82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03-24" calcext:value-type="date">
            <text:p>24.03.2022</text:p>
          </table:table-cell>
          <table:table-cell office:value-type="float" office:value="0" calcext:value-type="float">
            <text:p>0</text:p>
          </table:table-cell>
          <table:table-cell table:formula="of:=IF([.B84] = 0; [.C83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03-25" calcext:value-type="date">
            <text:p>25.03.2022</text:p>
          </table:table-cell>
          <table:table-cell office:value-type="float" office:value="0" calcext:value-type="float">
            <text:p>0</text:p>
          </table:table-cell>
          <table:table-cell table:formula="of:=IF([.B85] = 0; [.C84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03-26" calcext:value-type="date">
            <text:p>26.03.2022</text:p>
          </table:table-cell>
          <table:table-cell office:value-type="float" office:value="0" calcext:value-type="float">
            <text:p>0</text:p>
          </table:table-cell>
          <table:table-cell table:formula="of:=IF([.B86] = 0; [.C85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03-27" calcext:value-type="date">
            <text:p>27.03.2022</text:p>
          </table:table-cell>
          <table:table-cell office:value-type="float" office:value="0" calcext:value-type="float">
            <text:p>0</text:p>
          </table:table-cell>
          <table:table-cell table:formula="of:=IF([.B87] = 0; [.C86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03-28" calcext:value-type="date">
            <text:p>28.03.2022</text:p>
          </table:table-cell>
          <table:table-cell office:value-type="float" office:value="0" calcext:value-type="float">
            <text:p>0</text:p>
          </table:table-cell>
          <table:table-cell table:formula="of:=IF([.B88] = 0; [.C87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03-29" calcext:value-type="date">
            <text:p>29.03.2022</text:p>
          </table:table-cell>
          <table:table-cell office:value-type="float" office:value="0" calcext:value-type="float">
            <text:p>0</text:p>
          </table:table-cell>
          <table:table-cell table:formula="of:=IF([.B89] = 0; [.C88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03-30" calcext:value-type="date">
            <text:p>30.03.2022</text:p>
          </table:table-cell>
          <table:table-cell office:value-type="float" office:value="0" calcext:value-type="float">
            <text:p>0</text:p>
          </table:table-cell>
          <table:table-cell table:formula="of:=IF([.B90] = 0; [.C89]+1; 0)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2-03-31" calcext:value-type="date">
            <text:p>31.03.2022</text:p>
          </table:table-cell>
          <table:table-cell office:value-type="float" office:value="207" calcext:value-type="float">
            <text:p>207</text:p>
          </table:table-cell>
          <table:table-cell table:formula="of:=IF([.B91] = 0; [.C90]+1; 0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2-04-01" calcext:value-type="date">
            <text:p>1.04.2022</text:p>
          </table:table-cell>
          <table:table-cell office:value-type="float" office:value="1299" calcext:value-type="float">
            <text:p>1299</text:p>
          </table:table-cell>
          <table:table-cell table:formula="of:=IF([.B92] = 0; [.C91]+1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2" calcext:value-type="date">
            <text:p>2.04.2022</text:p>
          </table:table-cell>
          <table:table-cell office:value-type="float" office:value="218" calcext:value-type="float">
            <text:p>218</text:p>
          </table:table-cell>
          <table:table-cell table:formula="of:=IF([.B93] = 0; [.C92]+1; 0)" office:value-type="float" office:value="0" calcext:value-type="float">
            <text:p>0</text:p>
          </table:table-cell>
          <table:table-cell table:formula="of:=IF(AND(MOD([.C93];5)=0;[.C93]&gt;[.C92]); [.D92]+ 1; [.D9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3" calcext:value-type="date">
            <text:p>3.04.2022</text:p>
          </table:table-cell>
          <table:table-cell office:value-type="float" office:value="0" calcext:value-type="float">
            <text:p>0</text:p>
          </table:table-cell>
          <table:table-cell table:formula="of:=IF([.B94] = 0; [.C93]+1; 0)" office:value-type="float" office:value="1" calcext:value-type="float">
            <text:p>1</text:p>
          </table:table-cell>
          <table:table-cell table:formula="of:=IF(AND(MOD([.C94];5)=0;[.C94]&gt;[.C93]); [.D93]+ 1; [.D9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4" calcext:value-type="date">
            <text:p>4.04.2022</text:p>
          </table:table-cell>
          <table:table-cell office:value-type="float" office:value="0" calcext:value-type="float">
            <text:p>0</text:p>
          </table:table-cell>
          <table:table-cell table:formula="of:=IF([.B95] = 0; [.C94]+1; 0)" office:value-type="float" office:value="2" calcext:value-type="float">
            <text:p>2</text:p>
          </table:table-cell>
          <table:table-cell table:formula="of:=IF(AND(MOD([.C95];5)=0;[.C95]&gt;[.C94]); [.D94]+ 1; [.D9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5" calcext:value-type="date">
            <text:p>5.04.2022</text:p>
          </table:table-cell>
          <table:table-cell office:value-type="float" office:value="0" calcext:value-type="float">
            <text:p>0</text:p>
          </table:table-cell>
          <table:table-cell table:formula="of:=IF([.B96] = 0; [.C95]+1; 0)" office:value-type="float" office:value="3" calcext:value-type="float">
            <text:p>3</text:p>
          </table:table-cell>
          <table:table-cell table:formula="of:=IF(AND(MOD([.C96];5)=0;[.C96]&gt;[.C95]); [.D95]+ 1; [.D9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6" calcext:value-type="date">
            <text:p>6.04.2022</text:p>
          </table:table-cell>
          <table:table-cell office:value-type="float" office:value="220" calcext:value-type="float">
            <text:p>220</text:p>
          </table:table-cell>
          <table:table-cell table:formula="of:=IF([.B97] = 0; [.C96]+1; 0)" office:value-type="float" office:value="0" calcext:value-type="float">
            <text:p>0</text:p>
          </table:table-cell>
          <table:table-cell table:formula="of:=IF(AND(MOD([.C97];5)=0;[.C97]&gt;[.C96]); [.D96]+ 1; [.D9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7" calcext:value-type="date">
            <text:p>7.04.2022</text:p>
          </table:table-cell>
          <table:table-cell office:value-type="float" office:value="72" calcext:value-type="float">
            <text:p>72</text:p>
          </table:table-cell>
          <table:table-cell table:formula="of:=IF([.B98] = 0; [.C97]+1; 0)" office:value-type="float" office:value="0" calcext:value-type="float">
            <text:p>0</text:p>
          </table:table-cell>
          <table:table-cell table:formula="of:=IF(AND(MOD([.C98];5)=0;[.C98]&gt;[.C97]); [.D97]+ 1; [.D9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8" calcext:value-type="date">
            <text:p>8.04.2022</text:p>
          </table:table-cell>
          <table:table-cell office:value-type="float" office:value="0" calcext:value-type="float">
            <text:p>0</text:p>
          </table:table-cell>
          <table:table-cell table:formula="of:=IF([.B99] = 0; [.C98]+1; 0)" office:value-type="float" office:value="1" calcext:value-type="float">
            <text:p>1</text:p>
          </table:table-cell>
          <table:table-cell table:formula="of:=IF(AND(MOD([.C99];5)=0;[.C99]&gt;[.C98]); [.D98]+ 1; [.D9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09" calcext:value-type="date">
            <text:p>9.04.2022</text:p>
          </table:table-cell>
          <table:table-cell office:value-type="float" office:value="0" calcext:value-type="float">
            <text:p>0</text:p>
          </table:table-cell>
          <table:table-cell table:formula="of:=IF([.B100] = 0; [.C99]+1; 0)" office:value-type="float" office:value="2" calcext:value-type="float">
            <text:p>2</text:p>
          </table:table-cell>
          <table:table-cell table:formula="of:=IF(AND(MOD([.C100];5)=0;[.C100]&gt;[.C99]); [.D99]+ 1; [.D9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0" calcext:value-type="date">
            <text:p>10.04.2022</text:p>
          </table:table-cell>
          <table:table-cell office:value-type="float" office:value="0" calcext:value-type="float">
            <text:p>0</text:p>
          </table:table-cell>
          <table:table-cell table:formula="of:=IF([.B101] = 0; [.C100]+1; 0)" office:value-type="float" office:value="3" calcext:value-type="float">
            <text:p>3</text:p>
          </table:table-cell>
          <table:table-cell table:formula="of:=IF(AND(MOD([.C101];5)=0;[.C101]&gt;[.C100]); [.D100]+ 1; [.D10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1" calcext:value-type="date">
            <text:p>11.04.2022</text:p>
          </table:table-cell>
          <table:table-cell office:value-type="float" office:value="0" calcext:value-type="float">
            <text:p>0</text:p>
          </table:table-cell>
          <table:table-cell table:formula="of:=IF([.B102] = 0; [.C101]+1; 0)" office:value-type="float" office:value="4" calcext:value-type="float">
            <text:p>4</text:p>
          </table:table-cell>
          <table:table-cell table:formula="of:=IF(AND(MOD([.C102];5)=0;[.C102]&gt;[.C101]); [.D101]+ 1; [.D10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4-12" calcext:value-type="date">
            <text:p>12.04.2022</text:p>
          </table:table-cell>
          <table:table-cell office:value-type="float" office:value="0" calcext:value-type="float">
            <text:p>0</text:p>
          </table:table-cell>
          <table:table-cell table:formula="of:=IF([.B103] = 0; [.C102]+1; 0)" office:value-type="float" office:value="5" calcext:value-type="float">
            <text:p>5</text:p>
          </table:table-cell>
          <table:table-cell table:formula="of:=IF(AND(MOD([.C103];5)=0;[.C103]&gt;[.C102]); [.D102]+ 1; [.D10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3" calcext:value-type="date">
            <text:p>13.04.2022</text:p>
          </table:table-cell>
          <table:table-cell office:value-type="float" office:value="205" calcext:value-type="float">
            <text:p>205</text:p>
          </table:table-cell>
          <table:table-cell table:formula="of:=IF([.B104] = 0; [.C103]+1; 0)" office:value-type="float" office:value="0" calcext:value-type="float">
            <text:p>0</text:p>
          </table:table-cell>
          <table:table-cell table:formula="of:=IF(AND(MOD([.C104];5)=0;[.C104]&gt;[.C103]); [.D103]+ 1; [.D10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4" calcext:value-type="date">
            <text:p>14.04.2022</text:p>
          </table:table-cell>
          <table:table-cell office:value-type="float" office:value="0" calcext:value-type="float">
            <text:p>0</text:p>
          </table:table-cell>
          <table:table-cell table:formula="of:=IF([.B105] = 0; [.C104]+1; 0)" office:value-type="float" office:value="1" calcext:value-type="float">
            <text:p>1</text:p>
          </table:table-cell>
          <table:table-cell table:formula="of:=IF(AND(MOD([.C105];5)=0;[.C105]&gt;[.C104]); [.D104]+ 1; [.D10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5" calcext:value-type="date">
            <text:p>15.04.2022</text:p>
          </table:table-cell>
          <table:table-cell office:value-type="float" office:value="436" calcext:value-type="float">
            <text:p>436</text:p>
          </table:table-cell>
          <table:table-cell table:formula="of:=IF([.B106] = 0; [.C105]+1; 0)" office:value-type="float" office:value="0" calcext:value-type="float">
            <text:p>0</text:p>
          </table:table-cell>
          <table:table-cell table:formula="of:=IF(AND(MOD([.C106];5)=0;[.C106]&gt;[.C105]); [.D105]+ 1; [.D10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6" calcext:value-type="date">
            <text:p>16.04.2022</text:p>
          </table:table-cell>
          <table:table-cell office:value-type="float" office:value="622" calcext:value-type="float">
            <text:p>622</text:p>
          </table:table-cell>
          <table:table-cell table:formula="of:=IF([.B107] = 0; [.C106]+1; 0)" office:value-type="float" office:value="0" calcext:value-type="float">
            <text:p>0</text:p>
          </table:table-cell>
          <table:table-cell table:formula="of:=IF(AND(MOD([.C107];5)=0;[.C107]&gt;[.C106]); [.D106]+ 1; [.D1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7" calcext:value-type="date">
            <text:p>17.04.2022</text:p>
          </table:table-cell>
          <table:table-cell office:value-type="float" office:value="34" calcext:value-type="float">
            <text:p>34</text:p>
          </table:table-cell>
          <table:table-cell table:formula="of:=IF([.B108] = 0; [.C107]+1; 0)" office:value-type="float" office:value="0" calcext:value-type="float">
            <text:p>0</text:p>
          </table:table-cell>
          <table:table-cell table:formula="of:=IF(AND(MOD([.C108];5)=0;[.C108]&gt;[.C107]); [.D107]+ 1; [.D10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8" calcext:value-type="date">
            <text:p>18.04.2022</text:p>
          </table:table-cell>
          <table:table-cell office:value-type="float" office:value="0" calcext:value-type="float">
            <text:p>0</text:p>
          </table:table-cell>
          <table:table-cell table:formula="of:=IF([.B109] = 0; [.C108]+1; 0)" office:value-type="float" office:value="1" calcext:value-type="float">
            <text:p>1</text:p>
          </table:table-cell>
          <table:table-cell table:formula="of:=IF(AND(MOD([.C109];5)=0;[.C109]&gt;[.C108]); [.D108]+ 1; [.D10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19" calcext:value-type="date">
            <text:p>19.04.2022</text:p>
          </table:table-cell>
          <table:table-cell office:value-type="float" office:value="0" calcext:value-type="float">
            <text:p>0</text:p>
          </table:table-cell>
          <table:table-cell table:formula="of:=IF([.B110] = 0; [.C109]+1; 0)" office:value-type="float" office:value="2" calcext:value-type="float">
            <text:p>2</text:p>
          </table:table-cell>
          <table:table-cell table:formula="of:=IF(AND(MOD([.C110];5)=0;[.C110]&gt;[.C109]); [.D109]+ 1; [.D1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20" calcext:value-type="date">
            <text:p>20.04.2022</text:p>
          </table:table-cell>
          <table:table-cell office:value-type="float" office:value="0" calcext:value-type="float">
            <text:p>0</text:p>
          </table:table-cell>
          <table:table-cell table:formula="of:=IF([.B111] = 0; [.C110]+1; 0)" office:value-type="float" office:value="3" calcext:value-type="float">
            <text:p>3</text:p>
          </table:table-cell>
          <table:table-cell table:formula="of:=IF(AND(MOD([.C111];5)=0;[.C111]&gt;[.C110]); [.D110]+ 1; [.D11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21" calcext:value-type="date">
            <text:p>21.04.2022</text:p>
          </table:table-cell>
          <table:table-cell office:value-type="float" office:value="0" calcext:value-type="float">
            <text:p>0</text:p>
          </table:table-cell>
          <table:table-cell table:formula="of:=IF([.B112] = 0; [.C111]+1; 0)" office:value-type="float" office:value="4" calcext:value-type="float">
            <text:p>4</text:p>
          </table:table-cell>
          <table:table-cell table:formula="of:=IF(AND(MOD([.C112];5)=0;[.C112]&gt;[.C111]); [.D111]+ 1; [.D11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4-22" calcext:value-type="date">
            <text:p>22.04.2022</text:p>
          </table:table-cell>
          <table:table-cell office:value-type="float" office:value="0" calcext:value-type="float">
            <text:p>0</text:p>
          </table:table-cell>
          <table:table-cell table:formula="of:=IF([.B113] = 0; [.C112]+1; 0)" office:value-type="float" office:value="5" calcext:value-type="float">
            <text:p>5</text:p>
          </table:table-cell>
          <table:table-cell table:formula="of:=IF(AND(MOD([.C113];5)=0;[.C113]&gt;[.C112]); [.D112]+ 1; [.D1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23" calcext:value-type="date">
            <text:p>23.04.2022</text:p>
          </table:table-cell>
          <table:table-cell office:value-type="float" office:value="0" calcext:value-type="float">
            <text:p>0</text:p>
          </table:table-cell>
          <table:table-cell table:formula="of:=IF([.B114] = 0; [.C113]+1; 0)" office:value-type="float" office:value="6" calcext:value-type="float">
            <text:p>6</text:p>
          </table:table-cell>
          <table:table-cell table:formula="of:=IF(AND(MOD([.C114];5)=0;[.C114]&gt;[.C113]); [.D113]+ 1; [.D1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24" calcext:value-type="date">
            <text:p>24.04.2022</text:p>
          </table:table-cell>
          <table:table-cell office:value-type="float" office:value="0" calcext:value-type="float">
            <text:p>0</text:p>
          </table:table-cell>
          <table:table-cell table:formula="of:=IF([.B115] = 0; [.C114]+1; 0)" office:value-type="float" office:value="7" calcext:value-type="float">
            <text:p>7</text:p>
          </table:table-cell>
          <table:table-cell table:formula="of:=IF(AND(MOD([.C115];5)=0;[.C115]&gt;[.C114]); [.D114]+ 1; [.D11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25" calcext:value-type="date">
            <text:p>25.04.2022</text:p>
          </table:table-cell>
          <table:table-cell office:value-type="float" office:value="0" calcext:value-type="float">
            <text:p>0</text:p>
          </table:table-cell>
          <table:table-cell table:formula="of:=IF([.B116] = 0; [.C115]+1; 0)" office:value-type="float" office:value="8" calcext:value-type="float">
            <text:p>8</text:p>
          </table:table-cell>
          <table:table-cell table:formula="of:=IF(AND(MOD([.C116];5)=0;[.C116]&gt;[.C115]); [.D115]+ 1; [.D1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26" calcext:value-type="date">
            <text:p>26.04.2022</text:p>
          </table:table-cell>
          <table:table-cell office:value-type="float" office:value="0" calcext:value-type="float">
            <text:p>0</text:p>
          </table:table-cell>
          <table:table-cell table:formula="of:=IF([.B117] = 0; [.C116]+1; 0)" office:value-type="float" office:value="9" calcext:value-type="float">
            <text:p>9</text:p>
          </table:table-cell>
          <table:table-cell table:formula="of:=IF(AND(MOD([.C117];5)=0;[.C117]&gt;[.C116]); [.D116]+ 1; [.D11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4-27" calcext:value-type="date">
            <text:p>27.04.2022</text:p>
          </table:table-cell>
          <table:table-cell office:value-type="float" office:value="0" calcext:value-type="float">
            <text:p>0</text:p>
          </table:table-cell>
          <table:table-cell table:formula="of:=IF([.B118] = 0; [.C117]+1; 0)" office:value-type="float" office:value="10" calcext:value-type="float">
            <text:p>10</text:p>
          </table:table-cell>
          <table:table-cell table:formula="of:=IF(AND(MOD([.C118];5)=0;[.C118]&gt;[.C117]); [.D117]+ 1; [.D11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28" calcext:value-type="date">
            <text:p>28.04.2022</text:p>
          </table:table-cell>
          <table:table-cell office:value-type="float" office:value="36" calcext:value-type="float">
            <text:p>36</text:p>
          </table:table-cell>
          <table:table-cell table:formula="of:=IF([.B119] = 0; [.C118]+1; 0)" office:value-type="float" office:value="0" calcext:value-type="float">
            <text:p>0</text:p>
          </table:table-cell>
          <table:table-cell table:formula="of:=IF(AND(MOD([.C119];5)=0;[.C119]&gt;[.C118]); [.D118]+ 1; [.D11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29" calcext:value-type="date">
            <text:p>29.04.2022</text:p>
          </table:table-cell>
          <table:table-cell office:value-type="float" office:value="542" calcext:value-type="float">
            <text:p>542</text:p>
          </table:table-cell>
          <table:table-cell table:formula="of:=IF([.B120] = 0; [.C119]+1; 0)" office:value-type="float" office:value="0" calcext:value-type="float">
            <text:p>0</text:p>
          </table:table-cell>
          <table:table-cell table:formula="of:=IF(AND(MOD([.C120];5)=0;[.C120]&gt;[.C119]); [.D119]+ 1; [.D1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float" office:value="529" calcext:value-type="float">
            <text:p>529</text:p>
          </table:table-cell>
          <table:table-cell table:formula="of:=IF([.B121] = 0; [.C120]+1; 0)" office:value-type="float" office:value="0" calcext:value-type="float">
            <text:p>0</text:p>
          </table:table-cell>
          <table:table-cell table:formula="of:=IF(AND(MOD([.C121];5)=0;[.C121]&gt;[.C120]); [.D120]+ 1; [.D1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1" calcext:value-type="date">
            <text:p>1.05.2022</text:p>
          </table:table-cell>
          <table:table-cell office:value-type="float" office:value="890" calcext:value-type="float">
            <text:p>890</text:p>
          </table:table-cell>
          <table:table-cell table:formula="of:=IF([.B122] = 0; [.C121]+1; 0)" office:value-type="float" office:value="0" calcext:value-type="float">
            <text:p>0</text:p>
          </table:table-cell>
          <table:table-cell table:formula="of:=IF(AND(MOD([.C122];5)=0;[.C122]&gt;[.C121]); [.D121]+ 1; [.D12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2" calcext:value-type="date">
            <text:p>2.05.2022</text:p>
          </table:table-cell>
          <table:table-cell office:value-type="float" office:value="609" calcext:value-type="float">
            <text:p>609</text:p>
          </table:table-cell>
          <table:table-cell table:formula="of:=IF([.B123] = 0; [.C122]+1; 0)" office:value-type="float" office:value="0" calcext:value-type="float">
            <text:p>0</text:p>
          </table:table-cell>
          <table:table-cell table:formula="of:=IF(AND(MOD([.C123];5)=0;[.C123]&gt;[.C122]); [.D122]+ 1; [.D12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3" calcext:value-type="date">
            <text:p>3.05.2022</text:p>
          </table:table-cell>
          <table:table-cell office:value-type="float" office:value="79" calcext:value-type="float">
            <text:p>79</text:p>
          </table:table-cell>
          <table:table-cell table:formula="of:=IF([.B124] = 0; [.C123]+1; 0)" office:value-type="float" office:value="0" calcext:value-type="float">
            <text:p>0</text:p>
          </table:table-cell>
          <table:table-cell table:formula="of:=IF(AND(MOD([.C124];5)=0;[.C124]&gt;[.C123]); [.D123]+ 1; [.D12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4" calcext:value-type="date">
            <text:p>4.05.2022</text:p>
          </table:table-cell>
          <table:table-cell office:value-type="float" office:value="0" calcext:value-type="float">
            <text:p>0</text:p>
          </table:table-cell>
          <table:table-cell table:formula="of:=IF([.B125] = 0; [.C124]+1; 0)" office:value-type="float" office:value="1" calcext:value-type="float">
            <text:p>1</text:p>
          </table:table-cell>
          <table:table-cell table:formula="of:=IF(AND(MOD([.C125];5)=0;[.C125]&gt;[.C124]); [.D124]+ 1; [.D12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5" calcext:value-type="date">
            <text:p>5.05.2022</text:p>
          </table:table-cell>
          <table:table-cell office:value-type="float" office:value="0" calcext:value-type="float">
            <text:p>0</text:p>
          </table:table-cell>
          <table:table-cell table:formula="of:=IF([.B126] = 0; [.C125]+1; 0)" office:value-type="float" office:value="2" calcext:value-type="float">
            <text:p>2</text:p>
          </table:table-cell>
          <table:table-cell table:formula="of:=IF(AND(MOD([.C126];5)=0;[.C126]&gt;[.C125]); [.D125]+ 1; [.D12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6" calcext:value-type="date">
            <text:p>6.05.2022</text:p>
          </table:table-cell>
          <table:table-cell office:value-type="float" office:value="0" calcext:value-type="float">
            <text:p>0</text:p>
          </table:table-cell>
          <table:table-cell table:formula="of:=IF([.B127] = 0; [.C126]+1; 0)" office:value-type="float" office:value="3" calcext:value-type="float">
            <text:p>3</text:p>
          </table:table-cell>
          <table:table-cell table:formula="of:=IF(AND(MOD([.C127];5)=0;[.C127]&gt;[.C126]); [.D126]+ 1; [.D12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7" calcext:value-type="date">
            <text:p>7.05.2022</text:p>
          </table:table-cell>
          <table:table-cell office:value-type="float" office:value="0" calcext:value-type="float">
            <text:p>0</text:p>
          </table:table-cell>
          <table:table-cell table:formula="of:=IF([.B128] = 0; [.C127]+1; 0)" office:value-type="float" office:value="4" calcext:value-type="float">
            <text:p>4</text:p>
          </table:table-cell>
          <table:table-cell table:formula="of:=IF(AND(MOD([.C128];5)=0;[.C128]&gt;[.C127]); [.D127]+ 1; [.D12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5-08" calcext:value-type="date">
            <text:p>8.05.2022</text:p>
          </table:table-cell>
          <table:table-cell office:value-type="float" office:value="0" calcext:value-type="float">
            <text:p>0</text:p>
          </table:table-cell>
          <table:table-cell table:formula="of:=IF([.B129] = 0; [.C128]+1; 0)" office:value-type="float" office:value="5" calcext:value-type="float">
            <text:p>5</text:p>
          </table:table-cell>
          <table:table-cell table:formula="of:=IF(AND(MOD([.C129];5)=0;[.C129]&gt;[.C128]); [.D128]+ 1; [.D12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09" calcext:value-type="date">
            <text:p>9.05.2022</text:p>
          </table:table-cell>
          <table:table-cell office:value-type="float" office:value="0" calcext:value-type="float">
            <text:p>0</text:p>
          </table:table-cell>
          <table:table-cell table:formula="of:=IF([.B130] = 0; [.C129]+1; 0)" office:value-type="float" office:value="6" calcext:value-type="float">
            <text:p>6</text:p>
          </table:table-cell>
          <table:table-cell table:formula="of:=IF(AND(MOD([.C130];5)=0;[.C130]&gt;[.C129]); [.D129]+ 1; [.D12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office:value-type="float" office:value="467" calcext:value-type="float">
            <text:p>467</text:p>
          </table:table-cell>
          <table:table-cell table:formula="of:=IF([.B131] = 0; [.C130]+1; 0)" office:value-type="float" office:value="0" calcext:value-type="float">
            <text:p>0</text:p>
          </table:table-cell>
          <table:table-cell table:formula="of:=IF(AND(MOD([.C131];5)=0;[.C131]&gt;[.C130]); [.D130]+ 1; [.D13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1" calcext:value-type="date">
            <text:p>11.05.2022</text:p>
          </table:table-cell>
          <table:table-cell office:value-type="float" office:value="234" calcext:value-type="float">
            <text:p>234</text:p>
          </table:table-cell>
          <table:table-cell table:formula="of:=IF([.B132] = 0; [.C131]+1; 0)" office:value-type="float" office:value="0" calcext:value-type="float">
            <text:p>0</text:p>
          </table:table-cell>
          <table:table-cell table:formula="of:=IF(AND(MOD([.C132];5)=0;[.C132]&gt;[.C131]); [.D131]+ 1; [.D13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float" office:value="0" calcext:value-type="float">
            <text:p>0</text:p>
          </table:table-cell>
          <table:table-cell table:formula="of:=IF([.B133] = 0; [.C132]+1; 0)" office:value-type="float" office:value="1" calcext:value-type="float">
            <text:p>1</text:p>
          </table:table-cell>
          <table:table-cell table:formula="of:=IF(AND(MOD([.C133];5)=0;[.C133]&gt;[.C132]); [.D132]+ 1; [.D13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3" calcext:value-type="date">
            <text:p>13.05.2022</text:p>
          </table:table-cell>
          <table:table-cell office:value-type="float" office:value="0" calcext:value-type="float">
            <text:p>0</text:p>
          </table:table-cell>
          <table:table-cell table:formula="of:=IF([.B134] = 0; [.C133]+1; 0)" office:value-type="float" office:value="2" calcext:value-type="float">
            <text:p>2</text:p>
          </table:table-cell>
          <table:table-cell table:formula="of:=IF(AND(MOD([.C134];5)=0;[.C134]&gt;[.C133]); [.D133]+ 1; [.D13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4" calcext:value-type="date">
            <text:p>14.05.2022</text:p>
          </table:table-cell>
          <table:table-cell office:value-type="float" office:value="0" calcext:value-type="float">
            <text:p>0</text:p>
          </table:table-cell>
          <table:table-cell table:formula="of:=IF([.B135] = 0; [.C134]+1; 0)" office:value-type="float" office:value="3" calcext:value-type="float">
            <text:p>3</text:p>
          </table:table-cell>
          <table:table-cell table:formula="of:=IF(AND(MOD([.C135];5)=0;[.C135]&gt;[.C134]); [.D134]+ 1; [.D13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5" calcext:value-type="date">
            <text:p>15.05.2022</text:p>
          </table:table-cell>
          <table:table-cell office:value-type="float" office:value="0" calcext:value-type="float">
            <text:p>0</text:p>
          </table:table-cell>
          <table:table-cell table:formula="of:=IF([.B136] = 0; [.C135]+1; 0)" office:value-type="float" office:value="4" calcext:value-type="float">
            <text:p>4</text:p>
          </table:table-cell>
          <table:table-cell table:formula="of:=IF(AND(MOD([.C136];5)=0;[.C136]&gt;[.C135]); [.D135]+ 1; [.D13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6" calcext:value-type="date">
            <text:p>16.05.2022</text:p>
          </table:table-cell>
          <table:table-cell office:value-type="float" office:value="65" calcext:value-type="float">
            <text:p>65</text:p>
          </table:table-cell>
          <table:table-cell table:formula="of:=IF([.B137] = 0; [.C136]+1; 0)" office:value-type="float" office:value="0" calcext:value-type="float">
            <text:p>0</text:p>
          </table:table-cell>
          <table:table-cell table:formula="of:=IF(AND(MOD([.C137];5)=0;[.C137]&gt;[.C136]); [.D136]+ 1; [.D13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7" calcext:value-type="date">
            <text:p>17.05.2022</text:p>
          </table:table-cell>
          <table:table-cell office:value-type="float" office:value="781" calcext:value-type="float">
            <text:p>781</text:p>
          </table:table-cell>
          <table:table-cell table:formula="of:=IF([.B138] = 0; [.C137]+1; 0)" office:value-type="float" office:value="0" calcext:value-type="float">
            <text:p>0</text:p>
          </table:table-cell>
          <table:table-cell table:formula="of:=IF(AND(MOD([.C138];5)=0;[.C138]&gt;[.C137]); [.D137]+ 1; [.D13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8" calcext:value-type="date">
            <text:p>18.05.2022</text:p>
          </table:table-cell>
          <table:table-cell office:value-type="float" office:value="778" calcext:value-type="float">
            <text:p>778</text:p>
          </table:table-cell>
          <table:table-cell table:formula="of:=IF([.B139] = 0; [.C138]+1; 0)" office:value-type="float" office:value="0" calcext:value-type="float">
            <text:p>0</text:p>
          </table:table-cell>
          <table:table-cell table:formula="of:=IF(AND(MOD([.C139];5)=0;[.C139]&gt;[.C138]); [.D138]+ 1; [.D13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19" calcext:value-type="date">
            <text:p>19.05.2022</text:p>
          </table:table-cell>
          <table:table-cell office:value-type="float" office:value="32" calcext:value-type="float">
            <text:p>32</text:p>
          </table:table-cell>
          <table:table-cell table:formula="of:=IF([.B140] = 0; [.C139]+1; 0)" office:value-type="float" office:value="0" calcext:value-type="float">
            <text:p>0</text:p>
          </table:table-cell>
          <table:table-cell table:formula="of:=IF(AND(MOD([.C140];5)=0;[.C140]&gt;[.C139]); [.D139]+ 1; [.D13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20" calcext:value-type="date">
            <text:p>20.05.2022</text:p>
          </table:table-cell>
          <table:table-cell office:value-type="float" office:value="0" calcext:value-type="float">
            <text:p>0</text:p>
          </table:table-cell>
          <table:table-cell table:formula="of:=IF([.B141] = 0; [.C140]+1; 0)" office:value-type="float" office:value="1" calcext:value-type="float">
            <text:p>1</text:p>
          </table:table-cell>
          <table:table-cell table:formula="of:=IF(AND(MOD([.C141];5)=0;[.C141]&gt;[.C140]); [.D140]+ 1; [.D14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21" calcext:value-type="date">
            <text:p>21.05.2022</text:p>
          </table:table-cell>
          <table:table-cell office:value-type="float" office:value="0" calcext:value-type="float">
            <text:p>0</text:p>
          </table:table-cell>
          <table:table-cell table:formula="of:=IF([.B142] = 0; [.C141]+1; 0)" office:value-type="float" office:value="2" calcext:value-type="float">
            <text:p>2</text:p>
          </table:table-cell>
          <table:table-cell table:formula="of:=IF(AND(MOD([.C142];5)=0;[.C142]&gt;[.C141]); [.D141]+ 1; [.D14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22" calcext:value-type="date">
            <text:p>22.05.2022</text:p>
          </table:table-cell>
          <table:table-cell office:value-type="float" office:value="0" calcext:value-type="float">
            <text:p>0</text:p>
          </table:table-cell>
          <table:table-cell table:formula="of:=IF([.B143] = 0; [.C142]+1; 0)" office:value-type="float" office:value="3" calcext:value-type="float">
            <text:p>3</text:p>
          </table:table-cell>
          <table:table-cell table:formula="of:=IF(AND(MOD([.C143];5)=0;[.C143]&gt;[.C142]); [.D142]+ 1; [.D14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23" calcext:value-type="date">
            <text:p>23.05.2022</text:p>
          </table:table-cell>
          <table:table-cell office:value-type="float" office:value="0" calcext:value-type="float">
            <text:p>0</text:p>
          </table:table-cell>
          <table:table-cell table:formula="of:=IF([.B144] = 0; [.C143]+1; 0)" office:value-type="float" office:value="4" calcext:value-type="float">
            <text:p>4</text:p>
          </table:table-cell>
          <table:table-cell table:formula="of:=IF(AND(MOD([.C144];5)=0;[.C144]&gt;[.C143]); [.D143]+ 1; [.D1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24" calcext:value-type="date">
            <text:p>24.05.2022</text:p>
          </table:table-cell>
          <table:table-cell office:value-type="float" office:value="0" calcext:value-type="float">
            <text:p>0</text:p>
          </table:table-cell>
          <table:table-cell table:formula="of:=IF([.B145] = 0; [.C144]+1; 0)" office:value-type="float" office:value="5" calcext:value-type="float">
            <text:p>5</text:p>
          </table:table-cell>
          <table:table-cell table:formula="of:=IF(AND(MOD([.C145];5)=0;[.C145]&gt;[.C144]); [.D144]+ 1; [.D14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5" calcext:value-type="date">
            <text:p>25.05.2022</text:p>
          </table:table-cell>
          <table:table-cell office:value-type="float" office:value="0" calcext:value-type="float">
            <text:p>0</text:p>
          </table:table-cell>
          <table:table-cell table:formula="of:=IF([.B146] = 0; [.C145]+1; 0)" office:value-type="float" office:value="6" calcext:value-type="float">
            <text:p>6</text:p>
          </table:table-cell>
          <table:table-cell table:formula="of:=IF(AND(MOD([.C146];5)=0;[.C146]&gt;[.C145]); [.D145]+ 1; [.D14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6" calcext:value-type="date">
            <text:p>26.05.2022</text:p>
          </table:table-cell>
          <table:table-cell office:value-type="float" office:value="0" calcext:value-type="float">
            <text:p>0</text:p>
          </table:table-cell>
          <table:table-cell table:formula="of:=IF([.B147] = 0; [.C146]+1; 0)" office:value-type="float" office:value="7" calcext:value-type="float">
            <text:p>7</text:p>
          </table:table-cell>
          <table:table-cell table:formula="of:=IF(AND(MOD([.C147];5)=0;[.C147]&gt;[.C146]); [.D146]+ 1; [.D14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7" calcext:value-type="date">
            <text:p>27.05.2022</text:p>
          </table:table-cell>
          <table:table-cell office:value-type="float" office:value="0" calcext:value-type="float">
            <text:p>0</text:p>
          </table:table-cell>
          <table:table-cell table:formula="of:=IF([.B148] = 0; [.C147]+1; 0)" office:value-type="float" office:value="8" calcext:value-type="float">
            <text:p>8</text:p>
          </table:table-cell>
          <table:table-cell table:formula="of:=IF(AND(MOD([.C148];5)=0;[.C148]&gt;[.C147]); [.D147]+ 1; [.D14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8" calcext:value-type="date">
            <text:p>28.05.2022</text:p>
          </table:table-cell>
          <table:table-cell office:value-type="float" office:value="0" calcext:value-type="float">
            <text:p>0</text:p>
          </table:table-cell>
          <table:table-cell table:formula="of:=IF([.B149] = 0; [.C148]+1; 0)" office:value-type="float" office:value="9" calcext:value-type="float">
            <text:p>9</text:p>
          </table:table-cell>
          <table:table-cell table:formula="of:=IF(AND(MOD([.C149];5)=0;[.C149]&gt;[.C148]); [.D148]+ 1; [.D14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9" calcext:value-type="date">
            <text:p>29.05.2022</text:p>
          </table:table-cell>
          <table:table-cell office:value-type="float" office:value="0" calcext:value-type="float">
            <text:p>0</text:p>
          </table:table-cell>
          <table:table-cell table:formula="of:=IF([.B150] = 0; [.C149]+1; 0)" office:value-type="float" office:value="10" calcext:value-type="float">
            <text:p>10</text:p>
          </table:table-cell>
          <table:table-cell table:formula="of:=IF(AND(MOD([.C150];5)=0;[.C150]&gt;[.C149]); [.D149]+ 1; [.D14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float" office:value="0" calcext:value-type="float">
            <text:p>0</text:p>
          </table:table-cell>
          <table:table-cell table:formula="of:=IF([.B151] = 0; [.C150]+1; 0)" office:value-type="float" office:value="11" calcext:value-type="float">
            <text:p>11</text:p>
          </table:table-cell>
          <table:table-cell table:formula="of:=IF(AND(MOD([.C151];5)=0;[.C151]&gt;[.C150]); [.D150]+ 1; [.D15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5-31" calcext:value-type="date">
            <text:p>31.05.2022</text:p>
          </table:table-cell>
          <table:table-cell office:value-type="float" office:value="0" calcext:value-type="float">
            <text:p>0</text:p>
          </table:table-cell>
          <table:table-cell table:formula="of:=IF([.B152] = 0; [.C151]+1; 0)" office:value-type="float" office:value="12" calcext:value-type="float">
            <text:p>12</text:p>
          </table:table-cell>
          <table:table-cell table:formula="of:=IF(AND(MOD([.C152];5)=0;[.C152]&gt;[.C151]); [.D151]+ 1; [.D15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1" calcext:value-type="date">
            <text:p>1.06.2022</text:p>
          </table:table-cell>
          <table:table-cell office:value-type="float" office:value="0" calcext:value-type="float">
            <text:p>0</text:p>
          </table:table-cell>
          <table:table-cell table:formula="of:=IF([.B153] = 0; [.C152]+1; 0)" office:value-type="float" office:value="13" calcext:value-type="float">
            <text:p>13</text:p>
          </table:table-cell>
          <table:table-cell table:formula="of:=IF(AND(MOD([.C153];5)=0;[.C153]&gt;[.C152]); [.D152]+ 1; [.D15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2" calcext:value-type="date">
            <text:p>2.06.2022</text:p>
          </table:table-cell>
          <table:table-cell office:value-type="float" office:value="18" calcext:value-type="float">
            <text:p>18</text:p>
          </table:table-cell>
          <table:table-cell table:formula="of:=IF([.B154] = 0; [.C153]+1; 0)" office:value-type="float" office:value="0" calcext:value-type="float">
            <text:p>0</text:p>
          </table:table-cell>
          <table:table-cell table:formula="of:=IF(AND(MOD([.C154];5)=0;[.C154]&gt;[.C153]); [.D153]+ 1; [.D15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3" calcext:value-type="date">
            <text:p>3.06.2022</text:p>
          </table:table-cell>
          <table:table-cell office:value-type="float" office:value="525" calcext:value-type="float">
            <text:p>525</text:p>
          </table:table-cell>
          <table:table-cell table:formula="of:=IF([.B155] = 0; [.C154]+1; 0)" office:value-type="float" office:value="0" calcext:value-type="float">
            <text:p>0</text:p>
          </table:table-cell>
          <table:table-cell table:formula="of:=IF(AND(MOD([.C155];5)=0;[.C155]&gt;[.C154]); [.D154]+ 1; [.D15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4" calcext:value-type="date">
            <text:p>4.06.2022</text:p>
          </table:table-cell>
          <table:table-cell office:value-type="float" office:value="697" calcext:value-type="float">
            <text:p>697</text:p>
          </table:table-cell>
          <table:table-cell table:formula="of:=IF([.B156] = 0; [.C155]+1; 0)" office:value-type="float" office:value="0" calcext:value-type="float">
            <text:p>0</text:p>
          </table:table-cell>
          <table:table-cell table:formula="of:=IF(AND(MOD([.C156];5)=0;[.C156]&gt;[.C155]); [.D155]+ 1; [.D15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5" calcext:value-type="date">
            <text:p>5.06.2022</text:p>
          </table:table-cell>
          <table:table-cell office:value-type="float" office:value="786" calcext:value-type="float">
            <text:p>786</text:p>
          </table:table-cell>
          <table:table-cell table:formula="of:=IF([.B157] = 0; [.C156]+1; 0)" office:value-type="float" office:value="0" calcext:value-type="float">
            <text:p>0</text:p>
          </table:table-cell>
          <table:table-cell table:formula="of:=IF(AND(MOD([.C157];5)=0;[.C157]&gt;[.C156]); [.D156]+ 1; [.D15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6" calcext:value-type="date">
            <text:p>6.06.2022</text:p>
          </table:table-cell>
          <table:table-cell office:value-type="float" office:value="792" calcext:value-type="float">
            <text:p>792</text:p>
          </table:table-cell>
          <table:table-cell table:formula="of:=IF([.B158] = 0; [.C157]+1; 0)" office:value-type="float" office:value="0" calcext:value-type="float">
            <text:p>0</text:p>
          </table:table-cell>
          <table:table-cell table:formula="of:=IF(AND(MOD([.C158];5)=0;[.C158]&gt;[.C157]); [.D157]+ 1; [.D15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7" calcext:value-type="date">
            <text:p>7.06.2022</text:p>
          </table:table-cell>
          <table:table-cell office:value-type="float" office:value="0" calcext:value-type="float">
            <text:p>0</text:p>
          </table:table-cell>
          <table:table-cell table:formula="of:=IF([.B159] = 0; [.C158]+1; 0)" office:value-type="float" office:value="1" calcext:value-type="float">
            <text:p>1</text:p>
          </table:table-cell>
          <table:table-cell table:formula="of:=IF(AND(MOD([.C159];5)=0;[.C159]&gt;[.C158]); [.D158]+ 1; [.D15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8" calcext:value-type="date">
            <text:p>8.06.2022</text:p>
          </table:table-cell>
          <table:table-cell office:value-type="float" office:value="0" calcext:value-type="float">
            <text:p>0</text:p>
          </table:table-cell>
          <table:table-cell table:formula="of:=IF([.B160] = 0; [.C159]+1; 0)" office:value-type="float" office:value="2" calcext:value-type="float">
            <text:p>2</text:p>
          </table:table-cell>
          <table:table-cell table:formula="of:=IF(AND(MOD([.C160];5)=0;[.C160]&gt;[.C159]); [.D159]+ 1; [.D15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9" calcext:value-type="date">
            <text:p>9.06.2022</text:p>
          </table:table-cell>
          <table:table-cell office:value-type="float" office:value="0" calcext:value-type="float">
            <text:p>0</text:p>
          </table:table-cell>
          <table:table-cell table:formula="of:=IF([.B161] = 0; [.C160]+1; 0)" office:value-type="float" office:value="3" calcext:value-type="float">
            <text:p>3</text:p>
          </table:table-cell>
          <table:table-cell table:formula="of:=IF(AND(MOD([.C161];5)=0;[.C161]&gt;[.C160]); [.D160]+ 1; [.D1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0" calcext:value-type="date">
            <text:p>10.06.2022</text:p>
          </table:table-cell>
          <table:table-cell office:value-type="float" office:value="0" calcext:value-type="float">
            <text:p>0</text:p>
          </table:table-cell>
          <table:table-cell table:formula="of:=IF([.B162] = 0; [.C161]+1; 0)" office:value-type="float" office:value="4" calcext:value-type="float">
            <text:p>4</text:p>
          </table:table-cell>
          <table:table-cell table:formula="of:=IF(AND(MOD([.C162];5)=0;[.C162]&gt;[.C161]); [.D161]+ 1; [.D1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1" calcext:value-type="date">
            <text:p>11.06.2022</text:p>
          </table:table-cell>
          <table:table-cell office:value-type="float" office:value="0" calcext:value-type="float">
            <text:p>0</text:p>
          </table:table-cell>
          <table:table-cell table:formula="of:=IF([.B163] = 0; [.C162]+1; 0)" office:value-type="float" office:value="5" calcext:value-type="float">
            <text:p>5</text:p>
          </table:table-cell>
          <table:table-cell table:formula="of:=IF(AND(MOD([.C163];5)=0;[.C163]&gt;[.C162]); [.D162]+ 1; [.D16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12" calcext:value-type="date">
            <text:p>12.06.2022</text:p>
          </table:table-cell>
          <table:table-cell office:value-type="float" office:value="0" calcext:value-type="float">
            <text:p>0</text:p>
          </table:table-cell>
          <table:table-cell table:formula="of:=IF([.B164] = 0; [.C163]+1; 0)" office:value-type="float" office:value="6" calcext:value-type="float">
            <text:p>6</text:p>
          </table:table-cell>
          <table:table-cell table:formula="of:=IF(AND(MOD([.C164];5)=0;[.C164]&gt;[.C163]); [.D163]+ 1; [.D16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13" calcext:value-type="date">
            <text:p>13.06.2022</text:p>
          </table:table-cell>
          <table:table-cell office:value-type="float" office:value="0" calcext:value-type="float">
            <text:p>0</text:p>
          </table:table-cell>
          <table:table-cell table:formula="of:=IF([.B165] = 0; [.C164]+1; 0)" office:value-type="float" office:value="7" calcext:value-type="float">
            <text:p>7</text:p>
          </table:table-cell>
          <table:table-cell table:formula="of:=IF(AND(MOD([.C165];5)=0;[.C165]&gt;[.C164]); [.D164]+ 1; [.D16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14" calcext:value-type="date">
            <text:p>14.06.2022</text:p>
          </table:table-cell>
          <table:table-cell office:value-type="float" office:value="0" calcext:value-type="float">
            <text:p>0</text:p>
          </table:table-cell>
          <table:table-cell table:formula="of:=IF([.B166] = 0; [.C165]+1; 0)" office:value-type="float" office:value="8" calcext:value-type="float">
            <text:p>8</text:p>
          </table:table-cell>
          <table:table-cell table:formula="of:=IF(AND(MOD([.C166];5)=0;[.C166]&gt;[.C165]); [.D165]+ 1; [.D16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15" calcext:value-type="date">
            <text:p>15.06.2022</text:p>
          </table:table-cell>
          <table:table-cell office:value-type="float" office:value="0" calcext:value-type="float">
            <text:p>0</text:p>
          </table:table-cell>
          <table:table-cell table:formula="of:=IF([.B167] = 0; [.C166]+1; 0)" office:value-type="float" office:value="9" calcext:value-type="float">
            <text:p>9</text:p>
          </table:table-cell>
          <table:table-cell table:formula="of:=IF(AND(MOD([.C167];5)=0;[.C167]&gt;[.C166]); [.D166]+ 1; [.D16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6-16" calcext:value-type="date">
            <text:p>16.06.2022</text:p>
          </table:table-cell>
          <table:table-cell office:value-type="float" office:value="0" calcext:value-type="float">
            <text:p>0</text:p>
          </table:table-cell>
          <table:table-cell table:formula="of:=IF([.B168] = 0; [.C167]+1; 0)" office:value-type="float" office:value="10" calcext:value-type="float">
            <text:p>10</text:p>
          </table:table-cell>
          <table:table-cell table:formula="of:=IF(AND(MOD([.C168];5)=0;[.C168]&gt;[.C167]); [.D167]+ 1; [.D16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17" calcext:value-type="date">
            <text:p>17.06.2022</text:p>
          </table:table-cell>
          <table:table-cell office:value-type="float" office:value="998" calcext:value-type="float">
            <text:p>998</text:p>
          </table:table-cell>
          <table:table-cell table:formula="of:=IF([.B169] = 0; [.C168]+1; 0)" office:value-type="float" office:value="0" calcext:value-type="float">
            <text:p>0</text:p>
          </table:table-cell>
          <table:table-cell table:formula="of:=IF(AND(MOD([.C169];5)=0;[.C169]&gt;[.C168]); [.D168]+ 1; [.D16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18" calcext:value-type="date">
            <text:p>18.06.2022</text:p>
          </table:table-cell>
          <table:table-cell office:value-type="float" office:value="0" calcext:value-type="float">
            <text:p>0</text:p>
          </table:table-cell>
          <table:table-cell table:formula="of:=IF([.B170] = 0; [.C169]+1; 0)" office:value-type="float" office:value="1" calcext:value-type="float">
            <text:p>1</text:p>
          </table:table-cell>
          <table:table-cell table:formula="of:=IF(AND(MOD([.C170];5)=0;[.C170]&gt;[.C169]); [.D169]+ 1; [.D16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19" calcext:value-type="date">
            <text:p>19.06.2022</text:p>
          </table:table-cell>
          <table:table-cell office:value-type="float" office:value="0" calcext:value-type="float">
            <text:p>0</text:p>
          </table:table-cell>
          <table:table-cell table:formula="of:=IF([.B171] = 0; [.C170]+1; 0)" office:value-type="float" office:value="2" calcext:value-type="float">
            <text:p>2</text:p>
          </table:table-cell>
          <table:table-cell table:formula="of:=IF(AND(MOD([.C171];5)=0;[.C171]&gt;[.C170]); [.D170]+ 1; [.D17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20" calcext:value-type="date">
            <text:p>20.06.2022</text:p>
          </table:table-cell>
          <table:table-cell office:value-type="float" office:value="0" calcext:value-type="float">
            <text:p>0</text:p>
          </table:table-cell>
          <table:table-cell table:formula="of:=IF([.B172] = 0; [.C171]+1; 0)" office:value-type="float" office:value="3" calcext:value-type="float">
            <text:p>3</text:p>
          </table:table-cell>
          <table:table-cell table:formula="of:=IF(AND(MOD([.C172];5)=0;[.C172]&gt;[.C171]); [.D171]+ 1; [.D17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21" calcext:value-type="date">
            <text:p>21.06.2022</text:p>
          </table:table-cell>
          <table:table-cell office:value-type="float" office:value="0" calcext:value-type="float">
            <text:p>0</text:p>
          </table:table-cell>
          <table:table-cell table:formula="of:=IF([.B173] = 0; [.C172]+1; 0)" office:value-type="float" office:value="4" calcext:value-type="float">
            <text:p>4</text:p>
          </table:table-cell>
          <table:table-cell table:formula="of:=IF(AND(MOD([.C173];5)=0;[.C173]&gt;[.C172]); [.D172]+ 1; [.D17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6-22" calcext:value-type="date">
            <text:p>22.06.2022</text:p>
          </table:table-cell>
          <table:table-cell office:value-type="float" office:value="0" calcext:value-type="float">
            <text:p>0</text:p>
          </table:table-cell>
          <table:table-cell table:formula="of:=IF([.B174] = 0; [.C173]+1; 0)" office:value-type="float" office:value="5" calcext:value-type="float">
            <text:p>5</text:p>
          </table:table-cell>
          <table:table-cell table:formula="of:=IF(AND(MOD([.C174];5)=0;[.C174]&gt;[.C173]); [.D173]+ 1; [.D17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3" calcext:value-type="date">
            <text:p>23.06.2022</text:p>
          </table:table-cell>
          <table:table-cell office:value-type="float" office:value="0" calcext:value-type="float">
            <text:p>0</text:p>
          </table:table-cell>
          <table:table-cell table:formula="of:=IF([.B175] = 0; [.C174]+1; 0)" office:value-type="float" office:value="6" calcext:value-type="float">
            <text:p>6</text:p>
          </table:table-cell>
          <table:table-cell table:formula="of:=IF(AND(MOD([.C175];5)=0;[.C175]&gt;[.C174]); [.D174]+ 1; [.D17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4" calcext:value-type="date">
            <text:p>24.06.2022</text:p>
          </table:table-cell>
          <table:table-cell office:value-type="float" office:value="0" calcext:value-type="float">
            <text:p>0</text:p>
          </table:table-cell>
          <table:table-cell table:formula="of:=IF([.B176] = 0; [.C175]+1; 0)" office:value-type="float" office:value="7" calcext:value-type="float">
            <text:p>7</text:p>
          </table:table-cell>
          <table:table-cell table:formula="of:=IF(AND(MOD([.C176];5)=0;[.C176]&gt;[.C175]); [.D175]+ 1; [.D17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5" calcext:value-type="date">
            <text:p>25.06.2022</text:p>
          </table:table-cell>
          <table:table-cell office:value-type="float" office:value="0" calcext:value-type="float">
            <text:p>0</text:p>
          </table:table-cell>
          <table:table-cell table:formula="of:=IF([.B177] = 0; [.C176]+1; 0)" office:value-type="float" office:value="8" calcext:value-type="float">
            <text:p>8</text:p>
          </table:table-cell>
          <table:table-cell table:formula="of:=IF(AND(MOD([.C177];5)=0;[.C177]&gt;[.C176]); [.D176]+ 1; [.D17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6" calcext:value-type="date">
            <text:p>26.06.2022</text:p>
          </table:table-cell>
          <table:table-cell office:value-type="float" office:value="540" calcext:value-type="float">
            <text:p>540</text:p>
          </table:table-cell>
          <table:table-cell table:formula="of:=IF([.B178] = 0; [.C177]+1; 0)" office:value-type="float" office:value="0" calcext:value-type="float">
            <text:p>0</text:p>
          </table:table-cell>
          <table:table-cell table:formula="of:=IF(AND(MOD([.C178];5)=0;[.C178]&gt;[.C177]); [.D177]+ 1; [.D17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7" calcext:value-type="date">
            <text:p>27.06.2022</text:p>
          </table:table-cell>
          <table:table-cell office:value-type="float" office:value="607" calcext:value-type="float">
            <text:p>607</text:p>
          </table:table-cell>
          <table:table-cell table:formula="of:=IF([.B179] = 0; [.C178]+1; 0)" office:value-type="float" office:value="0" calcext:value-type="float">
            <text:p>0</text:p>
          </table:table-cell>
          <table:table-cell table:formula="of:=IF(AND(MOD([.C179];5)=0;[.C179]&gt;[.C178]); [.D178]+ 1; [.D17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8" calcext:value-type="date">
            <text:p>28.06.2022</text:p>
          </table:table-cell>
          <table:table-cell office:value-type="float" office:value="603" calcext:value-type="float">
            <text:p>603</text:p>
          </table:table-cell>
          <table:table-cell table:formula="of:=IF([.B180] = 0; [.C179]+1; 0)" office:value-type="float" office:value="0" calcext:value-type="float">
            <text:p>0</text:p>
          </table:table-cell>
          <table:table-cell table:formula="of:=IF(AND(MOD([.C180];5)=0;[.C180]&gt;[.C179]); [.D179]+ 1; [.D17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29" calcext:value-type="date">
            <text:p>29.06.2022</text:p>
          </table:table-cell>
          <table:table-cell office:value-type="float" office:value="0" calcext:value-type="float">
            <text:p>0</text:p>
          </table:table-cell>
          <table:table-cell table:formula="of:=IF([.B181] = 0; [.C180]+1; 0)" office:value-type="float" office:value="1" calcext:value-type="float">
            <text:p>1</text:p>
          </table:table-cell>
          <table:table-cell table:formula="of:=IF(AND(MOD([.C181];5)=0;[.C181]&gt;[.C180]); [.D180]+ 1; [.D18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office:value-type="float" office:value="0" calcext:value-type="float">
            <text:p>0</text:p>
          </table:table-cell>
          <table:table-cell table:formula="of:=IF([.B182] = 0; [.C181]+1; 0)" office:value-type="float" office:value="2" calcext:value-type="float">
            <text:p>2</text:p>
          </table:table-cell>
          <table:table-cell table:formula="of:=IF(AND(MOD([.C182];5)=0;[.C182]&gt;[.C181]); [.D181]+ 1; [.D18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7-01" calcext:value-type="date">
            <text:p>1.07.2022</text:p>
          </table:table-cell>
          <table:table-cell office:value-type="float" office:value="0" calcext:value-type="float">
            <text:p>0</text:p>
          </table:table-cell>
          <table:table-cell table:formula="of:=IF([.B183] = 0; [.C182]+1; 0)" office:value-type="float" office:value="3" calcext:value-type="float">
            <text:p>3</text:p>
          </table:table-cell>
          <table:table-cell table:formula="of:=IF(AND(MOD([.C183];5)=0;[.C183]&gt;[.C182]); [.D182]+ 1; [.D18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7-02" calcext:value-type="date">
            <text:p>2.07.2022</text:p>
          </table:table-cell>
          <table:table-cell office:value-type="float" office:value="0" calcext:value-type="float">
            <text:p>0</text:p>
          </table:table-cell>
          <table:table-cell table:formula="of:=IF([.B184] = 0; [.C183]+1; 0)" office:value-type="float" office:value="4" calcext:value-type="float">
            <text:p>4</text:p>
          </table:table-cell>
          <table:table-cell table:formula="of:=IF(AND(MOD([.C184];5)=0;[.C184]&gt;[.C183]); [.D183]+ 1; [.D18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7-03" calcext:value-type="date">
            <text:p>3.07.2022</text:p>
          </table:table-cell>
          <table:table-cell office:value-type="float" office:value="0" calcext:value-type="float">
            <text:p>0</text:p>
          </table:table-cell>
          <table:table-cell table:formula="of:=IF([.B185] = 0; [.C184]+1; 0)" office:value-type="float" office:value="5" calcext:value-type="float">
            <text:p>5</text:p>
          </table:table-cell>
          <table:table-cell table:formula="of:=IF(AND(MOD([.C185];5)=0;[.C185]&gt;[.C184]); [.D184]+ 1; [.D18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04" calcext:value-type="date">
            <text:p>4.07.2022</text:p>
          </table:table-cell>
          <table:table-cell office:value-type="float" office:value="0" calcext:value-type="float">
            <text:p>0</text:p>
          </table:table-cell>
          <table:table-cell table:formula="of:=IF([.B186] = 0; [.C185]+1; 0)" office:value-type="float" office:value="6" calcext:value-type="float">
            <text:p>6</text:p>
          </table:table-cell>
          <table:table-cell table:formula="of:=IF(AND(MOD([.C186];5)=0;[.C186]&gt;[.C185]); [.D185]+ 1; [.D1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05" calcext:value-type="date">
            <text:p>5.07.2022</text:p>
          </table:table-cell>
          <table:table-cell office:value-type="float" office:value="0" calcext:value-type="float">
            <text:p>0</text:p>
          </table:table-cell>
          <table:table-cell table:formula="of:=IF([.B187] = 0; [.C186]+1; 0)" office:value-type="float" office:value="7" calcext:value-type="float">
            <text:p>7</text:p>
          </table:table-cell>
          <table:table-cell table:formula="of:=IF(AND(MOD([.C187];5)=0;[.C187]&gt;[.C186]); [.D186]+ 1; [.D18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06" calcext:value-type="date">
            <text:p>6.07.2022</text:p>
          </table:table-cell>
          <table:table-cell office:value-type="float" office:value="527" calcext:value-type="float">
            <text:p>527</text:p>
          </table:table-cell>
          <table:table-cell table:formula="of:=IF([.B188] = 0; [.C187]+1; 0)" office:value-type="float" office:value="0" calcext:value-type="float">
            <text:p>0</text:p>
          </table:table-cell>
          <table:table-cell table:formula="of:=IF(AND(MOD([.C188];5)=0;[.C188]&gt;[.C187]); [.D187]+ 1; [.D18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07" calcext:value-type="date">
            <text:p>7.07.2022</text:p>
          </table:table-cell>
          <table:table-cell office:value-type="float" office:value="619" calcext:value-type="float">
            <text:p>619</text:p>
          </table:table-cell>
          <table:table-cell table:formula="of:=IF([.B189] = 0; [.C188]+1; 0)" office:value-type="float" office:value="0" calcext:value-type="float">
            <text:p>0</text:p>
          </table:table-cell>
          <table:table-cell table:formula="of:=IF(AND(MOD([.C189];5)=0;[.C189]&gt;[.C188]); [.D188]+ 1; [.D18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08" calcext:value-type="date">
            <text:p>8.07.2022</text:p>
          </table:table-cell>
          <table:table-cell office:value-type="float" office:value="0" calcext:value-type="float">
            <text:p>0</text:p>
          </table:table-cell>
          <table:table-cell table:formula="of:=IF([.B190] = 0; [.C189]+1; 0)" office:value-type="float" office:value="1" calcext:value-type="float">
            <text:p>1</text:p>
          </table:table-cell>
          <table:table-cell table:formula="of:=IF(AND(MOD([.C190];5)=0;[.C190]&gt;[.C189]); [.D189]+ 1; [.D18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09" calcext:value-type="date">
            <text:p>9.07.2022</text:p>
          </table:table-cell>
          <table:table-cell office:value-type="float" office:value="0" calcext:value-type="float">
            <text:p>0</text:p>
          </table:table-cell>
          <table:table-cell table:formula="of:=IF([.B191] = 0; [.C190]+1; 0)" office:value-type="float" office:value="2" calcext:value-type="float">
            <text:p>2</text:p>
          </table:table-cell>
          <table:table-cell table:formula="of:=IF(AND(MOD([.C191];5)=0;[.C191]&gt;[.C190]); [.D190]+ 1; [.D19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0" calcext:value-type="date">
            <text:p>10.07.2022</text:p>
          </table:table-cell>
          <table:table-cell office:value-type="float" office:value="0" calcext:value-type="float">
            <text:p>0</text:p>
          </table:table-cell>
          <table:table-cell table:formula="of:=IF([.B192] = 0; [.C191]+1; 0)" office:value-type="float" office:value="3" calcext:value-type="float">
            <text:p>3</text:p>
          </table:table-cell>
          <table:table-cell table:formula="of:=IF(AND(MOD([.C192];5)=0;[.C192]&gt;[.C191]); [.D191]+ 1; [.D19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1" calcext:value-type="date">
            <text:p>11.07.2022</text:p>
          </table:table-cell>
          <table:table-cell office:value-type="float" office:value="170" calcext:value-type="float">
            <text:p>170</text:p>
          </table:table-cell>
          <table:table-cell table:formula="of:=IF([.B193] = 0; [.C192]+1; 0)" office:value-type="float" office:value="0" calcext:value-type="float">
            <text:p>0</text:p>
          </table:table-cell>
          <table:table-cell table:formula="of:=IF(AND(MOD([.C193];5)=0;[.C193]&gt;[.C192]); [.D192]+ 1; [.D19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2" calcext:value-type="date">
            <text:p>12.07.2022</text:p>
          </table:table-cell>
          <table:table-cell office:value-type="float" office:value="13" calcext:value-type="float">
            <text:p>13</text:p>
          </table:table-cell>
          <table:table-cell table:formula="of:=IF([.B194] = 0; [.C193]+1; 0)" office:value-type="float" office:value="0" calcext:value-type="float">
            <text:p>0</text:p>
          </table:table-cell>
          <table:table-cell table:formula="of:=IF(AND(MOD([.C194];5)=0;[.C194]&gt;[.C193]); [.D193]+ 1; [.D19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3" calcext:value-type="date">
            <text:p>13.07.2022</text:p>
          </table:table-cell>
          <table:table-cell office:value-type="float" office:value="0" calcext:value-type="float">
            <text:p>0</text:p>
          </table:table-cell>
          <table:table-cell table:formula="of:=IF([.B195] = 0; [.C194]+1; 0)" office:value-type="float" office:value="1" calcext:value-type="float">
            <text:p>1</text:p>
          </table:table-cell>
          <table:table-cell table:formula="of:=IF(AND(MOD([.C195];5)=0;[.C195]&gt;[.C194]); [.D194]+ 1; [.D19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4" calcext:value-type="date">
            <text:p>14.07.2022</text:p>
          </table:table-cell>
          <table:table-cell office:value-type="float" office:value="0" calcext:value-type="float">
            <text:p>0</text:p>
          </table:table-cell>
          <table:table-cell table:formula="of:=IF([.B196] = 0; [.C195]+1; 0)" office:value-type="float" office:value="2" calcext:value-type="float">
            <text:p>2</text:p>
          </table:table-cell>
          <table:table-cell table:formula="of:=IF(AND(MOD([.C196];5)=0;[.C196]&gt;[.C195]); [.D195]+ 1; [.D19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5" calcext:value-type="date">
            <text:p>15.07.2022</text:p>
          </table:table-cell>
          <table:table-cell office:value-type="float" office:value="0" calcext:value-type="float">
            <text:p>0</text:p>
          </table:table-cell>
          <table:table-cell table:formula="of:=IF([.B197] = 0; [.C196]+1; 0)" office:value-type="float" office:value="3" calcext:value-type="float">
            <text:p>3</text:p>
          </table:table-cell>
          <table:table-cell table:formula="of:=IF(AND(MOD([.C197];5)=0;[.C197]&gt;[.C196]); [.D196]+ 1; [.D19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6" calcext:value-type="date">
            <text:p>16.07.2022</text:p>
          </table:table-cell>
          <table:table-cell office:value-type="float" office:value="0" calcext:value-type="float">
            <text:p>0</text:p>
          </table:table-cell>
          <table:table-cell table:formula="of:=IF([.B198] = 0; [.C197]+1; 0)" office:value-type="float" office:value="4" calcext:value-type="float">
            <text:p>4</text:p>
          </table:table-cell>
          <table:table-cell table:formula="of:=IF(AND(MOD([.C198];5)=0;[.C198]&gt;[.C197]); [.D197]+ 1; [.D19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7" calcext:value-type="date">
            <text:p>17.07.2022</text:p>
          </table:table-cell>
          <table:table-cell office:value-type="float" office:value="518" calcext:value-type="float">
            <text:p>518</text:p>
          </table:table-cell>
          <table:table-cell table:formula="of:=IF([.B199] = 0; [.C198]+1; 0)" office:value-type="float" office:value="0" calcext:value-type="float">
            <text:p>0</text:p>
          </table:table-cell>
          <table:table-cell table:formula="of:=IF(AND(MOD([.C199];5)=0;[.C199]&gt;[.C198]); [.D198]+ 1; [.D19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8" calcext:value-type="date">
            <text:p>18.07.2022</text:p>
          </table:table-cell>
          <table:table-cell office:value-type="float" office:value="791" calcext:value-type="float">
            <text:p>791</text:p>
          </table:table-cell>
          <table:table-cell table:formula="of:=IF([.B200] = 0; [.C199]+1; 0)" office:value-type="float" office:value="0" calcext:value-type="float">
            <text:p>0</text:p>
          </table:table-cell>
          <table:table-cell table:formula="of:=IF(AND(MOD([.C200];5)=0;[.C200]&gt;[.C199]); [.D199]+ 1; [.D19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19" calcext:value-type="date">
            <text:p>19.07.2022</text:p>
          </table:table-cell>
          <table:table-cell office:value-type="float" office:value="673" calcext:value-type="float">
            <text:p>673</text:p>
          </table:table-cell>
          <table:table-cell table:formula="of:=IF([.B201] = 0; [.C200]+1; 0)" office:value-type="float" office:value="0" calcext:value-type="float">
            <text:p>0</text:p>
          </table:table-cell>
          <table:table-cell table:formula="of:=IF(AND(MOD([.C201];5)=0;[.C201]&gt;[.C200]); [.D200]+ 1; [.D2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0" calcext:value-type="date">
            <text:p>20.07.2022</text:p>
          </table:table-cell>
          <table:table-cell office:value-type="float" office:value="601" calcext:value-type="float">
            <text:p>601</text:p>
          </table:table-cell>
          <table:table-cell table:formula="of:=IF([.B202] = 0; [.C201]+1; 0)" office:value-type="float" office:value="0" calcext:value-type="float">
            <text:p>0</text:p>
          </table:table-cell>
          <table:table-cell table:formula="of:=IF(AND(MOD([.C202];5)=0;[.C202]&gt;[.C201]); [.D201]+ 1; [.D20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1" calcext:value-type="date">
            <text:p>21.07.2022</text:p>
          </table:table-cell>
          <table:table-cell office:value-type="float" office:value="612" calcext:value-type="float">
            <text:p>612</text:p>
          </table:table-cell>
          <table:table-cell table:formula="of:=IF([.B203] = 0; [.C202]+1; 0)" office:value-type="float" office:value="0" calcext:value-type="float">
            <text:p>0</text:p>
          </table:table-cell>
          <table:table-cell table:formula="of:=IF(AND(MOD([.C203];5)=0;[.C203]&gt;[.C202]); [.D202]+ 1; [.D20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2" calcext:value-type="date">
            <text:p>22.07.2022</text:p>
          </table:table-cell>
          <table:table-cell office:value-type="float" office:value="705" calcext:value-type="float">
            <text:p>705</text:p>
          </table:table-cell>
          <table:table-cell table:formula="of:=IF([.B204] = 0; [.C203]+1; 0)" office:value-type="float" office:value="0" calcext:value-type="float">
            <text:p>0</text:p>
          </table:table-cell>
          <table:table-cell table:formula="of:=IF(AND(MOD([.C204];5)=0;[.C204]&gt;[.C203]); [.D203]+ 1; [.D20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3" calcext:value-type="date">
            <text:p>23.07.2022</text:p>
          </table:table-cell>
          <table:table-cell office:value-type="float" office:value="0" calcext:value-type="float">
            <text:p>0</text:p>
          </table:table-cell>
          <table:table-cell table:formula="of:=IF([.B205] = 0; [.C204]+1; 0)" office:value-type="float" office:value="1" calcext:value-type="float">
            <text:p>1</text:p>
          </table:table-cell>
          <table:table-cell table:formula="of:=IF(AND(MOD([.C205];5)=0;[.C205]&gt;[.C204]); [.D204]+ 1; [.D20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4" calcext:value-type="date">
            <text:p>24.07.2022</text:p>
          </table:table-cell>
          <table:table-cell office:value-type="float" office:value="0" calcext:value-type="float">
            <text:p>0</text:p>
          </table:table-cell>
          <table:table-cell table:formula="of:=IF([.B206] = 0; [.C205]+1; 0)" office:value-type="float" office:value="2" calcext:value-type="float">
            <text:p>2</text:p>
          </table:table-cell>
          <table:table-cell table:formula="of:=IF(AND(MOD([.C206];5)=0;[.C206]&gt;[.C205]); [.D205]+ 1; [.D20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5" calcext:value-type="date">
            <text:p>25.07.2022</text:p>
          </table:table-cell>
          <table:table-cell office:value-type="float" office:value="1100" calcext:value-type="float">
            <text:p>1100</text:p>
          </table:table-cell>
          <table:table-cell table:formula="of:=IF([.B207] = 0; [.C206]+1; 0)" office:value-type="float" office:value="0" calcext:value-type="float">
            <text:p>0</text:p>
          </table:table-cell>
          <table:table-cell table:formula="of:=IF(AND(MOD([.C207];5)=0;[.C207]&gt;[.C206]); [.D206]+ 1; [.D20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6" calcext:value-type="date">
            <text:p>26.07.2022</text:p>
          </table:table-cell>
          <table:table-cell office:value-type="float" office:value="118" calcext:value-type="float">
            <text:p>118</text:p>
          </table:table-cell>
          <table:table-cell table:formula="of:=IF([.B208] = 0; [.C207]+1; 0)" office:value-type="float" office:value="0" calcext:value-type="float">
            <text:p>0</text:p>
          </table:table-cell>
          <table:table-cell table:formula="of:=IF(AND(MOD([.C208];5)=0;[.C208]&gt;[.C207]); [.D207]+ 1; [.D20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7" calcext:value-type="date">
            <text:p>27.07.2022</text:p>
          </table:table-cell>
          <table:table-cell office:value-type="float" office:value="69" calcext:value-type="float">
            <text:p>69</text:p>
          </table:table-cell>
          <table:table-cell table:formula="of:=IF([.B209] = 0; [.C208]+1; 0)" office:value-type="float" office:value="0" calcext:value-type="float">
            <text:p>0</text:p>
          </table:table-cell>
          <table:table-cell table:formula="of:=IF(AND(MOD([.C209];5)=0;[.C209]&gt;[.C208]); [.D208]+ 1; [.D20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8" calcext:value-type="date">
            <text:p>28.07.2022</text:p>
          </table:table-cell>
          <table:table-cell office:value-type="float" office:value="0" calcext:value-type="float">
            <text:p>0</text:p>
          </table:table-cell>
          <table:table-cell table:formula="of:=IF([.B210] = 0; [.C209]+1; 0)" office:value-type="float" office:value="1" calcext:value-type="float">
            <text:p>1</text:p>
          </table:table-cell>
          <table:table-cell table:formula="of:=IF(AND(MOD([.C210];5)=0;[.C210]&gt;[.C209]); [.D209]+ 1; [.D20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29" calcext:value-type="date">
            <text:p>29.07.2022</text:p>
          </table:table-cell>
          <table:table-cell office:value-type="float" office:value="0" calcext:value-type="float">
            <text:p>0</text:p>
          </table:table-cell>
          <table:table-cell table:formula="of:=IF([.B211] = 0; [.C210]+1; 0)" office:value-type="float" office:value="2" calcext:value-type="float">
            <text:p>2</text:p>
          </table:table-cell>
          <table:table-cell table:formula="of:=IF(AND(MOD([.C211];5)=0;[.C211]&gt;[.C210]); [.D210]+ 1; [.D21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float" office:value="0" calcext:value-type="float">
            <text:p>0</text:p>
          </table:table-cell>
          <table:table-cell table:formula="of:=IF([.B212] = 0; [.C211]+1; 0)" office:value-type="float" office:value="3" calcext:value-type="float">
            <text:p>3</text:p>
          </table:table-cell>
          <table:table-cell table:formula="of:=IF(AND(MOD([.C212];5)=0;[.C212]&gt;[.C211]); [.D211]+ 1; [.D21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7-31" calcext:value-type="date">
            <text:p>31.07.2022</text:p>
          </table:table-cell>
          <table:table-cell office:value-type="float" office:value="0" calcext:value-type="float">
            <text:p>0</text:p>
          </table:table-cell>
          <table:table-cell table:formula="of:=IF([.B213] = 0; [.C212]+1; 0)" office:value-type="float" office:value="4" calcext:value-type="float">
            <text:p>4</text:p>
          </table:table-cell>
          <table:table-cell table:formula="of:=IF(AND(MOD([.C213];5)=0;[.C213]&gt;[.C212]); [.D212]+ 1; [.D21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08-01" calcext:value-type="date">
            <text:p>1.08.2022</text:p>
          </table:table-cell>
          <table:table-cell office:value-type="float" office:value="0" calcext:value-type="float">
            <text:p>0</text:p>
          </table:table-cell>
          <table:table-cell table:formula="of:=IF([.B214] = 0; [.C213]+1; 0)" office:value-type="float" office:value="5" calcext:value-type="float">
            <text:p>5</text:p>
          </table:table-cell>
          <table:table-cell table:formula="of:=IF(AND(MOD([.C214];5)=0;[.C214]&gt;[.C213]); [.D213]+ 1; [.D213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02" calcext:value-type="date">
            <text:p>2.08.2022</text:p>
          </table:table-cell>
          <table:table-cell office:value-type="float" office:value="0" calcext:value-type="float">
            <text:p>0</text:p>
          </table:table-cell>
          <table:table-cell table:formula="of:=IF([.B215] = 0; [.C214]+1; 0)" office:value-type="float" office:value="6" calcext:value-type="float">
            <text:p>6</text:p>
          </table:table-cell>
          <table:table-cell table:formula="of:=IF(AND(MOD([.C215];5)=0;[.C215]&gt;[.C214]); [.D214]+ 1; [.D21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03" calcext:value-type="date">
            <text:p>3.08.2022</text:p>
          </table:table-cell>
          <table:table-cell office:value-type="float" office:value="0" calcext:value-type="float">
            <text:p>0</text:p>
          </table:table-cell>
          <table:table-cell table:formula="of:=IF([.B216] = 0; [.C215]+1; 0)" office:value-type="float" office:value="7" calcext:value-type="float">
            <text:p>7</text:p>
          </table:table-cell>
          <table:table-cell table:formula="of:=IF(AND(MOD([.C216];5)=0;[.C216]&gt;[.C215]); [.D215]+ 1; [.D21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04" calcext:value-type="date">
            <text:p>4.08.2022</text:p>
          </table:table-cell>
          <table:table-cell office:value-type="float" office:value="0" calcext:value-type="float">
            <text:p>0</text:p>
          </table:table-cell>
          <table:table-cell table:formula="of:=IF([.B217] = 0; [.C216]+1; 0)" office:value-type="float" office:value="8" calcext:value-type="float">
            <text:p>8</text:p>
          </table:table-cell>
          <table:table-cell table:formula="of:=IF(AND(MOD([.C217];5)=0;[.C217]&gt;[.C216]); [.D216]+ 1; [.D21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05" calcext:value-type="date">
            <text:p>5.08.2022</text:p>
          </table:table-cell>
          <table:table-cell office:value-type="float" office:value="0" calcext:value-type="float">
            <text:p>0</text:p>
          </table:table-cell>
          <table:table-cell table:formula="of:=IF([.B218] = 0; [.C217]+1; 0)" office:value-type="float" office:value="9" calcext:value-type="float">
            <text:p>9</text:p>
          </table:table-cell>
          <table:table-cell table:formula="of:=IF(AND(MOD([.C218];5)=0;[.C218]&gt;[.C217]); [.D217]+ 1; [.D21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08-06" calcext:value-type="date">
            <text:p>6.08.2022</text:p>
          </table:table-cell>
          <table:table-cell office:value-type="float" office:value="0" calcext:value-type="float">
            <text:p>0</text:p>
          </table:table-cell>
          <table:table-cell table:formula="of:=IF([.B219] = 0; [.C218]+1; 0)" office:value-type="float" office:value="10" calcext:value-type="float">
            <text:p>10</text:p>
          </table:table-cell>
          <table:table-cell table:formula="of:=IF(AND(MOD([.C219];5)=0;[.C219]&gt;[.C218]); [.D218]+ 1; [.D21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07" calcext:value-type="date">
            <text:p>7.08.2022</text:p>
          </table:table-cell>
          <table:table-cell office:value-type="float" office:value="0" calcext:value-type="float">
            <text:p>0</text:p>
          </table:table-cell>
          <table:table-cell table:formula="of:=IF([.B220] = 0; [.C219]+1; 0)" office:value-type="float" office:value="11" calcext:value-type="float">
            <text:p>11</text:p>
          </table:table-cell>
          <table:table-cell table:formula="of:=IF(AND(MOD([.C220];5)=0;[.C220]&gt;[.C219]); [.D219]+ 1; [.D219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08" calcext:value-type="date">
            <text:p>8.08.2022</text:p>
          </table:table-cell>
          <table:table-cell office:value-type="float" office:value="660" calcext:value-type="float">
            <text:p>660</text:p>
          </table:table-cell>
          <table:table-cell table:formula="of:=IF([.B221] = 0; [.C220]+1; 0)" office:value-type="float" office:value="0" calcext:value-type="float">
            <text:p>0</text:p>
          </table:table-cell>
          <table:table-cell table:formula="of:=IF(AND(MOD([.C221];5)=0;[.C221]&gt;[.C220]); [.D220]+ 1; [.D22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09" calcext:value-type="date">
            <text:p>9.08.2022</text:p>
          </table:table-cell>
          <table:table-cell office:value-type="float" office:value="1245" calcext:value-type="float">
            <text:p>1245</text:p>
          </table:table-cell>
          <table:table-cell table:formula="of:=IF([.B222] = 0; [.C221]+1; 0)" office:value-type="float" office:value="0" calcext:value-type="float">
            <text:p>0</text:p>
          </table:table-cell>
          <table:table-cell table:formula="of:=IF(AND(MOD([.C222];5)=0;[.C222]&gt;[.C221]); [.D221]+ 1; [.D221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0" calcext:value-type="date">
            <text:p>10.08.2022</text:p>
          </table:table-cell>
          <table:table-cell office:value-type="float" office:value="745" calcext:value-type="float">
            <text:p>745</text:p>
          </table:table-cell>
          <table:table-cell table:formula="of:=IF([.B223] = 0; [.C222]+1; 0)" office:value-type="float" office:value="0" calcext:value-type="float">
            <text:p>0</text:p>
          </table:table-cell>
          <table:table-cell table:formula="of:=IF(AND(MOD([.C223];5)=0;[.C223]&gt;[.C222]); [.D222]+ 1; [.D22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1" calcext:value-type="date">
            <text:p>11.08.2022</text:p>
          </table:table-cell>
          <table:table-cell office:value-type="float" office:value="48" calcext:value-type="float">
            <text:p>48</text:p>
          </table:table-cell>
          <table:table-cell table:formula="of:=IF([.B224] = 0; [.C223]+1; 0)" office:value-type="float" office:value="0" calcext:value-type="float">
            <text:p>0</text:p>
          </table:table-cell>
          <table:table-cell table:formula="of:=IF(AND(MOD([.C224];5)=0;[.C224]&gt;[.C223]); [.D223]+ 1; [.D22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2" calcext:value-type="date">
            <text:p>12.08.2022</text:p>
          </table:table-cell>
          <table:table-cell office:value-type="float" office:value="0" calcext:value-type="float">
            <text:p>0</text:p>
          </table:table-cell>
          <table:table-cell table:style-name="ce5" table:formula="of:=IF([.B225] = 0; [.C224]+1; 0)" office:value-type="float" office:value="1" calcext:value-type="float">
            <text:p>1</text:p>
          </table:table-cell>
          <table:table-cell table:formula="of:=IF(AND(MOD([.C225];5)=0;[.C225]&gt;[.C224]); [.D224]+ 1; [.D22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3" calcext:value-type="date">
            <text:p>13.08.2022</text:p>
          </table:table-cell>
          <table:table-cell office:value-type="float" office:value="0" calcext:value-type="float">
            <text:p>0</text:p>
          </table:table-cell>
          <table:table-cell table:formula="of:=IF([.B226] = 0; [.C225]+1; 0)" office:value-type="float" office:value="2" calcext:value-type="float">
            <text:p>2</text:p>
          </table:table-cell>
          <table:table-cell table:formula="of:=IF(AND(MOD([.C226];5)=0;[.C226]&gt;[.C225]); [.D225]+ 1; [.D22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4" calcext:value-type="date">
            <text:p>14.08.2022</text:p>
          </table:table-cell>
          <table:table-cell office:value-type="float" office:value="0" calcext:value-type="float">
            <text:p>0</text:p>
          </table:table-cell>
          <table:table-cell table:formula="of:=IF([.B227] = 0; [.C226]+1; 0)" office:value-type="float" office:value="3" calcext:value-type="float">
            <text:p>3</text:p>
          </table:table-cell>
          <table:table-cell table:formula="of:=IF(AND(MOD([.C227];5)=0;[.C227]&gt;[.C226]); [.D226]+ 1; [.D22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5" calcext:value-type="date">
            <text:p>15.08.2022</text:p>
          </table:table-cell>
          <table:table-cell office:value-type="float" office:value="0" calcext:value-type="float">
            <text:p>0</text:p>
          </table:table-cell>
          <table:table-cell table:formula="of:=IF([.B228] = 0; [.C227]+1; 0)" office:value-type="float" office:value="4" calcext:value-type="float">
            <text:p>4</text:p>
          </table:table-cell>
          <table:table-cell table:formula="of:=IF(AND(MOD([.C228];5)=0;[.C228]&gt;[.C227]); [.D227]+ 1; [.D227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08-16" calcext:value-type="date">
            <text:p>16.08.2022</text:p>
          </table:table-cell>
          <table:table-cell office:value-type="float" office:value="0" calcext:value-type="float">
            <text:p>0</text:p>
          </table:table-cell>
          <table:table-cell table:formula="of:=IF([.B229] = 0; [.C228]+1; 0)" office:value-type="float" office:value="5" calcext:value-type="float">
            <text:p>5</text:p>
          </table:table-cell>
          <table:table-cell table:formula="of:=IF(AND(MOD([.C229];5)=0;[.C229]&gt;[.C228]); [.D228]+ 1; [.D228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17" calcext:value-type="date">
            <text:p>17.08.2022</text:p>
          </table:table-cell>
          <table:table-cell office:value-type="float" office:value="0" calcext:value-type="float">
            <text:p>0</text:p>
          </table:table-cell>
          <table:table-cell table:formula="of:=IF([.B230] = 0; [.C229]+1; 0)" office:value-type="float" office:value="6" calcext:value-type="float">
            <text:p>6</text:p>
          </table:table-cell>
          <table:table-cell table:formula="of:=IF(AND(MOD([.C230];5)=0;[.C230]&gt;[.C229]); [.D229]+ 1; [.D229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18" calcext:value-type="date">
            <text:p>18.08.2022</text:p>
          </table:table-cell>
          <table:table-cell office:value-type="float" office:value="0" calcext:value-type="float">
            <text:p>0</text:p>
          </table:table-cell>
          <table:table-cell table:formula="of:=IF([.B231] = 0; [.C230]+1; 0)" office:value-type="float" office:value="7" calcext:value-type="float">
            <text:p>7</text:p>
          </table:table-cell>
          <table:table-cell table:formula="of:=IF(AND(MOD([.C231];5)=0;[.C231]&gt;[.C230]); [.D230]+ 1; [.D230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19" calcext:value-type="date">
            <text:p>19.08.2022</text:p>
          </table:table-cell>
          <table:table-cell office:value-type="float" office:value="0" calcext:value-type="float">
            <text:p>0</text:p>
          </table:table-cell>
          <table:table-cell table:formula="of:=IF([.B232] = 0; [.C231]+1; 0)" office:value-type="float" office:value="8" calcext:value-type="float">
            <text:p>8</text:p>
          </table:table-cell>
          <table:table-cell table:formula="of:=IF(AND(MOD([.C232];5)=0;[.C232]&gt;[.C231]); [.D231]+ 1; [.D231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20" calcext:value-type="date">
            <text:p>20.08.2022</text:p>
          </table:table-cell>
          <table:table-cell office:value-type="float" office:value="0" calcext:value-type="float">
            <text:p>0</text:p>
          </table:table-cell>
          <table:table-cell table:formula="of:=IF([.B233] = 0; [.C232]+1; 0)" office:value-type="float" office:value="9" calcext:value-type="float">
            <text:p>9</text:p>
          </table:table-cell>
          <table:table-cell table:formula="of:=IF(AND(MOD([.C233];5)=0;[.C233]&gt;[.C232]); [.D232]+ 1; [.D232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2-08-21" calcext:value-type="date">
            <text:p>21.08.2022</text:p>
          </table:table-cell>
          <table:table-cell office:value-type="float" office:value="0" calcext:value-type="float">
            <text:p>0</text:p>
          </table:table-cell>
          <table:table-cell table:formula="of:=IF([.B234] = 0; [.C233]+1; 0)" office:value-type="float" office:value="10" calcext:value-type="float">
            <text:p>10</text:p>
          </table:table-cell>
          <table:table-cell table:formula="of:=IF(AND(MOD([.C234];5)=0;[.C234]&gt;[.C233]); [.D233]+ 1; [.D233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22" calcext:value-type="date">
            <text:p>22.08.2022</text:p>
          </table:table-cell>
          <table:table-cell office:value-type="float" office:value="0" calcext:value-type="float">
            <text:p>0</text:p>
          </table:table-cell>
          <table:table-cell table:formula="of:=IF([.B235] = 0; [.C234]+1; 0)" office:value-type="float" office:value="11" calcext:value-type="float">
            <text:p>11</text:p>
          </table:table-cell>
          <table:table-cell table:formula="of:=IF(AND(MOD([.C235];5)=0;[.C235]&gt;[.C234]); [.D234]+ 1; [.D234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23" calcext:value-type="date">
            <text:p>23.08.2022</text:p>
          </table:table-cell>
          <table:table-cell office:value-type="float" office:value="0" calcext:value-type="float">
            <text:p>0</text:p>
          </table:table-cell>
          <table:table-cell table:formula="of:=IF([.B236] = 0; [.C235]+1; 0)" office:value-type="float" office:value="12" calcext:value-type="float">
            <text:p>12</text:p>
          </table:table-cell>
          <table:table-cell table:formula="of:=IF(AND(MOD([.C236];5)=0;[.C236]&gt;[.C235]); [.D235]+ 1; [.D235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24" calcext:value-type="date">
            <text:p>24.08.2022</text:p>
          </table:table-cell>
          <table:table-cell office:value-type="float" office:value="0" calcext:value-type="float">
            <text:p>0</text:p>
          </table:table-cell>
          <table:table-cell table:formula="of:=IF([.B237] = 0; [.C236]+1; 0)" office:value-type="float" office:value="13" calcext:value-type="float">
            <text:p>13</text:p>
          </table:table-cell>
          <table:table-cell table:formula="of:=IF(AND(MOD([.C237];5)=0;[.C237]&gt;[.C236]); [.D236]+ 1; [.D236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25" calcext:value-type="date">
            <text:p>25.08.2022</text:p>
          </table:table-cell>
          <table:table-cell office:value-type="float" office:value="0" calcext:value-type="float">
            <text:p>0</text:p>
          </table:table-cell>
          <table:table-cell table:formula="of:=IF([.B238] = 0; [.C237]+1; 0)" office:value-type="float" office:value="14" calcext:value-type="float">
            <text:p>14</text:p>
          </table:table-cell>
          <table:table-cell table:formula="of:=IF(AND(MOD([.C238];5)=0;[.C238]&gt;[.C237]); [.D237]+ 1; [.D237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2-08-26" calcext:value-type="date">
            <text:p>26.08.2022</text:p>
          </table:table-cell>
          <table:table-cell office:value-type="float" office:value="0" calcext:value-type="float">
            <text:p>0</text:p>
          </table:table-cell>
          <table:table-cell table:formula="of:=IF([.B239] = 0; [.C238]+1; 0)" office:value-type="float" office:value="15" calcext:value-type="float">
            <text:p>15</text:p>
          </table:table-cell>
          <table:table-cell table:formula="of:=IF(AND(MOD([.C239];5)=0;[.C239]&gt;[.C238]); [.D238]+ 1; [.D238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27" calcext:value-type="date">
            <text:p>27.08.2022</text:p>
          </table:table-cell>
          <table:table-cell office:value-type="float" office:value="0" calcext:value-type="float">
            <text:p>0</text:p>
          </table:table-cell>
          <table:table-cell table:formula="of:=IF([.B240] = 0; [.C239]+1; 0)" office:value-type="float" office:value="16" calcext:value-type="float">
            <text:p>16</text:p>
          </table:table-cell>
          <table:table-cell table:formula="of:=IF(AND(MOD([.C240];5)=0;[.C240]&gt;[.C239]); [.D239]+ 1; [.D239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28" calcext:value-type="date">
            <text:p>28.08.2022</text:p>
          </table:table-cell>
          <table:table-cell office:value-type="float" office:value="0" calcext:value-type="float">
            <text:p>0</text:p>
          </table:table-cell>
          <table:table-cell table:formula="of:=IF([.B241] = 0; [.C240]+1; 0)" office:value-type="float" office:value="17" calcext:value-type="float">
            <text:p>17</text:p>
          </table:table-cell>
          <table:table-cell table:formula="of:=IF(AND(MOD([.C241];5)=0;[.C241]&gt;[.C240]); [.D240]+ 1; [.D240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29" calcext:value-type="date">
            <text:p>29.08.2022</text:p>
          </table:table-cell>
          <table:table-cell office:value-type="float" office:value="0" calcext:value-type="float">
            <text:p>0</text:p>
          </table:table-cell>
          <table:table-cell table:formula="of:=IF([.B242] = 0; [.C241]+1; 0)" office:value-type="float" office:value="18" calcext:value-type="float">
            <text:p>18</text:p>
          </table:table-cell>
          <table:table-cell table:formula="of:=IF(AND(MOD([.C242];5)=0;[.C242]&gt;[.C241]); [.D241]+ 1; [.D241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30" calcext:value-type="date">
            <text:p>30.08.2022</text:p>
          </table:table-cell>
          <table:table-cell office:value-type="float" office:value="0" calcext:value-type="float">
            <text:p>0</text:p>
          </table:table-cell>
          <table:table-cell table:formula="of:=IF([.B243] = 0; [.C242]+1; 0)" office:value-type="float" office:value="19" calcext:value-type="float">
            <text:p>19</text:p>
          </table:table-cell>
          <table:table-cell table:formula="of:=IF(AND(MOD([.C243];5)=0;[.C243]&gt;[.C242]); [.D242]+ 1; [.D242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2-08-31" calcext:value-type="date">
            <text:p>31.08.2022</text:p>
          </table:table-cell>
          <table:table-cell office:value-type="float" office:value="0" calcext:value-type="float">
            <text:p>0</text:p>
          </table:table-cell>
          <table:table-cell table:formula="of:=IF([.B244] = 0; [.C243]+1; 0)" office:value-type="float" office:value="20" calcext:value-type="float">
            <text:p>20</text:p>
          </table:table-cell>
          <table:table-cell table:formula="of:=IF(AND(MOD([.C244];5)=0;[.C244]&gt;[.C243]); [.D243]+ 1; [.D243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1" calcext:value-type="date">
            <text:p>1.09.2022</text:p>
          </table:table-cell>
          <table:table-cell office:value-type="float" office:value="0" calcext:value-type="float">
            <text:p>0</text:p>
          </table:table-cell>
          <table:table-cell table:formula="of:=IF([.B245] = 0; [.C244]+1; 0)" office:value-type="float" office:value="21" calcext:value-type="float">
            <text:p>21</text:p>
          </table:table-cell>
          <table:table-cell table:formula="of:=IF(AND(MOD([.C245];5)=0;[.C245]&gt;[.C244]); [.D244]+ 1; [.D244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2" calcext:value-type="date">
            <text:p>2.09.2022</text:p>
          </table:table-cell>
          <table:table-cell office:value-type="float" office:value="388" calcext:value-type="float">
            <text:p>388</text:p>
          </table:table-cell>
          <table:table-cell table:formula="of:=IF([.B246] = 0; [.C245]+1; 0)" office:value-type="float" office:value="0" calcext:value-type="float">
            <text:p>0</text:p>
          </table:table-cell>
          <table:table-cell table:formula="of:=IF(AND(MOD([.C246];5)=0;[.C246]&gt;[.C245]); [.D245]+ 1; [.D245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3" calcext:value-type="date">
            <text:p>3.09.2022</text:p>
          </table:table-cell>
          <table:table-cell office:value-type="float" office:value="415" calcext:value-type="float">
            <text:p>415</text:p>
          </table:table-cell>
          <table:table-cell table:formula="of:=IF([.B247] = 0; [.C246]+1; 0)" office:value-type="float" office:value="0" calcext:value-type="float">
            <text:p>0</text:p>
          </table:table-cell>
          <table:table-cell table:formula="of:=IF(AND(MOD([.C247];5)=0;[.C247]&gt;[.C246]); [.D246]+ 1; [.D246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4" calcext:value-type="date">
            <text:p>4.09.2022</text:p>
          </table:table-cell>
          <table:table-cell office:value-type="float" office:value="560" calcext:value-type="float">
            <text:p>560</text:p>
          </table:table-cell>
          <table:table-cell table:formula="of:=IF([.B248] = 0; [.C247]+1; 0)" office:value-type="float" office:value="0" calcext:value-type="float">
            <text:p>0</text:p>
          </table:table-cell>
          <table:table-cell table:formula="of:=IF(AND(MOD([.C248];5)=0;[.C248]&gt;[.C247]); [.D247]+ 1; [.D247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5" calcext:value-type="date">
            <text:p>5.09.2022</text:p>
          </table:table-cell>
          <table:table-cell office:value-type="float" office:value="467" calcext:value-type="float">
            <text:p>467</text:p>
          </table:table-cell>
          <table:table-cell table:formula="of:=IF([.B249] = 0; [.C248]+1; 0)" office:value-type="float" office:value="0" calcext:value-type="float">
            <text:p>0</text:p>
          </table:table-cell>
          <table:table-cell table:formula="of:=IF(AND(MOD([.C249];5)=0;[.C249]&gt;[.C248]); [.D248]+ 1; [.D248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6" calcext:value-type="date">
            <text:p>6.09.2022</text:p>
          </table:table-cell>
          <table:table-cell office:value-type="float" office:value="517" calcext:value-type="float">
            <text:p>517</text:p>
          </table:table-cell>
          <table:table-cell table:formula="of:=IF([.B250] = 0; [.C249]+1; 0)" office:value-type="float" office:value="0" calcext:value-type="float">
            <text:p>0</text:p>
          </table:table-cell>
          <table:table-cell table:formula="of:=IF(AND(MOD([.C250];5)=0;[.C250]&gt;[.C249]); [.D249]+ 1; [.D249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7" calcext:value-type="date">
            <text:p>7.09.2022</text:p>
          </table:table-cell>
          <table:table-cell office:value-type="float" office:value="552" calcext:value-type="float">
            <text:p>552</text:p>
          </table:table-cell>
          <table:table-cell table:formula="of:=IF([.B251] = 0; [.C250]+1; 0)" office:value-type="float" office:value="0" calcext:value-type="float">
            <text:p>0</text:p>
          </table:table-cell>
          <table:table-cell table:formula="of:=IF(AND(MOD([.C251];5)=0;[.C251]&gt;[.C250]); [.D250]+ 1; [.D250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8" calcext:value-type="date">
            <text:p>8.09.2022</text:p>
          </table:table-cell>
          <table:table-cell office:value-type="float" office:value="0" calcext:value-type="float">
            <text:p>0</text:p>
          </table:table-cell>
          <table:table-cell table:formula="of:=IF([.B252] = 0; [.C251]+1; 0)" office:value-type="float" office:value="1" calcext:value-type="float">
            <text:p>1</text:p>
          </table:table-cell>
          <table:table-cell table:formula="of:=IF(AND(MOD([.C252];5)=0;[.C252]&gt;[.C251]); [.D251]+ 1; [.D251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09" calcext:value-type="date">
            <text:p>9.09.2022</text:p>
          </table:table-cell>
          <table:table-cell office:value-type="float" office:value="0" calcext:value-type="float">
            <text:p>0</text:p>
          </table:table-cell>
          <table:table-cell table:formula="of:=IF([.B253] = 0; [.C252]+1; 0)" office:value-type="float" office:value="2" calcext:value-type="float">
            <text:p>2</text:p>
          </table:table-cell>
          <table:table-cell table:formula="of:=IF(AND(MOD([.C253];5)=0;[.C253]&gt;[.C252]); [.D252]+ 1; [.D252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0" calcext:value-type="date">
            <text:p>10.09.2022</text:p>
          </table:table-cell>
          <table:table-cell office:value-type="float" office:value="0" calcext:value-type="float">
            <text:p>0</text:p>
          </table:table-cell>
          <table:table-cell table:formula="of:=IF([.B254] = 0; [.C253]+1; 0)" office:value-type="float" office:value="3" calcext:value-type="float">
            <text:p>3</text:p>
          </table:table-cell>
          <table:table-cell table:formula="of:=IF(AND(MOD([.C254];5)=0;[.C254]&gt;[.C253]); [.D253]+ 1; [.D253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  <table:table-cell table:formula="of:=IF([.B255] = 0; [.C254]+1; 0)" office:value-type="float" office:value="4" calcext:value-type="float">
            <text:p>4</text:p>
          </table:table-cell>
          <table:table-cell table:formula="of:=IF(AND(MOD([.C255];5)=0;[.C255]&gt;[.C254]); [.D254]+ 1; [.D254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2" calcext:value-type="date">
            <text:p>12.09.2022</text:p>
          </table:table-cell>
          <table:table-cell office:value-type="float" office:value="435" calcext:value-type="float">
            <text:p>435</text:p>
          </table:table-cell>
          <table:table-cell table:formula="of:=IF([.B256] = 0; [.C255]+1; 0)" office:value-type="float" office:value="0" calcext:value-type="float">
            <text:p>0</text:p>
          </table:table-cell>
          <table:table-cell table:formula="of:=IF(AND(MOD([.C256];5)=0;[.C256]&gt;[.C255]); [.D255]+ 1; [.D255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3" calcext:value-type="date">
            <text:p>13.09.2022</text:p>
          </table:table-cell>
          <table:table-cell office:value-type="float" office:value="406" calcext:value-type="float">
            <text:p>406</text:p>
          </table:table-cell>
          <table:table-cell table:formula="of:=IF([.B257] = 0; [.C256]+1; 0)" office:value-type="float" office:value="0" calcext:value-type="float">
            <text:p>0</text:p>
          </table:table-cell>
          <table:table-cell table:formula="of:=IF(AND(MOD([.C257];5)=0;[.C257]&gt;[.C256]); [.D256]+ 1; [.D256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4" calcext:value-type="date">
            <text:p>14.09.2022</text:p>
          </table:table-cell>
          <table:table-cell office:value-type="float" office:value="0" calcext:value-type="float">
            <text:p>0</text:p>
          </table:table-cell>
          <table:table-cell table:formula="of:=IF([.B258] = 0; [.C257]+1; 0)" office:value-type="float" office:value="1" calcext:value-type="float">
            <text:p>1</text:p>
          </table:table-cell>
          <table:table-cell table:formula="of:=IF(AND(MOD([.C258];5)=0;[.C258]&gt;[.C257]); [.D257]+ 1; [.D257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5" calcext:value-type="date">
            <text:p>15.09.2022</text:p>
          </table:table-cell>
          <table:table-cell office:value-type="float" office:value="0" calcext:value-type="float">
            <text:p>0</text:p>
          </table:table-cell>
          <table:table-cell table:formula="of:=IF([.B259] = 0; [.C258]+1; 0)" office:value-type="float" office:value="2" calcext:value-type="float">
            <text:p>2</text:p>
          </table:table-cell>
          <table:table-cell table:formula="of:=IF(AND(MOD([.C259];5)=0;[.C259]&gt;[.C258]); [.D258]+ 1; [.D258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6" calcext:value-type="date">
            <text:p>16.09.2022</text:p>
          </table:table-cell>
          <table:table-cell office:value-type="float" office:value="0" calcext:value-type="float">
            <text:p>0</text:p>
          </table:table-cell>
          <table:table-cell table:formula="of:=IF([.B260] = 0; [.C259]+1; 0)" office:value-type="float" office:value="3" calcext:value-type="float">
            <text:p>3</text:p>
          </table:table-cell>
          <table:table-cell table:formula="of:=IF(AND(MOD([.C260];5)=0;[.C260]&gt;[.C259]); [.D259]+ 1; [.D259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7" calcext:value-type="date">
            <text:p>17.09.2022</text:p>
          </table:table-cell>
          <table:table-cell office:value-type="float" office:value="0" calcext:value-type="float">
            <text:p>0</text:p>
          </table:table-cell>
          <table:table-cell table:formula="of:=IF([.B261] = 0; [.C260]+1; 0)" office:value-type="float" office:value="4" calcext:value-type="float">
            <text:p>4</text:p>
          </table:table-cell>
          <table:table-cell table:formula="of:=IF(AND(MOD([.C261];5)=0;[.C261]&gt;[.C260]); [.D260]+ 1; [.D260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  <table:table-cell table:formula="of:=IF([.B262] = 0; [.C261]+1; 0)" office:value-type="float" office:value="5" calcext:value-type="float">
            <text:p>5</text:p>
          </table:table-cell>
          <table:table-cell table:formula="of:=IF(AND(MOD([.C262];5)=0;[.C262]&gt;[.C261]); [.D261]+ 1; [.D261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19" calcext:value-type="date">
            <text:p>19.09.2022</text:p>
          </table:table-cell>
          <table:table-cell office:value-type="float" office:value="353" calcext:value-type="float">
            <text:p>353</text:p>
          </table:table-cell>
          <table:table-cell table:formula="of:=IF([.B263] = 0; [.C262]+1; 0)" office:value-type="float" office:value="0" calcext:value-type="float">
            <text:p>0</text:p>
          </table:table-cell>
          <table:table-cell table:formula="of:=IF(AND(MOD([.C263];5)=0;[.C263]&gt;[.C262]); [.D262]+ 1; [.D262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0" calcext:value-type="date">
            <text:p>20.09.2022</text:p>
          </table:table-cell>
          <table:table-cell office:value-type="float" office:value="476" calcext:value-type="float">
            <text:p>476</text:p>
          </table:table-cell>
          <table:table-cell table:formula="of:=IF([.B264] = 0; [.C263]+1; 0)" office:value-type="float" office:value="0" calcext:value-type="float">
            <text:p>0</text:p>
          </table:table-cell>
          <table:table-cell table:formula="of:=IF(AND(MOD([.C264];5)=0;[.C264]&gt;[.C263]); [.D263]+ 1; [.D263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1" calcext:value-type="date">
            <text:p>21.09.2022</text:p>
          </table:table-cell>
          <table:table-cell office:value-type="float" office:value="383" calcext:value-type="float">
            <text:p>383</text:p>
          </table:table-cell>
          <table:table-cell table:formula="of:=IF([.B265] = 0; [.C264]+1; 0)" office:value-type="float" office:value="0" calcext:value-type="float">
            <text:p>0</text:p>
          </table:table-cell>
          <table:table-cell table:formula="of:=IF(AND(MOD([.C265];5)=0;[.C265]&gt;[.C264]); [.D264]+ 1; [.D264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2" calcext:value-type="date">
            <text:p>22.09.2022</text:p>
          </table:table-cell>
          <table:table-cell office:value-type="float" office:value="0" calcext:value-type="float">
            <text:p>0</text:p>
          </table:table-cell>
          <table:table-cell table:formula="of:=IF([.B266] = 0; [.C265]+1; 0)" office:value-type="float" office:value="1" calcext:value-type="float">
            <text:p>1</text:p>
          </table:table-cell>
          <table:table-cell table:formula="of:=IF(AND(MOD([.C266];5)=0;[.C266]&gt;[.C265]); [.D265]+ 1; [.D265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3" calcext:value-type="date">
            <text:p>23.09.2022</text:p>
          </table:table-cell>
          <table:table-cell office:value-type="float" office:value="0" calcext:value-type="float">
            <text:p>0</text:p>
          </table:table-cell>
          <table:table-cell table:formula="of:=IF([.B267] = 0; [.C266]+1; 0)" office:value-type="float" office:value="2" calcext:value-type="float">
            <text:p>2</text:p>
          </table:table-cell>
          <table:table-cell table:formula="of:=IF(AND(MOD([.C267];5)=0;[.C267]&gt;[.C266]); [.D266]+ 1; [.D266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4" calcext:value-type="date">
            <text:p>24.09.2022</text:p>
          </table:table-cell>
          <table:table-cell office:value-type="float" office:value="0" calcext:value-type="float">
            <text:p>0</text:p>
          </table:table-cell>
          <table:table-cell table:formula="of:=IF([.B268] = 0; [.C267]+1; 0)" office:value-type="float" office:value="3" calcext:value-type="float">
            <text:p>3</text:p>
          </table:table-cell>
          <table:table-cell table:formula="of:=IF(AND(MOD([.C268];5)=0;[.C268]&gt;[.C267]); [.D267]+ 1; [.D267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  <table:table-cell table:formula="of:=IF([.B269] = 0; [.C268]+1; 0)" office:value-type="float" office:value="4" calcext:value-type="float">
            <text:p>4</text:p>
          </table:table-cell>
          <table:table-cell table:formula="of:=IF(AND(MOD([.C269];5)=0;[.C269]&gt;[.C268]); [.D268]+ 1; [.D268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2-09-26" calcext:value-type="date">
            <text:p>26.09.2022</text:p>
          </table:table-cell>
          <table:table-cell office:value-type="float" office:value="0" calcext:value-type="float">
            <text:p>0</text:p>
          </table:table-cell>
          <table:table-cell table:formula="of:=IF([.B270] = 0; [.C269]+1; 0)" office:value-type="float" office:value="5" calcext:value-type="float">
            <text:p>5</text:p>
          </table:table-cell>
          <table:table-cell table:formula="of:=IF(AND(MOD([.C270];5)=0;[.C270]&gt;[.C269]); [.D269]+ 1; [.D269]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9-27" calcext:value-type="date">
            <text:p>27.09.2022</text:p>
          </table:table-cell>
          <table:table-cell office:value-type="float" office:value="0" calcext:value-type="float">
            <text:p>0</text:p>
          </table:table-cell>
          <table:table-cell table:formula="of:=IF([.B271] = 0; [.C270]+1; 0)" office:value-type="float" office:value="6" calcext:value-type="float">
            <text:p>6</text:p>
          </table:table-cell>
          <table:table-cell table:formula="of:=IF(AND(MOD([.C271];5)=0;[.C271]&gt;[.C270]); [.D270]+ 1; [.D270]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9-28" calcext:value-type="date">
            <text:p>28.09.2022</text:p>
          </table:table-cell>
          <table:table-cell office:value-type="float" office:value="0" calcext:value-type="float">
            <text:p>0</text:p>
          </table:table-cell>
          <table:table-cell table:formula="of:=IF([.B272] = 0; [.C271]+1; 0)" office:value-type="float" office:value="7" calcext:value-type="float">
            <text:p>7</text:p>
          </table:table-cell>
          <table:table-cell table:formula="of:=IF(AND(MOD([.C272];5)=0;[.C272]&gt;[.C271]); [.D271]+ 1; [.D271]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9-29" calcext:value-type="date">
            <text:p>29.09.2022</text:p>
          </table:table-cell>
          <table:table-cell office:value-type="float" office:value="302" calcext:value-type="float">
            <text:p>302</text:p>
          </table:table-cell>
          <table:table-cell table:formula="of:=IF([.B273] = 0; [.C272]+1; 0)" office:value-type="float" office:value="0" calcext:value-type="float">
            <text:p>0</text:p>
          </table:table-cell>
          <table:table-cell table:formula="of:=IF(AND(MOD([.C273];5)=0;[.C273]&gt;[.C272]); [.D272]+ 1; [.D272])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2-09-30" calcext:value-type="date">
            <text:p>30.09.2022</text:p>
          </table:table-cell>
          <table:table-cell office:value-type="float" office:value="426" calcext:value-type="float">
            <text:p>426</text:p>
          </table:table-cell>
          <table:table-cell table:formula="of:=IF([.B274] = 0; [.C273]+1; 0)" office:value-type="float" office:value="0" calcext:value-type="float">
            <text:p>0</text:p>
          </table:table-cell>
          <table:table-cell table:formula="of:=IF(AND(MOD([.C274];5)=0;[.C274]&gt;[.C273]); [.D273]+ 1; [.D273])" office:value-type="float" office:value="18" calcext:value-type="float">
            <text:p>18</text:p>
          </table:table-cell>
        </table:table-row>
        <table:table-row table:style-name="ro1" table:visibility="filter">
          <table:table-cell office:value-type="date" office:date-value="2022-10-01" calcext:value-type="date">
            <text:p>1.10.2022</text:p>
          </table:table-cell>
          <table:table-cell office:value-type="float" office:value="456" calcext:value-type="float">
            <text:p>456</text:p>
          </table:table-cell>
          <table:table-cell table:formula="of:=IF([.B275] = 0; [.C27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02" calcext:value-type="date">
            <text:p>2.10.2022</text:p>
          </table:table-cell>
          <table:table-cell office:value-type="float" office:value="568" calcext:value-type="float">
            <text:p>568</text:p>
          </table:table-cell>
          <table:table-cell table:formula="of:=IF([.B276] = 0; [.C27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03" calcext:value-type="date">
            <text:p>3.10.2022</text:p>
          </table:table-cell>
          <table:table-cell office:value-type="float" office:value="1182" calcext:value-type="float">
            <text:p>1182</text:p>
          </table:table-cell>
          <table:table-cell table:formula="of:=IF([.B277] = 0; [.C27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04" calcext:value-type="date">
            <text:p>4.10.2022</text:p>
          </table:table-cell>
          <table:table-cell office:value-type="float" office:value="0" calcext:value-type="float">
            <text:p>0</text:p>
          </table:table-cell>
          <table:table-cell table:formula="of:=IF([.B278] = 0; [.C277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0-05" calcext:value-type="date">
            <text:p>5.10.2022</text:p>
          </table:table-cell>
          <table:table-cell office:value-type="float" office:value="0" calcext:value-type="float">
            <text:p>0</text:p>
          </table:table-cell>
          <table:table-cell table:formula="of:=IF([.B279] = 0; [.C278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0-06" calcext:value-type="date">
            <text:p>6.10.2022</text:p>
          </table:table-cell>
          <table:table-cell office:value-type="float" office:value="0" calcext:value-type="float">
            <text:p>0</text:p>
          </table:table-cell>
          <table:table-cell table:formula="of:=IF([.B280] = 0; [.C279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0-07" calcext:value-type="date">
            <text:p>7.10.2022</text:p>
          </table:table-cell>
          <table:table-cell office:value-type="float" office:value="0" calcext:value-type="float">
            <text:p>0</text:p>
          </table:table-cell>
          <table:table-cell table:formula="of:=IF([.B281] = 0; [.C280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10-08" calcext:value-type="date">
            <text:p>8.10.2022</text:p>
          </table:table-cell>
          <table:table-cell office:value-type="float" office:value="0" calcext:value-type="float">
            <text:p>0</text:p>
          </table:table-cell>
          <table:table-cell table:formula="of:=IF([.B282] = 0; [.C281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  <table:table-cell table:formula="of:=IF([.B283] = 0; [.C282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10-10" calcext:value-type="date">
            <text:p>10.10.2022</text:p>
          </table:table-cell>
          <table:table-cell office:value-type="float" office:value="1170" calcext:value-type="float">
            <text:p>1170</text:p>
          </table:table-cell>
          <table:table-cell table:formula="of:=IF([.B284] = 0; [.C28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11" calcext:value-type="date">
            <text:p>11.10.2022</text:p>
          </table:table-cell>
          <table:table-cell office:value-type="float" office:value="695" calcext:value-type="float">
            <text:p>695</text:p>
          </table:table-cell>
          <table:table-cell table:formula="of:=IF([.B285] = 0; [.C28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12" calcext:value-type="date">
            <text:p>12.10.2022</text:p>
          </table:table-cell>
          <table:table-cell office:value-type="float" office:value="644" calcext:value-type="float">
            <text:p>644</text:p>
          </table:table-cell>
          <table:table-cell table:formula="of:=IF([.B286] = 0; [.C28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13" calcext:value-type="date">
            <text:p>13.10.2022</text:p>
          </table:table-cell>
          <table:table-cell office:value-type="float" office:value="0" calcext:value-type="float">
            <text:p>0</text:p>
          </table:table-cell>
          <table:table-cell table:formula="of:=IF([.B287] = 0; [.C286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0-14" calcext:value-type="date">
            <text:p>14.10.2022</text:p>
          </table:table-cell>
          <table:table-cell office:value-type="float" office:value="0" calcext:value-type="float">
            <text:p>0</text:p>
          </table:table-cell>
          <table:table-cell table:formula="of:=IF([.B288] = 0; [.C287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0-15" calcext:value-type="date">
            <text:p>15.10.2022</text:p>
          </table:table-cell>
          <table:table-cell office:value-type="float" office:value="0" calcext:value-type="float">
            <text:p>0</text:p>
          </table:table-cell>
          <table:table-cell table:formula="of:=IF([.B289] = 0; [.C288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  <table:table-cell table:formula="of:=IF([.B290] = 0; [.C289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10-17" calcext:value-type="date">
            <text:p>17.10.2022</text:p>
          </table:table-cell>
          <table:table-cell office:value-type="float" office:value="0" calcext:value-type="float">
            <text:p>0</text:p>
          </table:table-cell>
          <table:table-cell table:formula="of:=IF([.B291] = 0; [.C290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10-18" calcext:value-type="date">
            <text:p>18.10.2022</text:p>
          </table:table-cell>
          <table:table-cell office:value-type="float" office:value="0" calcext:value-type="float">
            <text:p>0</text:p>
          </table:table-cell>
          <table:table-cell table:formula="of:=IF([.B292] = 0; [.C291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10-19" calcext:value-type="date">
            <text:p>19.10.2022</text:p>
          </table:table-cell>
          <table:table-cell office:value-type="float" office:value="0" calcext:value-type="float">
            <text:p>0</text:p>
          </table:table-cell>
          <table:table-cell table:formula="of:=IF([.B293] = 0; [.C292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10-20" calcext:value-type="date">
            <text:p>20.10.2022</text:p>
          </table:table-cell>
          <table:table-cell office:value-type="float" office:value="0" calcext:value-type="float">
            <text:p>0</text:p>
          </table:table-cell>
          <table:table-cell table:formula="of:=IF([.B294] = 0; [.C293]+1; 0)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2-10-21" calcext:value-type="date">
            <text:p>21.10.2022</text:p>
          </table:table-cell>
          <table:table-cell office:value-type="float" office:value="0" calcext:value-type="float">
            <text:p>0</text:p>
          </table:table-cell>
          <table:table-cell table:formula="of:=IF([.B295] = 0; [.C294]+1; 0)" office:value-type="float" office:value="9" calcext:value-type="float">
            <text:p>9</text:p>
          </table:table-cell>
          <table:table-cell/>
        </table:table-row>
        <table:table-row table:style-name="ro1" table:visibility="filter">
          <table:table-cell office:value-type="date" office:date-value="2022-10-22" calcext:value-type="date">
            <text:p>22.10.2022</text:p>
          </table:table-cell>
          <table:table-cell office:value-type="float" office:value="1084" calcext:value-type="float">
            <text:p>1084</text:p>
          </table:table-cell>
          <table:table-cell table:formula="of:=IF([.B296] = 0; [.C29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3" calcext:value-type="date">
            <text:p>23.10.2022</text:p>
          </table:table-cell>
          <table:table-cell office:value-type="float" office:value="1423" calcext:value-type="float">
            <text:p>1423</text:p>
          </table:table-cell>
          <table:table-cell table:formula="of:=IF([.B297] = 0; [.C29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4" calcext:value-type="date">
            <text:p>24.10.2022</text:p>
          </table:table-cell>
          <table:table-cell office:value-type="float" office:value="1315" calcext:value-type="float">
            <text:p>1315</text:p>
          </table:table-cell>
          <table:table-cell table:formula="of:=IF([.B298] = 0; [.C29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5" calcext:value-type="date">
            <text:p>25.10.2022</text:p>
          </table:table-cell>
          <table:table-cell office:value-type="float" office:value="717" calcext:value-type="float">
            <text:p>717</text:p>
          </table:table-cell>
          <table:table-cell table:formula="of:=IF([.B299] = 0; [.C298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6" calcext:value-type="date">
            <text:p>26.10.2022</text:p>
          </table:table-cell>
          <table:table-cell office:value-type="float" office:value="1398" calcext:value-type="float">
            <text:p>1398</text:p>
          </table:table-cell>
          <table:table-cell table:formula="of:=IF([.B300] = 0; [.C29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7" calcext:value-type="date">
            <text:p>27.10.2022</text:p>
          </table:table-cell>
          <table:table-cell office:value-type="float" office:value="913" calcext:value-type="float">
            <text:p>913</text:p>
          </table:table-cell>
          <table:table-cell table:formula="of:=IF([.B301] = 0; [.C30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8" calcext:value-type="date">
            <text:p>28.10.2022</text:p>
          </table:table-cell>
          <table:table-cell office:value-type="float" office:value="660" calcext:value-type="float">
            <text:p>660</text:p>
          </table:table-cell>
          <table:table-cell table:formula="of:=IF([.B302] = 0; [.C301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0-29" calcext:value-type="date">
            <text:p>29.10.2022</text:p>
          </table:table-cell>
          <table:table-cell office:value-type="float" office:value="0" calcext:value-type="float">
            <text:p>0</text:p>
          </table:table-cell>
          <table:table-cell table:formula="of:=IF([.B303] = 0; [.C302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  <table:table-cell table:formula="of:=IF([.B304] = 0; [.C303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0-31" calcext:value-type="date">
            <text:p>31.10.2022</text:p>
          </table:table-cell>
          <table:table-cell office:value-type="float" office:value="0" calcext:value-type="float">
            <text:p>0</text:p>
          </table:table-cell>
          <table:table-cell table:formula="of:=IF([.B305] = 0; [.C304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1-01" calcext:value-type="date">
            <text:p>1.11.2022</text:p>
          </table:table-cell>
          <table:table-cell office:value-type="float" office:value="0" calcext:value-type="float">
            <text:p>0</text:p>
          </table:table-cell>
          <table:table-cell table:formula="of:=IF([.B306] = 0; [.C305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11-02" calcext:value-type="date">
            <text:p>2.11.2022</text:p>
          </table:table-cell>
          <table:table-cell office:value-type="float" office:value="0" calcext:value-type="float">
            <text:p>0</text:p>
          </table:table-cell>
          <table:table-cell table:formula="of:=IF([.B307] = 0; [.C306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11-03" calcext:value-type="date">
            <text:p>3.11.2022</text:p>
          </table:table-cell>
          <table:table-cell office:value-type="float" office:value="935" calcext:value-type="float">
            <text:p>935</text:p>
          </table:table-cell>
          <table:table-cell table:formula="of:=IF([.B308] = 0; [.C30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04" calcext:value-type="date">
            <text:p>4.11.2022</text:p>
          </table:table-cell>
          <table:table-cell office:value-type="float" office:value="648" calcext:value-type="float">
            <text:p>648</text:p>
          </table:table-cell>
          <table:table-cell table:formula="of:=IF([.B309] = 0; [.C308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05" calcext:value-type="date">
            <text:p>5.11.2022</text:p>
          </table:table-cell>
          <table:table-cell office:value-type="float" office:value="793" calcext:value-type="float">
            <text:p>793</text:p>
          </table:table-cell>
          <table:table-cell table:formula="of:=IF([.B310] = 0; [.C30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06" calcext:value-type="date">
            <text:p>6.11.2022</text:p>
          </table:table-cell>
          <table:table-cell office:value-type="float" office:value="1276" calcext:value-type="float">
            <text:p>1276</text:p>
          </table:table-cell>
          <table:table-cell table:formula="of:=IF([.B311] = 0; [.C31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07" calcext:value-type="date">
            <text:p>7.11.2022</text:p>
          </table:table-cell>
          <table:table-cell office:value-type="float" office:value="1234" calcext:value-type="float">
            <text:p>1234</text:p>
          </table:table-cell>
          <table:table-cell table:formula="of:=IF([.B312] = 0; [.C311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08" calcext:value-type="date">
            <text:p>8.11.2022</text:p>
          </table:table-cell>
          <table:table-cell office:value-type="float" office:value="1302" calcext:value-type="float">
            <text:p>1302</text:p>
          </table:table-cell>
          <table:table-cell table:formula="of:=IF([.B313] = 0; [.C312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09" calcext:value-type="date">
            <text:p>9.11.2022</text:p>
          </table:table-cell>
          <table:table-cell office:value-type="float" office:value="1316" calcext:value-type="float">
            <text:p>1316</text:p>
          </table:table-cell>
          <table:table-cell table:formula="of:=IF([.B314] = 0; [.C31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10" calcext:value-type="date">
            <text:p>10.11.2022</text:p>
          </table:table-cell>
          <table:table-cell office:value-type="float" office:value="1463" calcext:value-type="float">
            <text:p>1463</text:p>
          </table:table-cell>
          <table:table-cell table:formula="of:=IF([.B315] = 0; [.C31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11" calcext:value-type="date">
            <text:p>11.11.2022</text:p>
          </table:table-cell>
          <table:table-cell office:value-type="float" office:value="771" calcext:value-type="float">
            <text:p>771</text:p>
          </table:table-cell>
          <table:table-cell table:formula="of:=IF([.B316] = 0; [.C31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12" calcext:value-type="date">
            <text:p>12.11.2022</text:p>
          </table:table-cell>
          <table:table-cell office:value-type="float" office:value="0" calcext:value-type="float">
            <text:p>0</text:p>
          </table:table-cell>
          <table:table-cell table:formula="of:=IF([.B317] = 0; [.C316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  <table:table-cell table:formula="of:=IF([.B318] = 0; [.C317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1-14" calcext:value-type="date">
            <text:p>14.11.2022</text:p>
          </table:table-cell>
          <table:table-cell office:value-type="float" office:value="0" calcext:value-type="float">
            <text:p>0</text:p>
          </table:table-cell>
          <table:table-cell table:formula="of:=IF([.B319] = 0; [.C318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1-15" calcext:value-type="date">
            <text:p>15.11.2022</text:p>
          </table:table-cell>
          <table:table-cell office:value-type="float" office:value="0" calcext:value-type="float">
            <text:p>0</text:p>
          </table:table-cell>
          <table:table-cell table:formula="of:=IF([.B320] = 0; [.C319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11-16" calcext:value-type="date">
            <text:p>16.11.2022</text:p>
          </table:table-cell>
          <table:table-cell office:value-type="float" office:value="0" calcext:value-type="float">
            <text:p>0</text:p>
          </table:table-cell>
          <table:table-cell table:formula="of:=IF([.B321] = 0; [.C320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11-17" calcext:value-type="date">
            <text:p>17.11.2022</text:p>
          </table:table-cell>
          <table:table-cell office:value-type="float" office:value="0" calcext:value-type="float">
            <text:p>0</text:p>
          </table:table-cell>
          <table:table-cell table:formula="of:=IF([.B322] = 0; [.C321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11-18" calcext:value-type="date">
            <text:p>18.11.2022</text:p>
          </table:table-cell>
          <table:table-cell office:value-type="float" office:value="0" calcext:value-type="float">
            <text:p>0</text:p>
          </table:table-cell>
          <table:table-cell table:formula="of:=IF([.B323] = 0; [.C322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11-19" calcext:value-type="date">
            <text:p>19.11.2022</text:p>
          </table:table-cell>
          <table:table-cell office:value-type="float" office:value="816" calcext:value-type="float">
            <text:p>816</text:p>
          </table:table-cell>
          <table:table-cell table:formula="of:=IF([.B324] = 0; [.C32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20" calcext:value-type="date">
            <text:p>20.11.2022</text:p>
          </table:table-cell>
          <table:table-cell office:value-type="float" office:value="734" calcext:value-type="float">
            <text:p>734</text:p>
          </table:table-cell>
          <table:table-cell table:formula="of:=IF([.B325] = 0; [.C32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21" calcext:value-type="date">
            <text:p>21.11.2022</text:p>
          </table:table-cell>
          <table:table-cell office:value-type="float" office:value="1097" calcext:value-type="float">
            <text:p>1097</text:p>
          </table:table-cell>
          <table:table-cell table:formula="of:=IF([.B326] = 0; [.C32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22" calcext:value-type="date">
            <text:p>22.11.2022</text:p>
          </table:table-cell>
          <table:table-cell office:value-type="float" office:value="640" calcext:value-type="float">
            <text:p>640</text:p>
          </table:table-cell>
          <table:table-cell table:formula="of:=IF([.B327] = 0; [.C32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23" calcext:value-type="date">
            <text:p>23.11.2022</text:p>
          </table:table-cell>
          <table:table-cell office:value-type="float" office:value="0" calcext:value-type="float">
            <text:p>0</text:p>
          </table:table-cell>
          <table:table-cell table:formula="of:=IF([.B328] = 0; [.C327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1-24" calcext:value-type="date">
            <text:p>24.11.2022</text:p>
          </table:table-cell>
          <table:table-cell office:value-type="float" office:value="0" calcext:value-type="float">
            <text:p>0</text:p>
          </table:table-cell>
          <table:table-cell table:formula="of:=IF([.B329] = 0; [.C328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1-25" calcext:value-type="date">
            <text:p>25.11.2022</text:p>
          </table:table-cell>
          <table:table-cell office:value-type="float" office:value="1066" calcext:value-type="float">
            <text:p>1066</text:p>
          </table:table-cell>
          <table:table-cell table:formula="of:=IF([.B330] = 0; [.C32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26" calcext:value-type="date">
            <text:p>26.11.2022</text:p>
          </table:table-cell>
          <table:table-cell office:value-type="float" office:value="670" calcext:value-type="float">
            <text:p>670</text:p>
          </table:table-cell>
          <table:table-cell table:formula="of:=IF([.B331] = 0; [.C33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  <table:table-cell table:formula="of:=IF([.B332] = 0; [.C331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1-28" calcext:value-type="date">
            <text:p>28.11.2022</text:p>
          </table:table-cell>
          <table:table-cell office:value-type="float" office:value="0" calcext:value-type="float">
            <text:p>0</text:p>
          </table:table-cell>
          <table:table-cell table:formula="of:=IF([.B333] = 0; [.C332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1-29" calcext:value-type="date">
            <text:p>29.11.2022</text:p>
          </table:table-cell>
          <table:table-cell office:value-type="float" office:value="0" calcext:value-type="float">
            <text:p>0</text:p>
          </table:table-cell>
          <table:table-cell table:formula="of:=IF([.B334] = 0; [.C333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1-30" calcext:value-type="date">
            <text:p>30.11.2022</text:p>
          </table:table-cell>
          <table:table-cell office:value-type="float" office:value="0" calcext:value-type="float">
            <text:p>0</text:p>
          </table:table-cell>
          <table:table-cell table:formula="of:=IF([.B335] = 0; [.C334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12-01" calcext:value-type="date">
            <text:p>1.12.2022</text:p>
          </table:table-cell>
          <table:table-cell office:value-type="float" office:value="0" calcext:value-type="float">
            <text:p>0</text:p>
          </table:table-cell>
          <table:table-cell table:formula="of:=IF([.B336] = 0; [.C335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formula="of:=IF([.B337] = 0; [.C336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formula="of:=IF([.B338] = 0; [.C337]+1; 0)"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formula="of:=IF([.B339] = 0; [.C338]+1; 0)"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date" office:date-value="2022-12-05" calcext:value-type="date">
            <text:p>5.12.2022</text:p>
          </table:table-cell>
          <table:table-cell office:value-type="float" office:value="29" calcext:value-type="float">
            <text:p>29</text:p>
          </table:table-cell>
          <table:table-cell table:formula="of:=IF([.B340] = 0; [.C339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06" calcext:value-type="date">
            <text:p>6.12.2022</text:p>
          </table:table-cell>
          <table:table-cell office:value-type="float" office:value="46" calcext:value-type="float">
            <text:p>46</text:p>
          </table:table-cell>
          <table:table-cell table:formula="of:=IF([.B341] = 0; [.C34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formula="of:=IF([.B342] = 0; [.C341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08" calcext:value-type="date">
            <text:p>8.12.2022</text:p>
          </table:table-cell>
          <table:table-cell office:value-type="float" office:value="0" calcext:value-type="float">
            <text:p>0</text:p>
          </table:table-cell>
          <table:table-cell table:formula="of:=IF([.B343] = 0; [.C342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formula="of:=IF([.B344] = 0; [.C343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2-10" calcext:value-type="date">
            <text:p>10.12.2022</text:p>
          </table:table-cell>
          <table:table-cell office:value-type="float" office:value="0" calcext:value-type="float">
            <text:p>0</text:p>
          </table:table-cell>
          <table:table-cell table:formula="of:=IF([.B345] = 0; [.C344]+1; 0)"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formula="of:=IF([.B346] = 0; [.C345]+1; 0)" office:value-type="float" office:value="5" calcext:value-type="float">
            <text:p>5</text:p>
          </table:table-cell>
          <table:table-cell/>
        </table:table-row>
        <table:table-row table:style-name="ro1" table:visibility="filter">
          <table:table-cell office:value-type="date" office:date-value="2022-12-12" calcext:value-type="date">
            <text:p>12.12.2022</text:p>
          </table:table-cell>
          <table:table-cell office:value-type="float" office:value="0" calcext:value-type="float">
            <text:p>0</text:p>
          </table:table-cell>
          <table:table-cell table:formula="of:=IF([.B347] = 0; [.C346]+1; 0)" office:value-type="float" office:value="6" calcext:value-type="float">
            <text:p>6</text:p>
          </table:table-cell>
          <table:table-cell/>
        </table:table-row>
        <table:table-row table:style-name="ro1" table:visibility="filter">
          <table:table-cell office:value-type="date" office:date-value="2022-12-13" calcext:value-type="date">
            <text:p>13.12.2022</text:p>
          </table:table-cell>
          <table:table-cell office:value-type="float" office:value="145" calcext:value-type="float">
            <text:p>145</text:p>
          </table:table-cell>
          <table:table-cell table:formula="of:=IF([.B348] = 0; [.C347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14" calcext:value-type="date">
            <text:p>14.12.2022</text:p>
          </table:table-cell>
          <table:table-cell office:value-type="float" office:value="0" calcext:value-type="float">
            <text:p>0</text:p>
          </table:table-cell>
          <table:table-cell table:formula="of:=IF([.B349] = 0; [.C348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formula="of:=IF([.B350] = 0; [.C349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2-16" calcext:value-type="date">
            <text:p>16.12.2022</text:p>
          </table:table-cell>
          <table:table-cell office:value-type="float" office:value="24" calcext:value-type="float">
            <text:p>24</text:p>
          </table:table-cell>
          <table:table-cell table:formula="of:=IF([.B351] = 0; [.C35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formula="of:=IF([.B352] = 0; [.C351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  <table:table-cell table:formula="of:=IF([.B353] = 0; [.C352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2-19" calcext:value-type="date">
            <text:p>19.12.2022</text:p>
          </table:table-cell>
          <table:table-cell office:value-type="float" office:value="45" calcext:value-type="float">
            <text:p>45</text:p>
          </table:table-cell>
          <table:table-cell table:formula="of:=IF([.B354] = 0; [.C353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20" calcext:value-type="date">
            <text:p>20.12.2022</text:p>
          </table:table-cell>
          <table:table-cell office:value-type="float" office:value="97" calcext:value-type="float">
            <text:p>97</text:p>
          </table:table-cell>
          <table:table-cell table:formula="of:=IF([.B355] = 0; [.C354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formula="of:=IF([.B356] = 0; [.C355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22" calcext:value-type="date">
            <text:p>22.12.2022</text:p>
          </table:table-cell>
          <table:table-cell office:value-type="float" office:value="22" calcext:value-type="float">
            <text:p>22</text:p>
          </table:table-cell>
          <table:table-cell table:formula="of:=IF([.B357] = 0; [.C356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formula="of:=IF([.B358] = 0; [.C357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24" calcext:value-type="date">
            <text:p>24.12.2022</text:p>
          </table:table-cell>
          <table:table-cell office:value-type="float" office:value="0" calcext:value-type="float">
            <text:p>0</text:p>
          </table:table-cell>
          <table:table-cell table:formula="of:=IF([.B359] = 0; [.C358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  <table:table-cell table:formula="of:=IF([.B360] = 0; [.C359]+1; 0)"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date" office:date-value="2022-12-26" calcext:value-type="date">
            <text:p>26.12.2022</text:p>
          </table:table-cell>
          <table:table-cell office:value-type="float" office:value="135" calcext:value-type="float">
            <text:p>135</text:p>
          </table:table-cell>
          <table:table-cell table:formula="of:=IF([.B361] = 0; [.C360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27" calcext:value-type="date">
            <text:p>27.12.2022</text:p>
          </table:table-cell>
          <table:table-cell office:value-type="float" office:value="0" calcext:value-type="float">
            <text:p>0</text:p>
          </table:table-cell>
          <table:table-cell table:formula="of:=IF([.B362] = 0; [.C361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28" calcext:value-type="date">
            <text:p>28.12.2022</text:p>
          </table:table-cell>
          <table:table-cell office:value-type="float" office:value="153" calcext:value-type="float">
            <text:p>153</text:p>
          </table:table-cell>
          <table:table-cell table:formula="of:=IF([.B363] = 0; [.C362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date" office:date-value="2022-12-29" calcext:value-type="date">
            <text:p>29.12.2022</text:p>
          </table:table-cell>
          <table:table-cell office:value-type="float" office:value="0" calcext:value-type="float">
            <text:p>0</text:p>
          </table:table-cell>
          <table:table-cell table:formula="of:=IF([.B364] = 0; [.C363]+1; 0)" office:value-type="float" office:value="1" calcext:value-type="float">
            <text:p>1</text:p>
          </table:table-cell>
          <table:table-cell/>
        </table:table-row>
        <table:table-row table:style-name="ro1" table:visibility="filter">
          <table:table-cell office:value-type="date" office:date-value="2022-12-30" calcext:value-type="date">
            <text:p>30.12.2022</text:p>
          </table:table-cell>
          <table:table-cell office:value-type="float" office:value="0" calcext:value-type="float">
            <text:p>0</text:p>
          </table:table-cell>
          <table:table-cell table:formula="of:=IF([.B365] = 0; [.C364]+1; 0)" office:value-type="float" office:value="2" calcext:value-type="float">
            <text:p>2</text:p>
          </table:table-cell>
          <table:table-cell/>
        </table:table-row>
        <table:table-row table:style-name="ro1" table:visibility="filter">
          <table:table-cell office:value-type="date" office:date-value="2022-12-31" calcext:value-type="date">
            <text:p>31.12.2022</text:p>
          </table:table-cell>
          <table:table-cell office:value-type="float" office:value="144" calcext:value-type="float">
            <text:p>144</text:p>
          </table:table-cell>
          <table:table-cell table:formula="of:=IF([.B366] = 0; [.C365]+1; 0)"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table:style-name="Default"/>
          <table:table-cell/>
          <table:table-cell table:style-name="Default" table:formula="of:=MAX([.C2:.C366])" office:value-type="float" office:value="21" calcext:value-type="float">
            <text:p>21</text:p>
          </table:table-cell>
          <table:table-cell/>
        </table:table-row>
        <calcext:conditional-formats>
          <calcext:conditional-format calcext:target-range-address="'zad 4.1 b'.C2:'zad 4.1 b'.C366">
            <calcext:condition calcext:apply-style-name="Good" calcext:value="=[$'zad 4.1 a'.$C$367]" calcext:base-cell-address="'zad 4.1 b'.C2"/>
          </calcext:conditional-format>
        </calcext:conditional-formats>
      </table:table>
      <table:table table:name="zad 4.2" table:style-name="ta1">
        <table:shapes>
          <draw:frame draw:z-index="0" draw:style-name="gr1" draw:text-style-name="P1" svg:width="15.999cm" svg:height="8.999cm" svg:x="7.41cm" svg:y="1.826cm">
            <draw:object draw:notify-on-update-of-ranges="'zad 4.2'.A17:'zad 4.2'.A28 'zad 4.2'.B17:'zad 4.2'.B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8"/>
        <table:table-column table:style-name="co4" table:default-cell-style-name="ce12"/>
        <table:table-row table:style-name="ro1"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Suma - retencja</text:p>
          </table:table-cell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11"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table:style-name="ce13" office:value-type="float" office:value="840" calcext:value-type="float">
            <text:p>840</text:p>
          </table:table-cell>
        </table:table-row>
        <table:table-row table:style-name="ro1">
          <table:table-cell table:style-name="ce9" office:value-type="string" calcext:value-type="string">
            <text:p>Razem Wynik</text:p>
          </table:table-cell>
          <table:table-cell table:style-name="ce14" office:value-type="float" office:value="64022" calcext:value-type="float">
            <text:p>64022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1">
          <table:table-cell table:style-name="ce7" office:value-type="string" calcext:value-type="string">
            <text:p>I</text:p>
          </table:table-cell>
          <table:table-cell table:style-name="ce11"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float" office:value="1381" calcext:value-type="float">
            <text:p>1381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string" calcext:value-type="string">
            <text:p>IV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office:value-type="string" calcext:value-type="string">
            <text:p>VII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office:value-type="string" calcext:value-type="string">
            <text:p>VIII</text:p>
          </table:table-cell>
          <table:table-cell office:value-type="float" office:value="2698" calcext:value-type="float">
            <text:p>2698</text:p>
          </table:table-cell>
        </table:table-row>
        <table:table-row table:style-name="ro1">
          <table:table-cell office:value-type="string" calcext:value-type="string">
            <text:p>IX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2225" calcext:value-type="float">
            <text:p>12225</text:p>
          </table:table-cell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14761" calcext:value-type="float">
            <text:p>14761</text:p>
          </table:table-cell>
        </table:table-row>
        <table:table-row table:style-name="ro1">
          <table:table-cell office:value-type="string" calcext:value-type="string">
            <text:p>XII</text:p>
          </table:table-cell>
          <table:table-cell table:style-name="ce13" office:value-type="float" office:value="840" calcext:value-type="float">
            <text:p>840</text:p>
          </table:table-cell>
        </table:table-row>
      </table:table>
      <table:table table:name="zad 4.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retencja</text:p>
          </table:table-cell>
          <table:table-cell office:value-type="string" calcext:value-type="string">
            <text:p>okres bez deszczu</text:p>
          </table:table-cell>
          <table:table-cell office:value-type="string" calcext:value-type="string">
            <text:p>podlewanie</text:p>
          </table:table-cell>
          <table:table-cell office:value-type="string" calcext:value-type="string">
            <text:p>dzień tygodnia</text:p>
          </table:table-cell>
          <table:table-cell office:value-type="string" calcext:value-type="string">
            <text:p>użycie wody</text:p>
          </table:table-cell>
          <table:table-cell office:value-type="string" calcext:value-type="string">
            <text:p>stan zbiornika</text:p>
          </table:table-cell>
          <table:table-cell office:value-type="string" calcext:value-type="string">
            <text:p>ile wodociąg</text:p>
          </table:table-cell>
          <table:table-cell/>
        </table:table-row>
        <table:table-row table:style-name="ro1">
          <table:table-cell table:style-name="ce1" office:value-type="date" office:date-value="2022-01-01" calcext:value-type="date">
            <text:p>1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] = 0; 1; 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WEEKDAY([.A2]; 1)" office:value-type="date" office:date-value="1900-01-06" calcext:value-type="date">
            <text:p>sobota </text:p>
          </table:table-cell>
          <table:table-cell office:value-type="float" office:value="190" calcext:value-type="float">
            <text:p>190</text:p>
          </table:table-cell>
          <table:table-cell office:value-type="float" office:value="5000" calcext:value-type="float">
            <text:p>5000</text:p>
          </table:table-cell>
          <table:table-cell table:formula="of:= IF([.G2] - [.F2] &lt; 0; -([.G2] - [.F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2" calcext:value-type="date">
            <text:p>2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] = 0; [.C2]+1; 0)" office:value-type="float" office:value="2" calcext:value-type="float">
            <text:p>2</text:p>
          </table:table-cell>
          <table:table-cell table:formula="of:=IF(AND(MOD([.C3];5)=0; [.C3]&gt;0);IF(AND([.A3] &gt; DATE(2022; 4; 1); [.A3] &lt; DATE(2022; 9; 30)); 1; 0); 0)" office:value-type="float" office:value="0" calcext:value-type="float">
            <text:p>0</text:p>
          </table:table-cell>
          <table:table-cell table:formula="of:=WEEKDAY([.A3]; 1)" office:value-type="date" office:date-value="1899-12-31" calcext:value-type="date">
            <text:p>niedziela </text:p>
          </table:table-cell>
          <table:table-cell table:formula="of:=IF([.E3] = 4; 260; 190) + 300 *[.D3]" office:value-type="float" office:value="190" calcext:value-type="float">
            <text:p>190</text:p>
          </table:table-cell>
          <table:table-cell table:formula="of:= [.G2] - [.F2] + [.H2]+ [.B3]" office:value-type="float" office:value="4810" calcext:value-type="float">
            <text:p>4810</text:p>
          </table:table-cell>
          <table:table-cell table:formula="of:= IF([.G3] - [.F3] &lt; 0; -([.G3] - [.F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3" calcext:value-type="date">
            <text:p>3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4] = 0; [.C3]+1; 0)" office:value-type="float" office:value="3" calcext:value-type="float">
            <text:p>3</text:p>
          </table:table-cell>
          <table:table-cell table:formula="of:=IF(AND(MOD([.C4];5)=0; [.C4]&gt;0);IF(AND([.A4] &gt; DATE(2022; 4; 1); [.A4] &lt; DATE(2022; 9; 30)); 1; 0); 0)" office:value-type="float" office:value="0" calcext:value-type="float">
            <text:p>0</text:p>
          </table:table-cell>
          <table:table-cell table:formula="of:=WEEKDAY([.A4]; 1)" office:value-type="date" office:date-value="1900-01-01" calcext:value-type="date">
            <text:p>poniedziałek </text:p>
          </table:table-cell>
          <table:table-cell table:formula="of:=IF([.E4] = 4; 260; 190) + 300 *[.D4]" office:value-type="float" office:value="190" calcext:value-type="float">
            <text:p>190</text:p>
          </table:table-cell>
          <table:table-cell table:formula="of:= [.G3] - [.F3] + [.H3]+ [.B4]" office:value-type="float" office:value="4620" calcext:value-type="float">
            <text:p>4620</text:p>
          </table:table-cell>
          <table:table-cell table:formula="of:= IF([.G4] - [.F4] &lt; 0; -([.G4] - [.F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4" calcext:value-type="date">
            <text:p>4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] = 0; [.C4]+1; 0)" office:value-type="float" office:value="4" calcext:value-type="float">
            <text:p>4</text:p>
          </table:table-cell>
          <table:table-cell table:formula="of:=IF(AND(MOD([.C5];5)=0; [.C5]&gt;0);IF(AND([.A5] &gt; DATE(2022; 4; 1); [.A5] &lt; DATE(2022; 9; 30)); 1; 0); 0)" office:value-type="float" office:value="0" calcext:value-type="float">
            <text:p>0</text:p>
          </table:table-cell>
          <table:table-cell table:formula="of:=WEEKDAY([.A5]; 1)" office:value-type="date" office:date-value="1900-01-02" calcext:value-type="date">
            <text:p>wtorek </text:p>
          </table:table-cell>
          <table:table-cell table:formula="of:=IF([.E5] = 4; 260; 190) + 300 *[.D5]" office:value-type="float" office:value="190" calcext:value-type="float">
            <text:p>190</text:p>
          </table:table-cell>
          <table:table-cell table:formula="of:= [.G4] - [.F4] + [.H4]+ [.B5]" office:value-type="float" office:value="4430" calcext:value-type="float">
            <text:p>4430</text:p>
          </table:table-cell>
          <table:table-cell table:formula="of:= IF([.G5] - [.F5] &lt; 0; -([.G5] - [.F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5" calcext:value-type="date">
            <text:p>5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6] = 0; [.C5]+1; 0)" office:value-type="float" office:value="5" calcext:value-type="float">
            <text:p>5</text:p>
          </table:table-cell>
          <table:table-cell table:formula="of:=IF(AND(MOD([.C6];5)=0; [.C6]&gt;0);IF(AND([.A6] &gt; DATE(2022; 4; 1); [.A6] &lt; DATE(2022; 9; 30)); 1; 0); 0)" office:value-type="float" office:value="0" calcext:value-type="float">
            <text:p>0</text:p>
          </table:table-cell>
          <table:table-cell table:formula="of:=WEEKDAY([.A6]; 1)" office:value-type="date" office:date-value="1900-01-03" calcext:value-type="date">
            <text:p>środa </text:p>
          </table:table-cell>
          <table:table-cell table:formula="of:=IF([.E6] = 4; 260; 190) + 300 *[.D6]" office:value-type="float" office:value="260" calcext:value-type="float">
            <text:p>260</text:p>
          </table:table-cell>
          <table:table-cell table:formula="of:= [.G5] - [.F5] + [.H5]+ [.B6]" office:value-type="float" office:value="4240" calcext:value-type="float">
            <text:p>4240</text:p>
          </table:table-cell>
          <table:table-cell table:formula="of:= IF([.G6] - [.F6] &lt; 0; -([.G6] - [.F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6" calcext:value-type="date">
            <text:p>6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7] = 0; [.C6]+1; 0)" office:value-type="float" office:value="6" calcext:value-type="float">
            <text:p>6</text:p>
          </table:table-cell>
          <table:table-cell table:formula="of:=IF(AND(MOD([.C7];5)=0; [.C7]&gt;0);IF(AND([.A7] &gt; DATE(2022; 4; 1); [.A7] &lt; DATE(2022; 9; 30)); 1; 0); 0)" office:value-type="float" office:value="0" calcext:value-type="float">
            <text:p>0</text:p>
          </table:table-cell>
          <table:table-cell table:formula="of:=WEEKDAY([.A7]; 1)" office:value-type="date" office:date-value="1900-01-04" calcext:value-type="date">
            <text:p>czwartek </text:p>
          </table:table-cell>
          <table:table-cell table:formula="of:=IF([.E7] = 4; 260; 190) + 300 *[.D7]" office:value-type="float" office:value="190" calcext:value-type="float">
            <text:p>190</text:p>
          </table:table-cell>
          <table:table-cell table:formula="of:= [.G6] - [.F6] + [.H6]+ [.B7]" office:value-type="float" office:value="3980" calcext:value-type="float">
            <text:p>3980</text:p>
          </table:table-cell>
          <table:table-cell table:formula="of:= IF([.G7] - [.F7] &lt; 0; -([.G7] - [.F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7" calcext:value-type="date">
            <text:p>7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] = 0; [.C7]+1; 0)" office:value-type="float" office:value="7" calcext:value-type="float">
            <text:p>7</text:p>
          </table:table-cell>
          <table:table-cell table:formula="of:=IF(AND(MOD([.C8];5)=0; [.C8]&gt;0);IF(AND([.A8] &gt; DATE(2022; 4; 1); [.A8] &lt; DATE(2022; 9; 30)); 1; 0); 0)" office:value-type="float" office:value="0" calcext:value-type="float">
            <text:p>0</text:p>
          </table:table-cell>
          <table:table-cell table:formula="of:=WEEKDAY([.A8]; 1)" office:value-type="date" office:date-value="1900-01-05" calcext:value-type="date">
            <text:p>piątek </text:p>
          </table:table-cell>
          <table:table-cell table:formula="of:=IF([.E8] = 4; 260; 190) + 300 *[.D8]" office:value-type="float" office:value="190" calcext:value-type="float">
            <text:p>190</text:p>
          </table:table-cell>
          <table:table-cell table:formula="of:= [.G7] - [.F7] + [.H7]+ [.B8]" office:value-type="float" office:value="3790" calcext:value-type="float">
            <text:p>3790</text:p>
          </table:table-cell>
          <table:table-cell table:formula="of:= IF([.G8] - [.F8] &lt; 0; -([.G8] - [.F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8" calcext:value-type="date">
            <text:p>8.01.2022</text:p>
          </table:table-cell>
          <table:table-cell office:value-type="float" office:value="41" calcext:value-type="float">
            <text:p>41</text:p>
          </table:table-cell>
          <table:table-cell table:style-name="ce15" table:formula="of:=IF([.B9] = 0; [.C8]+1; 0)" office:value-type="float" office:value="0" calcext:value-type="float">
            <text:p>0</text:p>
          </table:table-cell>
          <table:table-cell table:formula="of:=IF(AND(MOD([.C9];5)=0; [.C9]&gt;0);IF(AND([.A9] &gt; DATE(2022; 4; 1); [.A9] &lt; DATE(2022; 9; 30)); 1; 0); 0)" office:value-type="float" office:value="0" calcext:value-type="float">
            <text:p>0</text:p>
          </table:table-cell>
          <table:table-cell table:formula="of:=WEEKDAY([.A9]; 1)" office:value-type="date" office:date-value="1900-01-06" calcext:value-type="date">
            <text:p>sobota </text:p>
          </table:table-cell>
          <table:table-cell table:formula="of:=IF([.E9] = 4; 260; 190) + 300 *[.D9]" office:value-type="float" office:value="190" calcext:value-type="float">
            <text:p>190</text:p>
          </table:table-cell>
          <table:table-cell table:formula="of:= [.G8] - [.F8] + [.H8]+ [.B9]" office:value-type="float" office:value="3641" calcext:value-type="float">
            <text:p>3641</text:p>
          </table:table-cell>
          <table:table-cell table:formula="of:= IF([.G9] - [.F9] &lt; 0; -([.G9] - [.F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09" calcext:value-type="date">
            <text:p>9.01.2022</text:p>
          </table:table-cell>
          <table:table-cell office:value-type="float" office:value="79" calcext:value-type="float">
            <text:p>79</text:p>
          </table:table-cell>
          <table:table-cell table:style-name="ce15" table:formula="of:=IF([.B10] = 0; [.C9]+1; 0)" office:value-type="float" office:value="0" calcext:value-type="float">
            <text:p>0</text:p>
          </table:table-cell>
          <table:table-cell table:formula="of:=IF(AND(MOD([.C10];5)=0; [.C10]&gt;0);IF(AND([.A10] &gt; DATE(2022; 4; 1); [.A10] &lt; DATE(2022; 9; 30)); 1; 0); 0)" office:value-type="float" office:value="0" calcext:value-type="float">
            <text:p>0</text:p>
          </table:table-cell>
          <table:table-cell table:formula="of:=WEEKDAY([.A10]; 1)" office:value-type="date" office:date-value="1899-12-31" calcext:value-type="date">
            <text:p>niedziela </text:p>
          </table:table-cell>
          <table:table-cell table:formula="of:=IF([.E10] = 4; 260; 190) + 300 *[.D10]" office:value-type="float" office:value="190" calcext:value-type="float">
            <text:p>190</text:p>
          </table:table-cell>
          <table:table-cell table:formula="of:= [.G9] - [.F9] + [.H9]+ [.B10]" office:value-type="float" office:value="3530" calcext:value-type="float">
            <text:p>3530</text:p>
          </table:table-cell>
          <table:table-cell table:formula="of:= IF([.G10] - [.F10] &lt; 0; -([.G10] - [.F1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0" calcext:value-type="date">
            <text:p>10.01.2022</text:p>
          </table:table-cell>
          <table:table-cell office:value-type="float" office:value="163" calcext:value-type="float">
            <text:p>163</text:p>
          </table:table-cell>
          <table:table-cell table:style-name="ce15" table:formula="of:=IF([.B11] = 0; [.C10]+1; 0)" office:value-type="float" office:value="0" calcext:value-type="float">
            <text:p>0</text:p>
          </table:table-cell>
          <table:table-cell table:formula="of:=IF(AND(MOD([.C11];5)=0; [.C11]&gt;0);IF(AND([.A11] &gt; DATE(2022; 4; 1); [.A11] &lt; DATE(2022; 9; 30)); 1; 0); 0)" office:value-type="float" office:value="0" calcext:value-type="float">
            <text:p>0</text:p>
          </table:table-cell>
          <table:table-cell table:formula="of:=WEEKDAY([.A11]; 1)" office:value-type="date" office:date-value="1900-01-01" calcext:value-type="date">
            <text:p>poniedziałek </text:p>
          </table:table-cell>
          <table:table-cell table:formula="of:=IF([.E11] = 4; 260; 190) + 300 *[.D11]" office:value-type="float" office:value="190" calcext:value-type="float">
            <text:p>190</text:p>
          </table:table-cell>
          <table:table-cell table:formula="of:= [.G10] - [.F10] + [.H10]+ [.B11]" office:value-type="float" office:value="3503" calcext:value-type="float">
            <text:p>3503</text:p>
          </table:table-cell>
          <table:table-cell table:formula="of:= IF([.G11] - [.F11] &lt; 0; -([.G11] - [.F1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1" calcext:value-type="date">
            <text:p>11.01.2022</text:p>
          </table:table-cell>
          <table:table-cell office:value-type="float" office:value="259" calcext:value-type="float">
            <text:p>259</text:p>
          </table:table-cell>
          <table:table-cell table:style-name="ce15" table:formula="of:=IF([.B12] = 0; [.C11]+1; 0)" office:value-type="float" office:value="0" calcext:value-type="float">
            <text:p>0</text:p>
          </table:table-cell>
          <table:table-cell table:formula="of:=IF(AND(MOD([.C12];5)=0; [.C12]&gt;0);IF(AND([.A12] &gt; DATE(2022; 4; 1); [.A12] &lt; DATE(2022; 9; 30)); 1; 0); 0)" office:value-type="float" office:value="0" calcext:value-type="float">
            <text:p>0</text:p>
          </table:table-cell>
          <table:table-cell table:formula="of:=WEEKDAY([.A12]; 1)" office:value-type="date" office:date-value="1900-01-02" calcext:value-type="date">
            <text:p>wtorek </text:p>
          </table:table-cell>
          <table:table-cell table:formula="of:=IF([.E12] = 4; 260; 190) + 300 *[.D12]" office:value-type="float" office:value="190" calcext:value-type="float">
            <text:p>190</text:p>
          </table:table-cell>
          <table:table-cell table:formula="of:= [.G11] - [.F11] + [.H11]+ [.B12]" office:value-type="float" office:value="3572" calcext:value-type="float">
            <text:p>3572</text:p>
          </table:table-cell>
          <table:table-cell table:formula="of:= IF([.G12] - [.F12] &lt; 0; -([.G12] - [.F1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2" calcext:value-type="date">
            <text:p>12.01.2022</text:p>
          </table:table-cell>
          <table:table-cell office:value-type="float" office:value="368" calcext:value-type="float">
            <text:p>368</text:p>
          </table:table-cell>
          <table:table-cell table:style-name="ce15" table:formula="of:=IF([.B13] = 0; [.C12]+1; 0)" office:value-type="float" office:value="0" calcext:value-type="float">
            <text:p>0</text:p>
          </table:table-cell>
          <table:table-cell table:formula="of:=IF(AND(MOD([.C13];5)=0; [.C13]&gt;0);IF(AND([.A13] &gt; DATE(2022; 4; 1); [.A13] &lt; DATE(2022; 9; 30)); 1; 0); 0)" office:value-type="float" office:value="0" calcext:value-type="float">
            <text:p>0</text:p>
          </table:table-cell>
          <table:table-cell table:formula="of:=WEEKDAY([.A13]; 1)" office:value-type="date" office:date-value="1900-01-03" calcext:value-type="date">
            <text:p>środa </text:p>
          </table:table-cell>
          <table:table-cell table:formula="of:=IF([.E13] = 4; 260; 190) + 300 *[.D13]" office:value-type="float" office:value="260" calcext:value-type="float">
            <text:p>260</text:p>
          </table:table-cell>
          <table:table-cell table:formula="of:= [.G12] - [.F12] + [.H12]+ [.B13]" office:value-type="float" office:value="3750" calcext:value-type="float">
            <text:p>3750</text:p>
          </table:table-cell>
          <table:table-cell table:formula="of:= IF([.G13] - [.F13] &lt; 0; -([.G13] - [.F1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3" calcext:value-type="date">
            <text:p>13.01.2022</text:p>
          </table:table-cell>
          <table:table-cell office:value-type="float" office:value="45" calcext:value-type="float">
            <text:p>45</text:p>
          </table:table-cell>
          <table:table-cell table:style-name="ce15" table:formula="of:=IF([.B14] = 0; [.C13]+1; 0)" office:value-type="float" office:value="0" calcext:value-type="float">
            <text:p>0</text:p>
          </table:table-cell>
          <table:table-cell table:formula="of:=IF(AND(MOD([.C14];5)=0; [.C14]&gt;0);IF(AND([.A14] &gt; DATE(2022; 4; 1); [.A14] &lt; DATE(2022; 9; 30)); 1; 0); 0)" office:value-type="float" office:value="0" calcext:value-type="float">
            <text:p>0</text:p>
          </table:table-cell>
          <table:table-cell table:formula="of:=WEEKDAY([.A14]; 1)" office:value-type="date" office:date-value="1900-01-04" calcext:value-type="date">
            <text:p>czwartek </text:p>
          </table:table-cell>
          <table:table-cell table:formula="of:=IF([.E14] = 4; 260; 190) + 300 *[.D14]" office:value-type="float" office:value="190" calcext:value-type="float">
            <text:p>190</text:p>
          </table:table-cell>
          <table:table-cell table:formula="of:= [.G13] - [.F13] + [.H13]+ [.B14]" office:value-type="float" office:value="3535" calcext:value-type="float">
            <text:p>3535</text:p>
          </table:table-cell>
          <table:table-cell table:formula="of:= IF([.G14] - [.F14] &lt; 0; -([.G14] - [.F1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4" calcext:value-type="date">
            <text:p>14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5] = 0; [.C14]+1; 0)" office:value-type="float" office:value="1" calcext:value-type="float">
            <text:p>1</text:p>
          </table:table-cell>
          <table:table-cell table:formula="of:=IF(AND(MOD([.C15];5)=0; [.C15]&gt;0);IF(AND([.A15] &gt; DATE(2022; 4; 1); [.A15] &lt; DATE(2022; 9; 30)); 1; 0); 0)" office:value-type="float" office:value="0" calcext:value-type="float">
            <text:p>0</text:p>
          </table:table-cell>
          <table:table-cell table:formula="of:=WEEKDAY([.A15]; 1)" office:value-type="date" office:date-value="1900-01-05" calcext:value-type="date">
            <text:p>piątek </text:p>
          </table:table-cell>
          <table:table-cell table:formula="of:=IF([.E15] = 4; 260; 190) + 300 *[.D15]" office:value-type="float" office:value="190" calcext:value-type="float">
            <text:p>190</text:p>
          </table:table-cell>
          <table:table-cell table:formula="of:= [.G14] - [.F14] + [.H14]+ [.B15]" office:value-type="float" office:value="3345" calcext:value-type="float">
            <text:p>3345</text:p>
          </table:table-cell>
          <table:table-cell table:formula="of:= IF([.G15] - [.F15] &lt; 0; -([.G15] - [.F1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5" calcext:value-type="date">
            <text:p>15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] = 0; [.C15]+1; 0)" office:value-type="float" office:value="2" calcext:value-type="float">
            <text:p>2</text:p>
          </table:table-cell>
          <table:table-cell table:formula="of:=IF(AND(MOD([.C16];5)=0; [.C16]&gt;0);IF(AND([.A16] &gt; DATE(2022; 4; 1); [.A16] &lt; DATE(2022; 9; 30)); 1; 0); 0)" office:value-type="float" office:value="0" calcext:value-type="float">
            <text:p>0</text:p>
          </table:table-cell>
          <table:table-cell table:formula="of:=WEEKDAY([.A16]; 1)" office:value-type="date" office:date-value="1900-01-06" calcext:value-type="date">
            <text:p>sobota </text:p>
          </table:table-cell>
          <table:table-cell table:formula="of:=IF([.E16] = 4; 260; 190) + 300 *[.D16]" office:value-type="float" office:value="190" calcext:value-type="float">
            <text:p>190</text:p>
          </table:table-cell>
          <table:table-cell table:formula="of:= [.G15] - [.F15] + [.H15]+ [.B16]" office:value-type="float" office:value="3155" calcext:value-type="float">
            <text:p>3155</text:p>
          </table:table-cell>
          <table:table-cell table:formula="of:= IF([.G16] - [.F16] &lt; 0; -([.G16] - [.F1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6" calcext:value-type="date">
            <text:p>16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] = 0; [.C16]+1; 0)" office:value-type="float" office:value="3" calcext:value-type="float">
            <text:p>3</text:p>
          </table:table-cell>
          <table:table-cell table:formula="of:=IF(AND(MOD([.C17];5)=0; [.C17]&gt;0);IF(AND([.A17] &gt; DATE(2022; 4; 1); [.A17] &lt; DATE(2022; 9; 30)); 1; 0); 0)" office:value-type="float" office:value="0" calcext:value-type="float">
            <text:p>0</text:p>
          </table:table-cell>
          <table:table-cell table:formula="of:=WEEKDAY([.A17]; 1)" office:value-type="date" office:date-value="1899-12-31" calcext:value-type="date">
            <text:p>niedziela </text:p>
          </table:table-cell>
          <table:table-cell table:formula="of:=IF([.E17] = 4; 260; 190) + 300 *[.D17]" office:value-type="float" office:value="190" calcext:value-type="float">
            <text:p>190</text:p>
          </table:table-cell>
          <table:table-cell table:formula="of:= [.G16] - [.F16] + [.H16]+ [.B17]" office:value-type="float" office:value="2965" calcext:value-type="float">
            <text:p>2965</text:p>
          </table:table-cell>
          <table:table-cell table:formula="of:= IF([.G17] - [.F17] &lt; 0; -([.G17] - [.F1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7" calcext:value-type="date">
            <text:p>17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] = 0; [.C17]+1; 0)" office:value-type="float" office:value="4" calcext:value-type="float">
            <text:p>4</text:p>
          </table:table-cell>
          <table:table-cell table:formula="of:=IF(AND(MOD([.C18];5)=0; [.C18]&gt;0);IF(AND([.A18] &gt; DATE(2022; 4; 1); [.A18] &lt; DATE(2022; 9; 30)); 1; 0); 0)" office:value-type="float" office:value="0" calcext:value-type="float">
            <text:p>0</text:p>
          </table:table-cell>
          <table:table-cell table:formula="of:=WEEKDAY([.A18]; 1)" office:value-type="date" office:date-value="1900-01-01" calcext:value-type="date">
            <text:p>poniedziałek </text:p>
          </table:table-cell>
          <table:table-cell table:formula="of:=IF([.E18] = 4; 260; 190) + 300 *[.D18]" office:value-type="float" office:value="190" calcext:value-type="float">
            <text:p>190</text:p>
          </table:table-cell>
          <table:table-cell table:formula="of:= [.G17] - [.F17] + [.H17]+ [.B18]" office:value-type="float" office:value="2775" calcext:value-type="float">
            <text:p>2775</text:p>
          </table:table-cell>
          <table:table-cell table:formula="of:= IF([.G18] - [.F18] &lt; 0; -([.G18] - [.F1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8" calcext:value-type="date">
            <text:p>18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] = 0; [.C18]+1; 0)" office:value-type="float" office:value="5" calcext:value-type="float">
            <text:p>5</text:p>
          </table:table-cell>
          <table:table-cell table:formula="of:=IF(AND(MOD([.C19];5)=0; [.C19]&gt;0);IF(AND([.A19] &gt; DATE(2022; 4; 1); [.A19] &lt; DATE(2022; 9; 30)); 1; 0); 0)" office:value-type="float" office:value="0" calcext:value-type="float">
            <text:p>0</text:p>
          </table:table-cell>
          <table:table-cell table:formula="of:=WEEKDAY([.A19]; 1)" office:value-type="date" office:date-value="1900-01-02" calcext:value-type="date">
            <text:p>wtorek </text:p>
          </table:table-cell>
          <table:table-cell table:formula="of:=IF([.E19] = 4; 260; 190) + 300 *[.D19]" office:value-type="float" office:value="190" calcext:value-type="float">
            <text:p>190</text:p>
          </table:table-cell>
          <table:table-cell table:formula="of:= [.G18] - [.F18] + [.H18]+ [.B19]" office:value-type="float" office:value="2585" calcext:value-type="float">
            <text:p>2585</text:p>
          </table:table-cell>
          <table:table-cell table:formula="of:= IF([.G19] - [.F19] &lt; 0; -([.G19] - [.F1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19" calcext:value-type="date">
            <text:p>19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0] = 0; [.C19]+1; 0)" office:value-type="float" office:value="6" calcext:value-type="float">
            <text:p>6</text:p>
          </table:table-cell>
          <table:table-cell table:formula="of:=IF(AND(MOD([.C20];5)=0; [.C20]&gt;0);IF(AND([.A20] &gt; DATE(2022; 4; 1); [.A20] &lt; DATE(2022; 9; 30)); 1; 0); 0)" office:value-type="float" office:value="0" calcext:value-type="float">
            <text:p>0</text:p>
          </table:table-cell>
          <table:table-cell table:formula="of:=WEEKDAY([.A20]; 1)" office:value-type="date" office:date-value="1900-01-03" calcext:value-type="date">
            <text:p>środa </text:p>
          </table:table-cell>
          <table:table-cell table:formula="of:=IF([.E20] = 4; 260; 190) + 300 *[.D20]" office:value-type="float" office:value="260" calcext:value-type="float">
            <text:p>260</text:p>
          </table:table-cell>
          <table:table-cell table:formula="of:= [.G19] - [.F19] + [.H19]+ [.B20]" office:value-type="float" office:value="2395" calcext:value-type="float">
            <text:p>2395</text:p>
          </table:table-cell>
          <table:table-cell table:formula="of:= IF([.G20] - [.F20] &lt; 0; -([.G20] - [.F2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0" calcext:value-type="date">
            <text:p>20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] = 0; [.C20]+1; 0)" office:value-type="float" office:value="7" calcext:value-type="float">
            <text:p>7</text:p>
          </table:table-cell>
          <table:table-cell table:formula="of:=IF(AND(MOD([.C21];5)=0; [.C21]&gt;0);IF(AND([.A21] &gt; DATE(2022; 4; 1); [.A21] &lt; DATE(2022; 9; 30)); 1; 0); 0)" office:value-type="float" office:value="0" calcext:value-type="float">
            <text:p>0</text:p>
          </table:table-cell>
          <table:table-cell table:formula="of:=WEEKDAY([.A21]; 1)" office:value-type="date" office:date-value="1900-01-04" calcext:value-type="date">
            <text:p>czwartek </text:p>
          </table:table-cell>
          <table:table-cell table:formula="of:=IF([.E21] = 4; 260; 190) + 300 *[.D21]" office:value-type="float" office:value="190" calcext:value-type="float">
            <text:p>190</text:p>
          </table:table-cell>
          <table:table-cell table:formula="of:= [.G20] - [.F20] + [.H20]+ [.B21]" office:value-type="float" office:value="2135" calcext:value-type="float">
            <text:p>2135</text:p>
          </table:table-cell>
          <table:table-cell table:formula="of:= IF([.G21] - [.F21] &lt; 0; -([.G21] - [.F2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1" calcext:value-type="date">
            <text:p>21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2] = 0; [.C21]+1; 0)" office:value-type="float" office:value="8" calcext:value-type="float">
            <text:p>8</text:p>
          </table:table-cell>
          <table:table-cell table:formula="of:=IF(AND(MOD([.C22];5)=0; [.C22]&gt;0);IF(AND([.A22] &gt; DATE(2022; 4; 1); [.A22] &lt; DATE(2022; 9; 30)); 1; 0); 0)" office:value-type="float" office:value="0" calcext:value-type="float">
            <text:p>0</text:p>
          </table:table-cell>
          <table:table-cell table:formula="of:=WEEKDAY([.A22]; 1)" office:value-type="date" office:date-value="1900-01-05" calcext:value-type="date">
            <text:p>piątek </text:p>
          </table:table-cell>
          <table:table-cell table:formula="of:=IF([.E22] = 4; 260; 190) + 300 *[.D22]" office:value-type="float" office:value="190" calcext:value-type="float">
            <text:p>190</text:p>
          </table:table-cell>
          <table:table-cell table:formula="of:= [.G21] - [.F21] + [.H21]+ [.B22]" office:value-type="float" office:value="1945" calcext:value-type="float">
            <text:p>1945</text:p>
          </table:table-cell>
          <table:table-cell table:formula="of:= IF([.G22] - [.F22] &lt; 0; -([.G22] - [.F2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2" calcext:value-type="date">
            <text:p>22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] = 0; [.C22]+1; 0)" office:value-type="float" office:value="9" calcext:value-type="float">
            <text:p>9</text:p>
          </table:table-cell>
          <table:table-cell table:formula="of:=IF(AND(MOD([.C23];5)=0; [.C23]&gt;0);IF(AND([.A23] &gt; DATE(2022; 4; 1); [.A23] &lt; DATE(2022; 9; 30)); 1; 0); 0)" office:value-type="float" office:value="0" calcext:value-type="float">
            <text:p>0</text:p>
          </table:table-cell>
          <table:table-cell table:formula="of:=WEEKDAY([.A23]; 1)" office:value-type="date" office:date-value="1900-01-06" calcext:value-type="date">
            <text:p>sobota </text:p>
          </table:table-cell>
          <table:table-cell table:formula="of:=IF([.E23] = 4; 260; 190) + 300 *[.D23]" office:value-type="float" office:value="190" calcext:value-type="float">
            <text:p>190</text:p>
          </table:table-cell>
          <table:table-cell table:formula="of:= [.G22] - [.F22] + [.H22]+ [.B23]" office:value-type="float" office:value="1755" calcext:value-type="float">
            <text:p>1755</text:p>
          </table:table-cell>
          <table:table-cell table:formula="of:= IF([.G23] - [.F23] &lt; 0; -([.G23] - [.F2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3" calcext:value-type="date">
            <text:p>23.01.2022</text:p>
          </table:table-cell>
          <table:table-cell office:value-type="float" office:value="33" calcext:value-type="float">
            <text:p>33</text:p>
          </table:table-cell>
          <table:table-cell table:style-name="ce15" table:formula="of:=IF([.B24] = 0; [.C23]+1; 0)" office:value-type="float" office:value="0" calcext:value-type="float">
            <text:p>0</text:p>
          </table:table-cell>
          <table:table-cell table:formula="of:=IF(AND(MOD([.C24];5)=0; [.C24]&gt;0);IF(AND([.A24] &gt; DATE(2022; 4; 1); [.A24] &lt; DATE(2022; 9; 30)); 1; 0); 0)" office:value-type="float" office:value="0" calcext:value-type="float">
            <text:p>0</text:p>
          </table:table-cell>
          <table:table-cell table:formula="of:=WEEKDAY([.A24]; 1)" office:value-type="date" office:date-value="1899-12-31" calcext:value-type="date">
            <text:p>niedziela </text:p>
          </table:table-cell>
          <table:table-cell table:formula="of:=IF([.E24] = 4; 260; 190) + 300 *[.D24]" office:value-type="float" office:value="190" calcext:value-type="float">
            <text:p>190</text:p>
          </table:table-cell>
          <table:table-cell table:formula="of:= [.G23] - [.F23] + [.H23]+ [.B24]" office:value-type="float" office:value="1598" calcext:value-type="float">
            <text:p>1598</text:p>
          </table:table-cell>
          <table:table-cell table:formula="of:= IF([.G24] - [.F24] &lt; 0; -([.G24] - [.F2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4" calcext:value-type="date">
            <text:p>24.01.2022</text:p>
          </table:table-cell>
          <table:table-cell office:value-type="float" office:value="75" calcext:value-type="float">
            <text:p>75</text:p>
          </table:table-cell>
          <table:table-cell table:style-name="ce15" table:formula="of:=IF([.B25] = 0; [.C24]+1; 0)" office:value-type="float" office:value="0" calcext:value-type="float">
            <text:p>0</text:p>
          </table:table-cell>
          <table:table-cell table:formula="of:=IF(AND(MOD([.C25];5)=0; [.C25]&gt;0);IF(AND([.A25] &gt; DATE(2022; 4; 1); [.A25] &lt; DATE(2022; 9; 30)); 1; 0); 0)" office:value-type="float" office:value="0" calcext:value-type="float">
            <text:p>0</text:p>
          </table:table-cell>
          <table:table-cell table:formula="of:=WEEKDAY([.A25]; 1)" office:value-type="date" office:date-value="1900-01-01" calcext:value-type="date">
            <text:p>poniedziałek </text:p>
          </table:table-cell>
          <table:table-cell table:formula="of:=IF([.E25] = 4; 260; 190) + 300 *[.D25]" office:value-type="float" office:value="190" calcext:value-type="float">
            <text:p>190</text:p>
          </table:table-cell>
          <table:table-cell table:formula="of:= [.G24] - [.F24] + [.H24]+ [.B25]" office:value-type="float" office:value="1483" calcext:value-type="float">
            <text:p>1483</text:p>
          </table:table-cell>
          <table:table-cell table:formula="of:= IF([.G25] - [.F25] &lt; 0; -([.G25] - [.F2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5" calcext:value-type="date">
            <text:p>25.01.2022</text:p>
          </table:table-cell>
          <table:table-cell office:value-type="float" office:value="537" calcext:value-type="float">
            <text:p>537</text:p>
          </table:table-cell>
          <table:table-cell table:style-name="ce15" table:formula="of:=IF([.B26] = 0; [.C25]+1; 0)" office:value-type="float" office:value="0" calcext:value-type="float">
            <text:p>0</text:p>
          </table:table-cell>
          <table:table-cell table:formula="of:=IF(AND(MOD([.C26];5)=0; [.C26]&gt;0);IF(AND([.A26] &gt; DATE(2022; 4; 1); [.A26] &lt; DATE(2022; 9; 30)); 1; 0); 0)" office:value-type="float" office:value="0" calcext:value-type="float">
            <text:p>0</text:p>
          </table:table-cell>
          <table:table-cell table:formula="of:=WEEKDAY([.A26]; 1)" office:value-type="date" office:date-value="1900-01-02" calcext:value-type="date">
            <text:p>wtorek </text:p>
          </table:table-cell>
          <table:table-cell table:formula="of:=IF([.E26] = 4; 260; 190) + 300 *[.D26]" office:value-type="float" office:value="190" calcext:value-type="float">
            <text:p>190</text:p>
          </table:table-cell>
          <table:table-cell table:formula="of:= [.G25] - [.F25] + [.H25]+ [.B26]" office:value-type="float" office:value="1830" calcext:value-type="float">
            <text:p>1830</text:p>
          </table:table-cell>
          <table:table-cell table:formula="of:= IF([.G26] - [.F26] &lt; 0; -([.G26] - [.F2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6" calcext:value-type="date">
            <text:p>26.01.2022</text:p>
          </table:table-cell>
          <table:table-cell office:value-type="float" office:value="826" calcext:value-type="float">
            <text:p>826</text:p>
          </table:table-cell>
          <table:table-cell table:style-name="ce15" table:formula="of:=IF([.B27] = 0; [.C26]+1; 0)" office:value-type="float" office:value="0" calcext:value-type="float">
            <text:p>0</text:p>
          </table:table-cell>
          <table:table-cell table:formula="of:=IF(AND(MOD([.C27];5)=0; [.C27]&gt;0);IF(AND([.A27] &gt; DATE(2022; 4; 1); [.A27] &lt; DATE(2022; 9; 30)); 1; 0); 0)" office:value-type="float" office:value="0" calcext:value-type="float">
            <text:p>0</text:p>
          </table:table-cell>
          <table:table-cell table:formula="of:=WEEKDAY([.A27]; 1)" office:value-type="date" office:date-value="1900-01-03" calcext:value-type="date">
            <text:p>środa </text:p>
          </table:table-cell>
          <table:table-cell table:formula="of:=IF([.E27] = 4; 260; 190) + 300 *[.D27]" office:value-type="float" office:value="260" calcext:value-type="float">
            <text:p>260</text:p>
          </table:table-cell>
          <table:table-cell table:formula="of:= [.G26] - [.F26] + [.H26]+ [.B27]" office:value-type="float" office:value="2466" calcext:value-type="float">
            <text:p>2466</text:p>
          </table:table-cell>
          <table:table-cell table:formula="of:= IF([.G27] - [.F27] &lt; 0; -([.G27] - [.F2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7" calcext:value-type="date">
            <text:p>27.01.2022</text:p>
          </table:table-cell>
          <table:table-cell office:value-type="float" office:value="26" calcext:value-type="float">
            <text:p>26</text:p>
          </table:table-cell>
          <table:table-cell table:style-name="ce15" table:formula="of:=IF([.B28] = 0; [.C27]+1; 0)" office:value-type="float" office:value="0" calcext:value-type="float">
            <text:p>0</text:p>
          </table:table-cell>
          <table:table-cell table:formula="of:=IF(AND(MOD([.C28];5)=0; [.C28]&gt;0);IF(AND([.A28] &gt; DATE(2022; 4; 1); [.A28] &lt; DATE(2022; 9; 30)); 1; 0); 0)" office:value-type="float" office:value="0" calcext:value-type="float">
            <text:p>0</text:p>
          </table:table-cell>
          <table:table-cell table:formula="of:=WEEKDAY([.A28]; 1)" office:value-type="date" office:date-value="1900-01-04" calcext:value-type="date">
            <text:p>czwartek </text:p>
          </table:table-cell>
          <table:table-cell table:formula="of:=IF([.E28] = 4; 260; 190) + 300 *[.D28]" office:value-type="float" office:value="190" calcext:value-type="float">
            <text:p>190</text:p>
          </table:table-cell>
          <table:table-cell table:formula="of:= [.G27] - [.F27] + [.H27]+ [.B28]" office:value-type="float" office:value="2232" calcext:value-type="float">
            <text:p>2232</text:p>
          </table:table-cell>
          <table:table-cell table:formula="of:= IF([.G28] - [.F28] &lt; 0; -([.G28] - [.F2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8" calcext:value-type="date">
            <text:p>28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] = 0; [.C28]+1; 0)" office:value-type="float" office:value="1" calcext:value-type="float">
            <text:p>1</text:p>
          </table:table-cell>
          <table:table-cell table:formula="of:=IF(AND(MOD([.C29];5)=0; [.C29]&gt;0);IF(AND([.A29] &gt; DATE(2022; 4; 1); [.A29] &lt; DATE(2022; 9; 30)); 1; 0); 0)" office:value-type="float" office:value="0" calcext:value-type="float">
            <text:p>0</text:p>
          </table:table-cell>
          <table:table-cell table:formula="of:=WEEKDAY([.A29]; 1)" office:value-type="date" office:date-value="1900-01-05" calcext:value-type="date">
            <text:p>piątek </text:p>
          </table:table-cell>
          <table:table-cell table:formula="of:=IF([.E29] = 4; 260; 190) + 300 *[.D29]" office:value-type="float" office:value="190" calcext:value-type="float">
            <text:p>190</text:p>
          </table:table-cell>
          <table:table-cell table:formula="of:= [.G28] - [.F28] + [.H28]+ [.B29]" office:value-type="float" office:value="2042" calcext:value-type="float">
            <text:p>2042</text:p>
          </table:table-cell>
          <table:table-cell table:formula="of:= IF([.G29] - [.F29] &lt; 0; -([.G29] - [.F2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29" calcext:value-type="date">
            <text:p>29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0] = 0; [.C29]+1; 0)" office:value-type="float" office:value="2" calcext:value-type="float">
            <text:p>2</text:p>
          </table:table-cell>
          <table:table-cell table:formula="of:=IF(AND(MOD([.C30];5)=0; [.C30]&gt;0);IF(AND([.A30] &gt; DATE(2022; 4; 1); [.A30] &lt; DATE(2022; 9; 30)); 1; 0); 0)" office:value-type="float" office:value="0" calcext:value-type="float">
            <text:p>0</text:p>
          </table:table-cell>
          <table:table-cell table:formula="of:=WEEKDAY([.A30]; 1)" office:value-type="date" office:date-value="1900-01-06" calcext:value-type="date">
            <text:p>sobota </text:p>
          </table:table-cell>
          <table:table-cell table:formula="of:=IF([.E30] = 4; 260; 190) + 300 *[.D30]" office:value-type="float" office:value="190" calcext:value-type="float">
            <text:p>190</text:p>
          </table:table-cell>
          <table:table-cell table:formula="of:= [.G29] - [.F29] + [.H29]+ [.B30]" office:value-type="float" office:value="1852" calcext:value-type="float">
            <text:p>1852</text:p>
          </table:table-cell>
          <table:table-cell table:formula="of:= IF([.G30] - [.F30] &lt; 0; -([.G30] - [.F3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30" calcext:value-type="date">
            <text:p>30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1] = 0; [.C30]+1; 0)" office:value-type="float" office:value="3" calcext:value-type="float">
            <text:p>3</text:p>
          </table:table-cell>
          <table:table-cell table:formula="of:=IF(AND(MOD([.C31];5)=0; [.C31]&gt;0);IF(AND([.A31] &gt; DATE(2022; 4; 1); [.A31] &lt; DATE(2022; 9; 30)); 1; 0); 0)" office:value-type="float" office:value="0" calcext:value-type="float">
            <text:p>0</text:p>
          </table:table-cell>
          <table:table-cell table:formula="of:=WEEKDAY([.A31]; 1)" office:value-type="date" office:date-value="1899-12-31" calcext:value-type="date">
            <text:p>niedziela </text:p>
          </table:table-cell>
          <table:table-cell table:formula="of:=IF([.E31] = 4; 260; 190) + 300 *[.D31]" office:value-type="float" office:value="190" calcext:value-type="float">
            <text:p>190</text:p>
          </table:table-cell>
          <table:table-cell table:formula="of:= [.G30] - [.F30] + [.H30]+ [.B31]" office:value-type="float" office:value="1662" calcext:value-type="float">
            <text:p>1662</text:p>
          </table:table-cell>
          <table:table-cell table:formula="of:= IF([.G31] - [.F31] &lt; 0; -([.G31] - [.F3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1-31" calcext:value-type="date">
            <text:p>31.0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] = 0; [.C31]+1; 0)" office:value-type="float" office:value="4" calcext:value-type="float">
            <text:p>4</text:p>
          </table:table-cell>
          <table:table-cell table:formula="of:=IF(AND(MOD([.C32];5)=0; [.C32]&gt;0);IF(AND([.A32] &gt; DATE(2022; 4; 1); [.A32] &lt; DATE(2022; 9; 30)); 1; 0); 0)" office:value-type="float" office:value="0" calcext:value-type="float">
            <text:p>0</text:p>
          </table:table-cell>
          <table:table-cell table:formula="of:=WEEKDAY([.A32]; 1)" office:value-type="date" office:date-value="1900-01-01" calcext:value-type="date">
            <text:p>poniedziałek </text:p>
          </table:table-cell>
          <table:table-cell table:formula="of:=IF([.E32] = 4; 260; 190) + 300 *[.D32]" office:value-type="float" office:value="190" calcext:value-type="float">
            <text:p>190</text:p>
          </table:table-cell>
          <table:table-cell table:formula="of:= [.G31] - [.F31] + [.H31]+ [.B32]" office:value-type="float" office:value="1472" calcext:value-type="float">
            <text:p>1472</text:p>
          </table:table-cell>
          <table:table-cell table:formula="of:= IF([.G32] - [.F32] &lt; 0; -([.G32] - [.F3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1" calcext:value-type="date">
            <text:p>1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] = 0; [.C32]+1; 0)" office:value-type="float" office:value="5" calcext:value-type="float">
            <text:p>5</text:p>
          </table:table-cell>
          <table:table-cell table:formula="of:=IF(AND(MOD([.C33];5)=0; [.C33]&gt;0);IF(AND([.A33] &gt; DATE(2022; 4; 1); [.A33] &lt; DATE(2022; 9; 30)); 1; 0); 0)" office:value-type="float" office:value="0" calcext:value-type="float">
            <text:p>0</text:p>
          </table:table-cell>
          <table:table-cell table:formula="of:=WEEKDAY([.A33]; 1)" office:value-type="date" office:date-value="1900-01-02" calcext:value-type="date">
            <text:p>wtorek </text:p>
          </table:table-cell>
          <table:table-cell table:formula="of:=IF([.E33] = 4; 260; 190) + 300 *[.D33]" office:value-type="float" office:value="190" calcext:value-type="float">
            <text:p>190</text:p>
          </table:table-cell>
          <table:table-cell table:formula="of:= [.G32] - [.F32] + [.H32]+ [.B33]" office:value-type="float" office:value="1282" calcext:value-type="float">
            <text:p>1282</text:p>
          </table:table-cell>
          <table:table-cell table:formula="of:= IF([.G33] - [.F33] &lt; 0; -([.G33] - [.F3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2" calcext:value-type="date">
            <text:p>2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] = 0; [.C33]+1; 0)" office:value-type="float" office:value="6" calcext:value-type="float">
            <text:p>6</text:p>
          </table:table-cell>
          <table:table-cell table:formula="of:=IF(AND(MOD([.C34];5)=0; [.C34]&gt;0);IF(AND([.A34] &gt; DATE(2022; 4; 1); [.A34] &lt; DATE(2022; 9; 30)); 1; 0); 0)" office:value-type="float" office:value="0" calcext:value-type="float">
            <text:p>0</text:p>
          </table:table-cell>
          <table:table-cell table:formula="of:=WEEKDAY([.A34]; 1)" office:value-type="date" office:date-value="1900-01-03" calcext:value-type="date">
            <text:p>środa </text:p>
          </table:table-cell>
          <table:table-cell table:formula="of:=IF([.E34] = 4; 260; 190) + 300 *[.D34]" office:value-type="float" office:value="260" calcext:value-type="float">
            <text:p>260</text:p>
          </table:table-cell>
          <table:table-cell table:formula="of:= [.G33] - [.F33] + [.H33]+ [.B34]" office:value-type="float" office:value="1092" calcext:value-type="float">
            <text:p>1092</text:p>
          </table:table-cell>
          <table:table-cell table:formula="of:= IF([.G34] - [.F34] &lt; 0; -([.G34] - [.F3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3" calcext:value-type="date">
            <text:p>3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] = 0; [.C34]+1; 0)" office:value-type="float" office:value="7" calcext:value-type="float">
            <text:p>7</text:p>
          </table:table-cell>
          <table:table-cell table:formula="of:=IF(AND(MOD([.C35];5)=0; [.C35]&gt;0);IF(AND([.A35] &gt; DATE(2022; 4; 1); [.A35] &lt; DATE(2022; 9; 30)); 1; 0); 0)" office:value-type="float" office:value="0" calcext:value-type="float">
            <text:p>0</text:p>
          </table:table-cell>
          <table:table-cell table:formula="of:=WEEKDAY([.A35]; 1)" office:value-type="date" office:date-value="1900-01-04" calcext:value-type="date">
            <text:p>czwartek </text:p>
          </table:table-cell>
          <table:table-cell table:formula="of:=IF([.E35] = 4; 260; 190) + 300 *[.D35]" office:value-type="float" office:value="190" calcext:value-type="float">
            <text:p>190</text:p>
          </table:table-cell>
          <table:table-cell table:formula="of:= [.G34] - [.F34] + [.H34]+ [.B35]" office:value-type="float" office:value="832" calcext:value-type="float">
            <text:p>832</text:p>
          </table:table-cell>
          <table:table-cell table:formula="of:= IF([.G35] - [.F35] &lt; 0; -([.G35] - [.F3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4" calcext:value-type="date">
            <text:p>4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6] = 0; [.C35]+1; 0)" office:value-type="float" office:value="8" calcext:value-type="float">
            <text:p>8</text:p>
          </table:table-cell>
          <table:table-cell table:formula="of:=IF(AND(MOD([.C36];5)=0; [.C36]&gt;0);IF(AND([.A36] &gt; DATE(2022; 4; 1); [.A36] &lt; DATE(2022; 9; 30)); 1; 0); 0)" office:value-type="float" office:value="0" calcext:value-type="float">
            <text:p>0</text:p>
          </table:table-cell>
          <table:table-cell table:formula="of:=WEEKDAY([.A36]; 1)" office:value-type="date" office:date-value="1900-01-05" calcext:value-type="date">
            <text:p>piątek </text:p>
          </table:table-cell>
          <table:table-cell table:formula="of:=IF([.E36] = 4; 260; 190) + 300 *[.D36]" office:value-type="float" office:value="190" calcext:value-type="float">
            <text:p>190</text:p>
          </table:table-cell>
          <table:table-cell table:formula="of:= [.G35] - [.F35] + [.H35]+ [.B36]" office:value-type="float" office:value="642" calcext:value-type="float">
            <text:p>642</text:p>
          </table:table-cell>
          <table:table-cell table:formula="of:= IF([.G36] - [.F36] &lt; 0; -([.G36] - [.F3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5" calcext:value-type="date">
            <text:p>5.02.2022</text:p>
          </table:table-cell>
          <table:table-cell office:value-type="float" office:value="97" calcext:value-type="float">
            <text:p>97</text:p>
          </table:table-cell>
          <table:table-cell table:style-name="ce15" table:formula="of:=IF([.B37] = 0; [.C36]+1; 0)" office:value-type="float" office:value="0" calcext:value-type="float">
            <text:p>0</text:p>
          </table:table-cell>
          <table:table-cell table:formula="of:=IF(AND(MOD([.C37];5)=0; [.C37]&gt;0);IF(AND([.A37] &gt; DATE(2022; 4; 1); [.A37] &lt; DATE(2022; 9; 30)); 1; 0); 0)" office:value-type="float" office:value="0" calcext:value-type="float">
            <text:p>0</text:p>
          </table:table-cell>
          <table:table-cell table:formula="of:=WEEKDAY([.A37]; 1)" office:value-type="date" office:date-value="1900-01-06" calcext:value-type="date">
            <text:p>sobota </text:p>
          </table:table-cell>
          <table:table-cell table:formula="of:=IF([.E37] = 4; 260; 190) + 300 *[.D37]" office:value-type="float" office:value="190" calcext:value-type="float">
            <text:p>190</text:p>
          </table:table-cell>
          <table:table-cell table:formula="of:= [.G36] - [.F36] + [.H36]+ [.B37]" office:value-type="float" office:value="549" calcext:value-type="float">
            <text:p>549</text:p>
          </table:table-cell>
          <table:table-cell table:formula="of:= IF([.G37] - [.F37] &lt; 0; -([.G37] - [.F3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6" calcext:value-type="date">
            <text:p>6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8] = 0; [.C37]+1; 0)" office:value-type="float" office:value="1" calcext:value-type="float">
            <text:p>1</text:p>
          </table:table-cell>
          <table:table-cell table:formula="of:=IF(AND(MOD([.C38];5)=0; [.C38]&gt;0);IF(AND([.A38] &gt; DATE(2022; 4; 1); [.A38] &lt; DATE(2022; 9; 30)); 1; 0); 0)" office:value-type="float" office:value="0" calcext:value-type="float">
            <text:p>0</text:p>
          </table:table-cell>
          <table:table-cell table:formula="of:=WEEKDAY([.A38]; 1)" office:value-type="date" office:date-value="1899-12-31" calcext:value-type="date">
            <text:p>niedziela </text:p>
          </table:table-cell>
          <table:table-cell table:formula="of:=IF([.E38] = 4; 260; 190) + 300 *[.D38]" office:value-type="float" office:value="190" calcext:value-type="float">
            <text:p>190</text:p>
          </table:table-cell>
          <table:table-cell table:formula="of:= [.G37] - [.F37] + [.H37]+ [.B38]" office:value-type="float" office:value="359" calcext:value-type="float">
            <text:p>359</text:p>
          </table:table-cell>
          <table:table-cell table:formula="of:= IF([.G38] - [.F38] &lt; 0; -([.G38] - [.F3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7" calcext:value-type="date">
            <text:p>7.02.2022</text:p>
          </table:table-cell>
          <table:table-cell office:value-type="float" office:value="99" calcext:value-type="float">
            <text:p>99</text:p>
          </table:table-cell>
          <table:table-cell table:style-name="ce15" table:formula="of:=IF([.B39] = 0; [.C38]+1; 0)" office:value-type="float" office:value="0" calcext:value-type="float">
            <text:p>0</text:p>
          </table:table-cell>
          <table:table-cell table:formula="of:=IF(AND(MOD([.C39];5)=0; [.C39]&gt;0);IF(AND([.A39] &gt; DATE(2022; 4; 1); [.A39] &lt; DATE(2022; 9; 30)); 1; 0); 0)" office:value-type="float" office:value="0" calcext:value-type="float">
            <text:p>0</text:p>
          </table:table-cell>
          <table:table-cell table:formula="of:=WEEKDAY([.A39]; 1)" office:value-type="date" office:date-value="1900-01-01" calcext:value-type="date">
            <text:p>poniedziałek </text:p>
          </table:table-cell>
          <table:table-cell table:formula="of:=IF([.E39] = 4; 260; 190) + 300 *[.D39]" office:value-type="float" office:value="190" calcext:value-type="float">
            <text:p>190</text:p>
          </table:table-cell>
          <table:table-cell table:formula="of:= [.G38] - [.F38] + [.H38]+ [.B39]" office:value-type="float" office:value="268" calcext:value-type="float">
            <text:p>268</text:p>
          </table:table-cell>
          <table:table-cell table:formula="of:= IF([.G39] - [.F39] &lt; 0; -([.G39] - [.F3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08" calcext:value-type="date">
            <text:p>8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40] = 0; [.C39]+1; 0)" office:value-type="float" office:value="1" calcext:value-type="float">
            <text:p>1</text:p>
          </table:table-cell>
          <table:table-cell table:formula="of:=IF(AND(MOD([.C40];5)=0; [.C40]&gt;0);IF(AND([.A40] &gt; DATE(2022; 4; 1); [.A40] &lt; DATE(2022; 9; 30)); 1; 0); 0)" office:value-type="float" office:value="0" calcext:value-type="float">
            <text:p>0</text:p>
          </table:table-cell>
          <table:table-cell table:formula="of:=WEEKDAY([.A40]; 1)" office:value-type="date" office:date-value="1900-01-02" calcext:value-type="date">
            <text:p>wtorek </text:p>
          </table:table-cell>
          <table:table-cell table:formula="of:=IF([.E40] = 4; 260; 190) + 300 *[.D40]" office:value-type="float" office:value="190" calcext:value-type="float">
            <text:p>190</text:p>
          </table:table-cell>
          <table:table-cell table:formula="of:= [.G39] - [.F39] + [.H39]+ [.B40]" office:value-type="float" office:value="78" calcext:value-type="float">
            <text:p>78</text:p>
          </table:table-cell>
          <table:table-cell table:formula="of:= IF([.G40] - [.F40] &lt; 0; -([.G40] - [.F40]); 0)" office:value-type="float" office:value="112" calcext:value-type="float">
            <text:p>112</text:p>
          </table:table-cell>
          <table:table-cell/>
        </table:table-row>
        <table:table-row table:style-name="ro1">
          <table:table-cell table:style-name="ce1" office:value-type="date" office:date-value="2022-02-09" calcext:value-type="date">
            <text:p>9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41] = 0; [.C40]+1; 0)" office:value-type="float" office:value="2" calcext:value-type="float">
            <text:p>2</text:p>
          </table:table-cell>
          <table:table-cell table:formula="of:=IF(AND(MOD([.C41];5)=0; [.C41]&gt;0);IF(AND([.A41] &gt; DATE(2022; 4; 1); [.A41] &lt; DATE(2022; 9; 30)); 1; 0); 0)" office:value-type="float" office:value="0" calcext:value-type="float">
            <text:p>0</text:p>
          </table:table-cell>
          <table:table-cell table:formula="of:=WEEKDAY([.A41]; 1)" office:value-type="date" office:date-value="1900-01-03" calcext:value-type="date">
            <text:p>środa </text:p>
          </table:table-cell>
          <table:table-cell table:formula="of:=IF([.E41] = 4; 260; 190) + 300 *[.D41]" office:value-type="float" office:value="260" calcext:value-type="float">
            <text:p>260</text:p>
          </table:table-cell>
          <table:table-cell table:formula="of:= [.G40] - [.F40] + [.H40]+ [.B41]" office:value-type="float" office:value="0" calcext:value-type="float">
            <text:p>0</text:p>
          </table:table-cell>
          <table:table-cell table:formula="of:= IF([.G41] - [.F41] &lt; 0; -([.G41] - [.F41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2-10" calcext:value-type="date">
            <text:p>10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42] = 0; [.C41]+1; 0)" office:value-type="float" office:value="3" calcext:value-type="float">
            <text:p>3</text:p>
          </table:table-cell>
          <table:table-cell table:formula="of:=IF(AND(MOD([.C42];5)=0; [.C42]&gt;0);IF(AND([.A42] &gt; DATE(2022; 4; 1); [.A42] &lt; DATE(2022; 9; 30)); 1; 0); 0)" office:value-type="float" office:value="0" calcext:value-type="float">
            <text:p>0</text:p>
          </table:table-cell>
          <table:table-cell table:formula="of:=WEEKDAY([.A42]; 1)" office:value-type="date" office:date-value="1900-01-04" calcext:value-type="date">
            <text:p>czwartek </text:p>
          </table:table-cell>
          <table:table-cell table:formula="of:=IF([.E42] = 4; 260; 190) + 300 *[.D42]" office:value-type="float" office:value="190" calcext:value-type="float">
            <text:p>190</text:p>
          </table:table-cell>
          <table:table-cell table:formula="of:= [.G41] - [.F41] + [.H41]+ [.B42]" office:value-type="float" office:value="0" calcext:value-type="float">
            <text:p>0</text:p>
          </table:table-cell>
          <table:table-cell table:formula="of:= IF([.G42] - [.F42] &lt; 0; -([.G42] - [.F42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11" calcext:value-type="date">
            <text:p>11.02.2022</text:p>
          </table:table-cell>
          <table:table-cell office:value-type="float" office:value="97" calcext:value-type="float">
            <text:p>97</text:p>
          </table:table-cell>
          <table:table-cell table:style-name="ce15" table:formula="of:=IF([.B43] = 0; [.C42]+1; 0)" office:value-type="float" office:value="0" calcext:value-type="float">
            <text:p>0</text:p>
          </table:table-cell>
          <table:table-cell table:formula="of:=IF(AND(MOD([.C43];5)=0; [.C43]&gt;0);IF(AND([.A43] &gt; DATE(2022; 4; 1); [.A43] &lt; DATE(2022; 9; 30)); 1; 0); 0)" office:value-type="float" office:value="0" calcext:value-type="float">
            <text:p>0</text:p>
          </table:table-cell>
          <table:table-cell table:formula="of:=WEEKDAY([.A43]; 1)" office:value-type="date" office:date-value="1900-01-05" calcext:value-type="date">
            <text:p>piątek </text:p>
          </table:table-cell>
          <table:table-cell table:formula="of:=IF([.E43] = 4; 260; 190) + 300 *[.D43]" office:value-type="float" office:value="190" calcext:value-type="float">
            <text:p>190</text:p>
          </table:table-cell>
          <table:table-cell table:formula="of:= [.G42] - [.F42] + [.H42]+ [.B43]" office:value-type="float" office:value="97" calcext:value-type="float">
            <text:p>97</text:p>
          </table:table-cell>
          <table:table-cell table:formula="of:= IF([.G43] - [.F43] &lt; 0; -([.G43] - [.F43]); 0)" office:value-type="float" office:value="93" calcext:value-type="float">
            <text:p>93</text:p>
          </table:table-cell>
          <table:table-cell/>
        </table:table-row>
        <table:table-row table:style-name="ro1">
          <table:table-cell table:style-name="ce1" office:value-type="date" office:date-value="2022-02-12" calcext:value-type="date">
            <text:p>12.02.2022</text:p>
          </table:table-cell>
          <table:table-cell office:value-type="float" office:value="83" calcext:value-type="float">
            <text:p>83</text:p>
          </table:table-cell>
          <table:table-cell table:style-name="ce15" table:formula="of:=IF([.B44] = 0; [.C43]+1; 0)" office:value-type="float" office:value="0" calcext:value-type="float">
            <text:p>0</text:p>
          </table:table-cell>
          <table:table-cell table:formula="of:=IF(AND(MOD([.C44];5)=0; [.C44]&gt;0);IF(AND([.A44] &gt; DATE(2022; 4; 1); [.A44] &lt; DATE(2022; 9; 30)); 1; 0); 0)" office:value-type="float" office:value="0" calcext:value-type="float">
            <text:p>0</text:p>
          </table:table-cell>
          <table:table-cell table:formula="of:=WEEKDAY([.A44]; 1)" office:value-type="date" office:date-value="1900-01-06" calcext:value-type="date">
            <text:p>sobota </text:p>
          </table:table-cell>
          <table:table-cell table:formula="of:=IF([.E44] = 4; 260; 190) + 300 *[.D44]" office:value-type="float" office:value="190" calcext:value-type="float">
            <text:p>190</text:p>
          </table:table-cell>
          <table:table-cell table:formula="of:= [.G43] - [.F43] + [.H43]+ [.B44]" office:value-type="float" office:value="83" calcext:value-type="float">
            <text:p>83</text:p>
          </table:table-cell>
          <table:table-cell table:formula="of:= IF([.G44] - [.F44] &lt; 0; -([.G44] - [.F44]); 0)" office:value-type="float" office:value="107" calcext:value-type="float">
            <text:p>107</text:p>
          </table:table-cell>
          <table:table-cell/>
        </table:table-row>
        <table:table-row table:style-name="ro1">
          <table:table-cell table:style-name="ce1" office:value-type="date" office:date-value="2022-02-13" calcext:value-type="date">
            <text:p>13.02.2022</text:p>
          </table:table-cell>
          <table:table-cell office:value-type="float" office:value="77" calcext:value-type="float">
            <text:p>77</text:p>
          </table:table-cell>
          <table:table-cell table:style-name="ce15" table:formula="of:=IF([.B45] = 0; [.C44]+1; 0)" office:value-type="float" office:value="0" calcext:value-type="float">
            <text:p>0</text:p>
          </table:table-cell>
          <table:table-cell table:formula="of:=IF(AND(MOD([.C45];5)=0; [.C45]&gt;0);IF(AND([.A45] &gt; DATE(2022; 4; 1); [.A45] &lt; DATE(2022; 9; 30)); 1; 0); 0)" office:value-type="float" office:value="0" calcext:value-type="float">
            <text:p>0</text:p>
          </table:table-cell>
          <table:table-cell table:formula="of:=WEEKDAY([.A45]; 1)" office:value-type="date" office:date-value="1899-12-31" calcext:value-type="date">
            <text:p>niedziela </text:p>
          </table:table-cell>
          <table:table-cell table:formula="of:=IF([.E45] = 4; 260; 190) + 300 *[.D45]" office:value-type="float" office:value="190" calcext:value-type="float">
            <text:p>190</text:p>
          </table:table-cell>
          <table:table-cell table:formula="of:= [.G44] - [.F44] + [.H44]+ [.B45]" office:value-type="float" office:value="77" calcext:value-type="float">
            <text:p>77</text:p>
          </table:table-cell>
          <table:table-cell table:formula="of:= IF([.G45] - [.F45] &lt; 0; -([.G45] - [.F45]); 0)" office:value-type="float" office:value="113" calcext:value-type="float">
            <text:p>113</text:p>
          </table:table-cell>
          <table:table-cell/>
        </table:table-row>
        <table:table-row table:style-name="ro1">
          <table:table-cell table:style-name="ce1" office:value-type="date" office:date-value="2022-02-14" calcext:value-type="date">
            <text:p>14.02.2022</text:p>
          </table:table-cell>
          <table:table-cell office:value-type="float" office:value="195" calcext:value-type="float">
            <text:p>195</text:p>
          </table:table-cell>
          <table:table-cell table:style-name="ce15" table:formula="of:=IF([.B46] = 0; [.C45]+1; 0)" office:value-type="float" office:value="0" calcext:value-type="float">
            <text:p>0</text:p>
          </table:table-cell>
          <table:table-cell table:formula="of:=IF(AND(MOD([.C46];5)=0; [.C46]&gt;0);IF(AND([.A46] &gt; DATE(2022; 4; 1); [.A46] &lt; DATE(2022; 9; 30)); 1; 0); 0)" office:value-type="float" office:value="0" calcext:value-type="float">
            <text:p>0</text:p>
          </table:table-cell>
          <table:table-cell table:formula="of:=WEEKDAY([.A46]; 1)" office:value-type="date" office:date-value="1900-01-01" calcext:value-type="date">
            <text:p>poniedziałek </text:p>
          </table:table-cell>
          <table:table-cell table:formula="of:=IF([.E46] = 4; 260; 190) + 300 *[.D46]" office:value-type="float" office:value="190" calcext:value-type="float">
            <text:p>190</text:p>
          </table:table-cell>
          <table:table-cell table:formula="of:= [.G45] - [.F45] + [.H45]+ [.B46]" office:value-type="float" office:value="195" calcext:value-type="float">
            <text:p>195</text:p>
          </table:table-cell>
          <table:table-cell table:formula="of:= IF([.G46] - [.F46] &lt; 0; -([.G46] - [.F4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15" calcext:value-type="date">
            <text:p>15.02.2022</text:p>
          </table:table-cell>
          <table:table-cell office:value-type="float" office:value="145" calcext:value-type="float">
            <text:p>145</text:p>
          </table:table-cell>
          <table:table-cell table:style-name="ce15" table:formula="of:=IF([.B47] = 0; [.C46]+1; 0)" office:value-type="float" office:value="0" calcext:value-type="float">
            <text:p>0</text:p>
          </table:table-cell>
          <table:table-cell table:formula="of:=IF(AND(MOD([.C47];5)=0; [.C47]&gt;0);IF(AND([.A47] &gt; DATE(2022; 4; 1); [.A47] &lt; DATE(2022; 9; 30)); 1; 0); 0)" office:value-type="float" office:value="0" calcext:value-type="float">
            <text:p>0</text:p>
          </table:table-cell>
          <table:table-cell table:formula="of:=WEEKDAY([.A47]; 1)" office:value-type="date" office:date-value="1900-01-02" calcext:value-type="date">
            <text:p>wtorek </text:p>
          </table:table-cell>
          <table:table-cell table:formula="of:=IF([.E47] = 4; 260; 190) + 300 *[.D47]" office:value-type="float" office:value="190" calcext:value-type="float">
            <text:p>190</text:p>
          </table:table-cell>
          <table:table-cell table:formula="of:= [.G46] - [.F46] + [.H46]+ [.B47]" office:value-type="float" office:value="150" calcext:value-type="float">
            <text:p>150</text:p>
          </table:table-cell>
          <table:table-cell table:formula="of:= IF([.G47] - [.F47] &lt; 0; -([.G47] - [.F47]); 0)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" office:value-type="date" office:date-value="2022-02-16" calcext:value-type="date">
            <text:p>16.02.2022</text:p>
          </table:table-cell>
          <table:table-cell office:value-type="float" office:value="90" calcext:value-type="float">
            <text:p>90</text:p>
          </table:table-cell>
          <table:table-cell table:style-name="ce15" table:formula="of:=IF([.B48] = 0; [.C47]+1; 0)" office:value-type="float" office:value="0" calcext:value-type="float">
            <text:p>0</text:p>
          </table:table-cell>
          <table:table-cell table:formula="of:=IF(AND(MOD([.C48];5)=0; [.C48]&gt;0);IF(AND([.A48] &gt; DATE(2022; 4; 1); [.A48] &lt; DATE(2022; 9; 30)); 1; 0); 0)" office:value-type="float" office:value="0" calcext:value-type="float">
            <text:p>0</text:p>
          </table:table-cell>
          <table:table-cell table:formula="of:=WEEKDAY([.A48]; 1)" office:value-type="date" office:date-value="1900-01-03" calcext:value-type="date">
            <text:p>środa </text:p>
          </table:table-cell>
          <table:table-cell table:formula="of:=IF([.E48] = 4; 260; 190) + 300 *[.D48]" office:value-type="float" office:value="260" calcext:value-type="float">
            <text:p>260</text:p>
          </table:table-cell>
          <table:table-cell table:formula="of:= [.G47] - [.F47] + [.H47]+ [.B48]" office:value-type="float" office:value="90" calcext:value-type="float">
            <text:p>90</text:p>
          </table:table-cell>
          <table:table-cell table:formula="of:= IF([.G48] - [.F48] &lt; 0; -([.G48] - [.F48]); 0)" office:value-type="float" office:value="170" calcext:value-type="float">
            <text:p>170</text:p>
          </table:table-cell>
          <table:table-cell/>
        </table:table-row>
        <table:table-row table:style-name="ro1">
          <table:table-cell table:style-name="ce1" office:value-type="date" office:date-value="2022-02-17" calcext:value-type="date">
            <text:p>17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49] = 0; [.C48]+1; 0)" office:value-type="float" office:value="1" calcext:value-type="float">
            <text:p>1</text:p>
          </table:table-cell>
          <table:table-cell table:formula="of:=IF(AND(MOD([.C49];5)=0; [.C49]&gt;0);IF(AND([.A49] &gt; DATE(2022; 4; 1); [.A49] &lt; DATE(2022; 9; 30)); 1; 0); 0)" office:value-type="float" office:value="0" calcext:value-type="float">
            <text:p>0</text:p>
          </table:table-cell>
          <table:table-cell table:formula="of:=WEEKDAY([.A49]; 1)" office:value-type="date" office:date-value="1900-01-04" calcext:value-type="date">
            <text:p>czwartek </text:p>
          </table:table-cell>
          <table:table-cell table:formula="of:=IF([.E49] = 4; 260; 190) + 300 *[.D49]" office:value-type="float" office:value="190" calcext:value-type="float">
            <text:p>190</text:p>
          </table:table-cell>
          <table:table-cell table:formula="of:= [.G48] - [.F48] + [.H48]+ [.B49]" office:value-type="float" office:value="0" calcext:value-type="float">
            <text:p>0</text:p>
          </table:table-cell>
          <table:table-cell table:formula="of:= IF([.G49] - [.F49] &lt; 0; -([.G49] - [.F49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18" calcext:value-type="date">
            <text:p>18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0] = 0; [.C49]+1; 0)" office:value-type="float" office:value="2" calcext:value-type="float">
            <text:p>2</text:p>
          </table:table-cell>
          <table:table-cell table:formula="of:=IF(AND(MOD([.C50];5)=0; [.C50]&gt;0);IF(AND([.A50] &gt; DATE(2022; 4; 1); [.A50] &lt; DATE(2022; 9; 30)); 1; 0); 0)" office:value-type="float" office:value="0" calcext:value-type="float">
            <text:p>0</text:p>
          </table:table-cell>
          <table:table-cell table:formula="of:=WEEKDAY([.A50]; 1)" office:value-type="date" office:date-value="1900-01-05" calcext:value-type="date">
            <text:p>piątek </text:p>
          </table:table-cell>
          <table:table-cell table:formula="of:=IF([.E50] = 4; 260; 190) + 300 *[.D50]" office:value-type="float" office:value="190" calcext:value-type="float">
            <text:p>190</text:p>
          </table:table-cell>
          <table:table-cell table:formula="of:= [.G49] - [.F49] + [.H49]+ [.B50]" office:value-type="float" office:value="0" calcext:value-type="float">
            <text:p>0</text:p>
          </table:table-cell>
          <table:table-cell table:formula="of:= IF([.G50] - [.F50] &lt; 0; -([.G50] - [.F50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19" calcext:value-type="date">
            <text:p>19.02.2022</text:p>
          </table:table-cell>
          <table:table-cell office:value-type="float" office:value="93" calcext:value-type="float">
            <text:p>93</text:p>
          </table:table-cell>
          <table:table-cell table:style-name="ce15" table:formula="of:=IF([.B51] = 0; [.C50]+1; 0)" office:value-type="float" office:value="0" calcext:value-type="float">
            <text:p>0</text:p>
          </table:table-cell>
          <table:table-cell table:formula="of:=IF(AND(MOD([.C51];5)=0; [.C51]&gt;0);IF(AND([.A51] &gt; DATE(2022; 4; 1); [.A51] &lt; DATE(2022; 9; 30)); 1; 0); 0)" office:value-type="float" office:value="0" calcext:value-type="float">
            <text:p>0</text:p>
          </table:table-cell>
          <table:table-cell table:formula="of:=WEEKDAY([.A51]; 1)" office:value-type="date" office:date-value="1900-01-06" calcext:value-type="date">
            <text:p>sobota </text:p>
          </table:table-cell>
          <table:table-cell table:formula="of:=IF([.E51] = 4; 260; 190) + 300 *[.D51]" office:value-type="float" office:value="190" calcext:value-type="float">
            <text:p>190</text:p>
          </table:table-cell>
          <table:table-cell table:formula="of:= [.G50] - [.F50] + [.H50]+ [.B51]" office:value-type="float" office:value="93" calcext:value-type="float">
            <text:p>93</text:p>
          </table:table-cell>
          <table:table-cell table:formula="of:= IF([.G51] - [.F51] &lt; 0; -([.G51] - [.F51]); 0)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date" office:date-value="2022-02-20" calcext:value-type="date">
            <text:p>20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2] = 0; [.C51]+1; 0)" office:value-type="float" office:value="1" calcext:value-type="float">
            <text:p>1</text:p>
          </table:table-cell>
          <table:table-cell table:formula="of:=IF(AND(MOD([.C52];5)=0; [.C52]&gt;0);IF(AND([.A52] &gt; DATE(2022; 4; 1); [.A52] &lt; DATE(2022; 9; 30)); 1; 0); 0)" office:value-type="float" office:value="0" calcext:value-type="float">
            <text:p>0</text:p>
          </table:table-cell>
          <table:table-cell table:formula="of:=WEEKDAY([.A52]; 1)" office:value-type="date" office:date-value="1899-12-31" calcext:value-type="date">
            <text:p>niedziela </text:p>
          </table:table-cell>
          <table:table-cell table:formula="of:=IF([.E52] = 4; 260; 190) + 300 *[.D52]" office:value-type="float" office:value="190" calcext:value-type="float">
            <text:p>190</text:p>
          </table:table-cell>
          <table:table-cell table:formula="of:= [.G51] - [.F51] + [.H51]+ [.B52]" office:value-type="float" office:value="0" calcext:value-type="float">
            <text:p>0</text:p>
          </table:table-cell>
          <table:table-cell table:formula="of:= IF([.G52] - [.F52] &lt; 0; -([.G52] - [.F52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21" calcext:value-type="date">
            <text:p>21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3] = 0; [.C52]+1; 0)" office:value-type="float" office:value="2" calcext:value-type="float">
            <text:p>2</text:p>
          </table:table-cell>
          <table:table-cell table:formula="of:=IF(AND(MOD([.C53];5)=0; [.C53]&gt;0);IF(AND([.A53] &gt; DATE(2022; 4; 1); [.A53] &lt; DATE(2022; 9; 30)); 1; 0); 0)" office:value-type="float" office:value="0" calcext:value-type="float">
            <text:p>0</text:p>
          </table:table-cell>
          <table:table-cell table:formula="of:=WEEKDAY([.A53]; 1)" office:value-type="date" office:date-value="1900-01-01" calcext:value-type="date">
            <text:p>poniedziałek </text:p>
          </table:table-cell>
          <table:table-cell table:formula="of:=IF([.E53] = 4; 260; 190) + 300 *[.D53]" office:value-type="float" office:value="190" calcext:value-type="float">
            <text:p>190</text:p>
          </table:table-cell>
          <table:table-cell table:formula="of:= [.G52] - [.F52] + [.H52]+ [.B53]" office:value-type="float" office:value="0" calcext:value-type="float">
            <text:p>0</text:p>
          </table:table-cell>
          <table:table-cell table:formula="of:= IF([.G53] - [.F53] &lt; 0; -([.G53] - [.F53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22" calcext:value-type="date">
            <text:p>22.02.2022</text:p>
          </table:table-cell>
          <table:table-cell office:value-type="float" office:value="93" calcext:value-type="float">
            <text:p>93</text:p>
          </table:table-cell>
          <table:table-cell table:style-name="ce15" table:formula="of:=IF([.B54] = 0; [.C53]+1; 0)" office:value-type="float" office:value="0" calcext:value-type="float">
            <text:p>0</text:p>
          </table:table-cell>
          <table:table-cell table:formula="of:=IF(AND(MOD([.C54];5)=0; [.C54]&gt;0);IF(AND([.A54] &gt; DATE(2022; 4; 1); [.A54] &lt; DATE(2022; 9; 30)); 1; 0); 0)" office:value-type="float" office:value="0" calcext:value-type="float">
            <text:p>0</text:p>
          </table:table-cell>
          <table:table-cell table:formula="of:=WEEKDAY([.A54]; 1)" office:value-type="date" office:date-value="1900-01-02" calcext:value-type="date">
            <text:p>wtorek </text:p>
          </table:table-cell>
          <table:table-cell table:formula="of:=IF([.E54] = 4; 260; 190) + 300 *[.D54]" office:value-type="float" office:value="190" calcext:value-type="float">
            <text:p>190</text:p>
          </table:table-cell>
          <table:table-cell table:formula="of:= [.G53] - [.F53] + [.H53]+ [.B54]" office:value-type="float" office:value="93" calcext:value-type="float">
            <text:p>93</text:p>
          </table:table-cell>
          <table:table-cell table:formula="of:= IF([.G54] - [.F54] &lt; 0; -([.G54] - [.F54]); 0)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date" office:date-value="2022-02-23" calcext:value-type="date">
            <text:p>23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5] = 0; [.C54]+1; 0)" office:value-type="float" office:value="1" calcext:value-type="float">
            <text:p>1</text:p>
          </table:table-cell>
          <table:table-cell table:formula="of:=IF(AND(MOD([.C55];5)=0; [.C55]&gt;0);IF(AND([.A55] &gt; DATE(2022; 4; 1); [.A55] &lt; DATE(2022; 9; 30)); 1; 0); 0)" office:value-type="float" office:value="0" calcext:value-type="float">
            <text:p>0</text:p>
          </table:table-cell>
          <table:table-cell table:formula="of:=WEEKDAY([.A55]; 1)" office:value-type="date" office:date-value="1900-01-03" calcext:value-type="date">
            <text:p>środa </text:p>
          </table:table-cell>
          <table:table-cell table:formula="of:=IF([.E55] = 4; 260; 190) + 300 *[.D55]" office:value-type="float" office:value="260" calcext:value-type="float">
            <text:p>260</text:p>
          </table:table-cell>
          <table:table-cell table:formula="of:= [.G54] - [.F54] + [.H54]+ [.B55]" office:value-type="float" office:value="0" calcext:value-type="float">
            <text:p>0</text:p>
          </table:table-cell>
          <table:table-cell table:formula="of:= IF([.G55] - [.F55] &lt; 0; -([.G55] - [.F55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2-24" calcext:value-type="date">
            <text:p>24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6] = 0; [.C55]+1; 0)" office:value-type="float" office:value="2" calcext:value-type="float">
            <text:p>2</text:p>
          </table:table-cell>
          <table:table-cell table:formula="of:=IF(AND(MOD([.C56];5)=0; [.C56]&gt;0);IF(AND([.A56] &gt; DATE(2022; 4; 1); [.A56] &lt; DATE(2022; 9; 30)); 1; 0); 0)" office:value-type="float" office:value="0" calcext:value-type="float">
            <text:p>0</text:p>
          </table:table-cell>
          <table:table-cell table:formula="of:=WEEKDAY([.A56]; 1)" office:value-type="date" office:date-value="1900-01-04" calcext:value-type="date">
            <text:p>czwartek </text:p>
          </table:table-cell>
          <table:table-cell table:formula="of:=IF([.E56] = 4; 260; 190) + 300 *[.D56]" office:value-type="float" office:value="190" calcext:value-type="float">
            <text:p>190</text:p>
          </table:table-cell>
          <table:table-cell table:formula="of:= [.G55] - [.F55] + [.H55]+ [.B56]" office:value-type="float" office:value="0" calcext:value-type="float">
            <text:p>0</text:p>
          </table:table-cell>
          <table:table-cell table:formula="of:= IF([.G56] - [.F56] &lt; 0; -([.G56] - [.F5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25" calcext:value-type="date">
            <text:p>25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7] = 0; [.C56]+1; 0)" office:value-type="float" office:value="3" calcext:value-type="float">
            <text:p>3</text:p>
          </table:table-cell>
          <table:table-cell table:formula="of:=IF(AND(MOD([.C57];5)=0; [.C57]&gt;0);IF(AND([.A57] &gt; DATE(2022; 4; 1); [.A57] &lt; DATE(2022; 9; 30)); 1; 0); 0)" office:value-type="float" office:value="0" calcext:value-type="float">
            <text:p>0</text:p>
          </table:table-cell>
          <table:table-cell table:formula="of:=WEEKDAY([.A57]; 1)" office:value-type="date" office:date-value="1900-01-05" calcext:value-type="date">
            <text:p>piątek </text:p>
          </table:table-cell>
          <table:table-cell table:formula="of:=IF([.E57] = 4; 260; 190) + 300 *[.D57]" office:value-type="float" office:value="190" calcext:value-type="float">
            <text:p>190</text:p>
          </table:table-cell>
          <table:table-cell table:formula="of:= [.G56] - [.F56] + [.H56]+ [.B57]" office:value-type="float" office:value="0" calcext:value-type="float">
            <text:p>0</text:p>
          </table:table-cell>
          <table:table-cell table:formula="of:= IF([.G57] - [.F57] &lt; 0; -([.G57] - [.F5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2-26" calcext:value-type="date">
            <text:p>26.02.2022</text:p>
          </table:table-cell>
          <table:table-cell office:value-type="float" office:value="228" calcext:value-type="float">
            <text:p>228</text:p>
          </table:table-cell>
          <table:table-cell table:style-name="ce15" table:formula="of:=IF([.B58] = 0; [.C57]+1; 0)" office:value-type="float" office:value="0" calcext:value-type="float">
            <text:p>0</text:p>
          </table:table-cell>
          <table:table-cell table:formula="of:=IF(AND(MOD([.C58];5)=0; [.C58]&gt;0);IF(AND([.A58] &gt; DATE(2022; 4; 1); [.A58] &lt; DATE(2022; 9; 30)); 1; 0); 0)" office:value-type="float" office:value="0" calcext:value-type="float">
            <text:p>0</text:p>
          </table:table-cell>
          <table:table-cell table:formula="of:=WEEKDAY([.A58]; 1)" office:value-type="date" office:date-value="1900-01-06" calcext:value-type="date">
            <text:p>sobota </text:p>
          </table:table-cell>
          <table:table-cell table:formula="of:=IF([.E58] = 4; 260; 190) + 300 *[.D58]" office:value-type="float" office:value="190" calcext:value-type="float">
            <text:p>190</text:p>
          </table:table-cell>
          <table:table-cell table:formula="of:= [.G57] - [.F57] + [.H57]+ [.B58]" office:value-type="float" office:value="228" calcext:value-type="float">
            <text:p>228</text:p>
          </table:table-cell>
          <table:table-cell table:formula="of:= IF([.G58] - [.F58] &lt; 0; -([.G58] - [.F5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2-27" calcext:value-type="date">
            <text:p>27.0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59] = 0; [.C58]+1; 0)" office:value-type="float" office:value="1" calcext:value-type="float">
            <text:p>1</text:p>
          </table:table-cell>
          <table:table-cell table:formula="of:=IF(AND(MOD([.C59];5)=0; [.C59]&gt;0);IF(AND([.A59] &gt; DATE(2022; 4; 1); [.A59] &lt; DATE(2022; 9; 30)); 1; 0); 0)" office:value-type="float" office:value="0" calcext:value-type="float">
            <text:p>0</text:p>
          </table:table-cell>
          <table:table-cell table:formula="of:=WEEKDAY([.A59]; 1)" office:value-type="date" office:date-value="1899-12-31" calcext:value-type="date">
            <text:p>niedziela </text:p>
          </table:table-cell>
          <table:table-cell table:formula="of:=IF([.E59] = 4; 260; 190) + 300 *[.D59]" office:value-type="float" office:value="190" calcext:value-type="float">
            <text:p>190</text:p>
          </table:table-cell>
          <table:table-cell table:formula="of:= [.G58] - [.F58] + [.H58]+ [.B59]" office:value-type="float" office:value="38" calcext:value-type="float">
            <text:p>38</text:p>
          </table:table-cell>
          <table:table-cell table:formula="of:= IF([.G59] - [.F59] &lt; 0; -([.G59] - [.F59]); 0)" office:value-type="float" office:value="152" calcext:value-type="float">
            <text:p>152</text:p>
          </table:table-cell>
          <table:table-cell/>
        </table:table-row>
        <table:table-row table:style-name="ro1">
          <table:table-cell table:style-name="ce1" office:value-type="date" office:date-value="2022-02-28" calcext:value-type="date">
            <text:p>28.02.2022</text:p>
          </table:table-cell>
          <table:table-cell office:value-type="float" office:value="84" calcext:value-type="float">
            <text:p>84</text:p>
          </table:table-cell>
          <table:table-cell table:style-name="ce15" table:formula="of:=IF([.B60] = 0; [.C59]+1; 0)" office:value-type="float" office:value="0" calcext:value-type="float">
            <text:p>0</text:p>
          </table:table-cell>
          <table:table-cell table:formula="of:=IF(AND(MOD([.C60];5)=0; [.C60]&gt;0);IF(AND([.A60] &gt; DATE(2022; 4; 1); [.A60] &lt; DATE(2022; 9; 30)); 1; 0); 0)" office:value-type="float" office:value="0" calcext:value-type="float">
            <text:p>0</text:p>
          </table:table-cell>
          <table:table-cell table:formula="of:=WEEKDAY([.A60]; 1)" office:value-type="date" office:date-value="1900-01-01" calcext:value-type="date">
            <text:p>poniedziałek </text:p>
          </table:table-cell>
          <table:table-cell table:formula="of:=IF([.E60] = 4; 260; 190) + 300 *[.D60]" office:value-type="float" office:value="190" calcext:value-type="float">
            <text:p>190</text:p>
          </table:table-cell>
          <table:table-cell table:formula="of:= [.G59] - [.F59] + [.H59]+ [.B60]" office:value-type="float" office:value="84" calcext:value-type="float">
            <text:p>84</text:p>
          </table:table-cell>
          <table:table-cell table:formula="of:= IF([.G60] - [.F60] &lt; 0; -([.G60] - [.F60]); 0)" office:value-type="float" office:value="106" calcext:value-type="float">
            <text:p>106</text:p>
          </table:table-cell>
          <table:table-cell/>
        </table:table-row>
        <table:table-row table:style-name="ro1">
          <table:table-cell table:style-name="ce1" office:value-type="date" office:date-value="2022-03-01" calcext:value-type="date">
            <text:p>1.03.2022</text:p>
          </table:table-cell>
          <table:table-cell office:value-type="float" office:value="90" calcext:value-type="float">
            <text:p>90</text:p>
          </table:table-cell>
          <table:table-cell table:style-name="ce15" table:formula="of:=IF([.B61] = 0; [.C60]+1; 0)" office:value-type="float" office:value="0" calcext:value-type="float">
            <text:p>0</text:p>
          </table:table-cell>
          <table:table-cell table:formula="of:=IF(AND(MOD([.C61];5)=0; [.C61]&gt;0);IF(AND([.A61] &gt; DATE(2022; 4; 1); [.A61] &lt; DATE(2022; 9; 30)); 1; 0); 0)" office:value-type="float" office:value="0" calcext:value-type="float">
            <text:p>0</text:p>
          </table:table-cell>
          <table:table-cell table:formula="of:=WEEKDAY([.A61]; 1)" office:value-type="date" office:date-value="1900-01-02" calcext:value-type="date">
            <text:p>wtorek </text:p>
          </table:table-cell>
          <table:table-cell table:formula="of:=IF([.E61] = 4; 260; 190) + 300 *[.D61]" office:value-type="float" office:value="190" calcext:value-type="float">
            <text:p>190</text:p>
          </table:table-cell>
          <table:table-cell table:formula="of:= [.G60] - [.F60] + [.H60]+ [.B61]" office:value-type="float" office:value="90" calcext:value-type="float">
            <text:p>90</text:p>
          </table:table-cell>
          <table:table-cell table:formula="of:= IF([.G61] - [.F61] &lt; 0; -([.G61] - [.F61]); 0)" office:value-type="float" office:value="100" calcext:value-type="float">
            <text:p>100</text:p>
          </table:table-cell>
          <table:table-cell/>
        </table:table-row>
        <table:table-row table:style-name="ro1">
          <table:table-cell table:style-name="ce1" office:value-type="date" office:date-value="2022-03-02" calcext:value-type="date">
            <text:p>2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62] = 0; [.C61]+1; 0)" office:value-type="float" office:value="1" calcext:value-type="float">
            <text:p>1</text:p>
          </table:table-cell>
          <table:table-cell table:formula="of:=IF(AND(MOD([.C62];5)=0; [.C62]&gt;0);IF(AND([.A62] &gt; DATE(2022; 4; 1); [.A62] &lt; DATE(2022; 9; 30)); 1; 0); 0)" office:value-type="float" office:value="0" calcext:value-type="float">
            <text:p>0</text:p>
          </table:table-cell>
          <table:table-cell table:formula="of:=WEEKDAY([.A62]; 1)" office:value-type="date" office:date-value="1900-01-03" calcext:value-type="date">
            <text:p>środa </text:p>
          </table:table-cell>
          <table:table-cell table:formula="of:=IF([.E62] = 4; 260; 190) + 300 *[.D62]" office:value-type="float" office:value="260" calcext:value-type="float">
            <text:p>260</text:p>
          </table:table-cell>
          <table:table-cell table:formula="of:= [.G61] - [.F61] + [.H61]+ [.B62]" office:value-type="float" office:value="0" calcext:value-type="float">
            <text:p>0</text:p>
          </table:table-cell>
          <table:table-cell table:formula="of:= IF([.G62] - [.F62] &lt; 0; -([.G62] - [.F62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3-03" calcext:value-type="date">
            <text:p>3.03.2022</text:p>
          </table:table-cell>
          <table:table-cell office:value-type="float" office:value="93" calcext:value-type="float">
            <text:p>93</text:p>
          </table:table-cell>
          <table:table-cell table:style-name="ce15" table:formula="of:=IF([.B63] = 0; [.C62]+1; 0)" office:value-type="float" office:value="0" calcext:value-type="float">
            <text:p>0</text:p>
          </table:table-cell>
          <table:table-cell table:formula="of:=IF(AND(MOD([.C63];5)=0; [.C63]&gt;0);IF(AND([.A63] &gt; DATE(2022; 4; 1); [.A63] &lt; DATE(2022; 9; 30)); 1; 0); 0)" office:value-type="float" office:value="0" calcext:value-type="float">
            <text:p>0</text:p>
          </table:table-cell>
          <table:table-cell table:formula="of:=WEEKDAY([.A63]; 1)" office:value-type="date" office:date-value="1900-01-04" calcext:value-type="date">
            <text:p>czwartek </text:p>
          </table:table-cell>
          <table:table-cell table:formula="of:=IF([.E63] = 4; 260; 190) + 300 *[.D63]" office:value-type="float" office:value="190" calcext:value-type="float">
            <text:p>190</text:p>
          </table:table-cell>
          <table:table-cell table:formula="of:= [.G62] - [.F62] + [.H62]+ [.B63]" office:value-type="float" office:value="93" calcext:value-type="float">
            <text:p>93</text:p>
          </table:table-cell>
          <table:table-cell table:formula="of:= IF([.G63] - [.F63] &lt; 0; -([.G63] - [.F63]); 0)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1" office:value-type="date" office:date-value="2022-03-04" calcext:value-type="date">
            <text:p>4.03.2022</text:p>
          </table:table-cell>
          <table:table-cell office:value-type="float" office:value="1189" calcext:value-type="float">
            <text:p>1189</text:p>
          </table:table-cell>
          <table:table-cell table:style-name="ce15" table:formula="of:=IF([.B64] = 0; [.C63]+1; 0)" office:value-type="float" office:value="0" calcext:value-type="float">
            <text:p>0</text:p>
          </table:table-cell>
          <table:table-cell table:formula="of:=IF(AND(MOD([.C64];5)=0; [.C64]&gt;0);IF(AND([.A64] &gt; DATE(2022; 4; 1); [.A64] &lt; DATE(2022; 9; 30)); 1; 0); 0)" office:value-type="float" office:value="0" calcext:value-type="float">
            <text:p>0</text:p>
          </table:table-cell>
          <table:table-cell table:formula="of:=WEEKDAY([.A64]; 1)" office:value-type="date" office:date-value="1900-01-05" calcext:value-type="date">
            <text:p>piątek </text:p>
          </table:table-cell>
          <table:table-cell table:formula="of:=IF([.E64] = 4; 260; 190) + 300 *[.D64]" office:value-type="float" office:value="190" calcext:value-type="float">
            <text:p>190</text:p>
          </table:table-cell>
          <table:table-cell table:formula="of:= [.G63] - [.F63] + [.H63]+ [.B64]" office:value-type="float" office:value="1189" calcext:value-type="float">
            <text:p>1189</text:p>
          </table:table-cell>
          <table:table-cell table:formula="of:= IF([.G64] - [.F64] &lt; 0; -([.G64] - [.F6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05" calcext:value-type="date">
            <text:p>5.03.2022</text:p>
          </table:table-cell>
          <table:table-cell office:value-type="float" office:value="139" calcext:value-type="float">
            <text:p>139</text:p>
          </table:table-cell>
          <table:table-cell table:style-name="ce15" table:formula="of:=IF([.B65] = 0; [.C64]+1; 0)" office:value-type="float" office:value="0" calcext:value-type="float">
            <text:p>0</text:p>
          </table:table-cell>
          <table:table-cell table:formula="of:=IF(AND(MOD([.C65];5)=0; [.C65]&gt;0);IF(AND([.A65] &gt; DATE(2022; 4; 1); [.A65] &lt; DATE(2022; 9; 30)); 1; 0); 0)" office:value-type="float" office:value="0" calcext:value-type="float">
            <text:p>0</text:p>
          </table:table-cell>
          <table:table-cell table:formula="of:=WEEKDAY([.A65]; 1)" office:value-type="date" office:date-value="1900-01-06" calcext:value-type="date">
            <text:p>sobota </text:p>
          </table:table-cell>
          <table:table-cell table:formula="of:=IF([.E65] = 4; 260; 190) + 300 *[.D65]" office:value-type="float" office:value="190" calcext:value-type="float">
            <text:p>190</text:p>
          </table:table-cell>
          <table:table-cell table:formula="of:= [.G64] - [.F64] + [.H64]+ [.B65]" office:value-type="float" office:value="1138" calcext:value-type="float">
            <text:p>1138</text:p>
          </table:table-cell>
          <table:table-cell table:formula="of:= IF([.G65] - [.F65] &lt; 0; -([.G65] - [.F6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06" calcext:value-type="date">
            <text:p>6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66] = 0; [.C65]+1; 0)" office:value-type="float" office:value="1" calcext:value-type="float">
            <text:p>1</text:p>
          </table:table-cell>
          <table:table-cell table:formula="of:=IF(AND(MOD([.C66];5)=0; [.C66]&gt;0);IF(AND([.A66] &gt; DATE(2022; 4; 1); [.A66] &lt; DATE(2022; 9; 30)); 1; 0); 0)" office:value-type="float" office:value="0" calcext:value-type="float">
            <text:p>0</text:p>
          </table:table-cell>
          <table:table-cell table:formula="of:=WEEKDAY([.A66]; 1)" office:value-type="date" office:date-value="1899-12-31" calcext:value-type="date">
            <text:p>niedziela </text:p>
          </table:table-cell>
          <table:table-cell table:formula="of:=IF([.E66] = 4; 260; 190) + 300 *[.D66]" office:value-type="float" office:value="190" calcext:value-type="float">
            <text:p>190</text:p>
          </table:table-cell>
          <table:table-cell table:formula="of:= [.G65] - [.F65] + [.H65]+ [.B66]" office:value-type="float" office:value="948" calcext:value-type="float">
            <text:p>948</text:p>
          </table:table-cell>
          <table:table-cell table:formula="of:= IF([.G66] - [.F66] &lt; 0; -([.G66] - [.F6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07" calcext:value-type="date">
            <text:p>7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67] = 0; [.C66]+1; 0)" office:value-type="float" office:value="2" calcext:value-type="float">
            <text:p>2</text:p>
          </table:table-cell>
          <table:table-cell table:formula="of:=IF(AND(MOD([.C67];5)=0; [.C67]&gt;0);IF(AND([.A67] &gt; DATE(2022; 4; 1); [.A67] &lt; DATE(2022; 9; 30)); 1; 0); 0)" office:value-type="float" office:value="0" calcext:value-type="float">
            <text:p>0</text:p>
          </table:table-cell>
          <table:table-cell table:formula="of:=WEEKDAY([.A67]; 1)" office:value-type="date" office:date-value="1900-01-01" calcext:value-type="date">
            <text:p>poniedziałek </text:p>
          </table:table-cell>
          <table:table-cell table:formula="of:=IF([.E67] = 4; 260; 190) + 300 *[.D67]" office:value-type="float" office:value="190" calcext:value-type="float">
            <text:p>190</text:p>
          </table:table-cell>
          <table:table-cell table:formula="of:= [.G66] - [.F66] + [.H66]+ [.B67]" office:value-type="float" office:value="758" calcext:value-type="float">
            <text:p>758</text:p>
          </table:table-cell>
          <table:table-cell table:formula="of:= IF([.G67] - [.F67] &lt; 0; -([.G67] - [.F6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08" calcext:value-type="date">
            <text:p>8.03.2022</text:p>
          </table:table-cell>
          <table:table-cell office:value-type="float" office:value="75" calcext:value-type="float">
            <text:p>75</text:p>
          </table:table-cell>
          <table:table-cell table:style-name="ce15" table:formula="of:=IF([.B68] = 0; [.C67]+1; 0)" office:value-type="float" office:value="0" calcext:value-type="float">
            <text:p>0</text:p>
          </table:table-cell>
          <table:table-cell table:formula="of:=IF(AND(MOD([.C68];5)=0; [.C68]&gt;0);IF(AND([.A68] &gt; DATE(2022; 4; 1); [.A68] &lt; DATE(2022; 9; 30)); 1; 0); 0)" office:value-type="float" office:value="0" calcext:value-type="float">
            <text:p>0</text:p>
          </table:table-cell>
          <table:table-cell table:formula="of:=WEEKDAY([.A68]; 1)" office:value-type="date" office:date-value="1900-01-02" calcext:value-type="date">
            <text:p>wtorek </text:p>
          </table:table-cell>
          <table:table-cell table:formula="of:=IF([.E68] = 4; 260; 190) + 300 *[.D68]" office:value-type="float" office:value="190" calcext:value-type="float">
            <text:p>190</text:p>
          </table:table-cell>
          <table:table-cell table:formula="of:= [.G67] - [.F67] + [.H67]+ [.B68]" office:value-type="float" office:value="643" calcext:value-type="float">
            <text:p>643</text:p>
          </table:table-cell>
          <table:table-cell table:formula="of:= IF([.G68] - [.F68] &lt; 0; -([.G68] - [.F6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09" calcext:value-type="date">
            <text:p>9.03.2022</text:p>
          </table:table-cell>
          <table:table-cell office:value-type="float" office:value="612" calcext:value-type="float">
            <text:p>612</text:p>
          </table:table-cell>
          <table:table-cell table:style-name="ce15" table:formula="of:=IF([.B69] = 0; [.C68]+1; 0)" office:value-type="float" office:value="0" calcext:value-type="float">
            <text:p>0</text:p>
          </table:table-cell>
          <table:table-cell table:formula="of:=IF(AND(MOD([.C69];5)=0; [.C69]&gt;0);IF(AND([.A69] &gt; DATE(2022; 4; 1); [.A69] &lt; DATE(2022; 9; 30)); 1; 0); 0)" office:value-type="float" office:value="0" calcext:value-type="float">
            <text:p>0</text:p>
          </table:table-cell>
          <table:table-cell table:formula="of:=WEEKDAY([.A69]; 1)" office:value-type="date" office:date-value="1900-01-03" calcext:value-type="date">
            <text:p>środa </text:p>
          </table:table-cell>
          <table:table-cell table:formula="of:=IF([.E69] = 4; 260; 190) + 300 *[.D69]" office:value-type="float" office:value="260" calcext:value-type="float">
            <text:p>260</text:p>
          </table:table-cell>
          <table:table-cell table:formula="of:= [.G68] - [.F68] + [.H68]+ [.B69]" office:value-type="float" office:value="1065" calcext:value-type="float">
            <text:p>1065</text:p>
          </table:table-cell>
          <table:table-cell table:formula="of:= IF([.G69] - [.F69] &lt; 0; -([.G69] - [.F6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0" calcext:value-type="date">
            <text:p>10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70] = 0; [.C69]+1; 0)" office:value-type="float" office:value="1" calcext:value-type="float">
            <text:p>1</text:p>
          </table:table-cell>
          <table:table-cell table:formula="of:=IF(AND(MOD([.C70];5)=0; [.C70]&gt;0);IF(AND([.A70] &gt; DATE(2022; 4; 1); [.A70] &lt; DATE(2022; 9; 30)); 1; 0); 0)" office:value-type="float" office:value="0" calcext:value-type="float">
            <text:p>0</text:p>
          </table:table-cell>
          <table:table-cell table:formula="of:=WEEKDAY([.A70]; 1)" office:value-type="date" office:date-value="1900-01-04" calcext:value-type="date">
            <text:p>czwartek </text:p>
          </table:table-cell>
          <table:table-cell table:formula="of:=IF([.E70] = 4; 260; 190) + 300 *[.D70]" office:value-type="float" office:value="190" calcext:value-type="float">
            <text:p>190</text:p>
          </table:table-cell>
          <table:table-cell table:formula="of:= [.G69] - [.F69] + [.H69]+ [.B70]" office:value-type="float" office:value="805" calcext:value-type="float">
            <text:p>805</text:p>
          </table:table-cell>
          <table:table-cell table:formula="of:= IF([.G70] - [.F70] &lt; 0; -([.G70] - [.F7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1" calcext:value-type="date">
            <text:p>11.03.2022</text:p>
          </table:table-cell>
          <table:table-cell office:value-type="float" office:value="137" calcext:value-type="float">
            <text:p>137</text:p>
          </table:table-cell>
          <table:table-cell table:style-name="ce15" table:formula="of:=IF([.B71] = 0; [.C70]+1; 0)" office:value-type="float" office:value="0" calcext:value-type="float">
            <text:p>0</text:p>
          </table:table-cell>
          <table:table-cell table:formula="of:=IF(AND(MOD([.C71];5)=0; [.C71]&gt;0);IF(AND([.A71] &gt; DATE(2022; 4; 1); [.A71] &lt; DATE(2022; 9; 30)); 1; 0); 0)" office:value-type="float" office:value="0" calcext:value-type="float">
            <text:p>0</text:p>
          </table:table-cell>
          <table:table-cell table:formula="of:=WEEKDAY([.A71]; 1)" office:value-type="date" office:date-value="1900-01-05" calcext:value-type="date">
            <text:p>piątek </text:p>
          </table:table-cell>
          <table:table-cell table:formula="of:=IF([.E71] = 4; 260; 190) + 300 *[.D71]" office:value-type="float" office:value="190" calcext:value-type="float">
            <text:p>190</text:p>
          </table:table-cell>
          <table:table-cell table:formula="of:= [.G70] - [.F70] + [.H70]+ [.B71]" office:value-type="float" office:value="752" calcext:value-type="float">
            <text:p>752</text:p>
          </table:table-cell>
          <table:table-cell table:formula="of:= IF([.G71] - [.F71] &lt; 0; -([.G71] - [.F7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2" calcext:value-type="date">
            <text:p>12.03.2022</text:p>
          </table:table-cell>
          <table:table-cell office:value-type="float" office:value="122" calcext:value-type="float">
            <text:p>122</text:p>
          </table:table-cell>
          <table:table-cell table:style-name="ce15" table:formula="of:=IF([.B72] = 0; [.C71]+1; 0)" office:value-type="float" office:value="0" calcext:value-type="float">
            <text:p>0</text:p>
          </table:table-cell>
          <table:table-cell table:formula="of:=IF(AND(MOD([.C72];5)=0; [.C72]&gt;0);IF(AND([.A72] &gt; DATE(2022; 4; 1); [.A72] &lt; DATE(2022; 9; 30)); 1; 0); 0)" office:value-type="float" office:value="0" calcext:value-type="float">
            <text:p>0</text:p>
          </table:table-cell>
          <table:table-cell table:formula="of:=WEEKDAY([.A72]; 1)" office:value-type="date" office:date-value="1900-01-06" calcext:value-type="date">
            <text:p>sobota </text:p>
          </table:table-cell>
          <table:table-cell table:formula="of:=IF([.E72] = 4; 260; 190) + 300 *[.D72]" office:value-type="float" office:value="190" calcext:value-type="float">
            <text:p>190</text:p>
          </table:table-cell>
          <table:table-cell table:formula="of:= [.G71] - [.F71] + [.H71]+ [.B72]" office:value-type="float" office:value="684" calcext:value-type="float">
            <text:p>684</text:p>
          </table:table-cell>
          <table:table-cell table:formula="of:= IF([.G72] - [.F72] &lt; 0; -([.G72] - [.F7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3" calcext:value-type="date">
            <text:p>13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73] = 0; [.C72]+1; 0)" office:value-type="float" office:value="1" calcext:value-type="float">
            <text:p>1</text:p>
          </table:table-cell>
          <table:table-cell table:formula="of:=IF(AND(MOD([.C73];5)=0; [.C73]&gt;0);IF(AND([.A73] &gt; DATE(2022; 4; 1); [.A73] &lt; DATE(2022; 9; 30)); 1; 0); 0)" office:value-type="float" office:value="0" calcext:value-type="float">
            <text:p>0</text:p>
          </table:table-cell>
          <table:table-cell table:formula="of:=WEEKDAY([.A73]; 1)" office:value-type="date" office:date-value="1899-12-31" calcext:value-type="date">
            <text:p>niedziela </text:p>
          </table:table-cell>
          <table:table-cell table:formula="of:=IF([.E73] = 4; 260; 190) + 300 *[.D73]" office:value-type="float" office:value="190" calcext:value-type="float">
            <text:p>190</text:p>
          </table:table-cell>
          <table:table-cell table:formula="of:= [.G72] - [.F72] + [.H72]+ [.B73]" office:value-type="float" office:value="494" calcext:value-type="float">
            <text:p>494</text:p>
          </table:table-cell>
          <table:table-cell table:formula="of:= IF([.G73] - [.F73] &lt; 0; -([.G73] - [.F7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4" calcext:value-type="date">
            <text:p>14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74] = 0; [.C73]+1; 0)" office:value-type="float" office:value="2" calcext:value-type="float">
            <text:p>2</text:p>
          </table:table-cell>
          <table:table-cell table:formula="of:=IF(AND(MOD([.C74];5)=0; [.C74]&gt;0);IF(AND([.A74] &gt; DATE(2022; 4; 1); [.A74] &lt; DATE(2022; 9; 30)); 1; 0); 0)" office:value-type="float" office:value="0" calcext:value-type="float">
            <text:p>0</text:p>
          </table:table-cell>
          <table:table-cell table:formula="of:=WEEKDAY([.A74]; 1)" office:value-type="date" office:date-value="1900-01-01" calcext:value-type="date">
            <text:p>poniedziałek </text:p>
          </table:table-cell>
          <table:table-cell table:formula="of:=IF([.E74] = 4; 260; 190) + 300 *[.D74]" office:value-type="float" office:value="190" calcext:value-type="float">
            <text:p>190</text:p>
          </table:table-cell>
          <table:table-cell table:formula="of:= [.G73] - [.F73] + [.H73]+ [.B74]" office:value-type="float" office:value="304" calcext:value-type="float">
            <text:p>304</text:p>
          </table:table-cell>
          <table:table-cell table:formula="of:= IF([.G74] - [.F74] &lt; 0; -([.G74] - [.F7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5" calcext:value-type="date">
            <text:p>15.03.2022</text:p>
          </table:table-cell>
          <table:table-cell office:value-type="float" office:value="88" calcext:value-type="float">
            <text:p>88</text:p>
          </table:table-cell>
          <table:table-cell table:style-name="ce15" table:formula="of:=IF([.B75] = 0; [.C74]+1; 0)" office:value-type="float" office:value="0" calcext:value-type="float">
            <text:p>0</text:p>
          </table:table-cell>
          <table:table-cell table:formula="of:=IF(AND(MOD([.C75];5)=0; [.C75]&gt;0);IF(AND([.A75] &gt; DATE(2022; 4; 1); [.A75] &lt; DATE(2022; 9; 30)); 1; 0); 0)" office:value-type="float" office:value="0" calcext:value-type="float">
            <text:p>0</text:p>
          </table:table-cell>
          <table:table-cell table:formula="of:=WEEKDAY([.A75]; 1)" office:value-type="date" office:date-value="1900-01-02" calcext:value-type="date">
            <text:p>wtorek </text:p>
          </table:table-cell>
          <table:table-cell table:formula="of:=IF([.E75] = 4; 260; 190) + 300 *[.D75]" office:value-type="float" office:value="190" calcext:value-type="float">
            <text:p>190</text:p>
          </table:table-cell>
          <table:table-cell table:formula="of:= [.G74] - [.F74] + [.H74]+ [.B75]" office:value-type="float" office:value="202" calcext:value-type="float">
            <text:p>202</text:p>
          </table:table-cell>
          <table:table-cell table:formula="of:= IF([.G75] - [.F75] &lt; 0; -([.G75] - [.F7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16" calcext:value-type="date">
            <text:p>16.03.2022</text:p>
          </table:table-cell>
          <table:table-cell office:value-type="float" office:value="112" calcext:value-type="float">
            <text:p>112</text:p>
          </table:table-cell>
          <table:table-cell table:style-name="ce15" table:formula="of:=IF([.B76] = 0; [.C75]+1; 0)" office:value-type="float" office:value="0" calcext:value-type="float">
            <text:p>0</text:p>
          </table:table-cell>
          <table:table-cell table:formula="of:=IF(AND(MOD([.C76];5)=0; [.C76]&gt;0);IF(AND([.A76] &gt; DATE(2022; 4; 1); [.A76] &lt; DATE(2022; 9; 30)); 1; 0); 0)" office:value-type="float" office:value="0" calcext:value-type="float">
            <text:p>0</text:p>
          </table:table-cell>
          <table:table-cell table:formula="of:=WEEKDAY([.A76]; 1)" office:value-type="date" office:date-value="1900-01-03" calcext:value-type="date">
            <text:p>środa </text:p>
          </table:table-cell>
          <table:table-cell table:formula="of:=IF([.E76] = 4; 260; 190) + 300 *[.D76]" office:value-type="float" office:value="260" calcext:value-type="float">
            <text:p>260</text:p>
          </table:table-cell>
          <table:table-cell table:formula="of:= [.G75] - [.F75] + [.H75]+ [.B76]" office:value-type="float" office:value="124" calcext:value-type="float">
            <text:p>124</text:p>
          </table:table-cell>
          <table:table-cell table:formula="of:= IF([.G76] - [.F76] &lt; 0; -([.G76] - [.F76]); 0)" office:value-type="float" office:value="136" calcext:value-type="float">
            <text:p>136</text:p>
          </table:table-cell>
          <table:table-cell/>
        </table:table-row>
        <table:table-row table:style-name="ro1">
          <table:table-cell table:style-name="ce1" office:value-type="date" office:date-value="2022-03-17" calcext:value-type="date">
            <text:p>17.03.2022</text:p>
          </table:table-cell>
          <table:table-cell office:value-type="float" office:value="82" calcext:value-type="float">
            <text:p>82</text:p>
          </table:table-cell>
          <table:table-cell table:style-name="ce15" table:formula="of:=IF([.B77] = 0; [.C76]+1; 0)" office:value-type="float" office:value="0" calcext:value-type="float">
            <text:p>0</text:p>
          </table:table-cell>
          <table:table-cell table:formula="of:=IF(AND(MOD([.C77];5)=0; [.C77]&gt;0);IF(AND([.A77] &gt; DATE(2022; 4; 1); [.A77] &lt; DATE(2022; 9; 30)); 1; 0); 0)" office:value-type="float" office:value="0" calcext:value-type="float">
            <text:p>0</text:p>
          </table:table-cell>
          <table:table-cell table:formula="of:=WEEKDAY([.A77]; 1)" office:value-type="date" office:date-value="1900-01-04" calcext:value-type="date">
            <text:p>czwartek </text:p>
          </table:table-cell>
          <table:table-cell table:formula="of:=IF([.E77] = 4; 260; 190) + 300 *[.D77]" office:value-type="float" office:value="190" calcext:value-type="float">
            <text:p>190</text:p>
          </table:table-cell>
          <table:table-cell table:formula="of:= [.G76] - [.F76] + [.H76]+ [.B77]" office:value-type="float" office:value="82" calcext:value-type="float">
            <text:p>82</text:p>
          </table:table-cell>
          <table:table-cell table:formula="of:= IF([.G77] - [.F77] &lt; 0; -([.G77] - [.F77]); 0)" office:value-type="float" office:value="108" calcext:value-type="float">
            <text:p>108</text:p>
          </table:table-cell>
          <table:table-cell/>
        </table:table-row>
        <table:table-row table:style-name="ro1">
          <table:table-cell table:style-name="ce1" office:value-type="date" office:date-value="2022-03-18" calcext:value-type="date">
            <text:p>18.03.2022</text:p>
          </table:table-cell>
          <table:table-cell office:value-type="float" office:value="174" calcext:value-type="float">
            <text:p>174</text:p>
          </table:table-cell>
          <table:table-cell table:style-name="ce15" table:formula="of:=IF([.B78] = 0; [.C77]+1; 0)" office:value-type="float" office:value="0" calcext:value-type="float">
            <text:p>0</text:p>
          </table:table-cell>
          <table:table-cell table:formula="of:=IF(AND(MOD([.C78];5)=0; [.C78]&gt;0);IF(AND([.A78] &gt; DATE(2022; 4; 1); [.A78] &lt; DATE(2022; 9; 30)); 1; 0); 0)" office:value-type="float" office:value="0" calcext:value-type="float">
            <text:p>0</text:p>
          </table:table-cell>
          <table:table-cell table:formula="of:=WEEKDAY([.A78]; 1)" office:value-type="date" office:date-value="1900-01-05" calcext:value-type="date">
            <text:p>piątek </text:p>
          </table:table-cell>
          <table:table-cell table:formula="of:=IF([.E78] = 4; 260; 190) + 300 *[.D78]" office:value-type="float" office:value="190" calcext:value-type="float">
            <text:p>190</text:p>
          </table:table-cell>
          <table:table-cell table:formula="of:= [.G77] - [.F77] + [.H77]+ [.B78]" office:value-type="float" office:value="174" calcext:value-type="float">
            <text:p>174</text:p>
          </table:table-cell>
          <table:table-cell table:formula="of:= IF([.G78] - [.F78] &lt; 0; -([.G78] - [.F78]); 0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1" office:value-type="date" office:date-value="2022-03-19" calcext:value-type="date">
            <text:p>19.03.2022</text:p>
          </table:table-cell>
          <table:table-cell office:value-type="float" office:value="279" calcext:value-type="float">
            <text:p>279</text:p>
          </table:table-cell>
          <table:table-cell table:style-name="ce15" table:formula="of:=IF([.B79] = 0; [.C78]+1; 0)" office:value-type="float" office:value="0" calcext:value-type="float">
            <text:p>0</text:p>
          </table:table-cell>
          <table:table-cell table:formula="of:=IF(AND(MOD([.C79];5)=0; [.C79]&gt;0);IF(AND([.A79] &gt; DATE(2022; 4; 1); [.A79] &lt; DATE(2022; 9; 30)); 1; 0); 0)" office:value-type="float" office:value="0" calcext:value-type="float">
            <text:p>0</text:p>
          </table:table-cell>
          <table:table-cell table:formula="of:=WEEKDAY([.A79]; 1)" office:value-type="date" office:date-value="1900-01-06" calcext:value-type="date">
            <text:p>sobota </text:p>
          </table:table-cell>
          <table:table-cell table:formula="of:=IF([.E79] = 4; 260; 190) + 300 *[.D79]" office:value-type="float" office:value="190" calcext:value-type="float">
            <text:p>190</text:p>
          </table:table-cell>
          <table:table-cell table:formula="of:= [.G78] - [.F78] + [.H78]+ [.B79]" office:value-type="float" office:value="279" calcext:value-type="float">
            <text:p>279</text:p>
          </table:table-cell>
          <table:table-cell table:formula="of:= IF([.G79] - [.F79] &lt; 0; -([.G79] - [.F7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20" calcext:value-type="date">
            <text:p>20.03.2022</text:p>
          </table:table-cell>
          <table:table-cell office:value-type="float" office:value="125" calcext:value-type="float">
            <text:p>125</text:p>
          </table:table-cell>
          <table:table-cell table:style-name="ce15" table:formula="of:=IF([.B80] = 0; [.C79]+1; 0)" office:value-type="float" office:value="0" calcext:value-type="float">
            <text:p>0</text:p>
          </table:table-cell>
          <table:table-cell table:formula="of:=IF(AND(MOD([.C80];5)=0; [.C80]&gt;0);IF(AND([.A80] &gt; DATE(2022; 4; 1); [.A80] &lt; DATE(2022; 9; 30)); 1; 0); 0)" office:value-type="float" office:value="0" calcext:value-type="float">
            <text:p>0</text:p>
          </table:table-cell>
          <table:table-cell table:formula="of:=WEEKDAY([.A80]; 1)" office:value-type="date" office:date-value="1899-12-31" calcext:value-type="date">
            <text:p>niedziela </text:p>
          </table:table-cell>
          <table:table-cell table:formula="of:=IF([.E80] = 4; 260; 190) + 300 *[.D80]" office:value-type="float" office:value="190" calcext:value-type="float">
            <text:p>190</text:p>
          </table:table-cell>
          <table:table-cell table:formula="of:= [.G79] - [.F79] + [.H79]+ [.B80]" office:value-type="float" office:value="214" calcext:value-type="float">
            <text:p>214</text:p>
          </table:table-cell>
          <table:table-cell table:formula="of:= IF([.G80] - [.F80] &lt; 0; -([.G80] - [.F8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3-21" calcext:value-type="date">
            <text:p>21.03.2022</text:p>
          </table:table-cell>
          <table:table-cell office:value-type="float" office:value="123" calcext:value-type="float">
            <text:p>123</text:p>
          </table:table-cell>
          <table:table-cell table:style-name="ce15" table:formula="of:=IF([.B81] = 0; [.C80]+1; 0)" office:value-type="float" office:value="0" calcext:value-type="float">
            <text:p>0</text:p>
          </table:table-cell>
          <table:table-cell table:formula="of:=IF(AND(MOD([.C81];5)=0; [.C81]&gt;0);IF(AND([.A81] &gt; DATE(2022; 4; 1); [.A81] &lt; DATE(2022; 9; 30)); 1; 0); 0)" office:value-type="float" office:value="0" calcext:value-type="float">
            <text:p>0</text:p>
          </table:table-cell>
          <table:table-cell table:formula="of:=WEEKDAY([.A81]; 1)" office:value-type="date" office:date-value="1900-01-01" calcext:value-type="date">
            <text:p>poniedziałek </text:p>
          </table:table-cell>
          <table:table-cell table:formula="of:=IF([.E81] = 4; 260; 190) + 300 *[.D81]" office:value-type="float" office:value="190" calcext:value-type="float">
            <text:p>190</text:p>
          </table:table-cell>
          <table:table-cell table:formula="of:= [.G80] - [.F80] + [.H80]+ [.B81]" office:value-type="float" office:value="147" calcext:value-type="float">
            <text:p>147</text:p>
          </table:table-cell>
          <table:table-cell table:formula="of:= IF([.G81] - [.F81] &lt; 0; -([.G81] - [.F81]); 0)" office:value-type="float" office:value="43" calcext:value-type="float">
            <text:p>43</text:p>
          </table:table-cell>
          <table:table-cell/>
        </table:table-row>
        <table:table-row table:style-name="ro1">
          <table:table-cell table:style-name="ce1" office:value-type="date" office:date-value="2022-03-22" calcext:value-type="date">
            <text:p>22.03.2022</text:p>
          </table:table-cell>
          <table:table-cell office:value-type="float" office:value="108" calcext:value-type="float">
            <text:p>108</text:p>
          </table:table-cell>
          <table:table-cell table:style-name="ce15" table:formula="of:=IF([.B82] = 0; [.C81]+1; 0)" office:value-type="float" office:value="0" calcext:value-type="float">
            <text:p>0</text:p>
          </table:table-cell>
          <table:table-cell table:formula="of:=IF(AND(MOD([.C82];5)=0; [.C82]&gt;0);IF(AND([.A82] &gt; DATE(2022; 4; 1); [.A82] &lt; DATE(2022; 9; 30)); 1; 0); 0)" office:value-type="float" office:value="0" calcext:value-type="float">
            <text:p>0</text:p>
          </table:table-cell>
          <table:table-cell table:formula="of:=WEEKDAY([.A82]; 1)" office:value-type="date" office:date-value="1900-01-02" calcext:value-type="date">
            <text:p>wtorek </text:p>
          </table:table-cell>
          <table:table-cell table:formula="of:=IF([.E82] = 4; 260; 190) + 300 *[.D82]" office:value-type="float" office:value="190" calcext:value-type="float">
            <text:p>190</text:p>
          </table:table-cell>
          <table:table-cell table:formula="of:= [.G81] - [.F81] + [.H81]+ [.B82]" office:value-type="float" office:value="108" calcext:value-type="float">
            <text:p>108</text:p>
          </table:table-cell>
          <table:table-cell table:formula="of:= IF([.G82] - [.F82] &lt; 0; -([.G82] - [.F82]); 0)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1" office:value-type="date" office:date-value="2022-03-23" calcext:value-type="date">
            <text:p>23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3] = 0; [.C82]+1; 0)" office:value-type="float" office:value="1" calcext:value-type="float">
            <text:p>1</text:p>
          </table:table-cell>
          <table:table-cell table:formula="of:=IF(AND(MOD([.C83];5)=0; [.C83]&gt;0);IF(AND([.A83] &gt; DATE(2022; 4; 1); [.A83] &lt; DATE(2022; 9; 30)); 1; 0); 0)" office:value-type="float" office:value="0" calcext:value-type="float">
            <text:p>0</text:p>
          </table:table-cell>
          <table:table-cell table:formula="of:=WEEKDAY([.A83]; 1)" office:value-type="date" office:date-value="1900-01-03" calcext:value-type="date">
            <text:p>środa </text:p>
          </table:table-cell>
          <table:table-cell table:formula="of:=IF([.E83] = 4; 260; 190) + 300 *[.D83]" office:value-type="float" office:value="260" calcext:value-type="float">
            <text:p>260</text:p>
          </table:table-cell>
          <table:table-cell table:formula="of:= [.G82] - [.F82] + [.H82]+ [.B83]" office:value-type="float" office:value="0" calcext:value-type="float">
            <text:p>0</text:p>
          </table:table-cell>
          <table:table-cell table:formula="of:= IF([.G83] - [.F83] &lt; 0; -([.G83] - [.F83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3-24" calcext:value-type="date">
            <text:p>24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4] = 0; [.C83]+1; 0)" office:value-type="float" office:value="2" calcext:value-type="float">
            <text:p>2</text:p>
          </table:table-cell>
          <table:table-cell table:formula="of:=IF(AND(MOD([.C84];5)=0; [.C84]&gt;0);IF(AND([.A84] &gt; DATE(2022; 4; 1); [.A84] &lt; DATE(2022; 9; 30)); 1; 0); 0)" office:value-type="float" office:value="0" calcext:value-type="float">
            <text:p>0</text:p>
          </table:table-cell>
          <table:table-cell table:formula="of:=WEEKDAY([.A84]; 1)" office:value-type="date" office:date-value="1900-01-04" calcext:value-type="date">
            <text:p>czwartek </text:p>
          </table:table-cell>
          <table:table-cell table:formula="of:=IF([.E84] = 4; 260; 190) + 300 *[.D84]" office:value-type="float" office:value="190" calcext:value-type="float">
            <text:p>190</text:p>
          </table:table-cell>
          <table:table-cell table:formula="of:= [.G83] - [.F83] + [.H83]+ [.B84]" office:value-type="float" office:value="0" calcext:value-type="float">
            <text:p>0</text:p>
          </table:table-cell>
          <table:table-cell table:formula="of:= IF([.G84] - [.F84] &lt; 0; -([.G84] - [.F84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3-25" calcext:value-type="date">
            <text:p>25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5] = 0; [.C84]+1; 0)" office:value-type="float" office:value="3" calcext:value-type="float">
            <text:p>3</text:p>
          </table:table-cell>
          <table:table-cell table:formula="of:=IF(AND(MOD([.C85];5)=0; [.C85]&gt;0);IF(AND([.A85] &gt; DATE(2022; 4; 1); [.A85] &lt; DATE(2022; 9; 30)); 1; 0); 0)" office:value-type="float" office:value="0" calcext:value-type="float">
            <text:p>0</text:p>
          </table:table-cell>
          <table:table-cell table:formula="of:=WEEKDAY([.A85]; 1)" office:value-type="date" office:date-value="1900-01-05" calcext:value-type="date">
            <text:p>piątek </text:p>
          </table:table-cell>
          <table:table-cell table:formula="of:=IF([.E85] = 4; 260; 190) + 300 *[.D85]" office:value-type="float" office:value="190" calcext:value-type="float">
            <text:p>190</text:p>
          </table:table-cell>
          <table:table-cell table:formula="of:= [.G84] - [.F84] + [.H84]+ [.B85]" office:value-type="float" office:value="0" calcext:value-type="float">
            <text:p>0</text:p>
          </table:table-cell>
          <table:table-cell table:formula="of:= IF([.G85] - [.F85] &lt; 0; -([.G85] - [.F85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3-26" calcext:value-type="date">
            <text:p>26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6] = 0; [.C85]+1; 0)" office:value-type="float" office:value="4" calcext:value-type="float">
            <text:p>4</text:p>
          </table:table-cell>
          <table:table-cell table:formula="of:=IF(AND(MOD([.C86];5)=0; [.C86]&gt;0);IF(AND([.A86] &gt; DATE(2022; 4; 1); [.A86] &lt; DATE(2022; 9; 30)); 1; 0); 0)" office:value-type="float" office:value="0" calcext:value-type="float">
            <text:p>0</text:p>
          </table:table-cell>
          <table:table-cell table:formula="of:=WEEKDAY([.A86]; 1)" office:value-type="date" office:date-value="1900-01-06" calcext:value-type="date">
            <text:p>sobota </text:p>
          </table:table-cell>
          <table:table-cell table:formula="of:=IF([.E86] = 4; 260; 190) + 300 *[.D86]" office:value-type="float" office:value="190" calcext:value-type="float">
            <text:p>190</text:p>
          </table:table-cell>
          <table:table-cell table:formula="of:= [.G85] - [.F85] + [.H85]+ [.B86]" office:value-type="float" office:value="0" calcext:value-type="float">
            <text:p>0</text:p>
          </table:table-cell>
          <table:table-cell table:formula="of:= IF([.G86] - [.F86] &lt; 0; -([.G86] - [.F8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3-27" calcext:value-type="date">
            <text:p>27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7] = 0; [.C86]+1; 0)" office:value-type="float" office:value="5" calcext:value-type="float">
            <text:p>5</text:p>
          </table:table-cell>
          <table:table-cell table:formula="of:=IF(AND(MOD([.C87];5)=0; [.C87]&gt;0);IF(AND([.A87] &gt; DATE(2022; 4; 1); [.A87] &lt; DATE(2022; 9; 30)); 1; 0); 0)" office:value-type="float" office:value="0" calcext:value-type="float">
            <text:p>0</text:p>
          </table:table-cell>
          <table:table-cell table:formula="of:=WEEKDAY([.A87]; 1)" office:value-type="date" office:date-value="1899-12-31" calcext:value-type="date">
            <text:p>niedziela </text:p>
          </table:table-cell>
          <table:table-cell table:formula="of:=IF([.E87] = 4; 260; 190) + 300 *[.D87]" office:value-type="float" office:value="190" calcext:value-type="float">
            <text:p>190</text:p>
          </table:table-cell>
          <table:table-cell table:formula="of:= [.G86] - [.F86] + [.H86]+ [.B87]" office:value-type="float" office:value="0" calcext:value-type="float">
            <text:p>0</text:p>
          </table:table-cell>
          <table:table-cell table:formula="of:= IF([.G87] - [.F87] &lt; 0; -([.G87] - [.F8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3-28" calcext:value-type="date">
            <text:p>28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8] = 0; [.C87]+1; 0)" office:value-type="float" office:value="6" calcext:value-type="float">
            <text:p>6</text:p>
          </table:table-cell>
          <table:table-cell table:formula="of:=IF(AND(MOD([.C88];5)=0; [.C88]&gt;0);IF(AND([.A88] &gt; DATE(2022; 4; 1); [.A88] &lt; DATE(2022; 9; 30)); 1; 0); 0)" office:value-type="float" office:value="0" calcext:value-type="float">
            <text:p>0</text:p>
          </table:table-cell>
          <table:table-cell table:formula="of:=WEEKDAY([.A88]; 1)" office:value-type="date" office:date-value="1900-01-01" calcext:value-type="date">
            <text:p>poniedziałek </text:p>
          </table:table-cell>
          <table:table-cell table:formula="of:=IF([.E88] = 4; 260; 190) + 300 *[.D88]" office:value-type="float" office:value="190" calcext:value-type="float">
            <text:p>190</text:p>
          </table:table-cell>
          <table:table-cell table:formula="of:= [.G87] - [.F87] + [.H87]+ [.B88]" office:value-type="float" office:value="0" calcext:value-type="float">
            <text:p>0</text:p>
          </table:table-cell>
          <table:table-cell table:formula="of:= IF([.G88] - [.F88] &lt; 0; -([.G88] - [.F88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3-29" calcext:value-type="date">
            <text:p>29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89] = 0; [.C88]+1; 0)" office:value-type="float" office:value="7" calcext:value-type="float">
            <text:p>7</text:p>
          </table:table-cell>
          <table:table-cell table:formula="of:=IF(AND(MOD([.C89];5)=0; [.C89]&gt;0);IF(AND([.A89] &gt; DATE(2022; 4; 1); [.A89] &lt; DATE(2022; 9; 30)); 1; 0); 0)" office:value-type="float" office:value="0" calcext:value-type="float">
            <text:p>0</text:p>
          </table:table-cell>
          <table:table-cell table:formula="of:=WEEKDAY([.A89]; 1)" office:value-type="date" office:date-value="1900-01-02" calcext:value-type="date">
            <text:p>wtorek </text:p>
          </table:table-cell>
          <table:table-cell table:formula="of:=IF([.E89] = 4; 260; 190) + 300 *[.D89]" office:value-type="float" office:value="190" calcext:value-type="float">
            <text:p>190</text:p>
          </table:table-cell>
          <table:table-cell table:formula="of:= [.G88] - [.F88] + [.H88]+ [.B89]" office:value-type="float" office:value="0" calcext:value-type="float">
            <text:p>0</text:p>
          </table:table-cell>
          <table:table-cell table:formula="of:= IF([.G89] - [.F89] &lt; 0; -([.G89] - [.F89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3-30" calcext:value-type="date">
            <text:p>30.03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90] = 0; [.C89]+1; 0)" office:value-type="float" office:value="8" calcext:value-type="float">
            <text:p>8</text:p>
          </table:table-cell>
          <table:table-cell table:formula="of:=IF(AND(MOD([.C90];5)=0; [.C90]&gt;0);IF(AND([.A90] &gt; DATE(2022; 4; 1); [.A90] &lt; DATE(2022; 9; 30)); 1; 0); 0)" office:value-type="float" office:value="0" calcext:value-type="float">
            <text:p>0</text:p>
          </table:table-cell>
          <table:table-cell table:formula="of:=WEEKDAY([.A90]; 1)" office:value-type="date" office:date-value="1900-01-03" calcext:value-type="date">
            <text:p>środa </text:p>
          </table:table-cell>
          <table:table-cell table:formula="of:=IF([.E90] = 4; 260; 190) + 300 *[.D90]" office:value-type="float" office:value="260" calcext:value-type="float">
            <text:p>260</text:p>
          </table:table-cell>
          <table:table-cell table:formula="of:= [.G89] - [.F89] + [.H89]+ [.B90]" office:value-type="float" office:value="0" calcext:value-type="float">
            <text:p>0</text:p>
          </table:table-cell>
          <table:table-cell table:formula="of:= IF([.G90] - [.F90] &lt; 0; -([.G90] - [.F90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3-31" calcext:value-type="date">
            <text:p>31.03.2022</text:p>
          </table:table-cell>
          <table:table-cell office:value-type="float" office:value="207" calcext:value-type="float">
            <text:p>207</text:p>
          </table:table-cell>
          <table:table-cell table:style-name="ce15" table:formula="of:=IF([.B91] = 0; [.C90]+1; 0)" office:value-type="float" office:value="0" calcext:value-type="float">
            <text:p>0</text:p>
          </table:table-cell>
          <table:table-cell table:formula="of:=IF(AND(MOD([.C91];5)=0; [.C91]&gt;0);IF(AND([.A91] &gt; DATE(2022; 4; 1); [.A91] &lt; DATE(2022; 9; 30)); 1; 0); 0)" office:value-type="float" office:value="0" calcext:value-type="float">
            <text:p>0</text:p>
          </table:table-cell>
          <table:table-cell table:formula="of:=WEEKDAY([.A91]; 1)" office:value-type="date" office:date-value="1900-01-04" calcext:value-type="date">
            <text:p>czwartek </text:p>
          </table:table-cell>
          <table:table-cell table:formula="of:=IF([.E91] = 4; 260; 190) + 300 *[.D91]" office:value-type="float" office:value="190" calcext:value-type="float">
            <text:p>190</text:p>
          </table:table-cell>
          <table:table-cell table:formula="of:= [.G90] - [.F90] + [.H90]+ [.B91]" office:value-type="float" office:value="207" calcext:value-type="float">
            <text:p>207</text:p>
          </table:table-cell>
          <table:table-cell table:formula="of:= IF([.G91] - [.F91] &lt; 0; -([.G91] - [.F9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1" calcext:value-type="date">
            <text:p>1.04.2022</text:p>
          </table:table-cell>
          <table:table-cell office:value-type="float" office:value="1299" calcext:value-type="float">
            <text:p>1299</text:p>
          </table:table-cell>
          <table:table-cell table:style-name="ce15" table:formula="of:=IF([.B92] = 0; [.C91]+1; 0)" office:value-type="float" office:value="0" calcext:value-type="float">
            <text:p>0</text:p>
          </table:table-cell>
          <table:table-cell table:formula="of:=IF(AND(MOD([.C92];5)=0; [.C92]&gt;0);IF(AND([.A92] &gt; DATE(2022; 4; 1); [.A92] &lt; DATE(2022; 9; 30)); 1; 0); 0)" office:value-type="float" office:value="0" calcext:value-type="float">
            <text:p>0</text:p>
          </table:table-cell>
          <table:table-cell table:formula="of:=WEEKDAY([.A92]; 1)" office:value-type="date" office:date-value="1900-01-05" calcext:value-type="date">
            <text:p>piątek </text:p>
          </table:table-cell>
          <table:table-cell table:formula="of:=IF([.E92] = 4; 260; 190) + 300 *[.D92]" office:value-type="float" office:value="190" calcext:value-type="float">
            <text:p>190</text:p>
          </table:table-cell>
          <table:table-cell table:formula="of:= [.G91] - [.F91] + [.H91]+ [.B92]" office:value-type="float" office:value="1316" calcext:value-type="float">
            <text:p>1316</text:p>
          </table:table-cell>
          <table:table-cell table:formula="of:= IF([.G92] - [.F92] &lt; 0; -([.G92] - [.F9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2" calcext:value-type="date">
            <text:p>2.04.2022</text:p>
          </table:table-cell>
          <table:table-cell office:value-type="float" office:value="218" calcext:value-type="float">
            <text:p>218</text:p>
          </table:table-cell>
          <table:table-cell table:style-name="ce15" table:formula="of:=IF([.B93] = 0; [.C92]+1; 0)" office:value-type="float" office:value="0" calcext:value-type="float">
            <text:p>0</text:p>
          </table:table-cell>
          <table:table-cell table:formula="of:=IF(AND(MOD([.C93];5)=0; [.C93]&gt;0);IF(AND([.A93] &gt; DATE(2022; 4; 1); [.A93] &lt; DATE(2022; 9; 30)); 1; 0); 0)" office:value-type="float" office:value="0" calcext:value-type="float">
            <text:p>0</text:p>
          </table:table-cell>
          <table:table-cell table:formula="of:=WEEKDAY([.A93]; 1)" office:value-type="date" office:date-value="1900-01-06" calcext:value-type="date">
            <text:p>sobota </text:p>
          </table:table-cell>
          <table:table-cell table:formula="of:=IF([.E93] = 4; 260; 190) + 300 *[.D93]" office:value-type="float" office:value="190" calcext:value-type="float">
            <text:p>190</text:p>
          </table:table-cell>
          <table:table-cell table:formula="of:= [.G92] - [.F92] + [.H92]+ [.B93]" office:value-type="float" office:value="1344" calcext:value-type="float">
            <text:p>1344</text:p>
          </table:table-cell>
          <table:table-cell table:formula="of:= IF([.G93] - [.F93] &lt; 0; -([.G93] - [.F9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3" calcext:value-type="date">
            <text:p>3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94] = 0; [.C93]+1; 0)" office:value-type="float" office:value="1" calcext:value-type="float">
            <text:p>1</text:p>
          </table:table-cell>
          <table:table-cell table:formula="of:=IF(AND(MOD([.C94];5)=0; [.C94]&gt;0);IF(AND([.A94] &gt; DATE(2022; 4; 1); [.A94] &lt; DATE(2022; 9; 30)); 1; 0); 0)" office:value-type="float" office:value="0" calcext:value-type="float">
            <text:p>0</text:p>
          </table:table-cell>
          <table:table-cell table:formula="of:=WEEKDAY([.A94]; 1)" office:value-type="date" office:date-value="1899-12-31" calcext:value-type="date">
            <text:p>niedziela </text:p>
          </table:table-cell>
          <table:table-cell table:formula="of:=IF([.E94] = 4; 260; 190) + 300 *[.D94]" office:value-type="float" office:value="190" calcext:value-type="float">
            <text:p>190</text:p>
          </table:table-cell>
          <table:table-cell table:formula="of:= [.G93] - [.F93] + [.H93]+ [.B94]" office:value-type="float" office:value="1154" calcext:value-type="float">
            <text:p>1154</text:p>
          </table:table-cell>
          <table:table-cell table:formula="of:= IF([.G94] - [.F94] &lt; 0; -([.G94] - [.F9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4" calcext:value-type="date">
            <text:p>4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95] = 0; [.C94]+1; 0)" office:value-type="float" office:value="2" calcext:value-type="float">
            <text:p>2</text:p>
          </table:table-cell>
          <table:table-cell table:formula="of:=IF(AND(MOD([.C95];5)=0; [.C95]&gt;0);IF(AND([.A95] &gt; DATE(2022; 4; 1); [.A95] &lt; DATE(2022; 9; 30)); 1; 0); 0)" office:value-type="float" office:value="0" calcext:value-type="float">
            <text:p>0</text:p>
          </table:table-cell>
          <table:table-cell table:formula="of:=WEEKDAY([.A95]; 1)" office:value-type="date" office:date-value="1900-01-01" calcext:value-type="date">
            <text:p>poniedziałek </text:p>
          </table:table-cell>
          <table:table-cell table:formula="of:=IF([.E95] = 4; 260; 190) + 300 *[.D95]" office:value-type="float" office:value="190" calcext:value-type="float">
            <text:p>190</text:p>
          </table:table-cell>
          <table:table-cell table:formula="of:= [.G94] - [.F94] + [.H94]+ [.B95]" office:value-type="float" office:value="964" calcext:value-type="float">
            <text:p>964</text:p>
          </table:table-cell>
          <table:table-cell table:formula="of:= IF([.G95] - [.F95] &lt; 0; -([.G95] - [.F9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5" calcext:value-type="date">
            <text:p>5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96] = 0; [.C95]+1; 0)" office:value-type="float" office:value="3" calcext:value-type="float">
            <text:p>3</text:p>
          </table:table-cell>
          <table:table-cell table:formula="of:=IF(AND(MOD([.C96];5)=0; [.C96]&gt;0);IF(AND([.A96] &gt; DATE(2022; 4; 1); [.A96] &lt; DATE(2022; 9; 30)); 1; 0); 0)" office:value-type="float" office:value="0" calcext:value-type="float">
            <text:p>0</text:p>
          </table:table-cell>
          <table:table-cell table:formula="of:=WEEKDAY([.A96]; 1)" office:value-type="date" office:date-value="1900-01-02" calcext:value-type="date">
            <text:p>wtorek </text:p>
          </table:table-cell>
          <table:table-cell table:formula="of:=IF([.E96] = 4; 260; 190) + 300 *[.D96]" office:value-type="float" office:value="190" calcext:value-type="float">
            <text:p>190</text:p>
          </table:table-cell>
          <table:table-cell table:formula="of:= [.G95] - [.F95] + [.H95]+ [.B96]" office:value-type="float" office:value="774" calcext:value-type="float">
            <text:p>774</text:p>
          </table:table-cell>
          <table:table-cell table:formula="of:= IF([.G96] - [.F96] &lt; 0; -([.G96] - [.F9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6" calcext:value-type="date">
            <text:p>6.04.2022</text:p>
          </table:table-cell>
          <table:table-cell office:value-type="float" office:value="220" calcext:value-type="float">
            <text:p>220</text:p>
          </table:table-cell>
          <table:table-cell table:style-name="ce15" table:formula="of:=IF([.B97] = 0; [.C96]+1; 0)" office:value-type="float" office:value="0" calcext:value-type="float">
            <text:p>0</text:p>
          </table:table-cell>
          <table:table-cell table:formula="of:=IF(AND(MOD([.C97];5)=0; [.C97]&gt;0);IF(AND([.A97] &gt; DATE(2022; 4; 1); [.A97] &lt; DATE(2022; 9; 30)); 1; 0); 0)" office:value-type="float" office:value="0" calcext:value-type="float">
            <text:p>0</text:p>
          </table:table-cell>
          <table:table-cell table:formula="of:=WEEKDAY([.A97]; 1)" office:value-type="date" office:date-value="1900-01-03" calcext:value-type="date">
            <text:p>środa </text:p>
          </table:table-cell>
          <table:table-cell table:formula="of:=IF([.E97] = 4; 260; 190) + 300 *[.D97]" office:value-type="float" office:value="260" calcext:value-type="float">
            <text:p>260</text:p>
          </table:table-cell>
          <table:table-cell table:formula="of:= [.G96] - [.F96] + [.H96]+ [.B97]" office:value-type="float" office:value="804" calcext:value-type="float">
            <text:p>804</text:p>
          </table:table-cell>
          <table:table-cell table:formula="of:= IF([.G97] - [.F97] &lt; 0; -([.G97] - [.F9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7" calcext:value-type="date">
            <text:p>7.04.2022</text:p>
          </table:table-cell>
          <table:table-cell office:value-type="float" office:value="72" calcext:value-type="float">
            <text:p>72</text:p>
          </table:table-cell>
          <table:table-cell table:style-name="ce15" table:formula="of:=IF([.B98] = 0; [.C97]+1; 0)" office:value-type="float" office:value="0" calcext:value-type="float">
            <text:p>0</text:p>
          </table:table-cell>
          <table:table-cell table:formula="of:=IF(AND(MOD([.C98];5)=0; [.C98]&gt;0);IF(AND([.A98] &gt; DATE(2022; 4; 1); [.A98] &lt; DATE(2022; 9; 30)); 1; 0); 0)" office:value-type="float" office:value="0" calcext:value-type="float">
            <text:p>0</text:p>
          </table:table-cell>
          <table:table-cell table:formula="of:=WEEKDAY([.A98]; 1)" office:value-type="date" office:date-value="1900-01-04" calcext:value-type="date">
            <text:p>czwartek </text:p>
          </table:table-cell>
          <table:table-cell table:formula="of:=IF([.E98] = 4; 260; 190) + 300 *[.D98]" office:value-type="float" office:value="190" calcext:value-type="float">
            <text:p>190</text:p>
          </table:table-cell>
          <table:table-cell table:formula="of:= [.G97] - [.F97] + [.H97]+ [.B98]" office:value-type="float" office:value="616" calcext:value-type="float">
            <text:p>616</text:p>
          </table:table-cell>
          <table:table-cell table:formula="of:= IF([.G98] - [.F98] &lt; 0; -([.G98] - [.F9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8" calcext:value-type="date">
            <text:p>8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99] = 0; [.C98]+1; 0)" office:value-type="float" office:value="1" calcext:value-type="float">
            <text:p>1</text:p>
          </table:table-cell>
          <table:table-cell table:formula="of:=IF(AND(MOD([.C99];5)=0; [.C99]&gt;0);IF(AND([.A99] &gt; DATE(2022; 4; 1); [.A99] &lt; DATE(2022; 9; 30)); 1; 0); 0)" office:value-type="float" office:value="0" calcext:value-type="float">
            <text:p>0</text:p>
          </table:table-cell>
          <table:table-cell table:formula="of:=WEEKDAY([.A99]; 1)" office:value-type="date" office:date-value="1900-01-05" calcext:value-type="date">
            <text:p>piątek </text:p>
          </table:table-cell>
          <table:table-cell table:formula="of:=IF([.E99] = 4; 260; 190) + 300 *[.D99]" office:value-type="float" office:value="190" calcext:value-type="float">
            <text:p>190</text:p>
          </table:table-cell>
          <table:table-cell table:formula="of:= [.G98] - [.F98] + [.H98]+ [.B99]" office:value-type="float" office:value="426" calcext:value-type="float">
            <text:p>426</text:p>
          </table:table-cell>
          <table:table-cell table:formula="of:= IF([.G99] - [.F99] &lt; 0; -([.G99] - [.F9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09" calcext:value-type="date">
            <text:p>9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00] = 0; [.C99]+1; 0)" office:value-type="float" office:value="2" calcext:value-type="float">
            <text:p>2</text:p>
          </table:table-cell>
          <table:table-cell table:formula="of:=IF(AND(MOD([.C100];5)=0; [.C100]&gt;0);IF(AND([.A100] &gt; DATE(2022; 4; 1); [.A100] &lt; DATE(2022; 9; 30)); 1; 0); 0)" office:value-type="float" office:value="0" calcext:value-type="float">
            <text:p>0</text:p>
          </table:table-cell>
          <table:table-cell table:formula="of:=WEEKDAY([.A100]; 1)" office:value-type="date" office:date-value="1900-01-06" calcext:value-type="date">
            <text:p>sobota </text:p>
          </table:table-cell>
          <table:table-cell table:formula="of:=IF([.E100] = 4; 260; 190) + 300 *[.D100]" office:value-type="float" office:value="190" calcext:value-type="float">
            <text:p>190</text:p>
          </table:table-cell>
          <table:table-cell table:formula="of:= [.G99] - [.F99] + [.H99]+ [.B100]" office:value-type="float" office:value="236" calcext:value-type="float">
            <text:p>236</text:p>
          </table:table-cell>
          <table:table-cell table:formula="of:= IF([.G100] - [.F100] &lt; 0; -([.G100] - [.F10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10" calcext:value-type="date">
            <text:p>10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01] = 0; [.C100]+1; 0)" office:value-type="float" office:value="3" calcext:value-type="float">
            <text:p>3</text:p>
          </table:table-cell>
          <table:table-cell table:formula="of:=IF(AND(MOD([.C101];5)=0; [.C101]&gt;0);IF(AND([.A101] &gt; DATE(2022; 4; 1); [.A101] &lt; DATE(2022; 9; 30)); 1; 0); 0)" office:value-type="float" office:value="0" calcext:value-type="float">
            <text:p>0</text:p>
          </table:table-cell>
          <table:table-cell table:formula="of:=WEEKDAY([.A101]; 1)" office:value-type="date" office:date-value="1899-12-31" calcext:value-type="date">
            <text:p>niedziela </text:p>
          </table:table-cell>
          <table:table-cell table:formula="of:=IF([.E101] = 4; 260; 190) + 300 *[.D101]" office:value-type="float" office:value="190" calcext:value-type="float">
            <text:p>190</text:p>
          </table:table-cell>
          <table:table-cell table:formula="of:= [.G100] - [.F100] + [.H100]+ [.B101]" office:value-type="float" office:value="46" calcext:value-type="float">
            <text:p>46</text:p>
          </table:table-cell>
          <table:table-cell table:formula="of:= IF([.G101] - [.F101] &lt; 0; -([.G101] - [.F101]); 0)" office:value-type="float" office:value="144" calcext:value-type="float">
            <text:p>144</text:p>
          </table:table-cell>
          <table:table-cell/>
        </table:table-row>
        <table:table-row table:style-name="ro1">
          <table:table-cell table:style-name="ce1" office:value-type="date" office:date-value="2022-04-11" calcext:value-type="date">
            <text:p>11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02] = 0; [.C101]+1; 0)" office:value-type="float" office:value="4" calcext:value-type="float">
            <text:p>4</text:p>
          </table:table-cell>
          <table:table-cell table:formula="of:=IF(AND(MOD([.C102];5)=0; [.C102]&gt;0);IF(AND([.A102] &gt; DATE(2022; 4; 1); [.A102] &lt; DATE(2022; 9; 30)); 1; 0); 0)" office:value-type="float" office:value="0" calcext:value-type="float">
            <text:p>0</text:p>
          </table:table-cell>
          <table:table-cell table:formula="of:=WEEKDAY([.A102]; 1)" office:value-type="date" office:date-value="1900-01-01" calcext:value-type="date">
            <text:p>poniedziałek </text:p>
          </table:table-cell>
          <table:table-cell table:formula="of:=IF([.E102] = 4; 260; 190) + 300 *[.D102]" office:value-type="float" office:value="190" calcext:value-type="float">
            <text:p>190</text:p>
          </table:table-cell>
          <table:table-cell table:formula="of:= [.G101] - [.F101] + [.H101]+ [.B102]" office:value-type="float" office:value="0" calcext:value-type="float">
            <text:p>0</text:p>
          </table:table-cell>
          <table:table-cell table:formula="of:= IF([.G102] - [.F102] &lt; 0; -([.G102] - [.F102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12" calcext:value-type="date">
            <text:p>12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03] = 0; [.C102]+1; 0)" office:value-type="float" office:value="5" calcext:value-type="float">
            <text:p>5</text:p>
          </table:table-cell>
          <table:table-cell table:formula="of:=IF(AND(MOD([.C103];5)=0; [.C103]&gt;0);IF(AND([.A103] &gt; DATE(2022; 4; 1); [.A103] &lt; DATE(2022; 9; 30)); 1; 0); 0)" office:value-type="float" office:value="1" calcext:value-type="float">
            <text:p>1</text:p>
          </table:table-cell>
          <table:table-cell table:formula="of:=WEEKDAY([.A103]; 1)" office:value-type="date" office:date-value="1900-01-02" calcext:value-type="date">
            <text:p>wtorek </text:p>
          </table:table-cell>
          <table:table-cell table:formula="of:=IF([.E103] = 4; 260; 190) + 300 *[.D103]" office:value-type="float" office:value="490" calcext:value-type="float">
            <text:p>490</text:p>
          </table:table-cell>
          <table:table-cell table:formula="of:= [.G102] - [.F102] + [.H102]+ [.B103]" office:value-type="float" office:value="0" calcext:value-type="float">
            <text:p>0</text:p>
          </table:table-cell>
          <table:table-cell table:formula="of:= IF([.G103] - [.F103] &lt; 0; -([.G103] - [.F103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4-13" calcext:value-type="date">
            <text:p>13.04.2022</text:p>
          </table:table-cell>
          <table:table-cell office:value-type="float" office:value="205" calcext:value-type="float">
            <text:p>205</text:p>
          </table:table-cell>
          <table:table-cell table:style-name="ce15" table:formula="of:=IF([.B104] = 0; [.C103]+1; 0)" office:value-type="float" office:value="0" calcext:value-type="float">
            <text:p>0</text:p>
          </table:table-cell>
          <table:table-cell table:formula="of:=IF(AND(MOD([.C104];5)=0; [.C104]&gt;0);IF(AND([.A104] &gt; DATE(2022; 4; 1); [.A104] &lt; DATE(2022; 9; 30)); 1; 0); 0)" office:value-type="float" office:value="0" calcext:value-type="float">
            <text:p>0</text:p>
          </table:table-cell>
          <table:table-cell table:formula="of:=WEEKDAY([.A104]; 1)" office:value-type="date" office:date-value="1900-01-03" calcext:value-type="date">
            <text:p>środa </text:p>
          </table:table-cell>
          <table:table-cell table:formula="of:=IF([.E104] = 4; 260; 190) + 300 *[.D104]" office:value-type="float" office:value="260" calcext:value-type="float">
            <text:p>260</text:p>
          </table:table-cell>
          <table:table-cell table:formula="of:= [.G103] - [.F103] + [.H103]+ [.B104]" office:value-type="float" office:value="205" calcext:value-type="float">
            <text:p>205</text:p>
          </table:table-cell>
          <table:table-cell table:formula="of:= IF([.G104] - [.F104] &lt; 0; -([.G104] - [.F104]); 0)" office:value-type="float" office:value="55" calcext:value-type="float">
            <text:p>55</text:p>
          </table:table-cell>
          <table:table-cell/>
        </table:table-row>
        <table:table-row table:style-name="ro1">
          <table:table-cell table:style-name="ce1" office:value-type="date" office:date-value="2022-04-14" calcext:value-type="date">
            <text:p>14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05] = 0; [.C104]+1; 0)" office:value-type="float" office:value="1" calcext:value-type="float">
            <text:p>1</text:p>
          </table:table-cell>
          <table:table-cell table:formula="of:=IF(AND(MOD([.C105];5)=0; [.C105]&gt;0);IF(AND([.A105] &gt; DATE(2022; 4; 1); [.A105] &lt; DATE(2022; 9; 30)); 1; 0); 0)" office:value-type="float" office:value="0" calcext:value-type="float">
            <text:p>0</text:p>
          </table:table-cell>
          <table:table-cell table:formula="of:=WEEKDAY([.A105]; 1)" office:value-type="date" office:date-value="1900-01-04" calcext:value-type="date">
            <text:p>czwartek </text:p>
          </table:table-cell>
          <table:table-cell table:formula="of:=IF([.E105] = 4; 260; 190) + 300 *[.D105]" office:value-type="float" office:value="190" calcext:value-type="float">
            <text:p>190</text:p>
          </table:table-cell>
          <table:table-cell table:formula="of:= [.G104] - [.F104] + [.H104]+ [.B105]" office:value-type="float" office:value="0" calcext:value-type="float">
            <text:p>0</text:p>
          </table:table-cell>
          <table:table-cell table:formula="of:= IF([.G105] - [.F105] &lt; 0; -([.G105] - [.F105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15" calcext:value-type="date">
            <text:p>15.04.2022</text:p>
          </table:table-cell>
          <table:table-cell office:value-type="float" office:value="436" calcext:value-type="float">
            <text:p>436</text:p>
          </table:table-cell>
          <table:table-cell table:style-name="ce15" table:formula="of:=IF([.B106] = 0; [.C105]+1; 0)" office:value-type="float" office:value="0" calcext:value-type="float">
            <text:p>0</text:p>
          </table:table-cell>
          <table:table-cell table:formula="of:=IF(AND(MOD([.C106];5)=0; [.C106]&gt;0);IF(AND([.A106] &gt; DATE(2022; 4; 1); [.A106] &lt; DATE(2022; 9; 30)); 1; 0); 0)" office:value-type="float" office:value="0" calcext:value-type="float">
            <text:p>0</text:p>
          </table:table-cell>
          <table:table-cell table:formula="of:=WEEKDAY([.A106]; 1)" office:value-type="date" office:date-value="1900-01-05" calcext:value-type="date">
            <text:p>piątek </text:p>
          </table:table-cell>
          <table:table-cell table:formula="of:=IF([.E106] = 4; 260; 190) + 300 *[.D106]" office:value-type="float" office:value="190" calcext:value-type="float">
            <text:p>190</text:p>
          </table:table-cell>
          <table:table-cell table:formula="of:= [.G105] - [.F105] + [.H105]+ [.B106]" office:value-type="float" office:value="436" calcext:value-type="float">
            <text:p>436</text:p>
          </table:table-cell>
          <table:table-cell table:formula="of:= IF([.G106] - [.F106] &lt; 0; -([.G106] - [.F10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16" calcext:value-type="date">
            <text:p>16.04.2022</text:p>
          </table:table-cell>
          <table:table-cell office:value-type="float" office:value="622" calcext:value-type="float">
            <text:p>622</text:p>
          </table:table-cell>
          <table:table-cell table:style-name="ce15" table:formula="of:=IF([.B107] = 0; [.C106]+1; 0)" office:value-type="float" office:value="0" calcext:value-type="float">
            <text:p>0</text:p>
          </table:table-cell>
          <table:table-cell table:formula="of:=IF(AND(MOD([.C107];5)=0; [.C107]&gt;0);IF(AND([.A107] &gt; DATE(2022; 4; 1); [.A107] &lt; DATE(2022; 9; 30)); 1; 0); 0)" office:value-type="float" office:value="0" calcext:value-type="float">
            <text:p>0</text:p>
          </table:table-cell>
          <table:table-cell table:formula="of:=WEEKDAY([.A107]; 1)" office:value-type="date" office:date-value="1900-01-06" calcext:value-type="date">
            <text:p>sobota </text:p>
          </table:table-cell>
          <table:table-cell table:formula="of:=IF([.E107] = 4; 260; 190) + 300 *[.D107]" office:value-type="float" office:value="190" calcext:value-type="float">
            <text:p>190</text:p>
          </table:table-cell>
          <table:table-cell table:formula="of:= [.G106] - [.F106] + [.H106]+ [.B107]" office:value-type="float" office:value="868" calcext:value-type="float">
            <text:p>868</text:p>
          </table:table-cell>
          <table:table-cell table:formula="of:= IF([.G107] - [.F107] &lt; 0; -([.G107] - [.F10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17" calcext:value-type="date">
            <text:p>17.04.2022</text:p>
          </table:table-cell>
          <table:table-cell office:value-type="float" office:value="34" calcext:value-type="float">
            <text:p>34</text:p>
          </table:table-cell>
          <table:table-cell table:style-name="ce15" table:formula="of:=IF([.B108] = 0; [.C107]+1; 0)" office:value-type="float" office:value="0" calcext:value-type="float">
            <text:p>0</text:p>
          </table:table-cell>
          <table:table-cell table:formula="of:=IF(AND(MOD([.C108];5)=0; [.C108]&gt;0);IF(AND([.A108] &gt; DATE(2022; 4; 1); [.A108] &lt; DATE(2022; 9; 30)); 1; 0); 0)" office:value-type="float" office:value="0" calcext:value-type="float">
            <text:p>0</text:p>
          </table:table-cell>
          <table:table-cell table:formula="of:=WEEKDAY([.A108]; 1)" office:value-type="date" office:date-value="1899-12-31" calcext:value-type="date">
            <text:p>niedziela </text:p>
          </table:table-cell>
          <table:table-cell table:formula="of:=IF([.E108] = 4; 260; 190) + 300 *[.D108]" office:value-type="float" office:value="190" calcext:value-type="float">
            <text:p>190</text:p>
          </table:table-cell>
          <table:table-cell table:formula="of:= [.G107] - [.F107] + [.H107]+ [.B108]" office:value-type="float" office:value="712" calcext:value-type="float">
            <text:p>712</text:p>
          </table:table-cell>
          <table:table-cell table:formula="of:= IF([.G108] - [.F108] &lt; 0; -([.G108] - [.F10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18" calcext:value-type="date">
            <text:p>18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09] = 0; [.C108]+1; 0)" office:value-type="float" office:value="1" calcext:value-type="float">
            <text:p>1</text:p>
          </table:table-cell>
          <table:table-cell table:formula="of:=IF(AND(MOD([.C109];5)=0; [.C109]&gt;0);IF(AND([.A109] &gt; DATE(2022; 4; 1); [.A109] &lt; DATE(2022; 9; 30)); 1; 0); 0)" office:value-type="float" office:value="0" calcext:value-type="float">
            <text:p>0</text:p>
          </table:table-cell>
          <table:table-cell table:formula="of:=WEEKDAY([.A109]; 1)" office:value-type="date" office:date-value="1900-01-01" calcext:value-type="date">
            <text:p>poniedziałek </text:p>
          </table:table-cell>
          <table:table-cell table:formula="of:=IF([.E109] = 4; 260; 190) + 300 *[.D109]" office:value-type="float" office:value="190" calcext:value-type="float">
            <text:p>190</text:p>
          </table:table-cell>
          <table:table-cell table:formula="of:= [.G108] - [.F108] + [.H108]+ [.B109]" office:value-type="float" office:value="522" calcext:value-type="float">
            <text:p>522</text:p>
          </table:table-cell>
          <table:table-cell table:formula="of:= IF([.G109] - [.F109] &lt; 0; -([.G109] - [.F10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19" calcext:value-type="date">
            <text:p>19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0] = 0; [.C109]+1; 0)" office:value-type="float" office:value="2" calcext:value-type="float">
            <text:p>2</text:p>
          </table:table-cell>
          <table:table-cell table:formula="of:=IF(AND(MOD([.C110];5)=0; [.C110]&gt;0);IF(AND([.A110] &gt; DATE(2022; 4; 1); [.A110] &lt; DATE(2022; 9; 30)); 1; 0); 0)" office:value-type="float" office:value="0" calcext:value-type="float">
            <text:p>0</text:p>
          </table:table-cell>
          <table:table-cell table:formula="of:=WEEKDAY([.A110]; 1)" office:value-type="date" office:date-value="1900-01-02" calcext:value-type="date">
            <text:p>wtorek </text:p>
          </table:table-cell>
          <table:table-cell table:formula="of:=IF([.E110] = 4; 260; 190) + 300 *[.D110]" office:value-type="float" office:value="190" calcext:value-type="float">
            <text:p>190</text:p>
          </table:table-cell>
          <table:table-cell table:formula="of:= [.G109] - [.F109] + [.H109]+ [.B110]" office:value-type="float" office:value="332" calcext:value-type="float">
            <text:p>332</text:p>
          </table:table-cell>
          <table:table-cell table:formula="of:= IF([.G110] - [.F110] &lt; 0; -([.G110] - [.F11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20" calcext:value-type="date">
            <text:p>20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1] = 0; [.C110]+1; 0)" office:value-type="float" office:value="3" calcext:value-type="float">
            <text:p>3</text:p>
          </table:table-cell>
          <table:table-cell table:formula="of:=IF(AND(MOD([.C111];5)=0; [.C111]&gt;0);IF(AND([.A111] &gt; DATE(2022; 4; 1); [.A111] &lt; DATE(2022; 9; 30)); 1; 0); 0)" office:value-type="float" office:value="0" calcext:value-type="float">
            <text:p>0</text:p>
          </table:table-cell>
          <table:table-cell table:formula="of:=WEEKDAY([.A111]; 1)" office:value-type="date" office:date-value="1900-01-03" calcext:value-type="date">
            <text:p>środa </text:p>
          </table:table-cell>
          <table:table-cell table:formula="of:=IF([.E111] = 4; 260; 190) + 300 *[.D111]" office:value-type="float" office:value="260" calcext:value-type="float">
            <text:p>260</text:p>
          </table:table-cell>
          <table:table-cell table:formula="of:= [.G110] - [.F110] + [.H110]+ [.B111]" office:value-type="float" office:value="142" calcext:value-type="float">
            <text:p>142</text:p>
          </table:table-cell>
          <table:table-cell table:formula="of:= IF([.G111] - [.F111] &lt; 0; -([.G111] - [.F111]); 0)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1" office:value-type="date" office:date-value="2022-04-21" calcext:value-type="date">
            <text:p>21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2] = 0; [.C111]+1; 0)" office:value-type="float" office:value="4" calcext:value-type="float">
            <text:p>4</text:p>
          </table:table-cell>
          <table:table-cell table:formula="of:=IF(AND(MOD([.C112];5)=0; [.C112]&gt;0);IF(AND([.A112] &gt; DATE(2022; 4; 1); [.A112] &lt; DATE(2022; 9; 30)); 1; 0); 0)" office:value-type="float" office:value="0" calcext:value-type="float">
            <text:p>0</text:p>
          </table:table-cell>
          <table:table-cell table:formula="of:=WEEKDAY([.A112]; 1)" office:value-type="date" office:date-value="1900-01-04" calcext:value-type="date">
            <text:p>czwartek </text:p>
          </table:table-cell>
          <table:table-cell table:formula="of:=IF([.E112] = 4; 260; 190) + 300 *[.D112]" office:value-type="float" office:value="190" calcext:value-type="float">
            <text:p>190</text:p>
          </table:table-cell>
          <table:table-cell table:formula="of:= [.G111] - [.F111] + [.H111]+ [.B112]" office:value-type="float" office:value="0" calcext:value-type="float">
            <text:p>0</text:p>
          </table:table-cell>
          <table:table-cell table:formula="of:= IF([.G112] - [.F112] &lt; 0; -([.G112] - [.F112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22" calcext:value-type="date">
            <text:p>22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3] = 0; [.C112]+1; 0)" office:value-type="float" office:value="5" calcext:value-type="float">
            <text:p>5</text:p>
          </table:table-cell>
          <table:table-cell table:formula="of:=IF(AND(MOD([.C113];5)=0; [.C113]&gt;0);IF(AND([.A113] &gt; DATE(2022; 4; 1); [.A113] &lt; DATE(2022; 9; 30)); 1; 0); 0)" office:value-type="float" office:value="1" calcext:value-type="float">
            <text:p>1</text:p>
          </table:table-cell>
          <table:table-cell table:formula="of:=WEEKDAY([.A113]; 1)" office:value-type="date" office:date-value="1900-01-05" calcext:value-type="date">
            <text:p>piątek </text:p>
          </table:table-cell>
          <table:table-cell table:formula="of:=IF([.E113] = 4; 260; 190) + 300 *[.D113]" office:value-type="float" office:value="490" calcext:value-type="float">
            <text:p>490</text:p>
          </table:table-cell>
          <table:table-cell table:formula="of:= [.G112] - [.F112] + [.H112]+ [.B113]" office:value-type="float" office:value="0" calcext:value-type="float">
            <text:p>0</text:p>
          </table:table-cell>
          <table:table-cell table:formula="of:= IF([.G113] - [.F113] &lt; 0; -([.G113] - [.F113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4-23" calcext:value-type="date">
            <text:p>23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4] = 0; [.C113]+1; 0)" office:value-type="float" office:value="6" calcext:value-type="float">
            <text:p>6</text:p>
          </table:table-cell>
          <table:table-cell table:formula="of:=IF(AND(MOD([.C114];5)=0; [.C114]&gt;0);IF(AND([.A114] &gt; DATE(2022; 4; 1); [.A114] &lt; DATE(2022; 9; 30)); 1; 0); 0)" office:value-type="float" office:value="0" calcext:value-type="float">
            <text:p>0</text:p>
          </table:table-cell>
          <table:table-cell table:formula="of:=WEEKDAY([.A114]; 1)" office:value-type="date" office:date-value="1900-01-06" calcext:value-type="date">
            <text:p>sobota </text:p>
          </table:table-cell>
          <table:table-cell table:formula="of:=IF([.E114] = 4; 260; 190) + 300 *[.D114]" office:value-type="float" office:value="190" calcext:value-type="float">
            <text:p>190</text:p>
          </table:table-cell>
          <table:table-cell table:formula="of:= [.G113] - [.F113] + [.H113]+ [.B114]" office:value-type="float" office:value="0" calcext:value-type="float">
            <text:p>0</text:p>
          </table:table-cell>
          <table:table-cell table:formula="of:= IF([.G114] - [.F114] &lt; 0; -([.G114] - [.F114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24" calcext:value-type="date">
            <text:p>24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5] = 0; [.C114]+1; 0)" office:value-type="float" office:value="7" calcext:value-type="float">
            <text:p>7</text:p>
          </table:table-cell>
          <table:table-cell table:formula="of:=IF(AND(MOD([.C115];5)=0; [.C115]&gt;0);IF(AND([.A115] &gt; DATE(2022; 4; 1); [.A115] &lt; DATE(2022; 9; 30)); 1; 0); 0)" office:value-type="float" office:value="0" calcext:value-type="float">
            <text:p>0</text:p>
          </table:table-cell>
          <table:table-cell table:formula="of:=WEEKDAY([.A115]; 1)" office:value-type="date" office:date-value="1899-12-31" calcext:value-type="date">
            <text:p>niedziela </text:p>
          </table:table-cell>
          <table:table-cell table:formula="of:=IF([.E115] = 4; 260; 190) + 300 *[.D115]" office:value-type="float" office:value="190" calcext:value-type="float">
            <text:p>190</text:p>
          </table:table-cell>
          <table:table-cell table:formula="of:= [.G114] - [.F114] + [.H114]+ [.B115]" office:value-type="float" office:value="0" calcext:value-type="float">
            <text:p>0</text:p>
          </table:table-cell>
          <table:table-cell table:formula="of:= IF([.G115] - [.F115] &lt; 0; -([.G115] - [.F115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25" calcext:value-type="date">
            <text:p>25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6] = 0; [.C115]+1; 0)" office:value-type="float" office:value="8" calcext:value-type="float">
            <text:p>8</text:p>
          </table:table-cell>
          <table:table-cell table:formula="of:=IF(AND(MOD([.C116];5)=0; [.C116]&gt;0);IF(AND([.A116] &gt; DATE(2022; 4; 1); [.A116] &lt; DATE(2022; 9; 30)); 1; 0); 0)" office:value-type="float" office:value="0" calcext:value-type="float">
            <text:p>0</text:p>
          </table:table-cell>
          <table:table-cell table:formula="of:=WEEKDAY([.A116]; 1)" office:value-type="date" office:date-value="1900-01-01" calcext:value-type="date">
            <text:p>poniedziałek </text:p>
          </table:table-cell>
          <table:table-cell table:formula="of:=IF([.E116] = 4; 260; 190) + 300 *[.D116]" office:value-type="float" office:value="190" calcext:value-type="float">
            <text:p>190</text:p>
          </table:table-cell>
          <table:table-cell table:formula="of:= [.G115] - [.F115] + [.H115]+ [.B116]" office:value-type="float" office:value="0" calcext:value-type="float">
            <text:p>0</text:p>
          </table:table-cell>
          <table:table-cell table:formula="of:= IF([.G116] - [.F116] &lt; 0; -([.G116] - [.F11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26" calcext:value-type="date">
            <text:p>26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7] = 0; [.C116]+1; 0)" office:value-type="float" office:value="9" calcext:value-type="float">
            <text:p>9</text:p>
          </table:table-cell>
          <table:table-cell table:formula="of:=IF(AND(MOD([.C117];5)=0; [.C117]&gt;0);IF(AND([.A117] &gt; DATE(2022; 4; 1); [.A117] &lt; DATE(2022; 9; 30)); 1; 0); 0)" office:value-type="float" office:value="0" calcext:value-type="float">
            <text:p>0</text:p>
          </table:table-cell>
          <table:table-cell table:formula="of:=WEEKDAY([.A117]; 1)" office:value-type="date" office:date-value="1900-01-02" calcext:value-type="date">
            <text:p>wtorek </text:p>
          </table:table-cell>
          <table:table-cell table:formula="of:=IF([.E117] = 4; 260; 190) + 300 *[.D117]" office:value-type="float" office:value="190" calcext:value-type="float">
            <text:p>190</text:p>
          </table:table-cell>
          <table:table-cell table:formula="of:= [.G116] - [.F116] + [.H116]+ [.B117]" office:value-type="float" office:value="0" calcext:value-type="float">
            <text:p>0</text:p>
          </table:table-cell>
          <table:table-cell table:formula="of:= IF([.G117] - [.F117] &lt; 0; -([.G117] - [.F11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4-27" calcext:value-type="date">
            <text:p>27.04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18] = 0; [.C117]+1; 0)" office:value-type="float" office:value="10" calcext:value-type="float">
            <text:p>10</text:p>
          </table:table-cell>
          <table:table-cell table:formula="of:=IF(AND(MOD([.C118];5)=0; [.C118]&gt;0);IF(AND([.A118] &gt; DATE(2022; 4; 1); [.A118] &lt; DATE(2022; 9; 30)); 1; 0); 0)" office:value-type="float" office:value="1" calcext:value-type="float">
            <text:p>1</text:p>
          </table:table-cell>
          <table:table-cell table:formula="of:=WEEKDAY([.A118]; 1)" office:value-type="date" office:date-value="1900-01-03" calcext:value-type="date">
            <text:p>środa </text:p>
          </table:table-cell>
          <table:table-cell table:formula="of:=IF([.E118] = 4; 260; 190) + 300 *[.D118]" office:value-type="float" office:value="560" calcext:value-type="float">
            <text:p>560</text:p>
          </table:table-cell>
          <table:table-cell table:formula="of:= [.G117] - [.F117] + [.H117]+ [.B118]" office:value-type="float" office:value="0" calcext:value-type="float">
            <text:p>0</text:p>
          </table:table-cell>
          <table:table-cell table:formula="of:= IF([.G118] - [.F118] &lt; 0; -([.G118] - [.F118]); 0)" office:value-type="float" office:value="560" calcext:value-type="float">
            <text:p>560</text:p>
          </table:table-cell>
          <table:table-cell/>
        </table:table-row>
        <table:table-row table:style-name="ro1">
          <table:table-cell table:style-name="ce1" office:value-type="date" office:date-value="2022-04-28" calcext:value-type="date">
            <text:p>28.04.2022</text:p>
          </table:table-cell>
          <table:table-cell office:value-type="float" office:value="36" calcext:value-type="float">
            <text:p>36</text:p>
          </table:table-cell>
          <table:table-cell table:style-name="ce15" table:formula="of:=IF([.B119] = 0; [.C118]+1; 0)" office:value-type="float" office:value="0" calcext:value-type="float">
            <text:p>0</text:p>
          </table:table-cell>
          <table:table-cell table:formula="of:=IF(AND(MOD([.C119];5)=0; [.C119]&gt;0);IF(AND([.A119] &gt; DATE(2022; 4; 1); [.A119] &lt; DATE(2022; 9; 30)); 1; 0); 0)" office:value-type="float" office:value="0" calcext:value-type="float">
            <text:p>0</text:p>
          </table:table-cell>
          <table:table-cell table:formula="of:=WEEKDAY([.A119]; 1)" office:value-type="date" office:date-value="1900-01-04" calcext:value-type="date">
            <text:p>czwartek </text:p>
          </table:table-cell>
          <table:table-cell table:formula="of:=IF([.E119] = 4; 260; 190) + 300 *[.D119]" office:value-type="float" office:value="190" calcext:value-type="float">
            <text:p>190</text:p>
          </table:table-cell>
          <table:table-cell table:formula="of:= [.G118] - [.F118] + [.H118]+ [.B119]" office:value-type="float" office:value="36" calcext:value-type="float">
            <text:p>36</text:p>
          </table:table-cell>
          <table:table-cell table:formula="of:= IF([.G119] - [.F119] &lt; 0; -([.G119] - [.F119]); 0)"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1" office:value-type="date" office:date-value="2022-04-29" calcext:value-type="date">
            <text:p>29.04.2022</text:p>
          </table:table-cell>
          <table:table-cell office:value-type="float" office:value="542" calcext:value-type="float">
            <text:p>542</text:p>
          </table:table-cell>
          <table:table-cell table:style-name="ce15" table:formula="of:=IF([.B120] = 0; [.C119]+1; 0)" office:value-type="float" office:value="0" calcext:value-type="float">
            <text:p>0</text:p>
          </table:table-cell>
          <table:table-cell table:formula="of:=IF(AND(MOD([.C120];5)=0; [.C120]&gt;0);IF(AND([.A120] &gt; DATE(2022; 4; 1); [.A120] &lt; DATE(2022; 9; 30)); 1; 0); 0)" office:value-type="float" office:value="0" calcext:value-type="float">
            <text:p>0</text:p>
          </table:table-cell>
          <table:table-cell table:formula="of:=WEEKDAY([.A120]; 1)" office:value-type="date" office:date-value="1900-01-05" calcext:value-type="date">
            <text:p>piątek </text:p>
          </table:table-cell>
          <table:table-cell table:formula="of:=IF([.E120] = 4; 260; 190) + 300 *[.D120]" office:value-type="float" office:value="190" calcext:value-type="float">
            <text:p>190</text:p>
          </table:table-cell>
          <table:table-cell table:formula="of:= [.G119] - [.F119] + [.H119]+ [.B120]" office:value-type="float" office:value="542" calcext:value-type="float">
            <text:p>542</text:p>
          </table:table-cell>
          <table:table-cell table:formula="of:= IF([.G120] - [.F120] &lt; 0; -([.G120] - [.F12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4-30" calcext:value-type="date">
            <text:p>30.04.2022</text:p>
          </table:table-cell>
          <table:table-cell office:value-type="float" office:value="529" calcext:value-type="float">
            <text:p>529</text:p>
          </table:table-cell>
          <table:table-cell table:style-name="ce15" table:formula="of:=IF([.B121] = 0; [.C120]+1; 0)" office:value-type="float" office:value="0" calcext:value-type="float">
            <text:p>0</text:p>
          </table:table-cell>
          <table:table-cell table:formula="of:=IF(AND(MOD([.C121];5)=0; [.C121]&gt;0);IF(AND([.A121] &gt; DATE(2022; 4; 1); [.A121] &lt; DATE(2022; 9; 30)); 1; 0); 0)" office:value-type="float" office:value="0" calcext:value-type="float">
            <text:p>0</text:p>
          </table:table-cell>
          <table:table-cell table:formula="of:=WEEKDAY([.A121]; 1)" office:value-type="date" office:date-value="1900-01-06" calcext:value-type="date">
            <text:p>sobota </text:p>
          </table:table-cell>
          <table:table-cell table:formula="of:=IF([.E121] = 4; 260; 190) + 300 *[.D121]" office:value-type="float" office:value="190" calcext:value-type="float">
            <text:p>190</text:p>
          </table:table-cell>
          <table:table-cell table:formula="of:= [.G120] - [.F120] + [.H120]+ [.B121]" office:value-type="float" office:value="881" calcext:value-type="float">
            <text:p>881</text:p>
          </table:table-cell>
          <table:table-cell table:formula="of:= IF([.G121] - [.F121] &lt; 0; -([.G121] - [.F12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1" calcext:value-type="date">
            <text:p>1.05.2022</text:p>
          </table:table-cell>
          <table:table-cell office:value-type="float" office:value="890" calcext:value-type="float">
            <text:p>890</text:p>
          </table:table-cell>
          <table:table-cell table:style-name="ce15" table:formula="of:=IF([.B122] = 0; [.C121]+1; 0)" office:value-type="float" office:value="0" calcext:value-type="float">
            <text:p>0</text:p>
          </table:table-cell>
          <table:table-cell table:formula="of:=IF(AND(MOD([.C122];5)=0; [.C122]&gt;0);IF(AND([.A122] &gt; DATE(2022; 4; 1); [.A122] &lt; DATE(2022; 9; 30)); 1; 0); 0)" office:value-type="float" office:value="0" calcext:value-type="float">
            <text:p>0</text:p>
          </table:table-cell>
          <table:table-cell table:formula="of:=WEEKDAY([.A122]; 1)" office:value-type="date" office:date-value="1899-12-31" calcext:value-type="date">
            <text:p>niedziela </text:p>
          </table:table-cell>
          <table:table-cell table:formula="of:=IF([.E122] = 4; 260; 190) + 300 *[.D122]" office:value-type="float" office:value="190" calcext:value-type="float">
            <text:p>190</text:p>
          </table:table-cell>
          <table:table-cell table:formula="of:= [.G121] - [.F121] + [.H121]+ [.B122]" office:value-type="float" office:value="1581" calcext:value-type="float">
            <text:p>1581</text:p>
          </table:table-cell>
          <table:table-cell table:formula="of:= IF([.G122] - [.F122] &lt; 0; -([.G122] - [.F12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2" calcext:value-type="date">
            <text:p>2.05.2022</text:p>
          </table:table-cell>
          <table:table-cell office:value-type="float" office:value="609" calcext:value-type="float">
            <text:p>609</text:p>
          </table:table-cell>
          <table:table-cell table:style-name="ce15" table:formula="of:=IF([.B123] = 0; [.C122]+1; 0)" office:value-type="float" office:value="0" calcext:value-type="float">
            <text:p>0</text:p>
          </table:table-cell>
          <table:table-cell table:formula="of:=IF(AND(MOD([.C123];5)=0; [.C123]&gt;0);IF(AND([.A123] &gt; DATE(2022; 4; 1); [.A123] &lt; DATE(2022; 9; 30)); 1; 0); 0)" office:value-type="float" office:value="0" calcext:value-type="float">
            <text:p>0</text:p>
          </table:table-cell>
          <table:table-cell table:formula="of:=WEEKDAY([.A123]; 1)" office:value-type="date" office:date-value="1900-01-01" calcext:value-type="date">
            <text:p>poniedziałek </text:p>
          </table:table-cell>
          <table:table-cell table:formula="of:=IF([.E123] = 4; 260; 190) + 300 *[.D123]" office:value-type="float" office:value="190" calcext:value-type="float">
            <text:p>190</text:p>
          </table:table-cell>
          <table:table-cell table:formula="of:= [.G122] - [.F122] + [.H122]+ [.B123]" office:value-type="float" office:value="2000" calcext:value-type="float">
            <text:p>2000</text:p>
          </table:table-cell>
          <table:table-cell table:formula="of:= IF([.G123] - [.F123] &lt; 0; -([.G123] - [.F12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3" calcext:value-type="date">
            <text:p>3.05.2022</text:p>
          </table:table-cell>
          <table:table-cell office:value-type="float" office:value="79" calcext:value-type="float">
            <text:p>79</text:p>
          </table:table-cell>
          <table:table-cell table:style-name="ce15" table:formula="of:=IF([.B124] = 0; [.C123]+1; 0)" office:value-type="float" office:value="0" calcext:value-type="float">
            <text:p>0</text:p>
          </table:table-cell>
          <table:table-cell table:formula="of:=IF(AND(MOD([.C124];5)=0; [.C124]&gt;0);IF(AND([.A124] &gt; DATE(2022; 4; 1); [.A124] &lt; DATE(2022; 9; 30)); 1; 0); 0)" office:value-type="float" office:value="0" calcext:value-type="float">
            <text:p>0</text:p>
          </table:table-cell>
          <table:table-cell table:formula="of:=WEEKDAY([.A124]; 1)" office:value-type="date" office:date-value="1900-01-02" calcext:value-type="date">
            <text:p>wtorek </text:p>
          </table:table-cell>
          <table:table-cell table:formula="of:=IF([.E124] = 4; 260; 190) + 300 *[.D124]" office:value-type="float" office:value="190" calcext:value-type="float">
            <text:p>190</text:p>
          </table:table-cell>
          <table:table-cell table:formula="of:= [.G123] - [.F123] + [.H123]+ [.B124]" office:value-type="float" office:value="1889" calcext:value-type="float">
            <text:p>1889</text:p>
          </table:table-cell>
          <table:table-cell table:formula="of:= IF([.G124] - [.F124] &lt; 0; -([.G124] - [.F12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4" calcext:value-type="date">
            <text:p>4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25] = 0; [.C124]+1; 0)" office:value-type="float" office:value="1" calcext:value-type="float">
            <text:p>1</text:p>
          </table:table-cell>
          <table:table-cell table:formula="of:=IF(AND(MOD([.C125];5)=0; [.C125]&gt;0);IF(AND([.A125] &gt; DATE(2022; 4; 1); [.A125] &lt; DATE(2022; 9; 30)); 1; 0); 0)" office:value-type="float" office:value="0" calcext:value-type="float">
            <text:p>0</text:p>
          </table:table-cell>
          <table:table-cell table:formula="of:=WEEKDAY([.A125]; 1)" office:value-type="date" office:date-value="1900-01-03" calcext:value-type="date">
            <text:p>środa </text:p>
          </table:table-cell>
          <table:table-cell table:formula="of:=IF([.E125] = 4; 260; 190) + 300 *[.D125]" office:value-type="float" office:value="260" calcext:value-type="float">
            <text:p>260</text:p>
          </table:table-cell>
          <table:table-cell table:formula="of:= [.G124] - [.F124] + [.H124]+ [.B125]" office:value-type="float" office:value="1699" calcext:value-type="float">
            <text:p>1699</text:p>
          </table:table-cell>
          <table:table-cell table:formula="of:= IF([.G125] - [.F125] &lt; 0; -([.G125] - [.F12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5" calcext:value-type="date">
            <text:p>5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26] = 0; [.C125]+1; 0)" office:value-type="float" office:value="2" calcext:value-type="float">
            <text:p>2</text:p>
          </table:table-cell>
          <table:table-cell table:formula="of:=IF(AND(MOD([.C126];5)=0; [.C126]&gt;0);IF(AND([.A126] &gt; DATE(2022; 4; 1); [.A126] &lt; DATE(2022; 9; 30)); 1; 0); 0)" office:value-type="float" office:value="0" calcext:value-type="float">
            <text:p>0</text:p>
          </table:table-cell>
          <table:table-cell table:formula="of:=WEEKDAY([.A126]; 1)" office:value-type="date" office:date-value="1900-01-04" calcext:value-type="date">
            <text:p>czwartek </text:p>
          </table:table-cell>
          <table:table-cell table:formula="of:=IF([.E126] = 4; 260; 190) + 300 *[.D126]" office:value-type="float" office:value="190" calcext:value-type="float">
            <text:p>190</text:p>
          </table:table-cell>
          <table:table-cell table:formula="of:= [.G125] - [.F125] + [.H125]+ [.B126]" office:value-type="float" office:value="1439" calcext:value-type="float">
            <text:p>1439</text:p>
          </table:table-cell>
          <table:table-cell table:formula="of:= IF([.G126] - [.F126] &lt; 0; -([.G126] - [.F12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6" calcext:value-type="date">
            <text:p>6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27] = 0; [.C126]+1; 0)" office:value-type="float" office:value="3" calcext:value-type="float">
            <text:p>3</text:p>
          </table:table-cell>
          <table:table-cell table:formula="of:=IF(AND(MOD([.C127];5)=0; [.C127]&gt;0);IF(AND([.A127] &gt; DATE(2022; 4; 1); [.A127] &lt; DATE(2022; 9; 30)); 1; 0); 0)" office:value-type="float" office:value="0" calcext:value-type="float">
            <text:p>0</text:p>
          </table:table-cell>
          <table:table-cell table:formula="of:=WEEKDAY([.A127]; 1)" office:value-type="date" office:date-value="1900-01-05" calcext:value-type="date">
            <text:p>piątek </text:p>
          </table:table-cell>
          <table:table-cell table:formula="of:=IF([.E127] = 4; 260; 190) + 300 *[.D127]" office:value-type="float" office:value="190" calcext:value-type="float">
            <text:p>190</text:p>
          </table:table-cell>
          <table:table-cell table:formula="of:= [.G126] - [.F126] + [.H126]+ [.B127]" office:value-type="float" office:value="1249" calcext:value-type="float">
            <text:p>1249</text:p>
          </table:table-cell>
          <table:table-cell table:formula="of:= IF([.G127] - [.F127] &lt; 0; -([.G127] - [.F12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7" calcext:value-type="date">
            <text:p>7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28] = 0; [.C127]+1; 0)" office:value-type="float" office:value="4" calcext:value-type="float">
            <text:p>4</text:p>
          </table:table-cell>
          <table:table-cell table:formula="of:=IF(AND(MOD([.C128];5)=0; [.C128]&gt;0);IF(AND([.A128] &gt; DATE(2022; 4; 1); [.A128] &lt; DATE(2022; 9; 30)); 1; 0); 0)" office:value-type="float" office:value="0" calcext:value-type="float">
            <text:p>0</text:p>
          </table:table-cell>
          <table:table-cell table:formula="of:=WEEKDAY([.A128]; 1)" office:value-type="date" office:date-value="1900-01-06" calcext:value-type="date">
            <text:p>sobota </text:p>
          </table:table-cell>
          <table:table-cell table:formula="of:=IF([.E128] = 4; 260; 190) + 300 *[.D128]" office:value-type="float" office:value="190" calcext:value-type="float">
            <text:p>190</text:p>
          </table:table-cell>
          <table:table-cell table:formula="of:= [.G127] - [.F127] + [.H127]+ [.B128]" office:value-type="float" office:value="1059" calcext:value-type="float">
            <text:p>1059</text:p>
          </table:table-cell>
          <table:table-cell table:formula="of:= IF([.G128] - [.F128] &lt; 0; -([.G128] - [.F12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8" calcext:value-type="date">
            <text:p>8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29] = 0; [.C128]+1; 0)" office:value-type="float" office:value="5" calcext:value-type="float">
            <text:p>5</text:p>
          </table:table-cell>
          <table:table-cell table:formula="of:=IF(AND(MOD([.C129];5)=0; [.C129]&gt;0);IF(AND([.A129] &gt; DATE(2022; 4; 1); [.A129] &lt; DATE(2022; 9; 30)); 1; 0); 0)" office:value-type="float" office:value="1" calcext:value-type="float">
            <text:p>1</text:p>
          </table:table-cell>
          <table:table-cell table:formula="of:=WEEKDAY([.A129]; 1)" office:value-type="date" office:date-value="1899-12-31" calcext:value-type="date">
            <text:p>niedziela </text:p>
          </table:table-cell>
          <table:table-cell table:formula="of:=IF([.E129] = 4; 260; 190) + 300 *[.D129]" office:value-type="float" office:value="490" calcext:value-type="float">
            <text:p>490</text:p>
          </table:table-cell>
          <table:table-cell table:formula="of:= [.G128] - [.F128] + [.H128]+ [.B129]" office:value-type="float" office:value="869" calcext:value-type="float">
            <text:p>869</text:p>
          </table:table-cell>
          <table:table-cell table:formula="of:= IF([.G129] - [.F129] &lt; 0; -([.G129] - [.F12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09" calcext:value-type="date">
            <text:p>9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30] = 0; [.C129]+1; 0)" office:value-type="float" office:value="6" calcext:value-type="float">
            <text:p>6</text:p>
          </table:table-cell>
          <table:table-cell table:formula="of:=IF(AND(MOD([.C130];5)=0; [.C130]&gt;0);IF(AND([.A130] &gt; DATE(2022; 4; 1); [.A130] &lt; DATE(2022; 9; 30)); 1; 0); 0)" office:value-type="float" office:value="0" calcext:value-type="float">
            <text:p>0</text:p>
          </table:table-cell>
          <table:table-cell table:formula="of:=WEEKDAY([.A130]; 1)" office:value-type="date" office:date-value="1900-01-01" calcext:value-type="date">
            <text:p>poniedziałek </text:p>
          </table:table-cell>
          <table:table-cell table:formula="of:=IF([.E130] = 4; 260; 190) + 300 *[.D130]" office:value-type="float" office:value="190" calcext:value-type="float">
            <text:p>190</text:p>
          </table:table-cell>
          <table:table-cell table:formula="of:= [.G129] - [.F129] + [.H129]+ [.B130]" office:value-type="float" office:value="379" calcext:value-type="float">
            <text:p>379</text:p>
          </table:table-cell>
          <table:table-cell table:formula="of:= IF([.G130] - [.F130] &lt; 0; -([.G130] - [.F13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0" calcext:value-type="date">
            <text:p>10.05.2022</text:p>
          </table:table-cell>
          <table:table-cell office:value-type="float" office:value="467" calcext:value-type="float">
            <text:p>467</text:p>
          </table:table-cell>
          <table:table-cell table:style-name="ce15" table:formula="of:=IF([.B131] = 0; [.C130]+1; 0)" office:value-type="float" office:value="0" calcext:value-type="float">
            <text:p>0</text:p>
          </table:table-cell>
          <table:table-cell table:formula="of:=IF(AND(MOD([.C131];5)=0; [.C131]&gt;0);IF(AND([.A131] &gt; DATE(2022; 4; 1); [.A131] &lt; DATE(2022; 9; 30)); 1; 0); 0)" office:value-type="float" office:value="0" calcext:value-type="float">
            <text:p>0</text:p>
          </table:table-cell>
          <table:table-cell table:formula="of:=WEEKDAY([.A131]; 1)" office:value-type="date" office:date-value="1900-01-02" calcext:value-type="date">
            <text:p>wtorek </text:p>
          </table:table-cell>
          <table:table-cell table:formula="of:=IF([.E131] = 4; 260; 190) + 300 *[.D131]" office:value-type="float" office:value="190" calcext:value-type="float">
            <text:p>190</text:p>
          </table:table-cell>
          <table:table-cell table:formula="of:= [.G130] - [.F130] + [.H130]+ [.B131]" office:value-type="float" office:value="656" calcext:value-type="float">
            <text:p>656</text:p>
          </table:table-cell>
          <table:table-cell table:formula="of:= IF([.G131] - [.F131] &lt; 0; -([.G131] - [.F13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1" calcext:value-type="date">
            <text:p>11.05.2022</text:p>
          </table:table-cell>
          <table:table-cell office:value-type="float" office:value="234" calcext:value-type="float">
            <text:p>234</text:p>
          </table:table-cell>
          <table:table-cell table:style-name="ce15" table:formula="of:=IF([.B132] = 0; [.C131]+1; 0)" office:value-type="float" office:value="0" calcext:value-type="float">
            <text:p>0</text:p>
          </table:table-cell>
          <table:table-cell table:formula="of:=IF(AND(MOD([.C132];5)=0; [.C132]&gt;0);IF(AND([.A132] &gt; DATE(2022; 4; 1); [.A132] &lt; DATE(2022; 9; 30)); 1; 0); 0)" office:value-type="float" office:value="0" calcext:value-type="float">
            <text:p>0</text:p>
          </table:table-cell>
          <table:table-cell table:formula="of:=WEEKDAY([.A132]; 1)" office:value-type="date" office:date-value="1900-01-03" calcext:value-type="date">
            <text:p>środa </text:p>
          </table:table-cell>
          <table:table-cell table:formula="of:=IF([.E132] = 4; 260; 190) + 300 *[.D132]" office:value-type="float" office:value="260" calcext:value-type="float">
            <text:p>260</text:p>
          </table:table-cell>
          <table:table-cell table:formula="of:= [.G131] - [.F131] + [.H131]+ [.B132]" office:value-type="float" office:value="700" calcext:value-type="float">
            <text:p>700</text:p>
          </table:table-cell>
          <table:table-cell table:formula="of:= IF([.G132] - [.F132] &lt; 0; -([.G132] - [.F13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2" calcext:value-type="date">
            <text:p>12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33] = 0; [.C132]+1; 0)" office:value-type="float" office:value="1" calcext:value-type="float">
            <text:p>1</text:p>
          </table:table-cell>
          <table:table-cell table:formula="of:=IF(AND(MOD([.C133];5)=0; [.C133]&gt;0);IF(AND([.A133] &gt; DATE(2022; 4; 1); [.A133] &lt; DATE(2022; 9; 30)); 1; 0); 0)" office:value-type="float" office:value="0" calcext:value-type="float">
            <text:p>0</text:p>
          </table:table-cell>
          <table:table-cell table:formula="of:=WEEKDAY([.A133]; 1)" office:value-type="date" office:date-value="1900-01-04" calcext:value-type="date">
            <text:p>czwartek </text:p>
          </table:table-cell>
          <table:table-cell table:formula="of:=IF([.E133] = 4; 260; 190) + 300 *[.D133]" office:value-type="float" office:value="190" calcext:value-type="float">
            <text:p>190</text:p>
          </table:table-cell>
          <table:table-cell table:formula="of:= [.G132] - [.F132] + [.H132]+ [.B133]" office:value-type="float" office:value="440" calcext:value-type="float">
            <text:p>440</text:p>
          </table:table-cell>
          <table:table-cell table:formula="of:= IF([.G133] - [.F133] &lt; 0; -([.G133] - [.F13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3" calcext:value-type="date">
            <text:p>13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34] = 0; [.C133]+1; 0)" office:value-type="float" office:value="2" calcext:value-type="float">
            <text:p>2</text:p>
          </table:table-cell>
          <table:table-cell table:formula="of:=IF(AND(MOD([.C134];5)=0; [.C134]&gt;0);IF(AND([.A134] &gt; DATE(2022; 4; 1); [.A134] &lt; DATE(2022; 9; 30)); 1; 0); 0)" office:value-type="float" office:value="0" calcext:value-type="float">
            <text:p>0</text:p>
          </table:table-cell>
          <table:table-cell table:formula="of:=WEEKDAY([.A134]; 1)" office:value-type="date" office:date-value="1900-01-05" calcext:value-type="date">
            <text:p>piątek </text:p>
          </table:table-cell>
          <table:table-cell table:formula="of:=IF([.E134] = 4; 260; 190) + 300 *[.D134]" office:value-type="float" office:value="190" calcext:value-type="float">
            <text:p>190</text:p>
          </table:table-cell>
          <table:table-cell table:formula="of:= [.G133] - [.F133] + [.H133]+ [.B134]" office:value-type="float" office:value="250" calcext:value-type="float">
            <text:p>250</text:p>
          </table:table-cell>
          <table:table-cell table:formula="of:= IF([.G134] - [.F134] &lt; 0; -([.G134] - [.F13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4" calcext:value-type="date">
            <text:p>14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35] = 0; [.C134]+1; 0)" office:value-type="float" office:value="3" calcext:value-type="float">
            <text:p>3</text:p>
          </table:table-cell>
          <table:table-cell table:formula="of:=IF(AND(MOD([.C135];5)=0; [.C135]&gt;0);IF(AND([.A135] &gt; DATE(2022; 4; 1); [.A135] &lt; DATE(2022; 9; 30)); 1; 0); 0)" office:value-type="float" office:value="0" calcext:value-type="float">
            <text:p>0</text:p>
          </table:table-cell>
          <table:table-cell table:formula="of:=WEEKDAY([.A135]; 1)" office:value-type="date" office:date-value="1900-01-06" calcext:value-type="date">
            <text:p>sobota </text:p>
          </table:table-cell>
          <table:table-cell table:formula="of:=IF([.E135] = 4; 260; 190) + 300 *[.D135]" office:value-type="float" office:value="190" calcext:value-type="float">
            <text:p>190</text:p>
          </table:table-cell>
          <table:table-cell table:formula="of:= [.G134] - [.F134] + [.H134]+ [.B135]" office:value-type="float" office:value="60" calcext:value-type="float">
            <text:p>60</text:p>
          </table:table-cell>
          <table:table-cell table:formula="of:= IF([.G135] - [.F135] &lt; 0; -([.G135] - [.F135]); 0)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1" office:value-type="date" office:date-value="2022-05-15" calcext:value-type="date">
            <text:p>15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36] = 0; [.C135]+1; 0)" office:value-type="float" office:value="4" calcext:value-type="float">
            <text:p>4</text:p>
          </table:table-cell>
          <table:table-cell table:formula="of:=IF(AND(MOD([.C136];5)=0; [.C136]&gt;0);IF(AND([.A136] &gt; DATE(2022; 4; 1); [.A136] &lt; DATE(2022; 9; 30)); 1; 0); 0)" office:value-type="float" office:value="0" calcext:value-type="float">
            <text:p>0</text:p>
          </table:table-cell>
          <table:table-cell table:formula="of:=WEEKDAY([.A136]; 1)" office:value-type="date" office:date-value="1899-12-31" calcext:value-type="date">
            <text:p>niedziela </text:p>
          </table:table-cell>
          <table:table-cell table:formula="of:=IF([.E136] = 4; 260; 190) + 300 *[.D136]" office:value-type="float" office:value="190" calcext:value-type="float">
            <text:p>190</text:p>
          </table:table-cell>
          <table:table-cell table:formula="of:= [.G135] - [.F135] + [.H135]+ [.B136]" office:value-type="float" office:value="0" calcext:value-type="float">
            <text:p>0</text:p>
          </table:table-cell>
          <table:table-cell table:formula="of:= IF([.G136] - [.F136] &lt; 0; -([.G136] - [.F13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5-16" calcext:value-type="date">
            <text:p>16.05.2022</text:p>
          </table:table-cell>
          <table:table-cell office:value-type="float" office:value="65" calcext:value-type="float">
            <text:p>65</text:p>
          </table:table-cell>
          <table:table-cell table:style-name="ce15" table:formula="of:=IF([.B137] = 0; [.C136]+1; 0)" office:value-type="float" office:value="0" calcext:value-type="float">
            <text:p>0</text:p>
          </table:table-cell>
          <table:table-cell table:formula="of:=IF(AND(MOD([.C137];5)=0; [.C137]&gt;0);IF(AND([.A137] &gt; DATE(2022; 4; 1); [.A137] &lt; DATE(2022; 9; 30)); 1; 0); 0)" office:value-type="float" office:value="0" calcext:value-type="float">
            <text:p>0</text:p>
          </table:table-cell>
          <table:table-cell table:formula="of:=WEEKDAY([.A137]; 1)" office:value-type="date" office:date-value="1900-01-01" calcext:value-type="date">
            <text:p>poniedziałek </text:p>
          </table:table-cell>
          <table:table-cell table:formula="of:=IF([.E137] = 4; 260; 190) + 300 *[.D137]" office:value-type="float" office:value="190" calcext:value-type="float">
            <text:p>190</text:p>
          </table:table-cell>
          <table:table-cell table:formula="of:= [.G136] - [.F136] + [.H136]+ [.B137]" office:value-type="float" office:value="65" calcext:value-type="float">
            <text:p>65</text:p>
          </table:table-cell>
          <table:table-cell table:formula="of:= IF([.G137] - [.F137] &lt; 0; -([.G137] - [.F137]); 0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1" office:value-type="date" office:date-value="2022-05-17" calcext:value-type="date">
            <text:p>17.05.2022</text:p>
          </table:table-cell>
          <table:table-cell office:value-type="float" office:value="781" calcext:value-type="float">
            <text:p>781</text:p>
          </table:table-cell>
          <table:table-cell table:style-name="ce15" table:formula="of:=IF([.B138] = 0; [.C137]+1; 0)" office:value-type="float" office:value="0" calcext:value-type="float">
            <text:p>0</text:p>
          </table:table-cell>
          <table:table-cell table:formula="of:=IF(AND(MOD([.C138];5)=0; [.C138]&gt;0);IF(AND([.A138] &gt; DATE(2022; 4; 1); [.A138] &lt; DATE(2022; 9; 30)); 1; 0); 0)" office:value-type="float" office:value="0" calcext:value-type="float">
            <text:p>0</text:p>
          </table:table-cell>
          <table:table-cell table:formula="of:=WEEKDAY([.A138]; 1)" office:value-type="date" office:date-value="1900-01-02" calcext:value-type="date">
            <text:p>wtorek </text:p>
          </table:table-cell>
          <table:table-cell table:formula="of:=IF([.E138] = 4; 260; 190) + 300 *[.D138]" office:value-type="float" office:value="190" calcext:value-type="float">
            <text:p>190</text:p>
          </table:table-cell>
          <table:table-cell table:formula="of:= [.G137] - [.F137] + [.H137]+ [.B138]" office:value-type="float" office:value="781" calcext:value-type="float">
            <text:p>781</text:p>
          </table:table-cell>
          <table:table-cell table:formula="of:= IF([.G138] - [.F138] &lt; 0; -([.G138] - [.F13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8" calcext:value-type="date">
            <text:p>18.05.2022</text:p>
          </table:table-cell>
          <table:table-cell office:value-type="float" office:value="778" calcext:value-type="float">
            <text:p>778</text:p>
          </table:table-cell>
          <table:table-cell table:style-name="ce15" table:formula="of:=IF([.B139] = 0; [.C138]+1; 0)" office:value-type="float" office:value="0" calcext:value-type="float">
            <text:p>0</text:p>
          </table:table-cell>
          <table:table-cell table:formula="of:=IF(AND(MOD([.C139];5)=0; [.C139]&gt;0);IF(AND([.A139] &gt; DATE(2022; 4; 1); [.A139] &lt; DATE(2022; 9; 30)); 1; 0); 0)" office:value-type="float" office:value="0" calcext:value-type="float">
            <text:p>0</text:p>
          </table:table-cell>
          <table:table-cell table:formula="of:=WEEKDAY([.A139]; 1)" office:value-type="date" office:date-value="1900-01-03" calcext:value-type="date">
            <text:p>środa </text:p>
          </table:table-cell>
          <table:table-cell table:formula="of:=IF([.E139] = 4; 260; 190) + 300 *[.D139]" office:value-type="float" office:value="260" calcext:value-type="float">
            <text:p>260</text:p>
          </table:table-cell>
          <table:table-cell table:formula="of:= [.G138] - [.F138] + [.H138]+ [.B139]" office:value-type="float" office:value="1369" calcext:value-type="float">
            <text:p>1369</text:p>
          </table:table-cell>
          <table:table-cell table:formula="of:= IF([.G139] - [.F139] &lt; 0; -([.G139] - [.F13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19" calcext:value-type="date">
            <text:p>19.05.2022</text:p>
          </table:table-cell>
          <table:table-cell office:value-type="float" office:value="32" calcext:value-type="float">
            <text:p>32</text:p>
          </table:table-cell>
          <table:table-cell table:style-name="ce15" table:formula="of:=IF([.B140] = 0; [.C139]+1; 0)" office:value-type="float" office:value="0" calcext:value-type="float">
            <text:p>0</text:p>
          </table:table-cell>
          <table:table-cell table:formula="of:=IF(AND(MOD([.C140];5)=0; [.C140]&gt;0);IF(AND([.A140] &gt; DATE(2022; 4; 1); [.A140] &lt; DATE(2022; 9; 30)); 1; 0); 0)" office:value-type="float" office:value="0" calcext:value-type="float">
            <text:p>0</text:p>
          </table:table-cell>
          <table:table-cell table:formula="of:=WEEKDAY([.A140]; 1)" office:value-type="date" office:date-value="1900-01-04" calcext:value-type="date">
            <text:p>czwartek </text:p>
          </table:table-cell>
          <table:table-cell table:formula="of:=IF([.E140] = 4; 260; 190) + 300 *[.D140]" office:value-type="float" office:value="190" calcext:value-type="float">
            <text:p>190</text:p>
          </table:table-cell>
          <table:table-cell table:formula="of:= [.G139] - [.F139] + [.H139]+ [.B140]" office:value-type="float" office:value="1141" calcext:value-type="float">
            <text:p>1141</text:p>
          </table:table-cell>
          <table:table-cell table:formula="of:= IF([.G140] - [.F140] &lt; 0; -([.G140] - [.F14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20" calcext:value-type="date">
            <text:p>20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1] = 0; [.C140]+1; 0)" office:value-type="float" office:value="1" calcext:value-type="float">
            <text:p>1</text:p>
          </table:table-cell>
          <table:table-cell table:formula="of:=IF(AND(MOD([.C141];5)=0; [.C141]&gt;0);IF(AND([.A141] &gt; DATE(2022; 4; 1); [.A141] &lt; DATE(2022; 9; 30)); 1; 0); 0)" office:value-type="float" office:value="0" calcext:value-type="float">
            <text:p>0</text:p>
          </table:table-cell>
          <table:table-cell table:formula="of:=WEEKDAY([.A141]; 1)" office:value-type="date" office:date-value="1900-01-05" calcext:value-type="date">
            <text:p>piątek </text:p>
          </table:table-cell>
          <table:table-cell table:formula="of:=IF([.E141] = 4; 260; 190) + 300 *[.D141]" office:value-type="float" office:value="190" calcext:value-type="float">
            <text:p>190</text:p>
          </table:table-cell>
          <table:table-cell table:formula="of:= [.G140] - [.F140] + [.H140]+ [.B141]" office:value-type="float" office:value="951" calcext:value-type="float">
            <text:p>951</text:p>
          </table:table-cell>
          <table:table-cell table:formula="of:= IF([.G141] - [.F141] &lt; 0; -([.G141] - [.F14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21" calcext:value-type="date">
            <text:p>21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2] = 0; [.C141]+1; 0)" office:value-type="float" office:value="2" calcext:value-type="float">
            <text:p>2</text:p>
          </table:table-cell>
          <table:table-cell table:formula="of:=IF(AND(MOD([.C142];5)=0; [.C142]&gt;0);IF(AND([.A142] &gt; DATE(2022; 4; 1); [.A142] &lt; DATE(2022; 9; 30)); 1; 0); 0)" office:value-type="float" office:value="0" calcext:value-type="float">
            <text:p>0</text:p>
          </table:table-cell>
          <table:table-cell table:formula="of:=WEEKDAY([.A142]; 1)" office:value-type="date" office:date-value="1900-01-06" calcext:value-type="date">
            <text:p>sobota </text:p>
          </table:table-cell>
          <table:table-cell table:formula="of:=IF([.E142] = 4; 260; 190) + 300 *[.D142]" office:value-type="float" office:value="190" calcext:value-type="float">
            <text:p>190</text:p>
          </table:table-cell>
          <table:table-cell table:formula="of:= [.G141] - [.F141] + [.H141]+ [.B142]" office:value-type="float" office:value="761" calcext:value-type="float">
            <text:p>761</text:p>
          </table:table-cell>
          <table:table-cell table:formula="of:= IF([.G142] - [.F142] &lt; 0; -([.G142] - [.F14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22" calcext:value-type="date">
            <text:p>22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3] = 0; [.C142]+1; 0)" office:value-type="float" office:value="3" calcext:value-type="float">
            <text:p>3</text:p>
          </table:table-cell>
          <table:table-cell table:formula="of:=IF(AND(MOD([.C143];5)=0; [.C143]&gt;0);IF(AND([.A143] &gt; DATE(2022; 4; 1); [.A143] &lt; DATE(2022; 9; 30)); 1; 0); 0)" office:value-type="float" office:value="0" calcext:value-type="float">
            <text:p>0</text:p>
          </table:table-cell>
          <table:table-cell table:formula="of:=WEEKDAY([.A143]; 1)" office:value-type="date" office:date-value="1899-12-31" calcext:value-type="date">
            <text:p>niedziela </text:p>
          </table:table-cell>
          <table:table-cell table:formula="of:=IF([.E143] = 4; 260; 190) + 300 *[.D143]" office:value-type="float" office:value="190" calcext:value-type="float">
            <text:p>190</text:p>
          </table:table-cell>
          <table:table-cell table:formula="of:= [.G142] - [.F142] + [.H142]+ [.B143]" office:value-type="float" office:value="571" calcext:value-type="float">
            <text:p>571</text:p>
          </table:table-cell>
          <table:table-cell table:formula="of:= IF([.G143] - [.F143] &lt; 0; -([.G143] - [.F14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23" calcext:value-type="date">
            <text:p>23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4] = 0; [.C143]+1; 0)" office:value-type="float" office:value="4" calcext:value-type="float">
            <text:p>4</text:p>
          </table:table-cell>
          <table:table-cell table:formula="of:=IF(AND(MOD([.C144];5)=0; [.C144]&gt;0);IF(AND([.A144] &gt; DATE(2022; 4; 1); [.A144] &lt; DATE(2022; 9; 30)); 1; 0); 0)" office:value-type="float" office:value="0" calcext:value-type="float">
            <text:p>0</text:p>
          </table:table-cell>
          <table:table-cell table:formula="of:=WEEKDAY([.A144]; 1)" office:value-type="date" office:date-value="1900-01-01" calcext:value-type="date">
            <text:p>poniedziałek </text:p>
          </table:table-cell>
          <table:table-cell table:formula="of:=IF([.E144] = 4; 260; 190) + 300 *[.D144]" office:value-type="float" office:value="190" calcext:value-type="float">
            <text:p>190</text:p>
          </table:table-cell>
          <table:table-cell table:formula="of:= [.G143] - [.F143] + [.H143]+ [.B144]" office:value-type="float" office:value="381" calcext:value-type="float">
            <text:p>381</text:p>
          </table:table-cell>
          <table:table-cell table:formula="of:= IF([.G144] - [.F144] &lt; 0; -([.G144] - [.F14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5-24" calcext:value-type="date">
            <text:p>24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5] = 0; [.C144]+1; 0)" office:value-type="float" office:value="5" calcext:value-type="float">
            <text:p>5</text:p>
          </table:table-cell>
          <table:table-cell table:formula="of:=IF(AND(MOD([.C145];5)=0; [.C145]&gt;0);IF(AND([.A145] &gt; DATE(2022; 4; 1); [.A145] &lt; DATE(2022; 9; 30)); 1; 0); 0)" office:value-type="float" office:value="1" calcext:value-type="float">
            <text:p>1</text:p>
          </table:table-cell>
          <table:table-cell table:formula="of:=WEEKDAY([.A145]; 1)" office:value-type="date" office:date-value="1900-01-02" calcext:value-type="date">
            <text:p>wtorek </text:p>
          </table:table-cell>
          <table:table-cell table:formula="of:=IF([.E145] = 4; 260; 190) + 300 *[.D145]" office:value-type="float" office:value="490" calcext:value-type="float">
            <text:p>490</text:p>
          </table:table-cell>
          <table:table-cell table:formula="of:= [.G144] - [.F144] + [.H144]+ [.B145]" office:value-type="float" office:value="191" calcext:value-type="float">
            <text:p>191</text:p>
          </table:table-cell>
          <table:table-cell table:formula="of:= IF([.G145] - [.F145] &lt; 0; -([.G145] - [.F145]); 0)" office:value-type="float" office:value="299" calcext:value-type="float">
            <text:p>299</text:p>
          </table:table-cell>
          <table:table-cell/>
        </table:table-row>
        <table:table-row table:style-name="ro1">
          <table:table-cell table:style-name="ce1" office:value-type="date" office:date-value="2022-05-25" calcext:value-type="date">
            <text:p>25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6] = 0; [.C145]+1; 0)" office:value-type="float" office:value="6" calcext:value-type="float">
            <text:p>6</text:p>
          </table:table-cell>
          <table:table-cell table:formula="of:=IF(AND(MOD([.C146];5)=0; [.C146]&gt;0);IF(AND([.A146] &gt; DATE(2022; 4; 1); [.A146] &lt; DATE(2022; 9; 30)); 1; 0); 0)" office:value-type="float" office:value="0" calcext:value-type="float">
            <text:p>0</text:p>
          </table:table-cell>
          <table:table-cell table:formula="of:=WEEKDAY([.A146]; 1)" office:value-type="date" office:date-value="1900-01-03" calcext:value-type="date">
            <text:p>środa </text:p>
          </table:table-cell>
          <table:table-cell table:formula="of:=IF([.E146] = 4; 260; 190) + 300 *[.D146]" office:value-type="float" office:value="260" calcext:value-type="float">
            <text:p>260</text:p>
          </table:table-cell>
          <table:table-cell table:formula="of:= [.G145] - [.F145] + [.H145]+ [.B146]" office:value-type="float" office:value="0" calcext:value-type="float">
            <text:p>0</text:p>
          </table:table-cell>
          <table:table-cell table:formula="of:= IF([.G146] - [.F146] &lt; 0; -([.G146] - [.F146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5-26" calcext:value-type="date">
            <text:p>26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7] = 0; [.C146]+1; 0)" office:value-type="float" office:value="7" calcext:value-type="float">
            <text:p>7</text:p>
          </table:table-cell>
          <table:table-cell table:formula="of:=IF(AND(MOD([.C147];5)=0; [.C147]&gt;0);IF(AND([.A147] &gt; DATE(2022; 4; 1); [.A147] &lt; DATE(2022; 9; 30)); 1; 0); 0)" office:value-type="float" office:value="0" calcext:value-type="float">
            <text:p>0</text:p>
          </table:table-cell>
          <table:table-cell table:formula="of:=WEEKDAY([.A147]; 1)" office:value-type="date" office:date-value="1900-01-04" calcext:value-type="date">
            <text:p>czwartek </text:p>
          </table:table-cell>
          <table:table-cell table:formula="of:=IF([.E147] = 4; 260; 190) + 300 *[.D147]" office:value-type="float" office:value="190" calcext:value-type="float">
            <text:p>190</text:p>
          </table:table-cell>
          <table:table-cell table:formula="of:= [.G146] - [.F146] + [.H146]+ [.B147]" office:value-type="float" office:value="0" calcext:value-type="float">
            <text:p>0</text:p>
          </table:table-cell>
          <table:table-cell table:formula="of:= IF([.G147] - [.F147] &lt; 0; -([.G147] - [.F14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5-27" calcext:value-type="date">
            <text:p>27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8] = 0; [.C147]+1; 0)" office:value-type="float" office:value="8" calcext:value-type="float">
            <text:p>8</text:p>
          </table:table-cell>
          <table:table-cell table:formula="of:=IF(AND(MOD([.C148];5)=0; [.C148]&gt;0);IF(AND([.A148] &gt; DATE(2022; 4; 1); [.A148] &lt; DATE(2022; 9; 30)); 1; 0); 0)" office:value-type="float" office:value="0" calcext:value-type="float">
            <text:p>0</text:p>
          </table:table-cell>
          <table:table-cell table:formula="of:=WEEKDAY([.A148]; 1)" office:value-type="date" office:date-value="1900-01-05" calcext:value-type="date">
            <text:p>piątek </text:p>
          </table:table-cell>
          <table:table-cell table:formula="of:=IF([.E148] = 4; 260; 190) + 300 *[.D148]" office:value-type="float" office:value="190" calcext:value-type="float">
            <text:p>190</text:p>
          </table:table-cell>
          <table:table-cell table:formula="of:= [.G147] - [.F147] + [.H147]+ [.B148]" office:value-type="float" office:value="0" calcext:value-type="float">
            <text:p>0</text:p>
          </table:table-cell>
          <table:table-cell table:formula="of:= IF([.G148] - [.F148] &lt; 0; -([.G148] - [.F148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5-28" calcext:value-type="date">
            <text:p>28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49] = 0; [.C148]+1; 0)" office:value-type="float" office:value="9" calcext:value-type="float">
            <text:p>9</text:p>
          </table:table-cell>
          <table:table-cell table:formula="of:=IF(AND(MOD([.C149];5)=0; [.C149]&gt;0);IF(AND([.A149] &gt; DATE(2022; 4; 1); [.A149] &lt; DATE(2022; 9; 30)); 1; 0); 0)" office:value-type="float" office:value="0" calcext:value-type="float">
            <text:p>0</text:p>
          </table:table-cell>
          <table:table-cell table:formula="of:=WEEKDAY([.A149]; 1)" office:value-type="date" office:date-value="1900-01-06" calcext:value-type="date">
            <text:p>sobota </text:p>
          </table:table-cell>
          <table:table-cell table:formula="of:=IF([.E149] = 4; 260; 190) + 300 *[.D149]" office:value-type="float" office:value="190" calcext:value-type="float">
            <text:p>190</text:p>
          </table:table-cell>
          <table:table-cell table:formula="of:= [.G148] - [.F148] + [.H148]+ [.B149]" office:value-type="float" office:value="0" calcext:value-type="float">
            <text:p>0</text:p>
          </table:table-cell>
          <table:table-cell table:formula="of:= IF([.G149] - [.F149] &lt; 0; -([.G149] - [.F149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5-29" calcext:value-type="date">
            <text:p>29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50] = 0; [.C149]+1; 0)" office:value-type="float" office:value="10" calcext:value-type="float">
            <text:p>10</text:p>
          </table:table-cell>
          <table:table-cell table:formula="of:=IF(AND(MOD([.C150];5)=0; [.C150]&gt;0);IF(AND([.A150] &gt; DATE(2022; 4; 1); [.A150] &lt; DATE(2022; 9; 30)); 1; 0); 0)" office:value-type="float" office:value="1" calcext:value-type="float">
            <text:p>1</text:p>
          </table:table-cell>
          <table:table-cell table:formula="of:=WEEKDAY([.A150]; 1)" office:value-type="date" office:date-value="1899-12-31" calcext:value-type="date">
            <text:p>niedziela </text:p>
          </table:table-cell>
          <table:table-cell table:formula="of:=IF([.E150] = 4; 260; 190) + 300 *[.D150]" office:value-type="float" office:value="490" calcext:value-type="float">
            <text:p>490</text:p>
          </table:table-cell>
          <table:table-cell table:formula="of:= [.G149] - [.F149] + [.H149]+ [.B150]" office:value-type="float" office:value="0" calcext:value-type="float">
            <text:p>0</text:p>
          </table:table-cell>
          <table:table-cell table:formula="of:= IF([.G150] - [.F150] &lt; 0; -([.G150] - [.F150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5-30" calcext:value-type="date">
            <text:p>30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51] = 0; [.C150]+1; 0)" office:value-type="float" office:value="11" calcext:value-type="float">
            <text:p>11</text:p>
          </table:table-cell>
          <table:table-cell table:formula="of:=IF(AND(MOD([.C151];5)=0; [.C151]&gt;0);IF(AND([.A151] &gt; DATE(2022; 4; 1); [.A151] &lt; DATE(2022; 9; 30)); 1; 0); 0)" office:value-type="float" office:value="0" calcext:value-type="float">
            <text:p>0</text:p>
          </table:table-cell>
          <table:table-cell table:formula="of:=WEEKDAY([.A151]; 1)" office:value-type="date" office:date-value="1900-01-01" calcext:value-type="date">
            <text:p>poniedziałek </text:p>
          </table:table-cell>
          <table:table-cell table:formula="of:=IF([.E151] = 4; 260; 190) + 300 *[.D151]" office:value-type="float" office:value="190" calcext:value-type="float">
            <text:p>190</text:p>
          </table:table-cell>
          <table:table-cell table:formula="of:= [.G150] - [.F150] + [.H150]+ [.B151]" office:value-type="float" office:value="0" calcext:value-type="float">
            <text:p>0</text:p>
          </table:table-cell>
          <table:table-cell table:formula="of:= IF([.G151] - [.F151] &lt; 0; -([.G151] - [.F151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5-31" calcext:value-type="date">
            <text:p>31.05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52] = 0; [.C151]+1; 0)" office:value-type="float" office:value="12" calcext:value-type="float">
            <text:p>12</text:p>
          </table:table-cell>
          <table:table-cell table:formula="of:=IF(AND(MOD([.C152];5)=0; [.C152]&gt;0);IF(AND([.A152] &gt; DATE(2022; 4; 1); [.A152] &lt; DATE(2022; 9; 30)); 1; 0); 0)" office:value-type="float" office:value="0" calcext:value-type="float">
            <text:p>0</text:p>
          </table:table-cell>
          <table:table-cell table:formula="of:=WEEKDAY([.A152]; 1)" office:value-type="date" office:date-value="1900-01-02" calcext:value-type="date">
            <text:p>wtorek </text:p>
          </table:table-cell>
          <table:table-cell table:formula="of:=IF([.E152] = 4; 260; 190) + 300 *[.D152]" office:value-type="float" office:value="190" calcext:value-type="float">
            <text:p>190</text:p>
          </table:table-cell>
          <table:table-cell table:formula="of:= [.G151] - [.F151] + [.H151]+ [.B152]" office:value-type="float" office:value="0" calcext:value-type="float">
            <text:p>0</text:p>
          </table:table-cell>
          <table:table-cell table:formula="of:= IF([.G152] - [.F152] &lt; 0; -([.G152] - [.F152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6-01" calcext:value-type="date">
            <text:p>1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53] = 0; [.C152]+1; 0)" office:value-type="float" office:value="13" calcext:value-type="float">
            <text:p>13</text:p>
          </table:table-cell>
          <table:table-cell table:formula="of:=IF(AND(MOD([.C153];5)=0; [.C153]&gt;0);IF(AND([.A153] &gt; DATE(2022; 4; 1); [.A153] &lt; DATE(2022; 9; 30)); 1; 0); 0)" office:value-type="float" office:value="0" calcext:value-type="float">
            <text:p>0</text:p>
          </table:table-cell>
          <table:table-cell table:formula="of:=WEEKDAY([.A153]; 1)" office:value-type="date" office:date-value="1900-01-03" calcext:value-type="date">
            <text:p>środa </text:p>
          </table:table-cell>
          <table:table-cell table:formula="of:=IF([.E153] = 4; 260; 190) + 300 *[.D153]" office:value-type="float" office:value="260" calcext:value-type="float">
            <text:p>260</text:p>
          </table:table-cell>
          <table:table-cell table:formula="of:= [.G152] - [.F152] + [.H152]+ [.B153]" office:value-type="float" office:value="0" calcext:value-type="float">
            <text:p>0</text:p>
          </table:table-cell>
          <table:table-cell table:formula="of:= IF([.G153] - [.F153] &lt; 0; -([.G153] - [.F153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6-02" calcext:value-type="date">
            <text:p>2.06.2022</text:p>
          </table:table-cell>
          <table:table-cell office:value-type="float" office:value="18" calcext:value-type="float">
            <text:p>18</text:p>
          </table:table-cell>
          <table:table-cell table:style-name="ce15" table:formula="of:=IF([.B154] = 0; [.C153]+1; 0)" office:value-type="float" office:value="0" calcext:value-type="float">
            <text:p>0</text:p>
          </table:table-cell>
          <table:table-cell table:formula="of:=IF(AND(MOD([.C154];5)=0; [.C154]&gt;0);IF(AND([.A154] &gt; DATE(2022; 4; 1); [.A154] &lt; DATE(2022; 9; 30)); 1; 0); 0)" office:value-type="float" office:value="0" calcext:value-type="float">
            <text:p>0</text:p>
          </table:table-cell>
          <table:table-cell table:formula="of:=WEEKDAY([.A154]; 1)" office:value-type="date" office:date-value="1900-01-04" calcext:value-type="date">
            <text:p>czwartek </text:p>
          </table:table-cell>
          <table:table-cell table:formula="of:=IF([.E154] = 4; 260; 190) + 300 *[.D154]" office:value-type="float" office:value="190" calcext:value-type="float">
            <text:p>190</text:p>
          </table:table-cell>
          <table:table-cell table:formula="of:= [.G153] - [.F153] + [.H153]+ [.B154]" office:value-type="float" office:value="18" calcext:value-type="float">
            <text:p>18</text:p>
          </table:table-cell>
          <table:table-cell table:formula="of:= IF([.G154] - [.F154] &lt; 0; -([.G154] - [.F154]); 0)" office:value-type="float" office:value="172" calcext:value-type="float">
            <text:p>172</text:p>
          </table:table-cell>
          <table:table-cell/>
        </table:table-row>
        <table:table-row table:style-name="ro1">
          <table:table-cell table:style-name="ce1" office:value-type="date" office:date-value="2022-06-03" calcext:value-type="date">
            <text:p>3.06.2022</text:p>
          </table:table-cell>
          <table:table-cell office:value-type="float" office:value="525" calcext:value-type="float">
            <text:p>525</text:p>
          </table:table-cell>
          <table:table-cell table:style-name="ce15" table:formula="of:=IF([.B155] = 0; [.C154]+1; 0)" office:value-type="float" office:value="0" calcext:value-type="float">
            <text:p>0</text:p>
          </table:table-cell>
          <table:table-cell table:formula="of:=IF(AND(MOD([.C155];5)=0; [.C155]&gt;0);IF(AND([.A155] &gt; DATE(2022; 4; 1); [.A155] &lt; DATE(2022; 9; 30)); 1; 0); 0)" office:value-type="float" office:value="0" calcext:value-type="float">
            <text:p>0</text:p>
          </table:table-cell>
          <table:table-cell table:formula="of:=WEEKDAY([.A155]; 1)" office:value-type="date" office:date-value="1900-01-05" calcext:value-type="date">
            <text:p>piątek </text:p>
          </table:table-cell>
          <table:table-cell table:formula="of:=IF([.E155] = 4; 260; 190) + 300 *[.D155]" office:value-type="float" office:value="190" calcext:value-type="float">
            <text:p>190</text:p>
          </table:table-cell>
          <table:table-cell table:formula="of:= [.G154] - [.F154] + [.H154]+ [.B155]" office:value-type="float" office:value="525" calcext:value-type="float">
            <text:p>525</text:p>
          </table:table-cell>
          <table:table-cell table:formula="of:= IF([.G155] - [.F155] &lt; 0; -([.G155] - [.F15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04" calcext:value-type="date">
            <text:p>4.06.2022</text:p>
          </table:table-cell>
          <table:table-cell office:value-type="float" office:value="697" calcext:value-type="float">
            <text:p>697</text:p>
          </table:table-cell>
          <table:table-cell table:style-name="ce15" table:formula="of:=IF([.B156] = 0; [.C155]+1; 0)" office:value-type="float" office:value="0" calcext:value-type="float">
            <text:p>0</text:p>
          </table:table-cell>
          <table:table-cell table:formula="of:=IF(AND(MOD([.C156];5)=0; [.C156]&gt;0);IF(AND([.A156] &gt; DATE(2022; 4; 1); [.A156] &lt; DATE(2022; 9; 30)); 1; 0); 0)" office:value-type="float" office:value="0" calcext:value-type="float">
            <text:p>0</text:p>
          </table:table-cell>
          <table:table-cell table:formula="of:=WEEKDAY([.A156]; 1)" office:value-type="date" office:date-value="1900-01-06" calcext:value-type="date">
            <text:p>sobota </text:p>
          </table:table-cell>
          <table:table-cell table:formula="of:=IF([.E156] = 4; 260; 190) + 300 *[.D156]" office:value-type="float" office:value="190" calcext:value-type="float">
            <text:p>190</text:p>
          </table:table-cell>
          <table:table-cell table:formula="of:= [.G155] - [.F155] + [.H155]+ [.B156]" office:value-type="float" office:value="1032" calcext:value-type="float">
            <text:p>1032</text:p>
          </table:table-cell>
          <table:table-cell table:formula="of:= IF([.G156] - [.F156] &lt; 0; -([.G156] - [.F15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05" calcext:value-type="date">
            <text:p>5.06.2022</text:p>
          </table:table-cell>
          <table:table-cell office:value-type="float" office:value="786" calcext:value-type="float">
            <text:p>786</text:p>
          </table:table-cell>
          <table:table-cell table:style-name="ce15" table:formula="of:=IF([.B157] = 0; [.C156]+1; 0)" office:value-type="float" office:value="0" calcext:value-type="float">
            <text:p>0</text:p>
          </table:table-cell>
          <table:table-cell table:formula="of:=IF(AND(MOD([.C157];5)=0; [.C157]&gt;0);IF(AND([.A157] &gt; DATE(2022; 4; 1); [.A157] &lt; DATE(2022; 9; 30)); 1; 0); 0)" office:value-type="float" office:value="0" calcext:value-type="float">
            <text:p>0</text:p>
          </table:table-cell>
          <table:table-cell table:formula="of:=WEEKDAY([.A157]; 1)" office:value-type="date" office:date-value="1899-12-31" calcext:value-type="date">
            <text:p>niedziela </text:p>
          </table:table-cell>
          <table:table-cell table:formula="of:=IF([.E157] = 4; 260; 190) + 300 *[.D157]" office:value-type="float" office:value="190" calcext:value-type="float">
            <text:p>190</text:p>
          </table:table-cell>
          <table:table-cell table:formula="of:= [.G156] - [.F156] + [.H156]+ [.B157]" office:value-type="float" office:value="1628" calcext:value-type="float">
            <text:p>1628</text:p>
          </table:table-cell>
          <table:table-cell table:formula="of:= IF([.G157] - [.F157] &lt; 0; -([.G157] - [.F15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06" calcext:value-type="date">
            <text:p>6.06.2022</text:p>
          </table:table-cell>
          <table:table-cell office:value-type="float" office:value="792" calcext:value-type="float">
            <text:p>792</text:p>
          </table:table-cell>
          <table:table-cell table:style-name="ce15" table:formula="of:=IF([.B158] = 0; [.C157]+1; 0)" office:value-type="float" office:value="0" calcext:value-type="float">
            <text:p>0</text:p>
          </table:table-cell>
          <table:table-cell table:formula="of:=IF(AND(MOD([.C158];5)=0; [.C158]&gt;0);IF(AND([.A158] &gt; DATE(2022; 4; 1); [.A158] &lt; DATE(2022; 9; 30)); 1; 0); 0)" office:value-type="float" office:value="0" calcext:value-type="float">
            <text:p>0</text:p>
          </table:table-cell>
          <table:table-cell table:formula="of:=WEEKDAY([.A158]; 1)" office:value-type="date" office:date-value="1900-01-01" calcext:value-type="date">
            <text:p>poniedziałek </text:p>
          </table:table-cell>
          <table:table-cell table:formula="of:=IF([.E158] = 4; 260; 190) + 300 *[.D158]" office:value-type="float" office:value="190" calcext:value-type="float">
            <text:p>190</text:p>
          </table:table-cell>
          <table:table-cell table:formula="of:= [.G157] - [.F157] + [.H157]+ [.B158]" office:value-type="float" office:value="2230" calcext:value-type="float">
            <text:p>2230</text:p>
          </table:table-cell>
          <table:table-cell table:formula="of:= IF([.G158] - [.F158] &lt; 0; -([.G158] - [.F15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07" calcext:value-type="date">
            <text:p>7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59] = 0; [.C158]+1; 0)" office:value-type="float" office:value="1" calcext:value-type="float">
            <text:p>1</text:p>
          </table:table-cell>
          <table:table-cell table:formula="of:=IF(AND(MOD([.C159];5)=0; [.C159]&gt;0);IF(AND([.A159] &gt; DATE(2022; 4; 1); [.A159] &lt; DATE(2022; 9; 30)); 1; 0); 0)" office:value-type="float" office:value="0" calcext:value-type="float">
            <text:p>0</text:p>
          </table:table-cell>
          <table:table-cell table:formula="of:=WEEKDAY([.A159]; 1)" office:value-type="date" office:date-value="1900-01-02" calcext:value-type="date">
            <text:p>wtorek </text:p>
          </table:table-cell>
          <table:table-cell table:formula="of:=IF([.E159] = 4; 260; 190) + 300 *[.D159]" office:value-type="float" office:value="190" calcext:value-type="float">
            <text:p>190</text:p>
          </table:table-cell>
          <table:table-cell table:formula="of:= [.G158] - [.F158] + [.H158]+ [.B159]" office:value-type="float" office:value="2040" calcext:value-type="float">
            <text:p>2040</text:p>
          </table:table-cell>
          <table:table-cell table:formula="of:= IF([.G159] - [.F159] &lt; 0; -([.G159] - [.F15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08" calcext:value-type="date">
            <text:p>8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0] = 0; [.C159]+1; 0)" office:value-type="float" office:value="2" calcext:value-type="float">
            <text:p>2</text:p>
          </table:table-cell>
          <table:table-cell table:formula="of:=IF(AND(MOD([.C160];5)=0; [.C160]&gt;0);IF(AND([.A160] &gt; DATE(2022; 4; 1); [.A160] &lt; DATE(2022; 9; 30)); 1; 0); 0)" office:value-type="float" office:value="0" calcext:value-type="float">
            <text:p>0</text:p>
          </table:table-cell>
          <table:table-cell table:formula="of:=WEEKDAY([.A160]; 1)" office:value-type="date" office:date-value="1900-01-03" calcext:value-type="date">
            <text:p>środa </text:p>
          </table:table-cell>
          <table:table-cell table:formula="of:=IF([.E160] = 4; 260; 190) + 300 *[.D160]" office:value-type="float" office:value="260" calcext:value-type="float">
            <text:p>260</text:p>
          </table:table-cell>
          <table:table-cell table:formula="of:= [.G159] - [.F159] + [.H159]+ [.B160]" office:value-type="float" office:value="1850" calcext:value-type="float">
            <text:p>1850</text:p>
          </table:table-cell>
          <table:table-cell table:formula="of:= IF([.G160] - [.F160] &lt; 0; -([.G160] - [.F16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09" calcext:value-type="date">
            <text:p>9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1] = 0; [.C160]+1; 0)" office:value-type="float" office:value="3" calcext:value-type="float">
            <text:p>3</text:p>
          </table:table-cell>
          <table:table-cell table:formula="of:=IF(AND(MOD([.C161];5)=0; [.C161]&gt;0);IF(AND([.A161] &gt; DATE(2022; 4; 1); [.A161] &lt; DATE(2022; 9; 30)); 1; 0); 0)" office:value-type="float" office:value="0" calcext:value-type="float">
            <text:p>0</text:p>
          </table:table-cell>
          <table:table-cell table:formula="of:=WEEKDAY([.A161]; 1)" office:value-type="date" office:date-value="1900-01-04" calcext:value-type="date">
            <text:p>czwartek </text:p>
          </table:table-cell>
          <table:table-cell table:formula="of:=IF([.E161] = 4; 260; 190) + 300 *[.D161]" office:value-type="float" office:value="190" calcext:value-type="float">
            <text:p>190</text:p>
          </table:table-cell>
          <table:table-cell table:formula="of:= [.G160] - [.F160] + [.H160]+ [.B161]" office:value-type="float" office:value="1590" calcext:value-type="float">
            <text:p>1590</text:p>
          </table:table-cell>
          <table:table-cell table:formula="of:= IF([.G161] - [.F161] &lt; 0; -([.G161] - [.F16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0" calcext:value-type="date">
            <text:p>10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2] = 0; [.C161]+1; 0)" office:value-type="float" office:value="4" calcext:value-type="float">
            <text:p>4</text:p>
          </table:table-cell>
          <table:table-cell table:formula="of:=IF(AND(MOD([.C162];5)=0; [.C162]&gt;0);IF(AND([.A162] &gt; DATE(2022; 4; 1); [.A162] &lt; DATE(2022; 9; 30)); 1; 0); 0)" office:value-type="float" office:value="0" calcext:value-type="float">
            <text:p>0</text:p>
          </table:table-cell>
          <table:table-cell table:formula="of:=WEEKDAY([.A162]; 1)" office:value-type="date" office:date-value="1900-01-05" calcext:value-type="date">
            <text:p>piątek </text:p>
          </table:table-cell>
          <table:table-cell table:formula="of:=IF([.E162] = 4; 260; 190) + 300 *[.D162]" office:value-type="float" office:value="190" calcext:value-type="float">
            <text:p>190</text:p>
          </table:table-cell>
          <table:table-cell table:formula="of:= [.G161] - [.F161] + [.H161]+ [.B162]" office:value-type="float" office:value="1400" calcext:value-type="float">
            <text:p>1400</text:p>
          </table:table-cell>
          <table:table-cell table:formula="of:= IF([.G162] - [.F162] &lt; 0; -([.G162] - [.F16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1" calcext:value-type="date">
            <text:p>11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3] = 0; [.C162]+1; 0)" office:value-type="float" office:value="5" calcext:value-type="float">
            <text:p>5</text:p>
          </table:table-cell>
          <table:table-cell table:formula="of:=IF(AND(MOD([.C163];5)=0; [.C163]&gt;0);IF(AND([.A163] &gt; DATE(2022; 4; 1); [.A163] &lt; DATE(2022; 9; 30)); 1; 0); 0)" office:value-type="float" office:value="1" calcext:value-type="float">
            <text:p>1</text:p>
          </table:table-cell>
          <table:table-cell table:formula="of:=WEEKDAY([.A163]; 1)" office:value-type="date" office:date-value="1900-01-06" calcext:value-type="date">
            <text:p>sobota </text:p>
          </table:table-cell>
          <table:table-cell table:formula="of:=IF([.E163] = 4; 260; 190) + 300 *[.D163]" office:value-type="float" office:value="490" calcext:value-type="float">
            <text:p>490</text:p>
          </table:table-cell>
          <table:table-cell table:formula="of:= [.G162] - [.F162] + [.H162]+ [.B163]" office:value-type="float" office:value="1210" calcext:value-type="float">
            <text:p>1210</text:p>
          </table:table-cell>
          <table:table-cell table:formula="of:= IF([.G163] - [.F163] &lt; 0; -([.G163] - [.F16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2" calcext:value-type="date">
            <text:p>12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4] = 0; [.C163]+1; 0)" office:value-type="float" office:value="6" calcext:value-type="float">
            <text:p>6</text:p>
          </table:table-cell>
          <table:table-cell table:formula="of:=IF(AND(MOD([.C164];5)=0; [.C164]&gt;0);IF(AND([.A164] &gt; DATE(2022; 4; 1); [.A164] &lt; DATE(2022; 9; 30)); 1; 0); 0)" office:value-type="float" office:value="0" calcext:value-type="float">
            <text:p>0</text:p>
          </table:table-cell>
          <table:table-cell table:formula="of:=WEEKDAY([.A164]; 1)" office:value-type="date" office:date-value="1899-12-31" calcext:value-type="date">
            <text:p>niedziela </text:p>
          </table:table-cell>
          <table:table-cell table:formula="of:=IF([.E164] = 4; 260; 190) + 300 *[.D164]" office:value-type="float" office:value="190" calcext:value-type="float">
            <text:p>190</text:p>
          </table:table-cell>
          <table:table-cell table:formula="of:= [.G163] - [.F163] + [.H163]+ [.B164]" office:value-type="float" office:value="720" calcext:value-type="float">
            <text:p>720</text:p>
          </table:table-cell>
          <table:table-cell table:formula="of:= IF([.G164] - [.F164] &lt; 0; -([.G164] - [.F16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3" calcext:value-type="date">
            <text:p>13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5] = 0; [.C164]+1; 0)" office:value-type="float" office:value="7" calcext:value-type="float">
            <text:p>7</text:p>
          </table:table-cell>
          <table:table-cell table:formula="of:=IF(AND(MOD([.C165];5)=0; [.C165]&gt;0);IF(AND([.A165] &gt; DATE(2022; 4; 1); [.A165] &lt; DATE(2022; 9; 30)); 1; 0); 0)" office:value-type="float" office:value="0" calcext:value-type="float">
            <text:p>0</text:p>
          </table:table-cell>
          <table:table-cell table:formula="of:=WEEKDAY([.A165]; 1)" office:value-type="date" office:date-value="1900-01-01" calcext:value-type="date">
            <text:p>poniedziałek </text:p>
          </table:table-cell>
          <table:table-cell table:formula="of:=IF([.E165] = 4; 260; 190) + 300 *[.D165]" office:value-type="float" office:value="190" calcext:value-type="float">
            <text:p>190</text:p>
          </table:table-cell>
          <table:table-cell table:formula="of:= [.G164] - [.F164] + [.H164]+ [.B165]" office:value-type="float" office:value="530" calcext:value-type="float">
            <text:p>530</text:p>
          </table:table-cell>
          <table:table-cell table:formula="of:= IF([.G165] - [.F165] &lt; 0; -([.G165] - [.F16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4" calcext:value-type="date">
            <text:p>14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6] = 0; [.C165]+1; 0)" office:value-type="float" office:value="8" calcext:value-type="float">
            <text:p>8</text:p>
          </table:table-cell>
          <table:table-cell table:formula="of:=IF(AND(MOD([.C166];5)=0; [.C166]&gt;0);IF(AND([.A166] &gt; DATE(2022; 4; 1); [.A166] &lt; DATE(2022; 9; 30)); 1; 0); 0)" office:value-type="float" office:value="0" calcext:value-type="float">
            <text:p>0</text:p>
          </table:table-cell>
          <table:table-cell table:formula="of:=WEEKDAY([.A166]; 1)" office:value-type="date" office:date-value="1900-01-02" calcext:value-type="date">
            <text:p>wtorek </text:p>
          </table:table-cell>
          <table:table-cell table:formula="of:=IF([.E166] = 4; 260; 190) + 300 *[.D166]" office:value-type="float" office:value="190" calcext:value-type="float">
            <text:p>190</text:p>
          </table:table-cell>
          <table:table-cell table:formula="of:= [.G165] - [.F165] + [.H165]+ [.B166]" office:value-type="float" office:value="340" calcext:value-type="float">
            <text:p>340</text:p>
          </table:table-cell>
          <table:table-cell table:formula="of:= IF([.G166] - [.F166] &lt; 0; -([.G166] - [.F16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5" calcext:value-type="date">
            <text:p>15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7] = 0; [.C166]+1; 0)" office:value-type="float" office:value="9" calcext:value-type="float">
            <text:p>9</text:p>
          </table:table-cell>
          <table:table-cell table:formula="of:=IF(AND(MOD([.C167];5)=0; [.C167]&gt;0);IF(AND([.A167] &gt; DATE(2022; 4; 1); [.A167] &lt; DATE(2022; 9; 30)); 1; 0); 0)" office:value-type="float" office:value="0" calcext:value-type="float">
            <text:p>0</text:p>
          </table:table-cell>
          <table:table-cell table:formula="of:=WEEKDAY([.A167]; 1)" office:value-type="date" office:date-value="1900-01-03" calcext:value-type="date">
            <text:p>środa </text:p>
          </table:table-cell>
          <table:table-cell table:formula="of:=IF([.E167] = 4; 260; 190) + 300 *[.D167]" office:value-type="float" office:value="260" calcext:value-type="float">
            <text:p>260</text:p>
          </table:table-cell>
          <table:table-cell table:formula="of:= [.G166] - [.F166] + [.H166]+ [.B167]" office:value-type="float" office:value="150" calcext:value-type="float">
            <text:p>150</text:p>
          </table:table-cell>
          <table:table-cell table:formula="of:= IF([.G167] - [.F167] &lt; 0; -([.G167] - [.F167]); 0)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1" office:value-type="date" office:date-value="2022-06-16" calcext:value-type="date">
            <text:p>16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68] = 0; [.C167]+1; 0)" office:value-type="float" office:value="10" calcext:value-type="float">
            <text:p>10</text:p>
          </table:table-cell>
          <table:table-cell table:formula="of:=IF(AND(MOD([.C168];5)=0; [.C168]&gt;0);IF(AND([.A168] &gt; DATE(2022; 4; 1); [.A168] &lt; DATE(2022; 9; 30)); 1; 0); 0)" office:value-type="float" office:value="1" calcext:value-type="float">
            <text:p>1</text:p>
          </table:table-cell>
          <table:table-cell table:formula="of:=WEEKDAY([.A168]; 1)" office:value-type="date" office:date-value="1900-01-04" calcext:value-type="date">
            <text:p>czwartek </text:p>
          </table:table-cell>
          <table:table-cell table:formula="of:=IF([.E168] = 4; 260; 190) + 300 *[.D168]" office:value-type="float" office:value="490" calcext:value-type="float">
            <text:p>490</text:p>
          </table:table-cell>
          <table:table-cell table:formula="of:= [.G167] - [.F167] + [.H167]+ [.B168]" office:value-type="float" office:value="0" calcext:value-type="float">
            <text:p>0</text:p>
          </table:table-cell>
          <table:table-cell table:formula="of:= IF([.G168] - [.F168] &lt; 0; -([.G168] - [.F168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6-17" calcext:value-type="date">
            <text:p>17.06.2022</text:p>
          </table:table-cell>
          <table:table-cell office:value-type="float" office:value="998" calcext:value-type="float">
            <text:p>998</text:p>
          </table:table-cell>
          <table:table-cell table:style-name="ce15" table:formula="of:=IF([.B169] = 0; [.C168]+1; 0)" office:value-type="float" office:value="0" calcext:value-type="float">
            <text:p>0</text:p>
          </table:table-cell>
          <table:table-cell table:formula="of:=IF(AND(MOD([.C169];5)=0; [.C169]&gt;0);IF(AND([.A169] &gt; DATE(2022; 4; 1); [.A169] &lt; DATE(2022; 9; 30)); 1; 0); 0)" office:value-type="float" office:value="0" calcext:value-type="float">
            <text:p>0</text:p>
          </table:table-cell>
          <table:table-cell table:formula="of:=WEEKDAY([.A169]; 1)" office:value-type="date" office:date-value="1900-01-05" calcext:value-type="date">
            <text:p>piątek </text:p>
          </table:table-cell>
          <table:table-cell table:formula="of:=IF([.E169] = 4; 260; 190) + 300 *[.D169]" office:value-type="float" office:value="190" calcext:value-type="float">
            <text:p>190</text:p>
          </table:table-cell>
          <table:table-cell table:formula="of:= [.G168] - [.F168] + [.H168]+ [.B169]" office:value-type="float" office:value="998" calcext:value-type="float">
            <text:p>998</text:p>
          </table:table-cell>
          <table:table-cell table:formula="of:= IF([.G169] - [.F169] &lt; 0; -([.G169] - [.F16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8" calcext:value-type="date">
            <text:p>18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0] = 0; [.C169]+1; 0)" office:value-type="float" office:value="1" calcext:value-type="float">
            <text:p>1</text:p>
          </table:table-cell>
          <table:table-cell table:formula="of:=IF(AND(MOD([.C170];5)=0; [.C170]&gt;0);IF(AND([.A170] &gt; DATE(2022; 4; 1); [.A170] &lt; DATE(2022; 9; 30)); 1; 0); 0)" office:value-type="float" office:value="0" calcext:value-type="float">
            <text:p>0</text:p>
          </table:table-cell>
          <table:table-cell table:formula="of:=WEEKDAY([.A170]; 1)" office:value-type="date" office:date-value="1900-01-06" calcext:value-type="date">
            <text:p>sobota </text:p>
          </table:table-cell>
          <table:table-cell table:formula="of:=IF([.E170] = 4; 260; 190) + 300 *[.D170]" office:value-type="float" office:value="190" calcext:value-type="float">
            <text:p>190</text:p>
          </table:table-cell>
          <table:table-cell table:formula="of:= [.G169] - [.F169] + [.H169]+ [.B170]" office:value-type="float" office:value="808" calcext:value-type="float">
            <text:p>808</text:p>
          </table:table-cell>
          <table:table-cell table:formula="of:= IF([.G170] - [.F170] &lt; 0; -([.G170] - [.F17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19" calcext:value-type="date">
            <text:p>19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1] = 0; [.C170]+1; 0)" office:value-type="float" office:value="2" calcext:value-type="float">
            <text:p>2</text:p>
          </table:table-cell>
          <table:table-cell table:formula="of:=IF(AND(MOD([.C171];5)=0; [.C171]&gt;0);IF(AND([.A171] &gt; DATE(2022; 4; 1); [.A171] &lt; DATE(2022; 9; 30)); 1; 0); 0)" office:value-type="float" office:value="0" calcext:value-type="float">
            <text:p>0</text:p>
          </table:table-cell>
          <table:table-cell table:formula="of:=WEEKDAY([.A171]; 1)" office:value-type="date" office:date-value="1899-12-31" calcext:value-type="date">
            <text:p>niedziela </text:p>
          </table:table-cell>
          <table:table-cell table:formula="of:=IF([.E171] = 4; 260; 190) + 300 *[.D171]" office:value-type="float" office:value="190" calcext:value-type="float">
            <text:p>190</text:p>
          </table:table-cell>
          <table:table-cell table:formula="of:= [.G170] - [.F170] + [.H170]+ [.B171]" office:value-type="float" office:value="618" calcext:value-type="float">
            <text:p>618</text:p>
          </table:table-cell>
          <table:table-cell table:formula="of:= IF([.G171] - [.F171] &lt; 0; -([.G171] - [.F17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20" calcext:value-type="date">
            <text:p>20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2] = 0; [.C171]+1; 0)" office:value-type="float" office:value="3" calcext:value-type="float">
            <text:p>3</text:p>
          </table:table-cell>
          <table:table-cell table:formula="of:=IF(AND(MOD([.C172];5)=0; [.C172]&gt;0);IF(AND([.A172] &gt; DATE(2022; 4; 1); [.A172] &lt; DATE(2022; 9; 30)); 1; 0); 0)" office:value-type="float" office:value="0" calcext:value-type="float">
            <text:p>0</text:p>
          </table:table-cell>
          <table:table-cell table:formula="of:=WEEKDAY([.A172]; 1)" office:value-type="date" office:date-value="1900-01-01" calcext:value-type="date">
            <text:p>poniedziałek </text:p>
          </table:table-cell>
          <table:table-cell table:formula="of:=IF([.E172] = 4; 260; 190) + 300 *[.D172]" office:value-type="float" office:value="190" calcext:value-type="float">
            <text:p>190</text:p>
          </table:table-cell>
          <table:table-cell table:formula="of:= [.G171] - [.F171] + [.H171]+ [.B172]" office:value-type="float" office:value="428" calcext:value-type="float">
            <text:p>428</text:p>
          </table:table-cell>
          <table:table-cell table:formula="of:= IF([.G172] - [.F172] &lt; 0; -([.G172] - [.F17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21" calcext:value-type="date">
            <text:p>21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3] = 0; [.C172]+1; 0)" office:value-type="float" office:value="4" calcext:value-type="float">
            <text:p>4</text:p>
          </table:table-cell>
          <table:table-cell table:formula="of:=IF(AND(MOD([.C173];5)=0; [.C173]&gt;0);IF(AND([.A173] &gt; DATE(2022; 4; 1); [.A173] &lt; DATE(2022; 9; 30)); 1; 0); 0)" office:value-type="float" office:value="0" calcext:value-type="float">
            <text:p>0</text:p>
          </table:table-cell>
          <table:table-cell table:formula="of:=WEEKDAY([.A173]; 1)" office:value-type="date" office:date-value="1900-01-02" calcext:value-type="date">
            <text:p>wtorek </text:p>
          </table:table-cell>
          <table:table-cell table:formula="of:=IF([.E173] = 4; 260; 190) + 300 *[.D173]" office:value-type="float" office:value="190" calcext:value-type="float">
            <text:p>190</text:p>
          </table:table-cell>
          <table:table-cell table:formula="of:= [.G172] - [.F172] + [.H172]+ [.B173]" office:value-type="float" office:value="238" calcext:value-type="float">
            <text:p>238</text:p>
          </table:table-cell>
          <table:table-cell table:formula="of:= IF([.G173] - [.F173] &lt; 0; -([.G173] - [.F17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22" calcext:value-type="date">
            <text:p>22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4] = 0; [.C173]+1; 0)" office:value-type="float" office:value="5" calcext:value-type="float">
            <text:p>5</text:p>
          </table:table-cell>
          <table:table-cell table:formula="of:=IF(AND(MOD([.C174];5)=0; [.C174]&gt;0);IF(AND([.A174] &gt; DATE(2022; 4; 1); [.A174] &lt; DATE(2022; 9; 30)); 1; 0); 0)" office:value-type="float" office:value="1" calcext:value-type="float">
            <text:p>1</text:p>
          </table:table-cell>
          <table:table-cell table:formula="of:=WEEKDAY([.A174]; 1)" office:value-type="date" office:date-value="1900-01-03" calcext:value-type="date">
            <text:p>środa </text:p>
          </table:table-cell>
          <table:table-cell table:formula="of:=IF([.E174] = 4; 260; 190) + 300 *[.D174]" office:value-type="float" office:value="560" calcext:value-type="float">
            <text:p>560</text:p>
          </table:table-cell>
          <table:table-cell table:formula="of:= [.G173] - [.F173] + [.H173]+ [.B174]" office:value-type="float" office:value="48" calcext:value-type="float">
            <text:p>48</text:p>
          </table:table-cell>
          <table:table-cell table:formula="of:= IF([.G174] - [.F174] &lt; 0; -([.G174] - [.F174]); 0)"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1" office:value-type="date" office:date-value="2022-06-23" calcext:value-type="date">
            <text:p>23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5] = 0; [.C174]+1; 0)" office:value-type="float" office:value="6" calcext:value-type="float">
            <text:p>6</text:p>
          </table:table-cell>
          <table:table-cell table:formula="of:=IF(AND(MOD([.C175];5)=0; [.C175]&gt;0);IF(AND([.A175] &gt; DATE(2022; 4; 1); [.A175] &lt; DATE(2022; 9; 30)); 1; 0); 0)" office:value-type="float" office:value="0" calcext:value-type="float">
            <text:p>0</text:p>
          </table:table-cell>
          <table:table-cell table:formula="of:=WEEKDAY([.A175]; 1)" office:value-type="date" office:date-value="1900-01-04" calcext:value-type="date">
            <text:p>czwartek </text:p>
          </table:table-cell>
          <table:table-cell table:formula="of:=IF([.E175] = 4; 260; 190) + 300 *[.D175]" office:value-type="float" office:value="190" calcext:value-type="float">
            <text:p>190</text:p>
          </table:table-cell>
          <table:table-cell table:formula="of:= [.G174] - [.F174] + [.H174]+ [.B175]" office:value-type="float" office:value="0" calcext:value-type="float">
            <text:p>0</text:p>
          </table:table-cell>
          <table:table-cell table:formula="of:= IF([.G175] - [.F175] &lt; 0; -([.G175] - [.F175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6-24" calcext:value-type="date">
            <text:p>24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6] = 0; [.C175]+1; 0)" office:value-type="float" office:value="7" calcext:value-type="float">
            <text:p>7</text:p>
          </table:table-cell>
          <table:table-cell table:formula="of:=IF(AND(MOD([.C176];5)=0; [.C176]&gt;0);IF(AND([.A176] &gt; DATE(2022; 4; 1); [.A176] &lt; DATE(2022; 9; 30)); 1; 0); 0)" office:value-type="float" office:value="0" calcext:value-type="float">
            <text:p>0</text:p>
          </table:table-cell>
          <table:table-cell table:formula="of:=WEEKDAY([.A176]; 1)" office:value-type="date" office:date-value="1900-01-05" calcext:value-type="date">
            <text:p>piątek </text:p>
          </table:table-cell>
          <table:table-cell table:formula="of:=IF([.E176] = 4; 260; 190) + 300 *[.D176]" office:value-type="float" office:value="190" calcext:value-type="float">
            <text:p>190</text:p>
          </table:table-cell>
          <table:table-cell table:formula="of:= [.G175] - [.F175] + [.H175]+ [.B176]" office:value-type="float" office:value="0" calcext:value-type="float">
            <text:p>0</text:p>
          </table:table-cell>
          <table:table-cell table:formula="of:= IF([.G176] - [.F176] &lt; 0; -([.G176] - [.F17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6-25" calcext:value-type="date">
            <text:p>25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77] = 0; [.C176]+1; 0)" office:value-type="float" office:value="8" calcext:value-type="float">
            <text:p>8</text:p>
          </table:table-cell>
          <table:table-cell table:formula="of:=IF(AND(MOD([.C177];5)=0; [.C177]&gt;0);IF(AND([.A177] &gt; DATE(2022; 4; 1); [.A177] &lt; DATE(2022; 9; 30)); 1; 0); 0)" office:value-type="float" office:value="0" calcext:value-type="float">
            <text:p>0</text:p>
          </table:table-cell>
          <table:table-cell table:formula="of:=WEEKDAY([.A177]; 1)" office:value-type="date" office:date-value="1900-01-06" calcext:value-type="date">
            <text:p>sobota </text:p>
          </table:table-cell>
          <table:table-cell table:formula="of:=IF([.E177] = 4; 260; 190) + 300 *[.D177]" office:value-type="float" office:value="190" calcext:value-type="float">
            <text:p>190</text:p>
          </table:table-cell>
          <table:table-cell table:formula="of:= [.G176] - [.F176] + [.H176]+ [.B177]" office:value-type="float" office:value="0" calcext:value-type="float">
            <text:p>0</text:p>
          </table:table-cell>
          <table:table-cell table:formula="of:= IF([.G177] - [.F177] &lt; 0; -([.G177] - [.F17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6-26" calcext:value-type="date">
            <text:p>26.06.2022</text:p>
          </table:table-cell>
          <table:table-cell office:value-type="float" office:value="540" calcext:value-type="float">
            <text:p>540</text:p>
          </table:table-cell>
          <table:table-cell table:style-name="ce15" table:formula="of:=IF([.B178] = 0; [.C177]+1; 0)" office:value-type="float" office:value="0" calcext:value-type="float">
            <text:p>0</text:p>
          </table:table-cell>
          <table:table-cell table:formula="of:=IF(AND(MOD([.C178];5)=0; [.C178]&gt;0);IF(AND([.A178] &gt; DATE(2022; 4; 1); [.A178] &lt; DATE(2022; 9; 30)); 1; 0); 0)" office:value-type="float" office:value="0" calcext:value-type="float">
            <text:p>0</text:p>
          </table:table-cell>
          <table:table-cell table:formula="of:=WEEKDAY([.A178]; 1)" office:value-type="date" office:date-value="1899-12-31" calcext:value-type="date">
            <text:p>niedziela </text:p>
          </table:table-cell>
          <table:table-cell table:formula="of:=IF([.E178] = 4; 260; 190) + 300 *[.D178]" office:value-type="float" office:value="190" calcext:value-type="float">
            <text:p>190</text:p>
          </table:table-cell>
          <table:table-cell table:formula="of:= [.G177] - [.F177] + [.H177]+ [.B178]" office:value-type="float" office:value="540" calcext:value-type="float">
            <text:p>540</text:p>
          </table:table-cell>
          <table:table-cell table:formula="of:= IF([.G178] - [.F178] &lt; 0; -([.G178] - [.F17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27" calcext:value-type="date">
            <text:p>27.06.2022</text:p>
          </table:table-cell>
          <table:table-cell office:value-type="float" office:value="607" calcext:value-type="float">
            <text:p>607</text:p>
          </table:table-cell>
          <table:table-cell table:style-name="ce15" table:formula="of:=IF([.B179] = 0; [.C178]+1; 0)" office:value-type="float" office:value="0" calcext:value-type="float">
            <text:p>0</text:p>
          </table:table-cell>
          <table:table-cell table:formula="of:=IF(AND(MOD([.C179];5)=0; [.C179]&gt;0);IF(AND([.A179] &gt; DATE(2022; 4; 1); [.A179] &lt; DATE(2022; 9; 30)); 1; 0); 0)" office:value-type="float" office:value="0" calcext:value-type="float">
            <text:p>0</text:p>
          </table:table-cell>
          <table:table-cell table:formula="of:=WEEKDAY([.A179]; 1)" office:value-type="date" office:date-value="1900-01-01" calcext:value-type="date">
            <text:p>poniedziałek </text:p>
          </table:table-cell>
          <table:table-cell table:formula="of:=IF([.E179] = 4; 260; 190) + 300 *[.D179]" office:value-type="float" office:value="190" calcext:value-type="float">
            <text:p>190</text:p>
          </table:table-cell>
          <table:table-cell table:formula="of:= [.G178] - [.F178] + [.H178]+ [.B179]" office:value-type="float" office:value="957" calcext:value-type="float">
            <text:p>957</text:p>
          </table:table-cell>
          <table:table-cell table:formula="of:= IF([.G179] - [.F179] &lt; 0; -([.G179] - [.F17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28" calcext:value-type="date">
            <text:p>28.06.2022</text:p>
          </table:table-cell>
          <table:table-cell office:value-type="float" office:value="603" calcext:value-type="float">
            <text:p>603</text:p>
          </table:table-cell>
          <table:table-cell table:style-name="ce15" table:formula="of:=IF([.B180] = 0; [.C179]+1; 0)" office:value-type="float" office:value="0" calcext:value-type="float">
            <text:p>0</text:p>
          </table:table-cell>
          <table:table-cell table:formula="of:=IF(AND(MOD([.C180];5)=0; [.C180]&gt;0);IF(AND([.A180] &gt; DATE(2022; 4; 1); [.A180] &lt; DATE(2022; 9; 30)); 1; 0); 0)" office:value-type="float" office:value="0" calcext:value-type="float">
            <text:p>0</text:p>
          </table:table-cell>
          <table:table-cell table:formula="of:=WEEKDAY([.A180]; 1)" office:value-type="date" office:date-value="1900-01-02" calcext:value-type="date">
            <text:p>wtorek </text:p>
          </table:table-cell>
          <table:table-cell table:formula="of:=IF([.E180] = 4; 260; 190) + 300 *[.D180]" office:value-type="float" office:value="190" calcext:value-type="float">
            <text:p>190</text:p>
          </table:table-cell>
          <table:table-cell table:formula="of:= [.G179] - [.F179] + [.H179]+ [.B180]" office:value-type="float" office:value="1370" calcext:value-type="float">
            <text:p>1370</text:p>
          </table:table-cell>
          <table:table-cell table:formula="of:= IF([.G180] - [.F180] &lt; 0; -([.G180] - [.F18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29" calcext:value-type="date">
            <text:p>29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1] = 0; [.C180]+1; 0)" office:value-type="float" office:value="1" calcext:value-type="float">
            <text:p>1</text:p>
          </table:table-cell>
          <table:table-cell table:formula="of:=IF(AND(MOD([.C181];5)=0; [.C181]&gt;0);IF(AND([.A181] &gt; DATE(2022; 4; 1); [.A181] &lt; DATE(2022; 9; 30)); 1; 0); 0)" office:value-type="float" office:value="0" calcext:value-type="float">
            <text:p>0</text:p>
          </table:table-cell>
          <table:table-cell table:formula="of:=WEEKDAY([.A181]; 1)" office:value-type="date" office:date-value="1900-01-03" calcext:value-type="date">
            <text:p>środa </text:p>
          </table:table-cell>
          <table:table-cell table:formula="of:=IF([.E181] = 4; 260; 190) + 300 *[.D181]" office:value-type="float" office:value="260" calcext:value-type="float">
            <text:p>260</text:p>
          </table:table-cell>
          <table:table-cell table:formula="of:= [.G180] - [.F180] + [.H180]+ [.B181]" office:value-type="float" office:value="1180" calcext:value-type="float">
            <text:p>1180</text:p>
          </table:table-cell>
          <table:table-cell table:formula="of:= IF([.G181] - [.F181] &lt; 0; -([.G181] - [.F18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6-30" calcext:value-type="date">
            <text:p>30.06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2] = 0; [.C181]+1; 0)" office:value-type="float" office:value="2" calcext:value-type="float">
            <text:p>2</text:p>
          </table:table-cell>
          <table:table-cell table:formula="of:=IF(AND(MOD([.C182];5)=0; [.C182]&gt;0);IF(AND([.A182] &gt; DATE(2022; 4; 1); [.A182] &lt; DATE(2022; 9; 30)); 1; 0); 0)" office:value-type="float" office:value="0" calcext:value-type="float">
            <text:p>0</text:p>
          </table:table-cell>
          <table:table-cell table:formula="of:=WEEKDAY([.A182]; 1)" office:value-type="date" office:date-value="1900-01-04" calcext:value-type="date">
            <text:p>czwartek </text:p>
          </table:table-cell>
          <table:table-cell table:formula="of:=IF([.E182] = 4; 260; 190) + 300 *[.D182]" office:value-type="float" office:value="190" calcext:value-type="float">
            <text:p>190</text:p>
          </table:table-cell>
          <table:table-cell table:formula="of:= [.G181] - [.F181] + [.H181]+ [.B182]" office:value-type="float" office:value="920" calcext:value-type="float">
            <text:p>920</text:p>
          </table:table-cell>
          <table:table-cell table:formula="of:= IF([.G182] - [.F182] &lt; 0; -([.G182] - [.F18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01" calcext:value-type="date">
            <text:p>1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3] = 0; [.C182]+1; 0)" office:value-type="float" office:value="3" calcext:value-type="float">
            <text:p>3</text:p>
          </table:table-cell>
          <table:table-cell table:formula="of:=IF(AND(MOD([.C183];5)=0; [.C183]&gt;0);IF(AND([.A183] &gt; DATE(2022; 4; 1); [.A183] &lt; DATE(2022; 9; 30)); 1; 0); 0)" office:value-type="float" office:value="0" calcext:value-type="float">
            <text:p>0</text:p>
          </table:table-cell>
          <table:table-cell table:formula="of:=WEEKDAY([.A183]; 1)" office:value-type="date" office:date-value="1900-01-05" calcext:value-type="date">
            <text:p>piątek </text:p>
          </table:table-cell>
          <table:table-cell table:formula="of:=IF([.E183] = 4; 260; 190) + 300 *[.D183]" office:value-type="float" office:value="190" calcext:value-type="float">
            <text:p>190</text:p>
          </table:table-cell>
          <table:table-cell table:formula="of:= [.G182] - [.F182] + [.H182]+ [.B183]" office:value-type="float" office:value="730" calcext:value-type="float">
            <text:p>730</text:p>
          </table:table-cell>
          <table:table-cell table:formula="of:= IF([.G183] - [.F183] &lt; 0; -([.G183] - [.F18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02" calcext:value-type="date">
            <text:p>2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4] = 0; [.C183]+1; 0)" office:value-type="float" office:value="4" calcext:value-type="float">
            <text:p>4</text:p>
          </table:table-cell>
          <table:table-cell table:formula="of:=IF(AND(MOD([.C184];5)=0; [.C184]&gt;0);IF(AND([.A184] &gt; DATE(2022; 4; 1); [.A184] &lt; DATE(2022; 9; 30)); 1; 0); 0)" office:value-type="float" office:value="0" calcext:value-type="float">
            <text:p>0</text:p>
          </table:table-cell>
          <table:table-cell table:formula="of:=WEEKDAY([.A184]; 1)" office:value-type="date" office:date-value="1900-01-06" calcext:value-type="date">
            <text:p>sobota </text:p>
          </table:table-cell>
          <table:table-cell table:formula="of:=IF([.E184] = 4; 260; 190) + 300 *[.D184]" office:value-type="float" office:value="190" calcext:value-type="float">
            <text:p>190</text:p>
          </table:table-cell>
          <table:table-cell table:formula="of:= [.G183] - [.F183] + [.H183]+ [.B184]" office:value-type="float" office:value="540" calcext:value-type="float">
            <text:p>540</text:p>
          </table:table-cell>
          <table:table-cell table:formula="of:= IF([.G184] - [.F184] &lt; 0; -([.G184] - [.F18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03" calcext:value-type="date">
            <text:p>3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5] = 0; [.C184]+1; 0)" office:value-type="float" office:value="5" calcext:value-type="float">
            <text:p>5</text:p>
          </table:table-cell>
          <table:table-cell table:formula="of:=IF(AND(MOD([.C185];5)=0; [.C185]&gt;0);IF(AND([.A185] &gt; DATE(2022; 4; 1); [.A185] &lt; DATE(2022; 9; 30)); 1; 0); 0)" office:value-type="float" office:value="1" calcext:value-type="float">
            <text:p>1</text:p>
          </table:table-cell>
          <table:table-cell table:formula="of:=WEEKDAY([.A185]; 1)" office:value-type="date" office:date-value="1899-12-31" calcext:value-type="date">
            <text:p>niedziela </text:p>
          </table:table-cell>
          <table:table-cell table:formula="of:=IF([.E185] = 4; 260; 190) + 300 *[.D185]" office:value-type="float" office:value="490" calcext:value-type="float">
            <text:p>490</text:p>
          </table:table-cell>
          <table:table-cell table:formula="of:= [.G184] - [.F184] + [.H184]+ [.B185]" office:value-type="float" office:value="350" calcext:value-type="float">
            <text:p>350</text:p>
          </table:table-cell>
          <table:table-cell table:formula="of:= IF([.G185] - [.F185] &lt; 0; -([.G185] - [.F185]); 0)" office:value-type="float" office:value="140" calcext:value-type="float">
            <text:p>140</text:p>
          </table:table-cell>
          <table:table-cell/>
        </table:table-row>
        <table:table-row table:style-name="ro1">
          <table:table-cell table:style-name="ce1" office:value-type="date" office:date-value="2022-07-04" calcext:value-type="date">
            <text:p>4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6] = 0; [.C185]+1; 0)" office:value-type="float" office:value="6" calcext:value-type="float">
            <text:p>6</text:p>
          </table:table-cell>
          <table:table-cell table:formula="of:=IF(AND(MOD([.C186];5)=0; [.C186]&gt;0);IF(AND([.A186] &gt; DATE(2022; 4; 1); [.A186] &lt; DATE(2022; 9; 30)); 1; 0); 0)" office:value-type="float" office:value="0" calcext:value-type="float">
            <text:p>0</text:p>
          </table:table-cell>
          <table:table-cell table:formula="of:=WEEKDAY([.A186]; 1)" office:value-type="date" office:date-value="1900-01-01" calcext:value-type="date">
            <text:p>poniedziałek </text:p>
          </table:table-cell>
          <table:table-cell table:formula="of:=IF([.E186] = 4; 260; 190) + 300 *[.D186]" office:value-type="float" office:value="190" calcext:value-type="float">
            <text:p>190</text:p>
          </table:table-cell>
          <table:table-cell table:formula="of:= [.G185] - [.F185] + [.H185]+ [.B186]" office:value-type="float" office:value="0" calcext:value-type="float">
            <text:p>0</text:p>
          </table:table-cell>
          <table:table-cell table:formula="of:= IF([.G186] - [.F186] &lt; 0; -([.G186] - [.F18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7-05" calcext:value-type="date">
            <text:p>5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87] = 0; [.C186]+1; 0)" office:value-type="float" office:value="7" calcext:value-type="float">
            <text:p>7</text:p>
          </table:table-cell>
          <table:table-cell table:formula="of:=IF(AND(MOD([.C187];5)=0; [.C187]&gt;0);IF(AND([.A187] &gt; DATE(2022; 4; 1); [.A187] &lt; DATE(2022; 9; 30)); 1; 0); 0)" office:value-type="float" office:value="0" calcext:value-type="float">
            <text:p>0</text:p>
          </table:table-cell>
          <table:table-cell table:formula="of:=WEEKDAY([.A187]; 1)" office:value-type="date" office:date-value="1900-01-02" calcext:value-type="date">
            <text:p>wtorek </text:p>
          </table:table-cell>
          <table:table-cell table:formula="of:=IF([.E187] = 4; 260; 190) + 300 *[.D187]" office:value-type="float" office:value="190" calcext:value-type="float">
            <text:p>190</text:p>
          </table:table-cell>
          <table:table-cell table:formula="of:= [.G186] - [.F186] + [.H186]+ [.B187]" office:value-type="float" office:value="0" calcext:value-type="float">
            <text:p>0</text:p>
          </table:table-cell>
          <table:table-cell table:formula="of:= IF([.G187] - [.F187] &lt; 0; -([.G187] - [.F18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7-06" calcext:value-type="date">
            <text:p>6.07.2022</text:p>
          </table:table-cell>
          <table:table-cell office:value-type="float" office:value="527" calcext:value-type="float">
            <text:p>527</text:p>
          </table:table-cell>
          <table:table-cell table:style-name="ce15" table:formula="of:=IF([.B188] = 0; [.C187]+1; 0)" office:value-type="float" office:value="0" calcext:value-type="float">
            <text:p>0</text:p>
          </table:table-cell>
          <table:table-cell table:formula="of:=IF(AND(MOD([.C188];5)=0; [.C188]&gt;0);IF(AND([.A188] &gt; DATE(2022; 4; 1); [.A188] &lt; DATE(2022; 9; 30)); 1; 0); 0)" office:value-type="float" office:value="0" calcext:value-type="float">
            <text:p>0</text:p>
          </table:table-cell>
          <table:table-cell table:formula="of:=WEEKDAY([.A188]; 1)" office:value-type="date" office:date-value="1900-01-03" calcext:value-type="date">
            <text:p>środa </text:p>
          </table:table-cell>
          <table:table-cell table:formula="of:=IF([.E188] = 4; 260; 190) + 300 *[.D188]" office:value-type="float" office:value="260" calcext:value-type="float">
            <text:p>260</text:p>
          </table:table-cell>
          <table:table-cell table:formula="of:= [.G187] - [.F187] + [.H187]+ [.B188]" office:value-type="float" office:value="527" calcext:value-type="float">
            <text:p>527</text:p>
          </table:table-cell>
          <table:table-cell table:formula="of:= IF([.G188] - [.F188] &lt; 0; -([.G188] - [.F18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07" calcext:value-type="date">
            <text:p>7.07.2022</text:p>
          </table:table-cell>
          <table:table-cell office:value-type="float" office:value="619" calcext:value-type="float">
            <text:p>619</text:p>
          </table:table-cell>
          <table:table-cell table:style-name="ce15" table:formula="of:=IF([.B189] = 0; [.C188]+1; 0)" office:value-type="float" office:value="0" calcext:value-type="float">
            <text:p>0</text:p>
          </table:table-cell>
          <table:table-cell table:formula="of:=IF(AND(MOD([.C189];5)=0; [.C189]&gt;0);IF(AND([.A189] &gt; DATE(2022; 4; 1); [.A189] &lt; DATE(2022; 9; 30)); 1; 0); 0)" office:value-type="float" office:value="0" calcext:value-type="float">
            <text:p>0</text:p>
          </table:table-cell>
          <table:table-cell table:formula="of:=WEEKDAY([.A189]; 1)" office:value-type="date" office:date-value="1900-01-04" calcext:value-type="date">
            <text:p>czwartek </text:p>
          </table:table-cell>
          <table:table-cell table:formula="of:=IF([.E189] = 4; 260; 190) + 300 *[.D189]" office:value-type="float" office:value="190" calcext:value-type="float">
            <text:p>190</text:p>
          </table:table-cell>
          <table:table-cell table:formula="of:= [.G188] - [.F188] + [.H188]+ [.B189]" office:value-type="float" office:value="886" calcext:value-type="float">
            <text:p>886</text:p>
          </table:table-cell>
          <table:table-cell table:formula="of:= IF([.G189] - [.F189] &lt; 0; -([.G189] - [.F18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08" calcext:value-type="date">
            <text:p>8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0] = 0; [.C189]+1; 0)" office:value-type="float" office:value="1" calcext:value-type="float">
            <text:p>1</text:p>
          </table:table-cell>
          <table:table-cell table:formula="of:=IF(AND(MOD([.C190];5)=0; [.C190]&gt;0);IF(AND([.A190] &gt; DATE(2022; 4; 1); [.A190] &lt; DATE(2022; 9; 30)); 1; 0); 0)" office:value-type="float" office:value="0" calcext:value-type="float">
            <text:p>0</text:p>
          </table:table-cell>
          <table:table-cell table:formula="of:=WEEKDAY([.A190]; 1)" office:value-type="date" office:date-value="1900-01-05" calcext:value-type="date">
            <text:p>piątek </text:p>
          </table:table-cell>
          <table:table-cell table:formula="of:=IF([.E190] = 4; 260; 190) + 300 *[.D190]" office:value-type="float" office:value="190" calcext:value-type="float">
            <text:p>190</text:p>
          </table:table-cell>
          <table:table-cell table:formula="of:= [.G189] - [.F189] + [.H189]+ [.B190]" office:value-type="float" office:value="696" calcext:value-type="float">
            <text:p>696</text:p>
          </table:table-cell>
          <table:table-cell table:formula="of:= IF([.G190] - [.F190] &lt; 0; -([.G190] - [.F19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09" calcext:value-type="date">
            <text:p>9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1] = 0; [.C190]+1; 0)" office:value-type="float" office:value="2" calcext:value-type="float">
            <text:p>2</text:p>
          </table:table-cell>
          <table:table-cell table:formula="of:=IF(AND(MOD([.C191];5)=0; [.C191]&gt;0);IF(AND([.A191] &gt; DATE(2022; 4; 1); [.A191] &lt; DATE(2022; 9; 30)); 1; 0); 0)" office:value-type="float" office:value="0" calcext:value-type="float">
            <text:p>0</text:p>
          </table:table-cell>
          <table:table-cell table:formula="of:=WEEKDAY([.A191]; 1)" office:value-type="date" office:date-value="1900-01-06" calcext:value-type="date">
            <text:p>sobota </text:p>
          </table:table-cell>
          <table:table-cell table:formula="of:=IF([.E191] = 4; 260; 190) + 300 *[.D191]" office:value-type="float" office:value="190" calcext:value-type="float">
            <text:p>190</text:p>
          </table:table-cell>
          <table:table-cell table:formula="of:= [.G190] - [.F190] + [.H190]+ [.B191]" office:value-type="float" office:value="506" calcext:value-type="float">
            <text:p>506</text:p>
          </table:table-cell>
          <table:table-cell table:formula="of:= IF([.G191] - [.F191] &lt; 0; -([.G191] - [.F19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10" calcext:value-type="date">
            <text:p>10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2] = 0; [.C191]+1; 0)" office:value-type="float" office:value="3" calcext:value-type="float">
            <text:p>3</text:p>
          </table:table-cell>
          <table:table-cell table:formula="of:=IF(AND(MOD([.C192];5)=0; [.C192]&gt;0);IF(AND([.A192] &gt; DATE(2022; 4; 1); [.A192] &lt; DATE(2022; 9; 30)); 1; 0); 0)" office:value-type="float" office:value="0" calcext:value-type="float">
            <text:p>0</text:p>
          </table:table-cell>
          <table:table-cell table:formula="of:=WEEKDAY([.A192]; 1)" office:value-type="date" office:date-value="1899-12-31" calcext:value-type="date">
            <text:p>niedziela </text:p>
          </table:table-cell>
          <table:table-cell table:formula="of:=IF([.E192] = 4; 260; 190) + 300 *[.D192]" office:value-type="float" office:value="190" calcext:value-type="float">
            <text:p>190</text:p>
          </table:table-cell>
          <table:table-cell table:formula="of:= [.G191] - [.F191] + [.H191]+ [.B192]" office:value-type="float" office:value="316" calcext:value-type="float">
            <text:p>316</text:p>
          </table:table-cell>
          <table:table-cell table:formula="of:= IF([.G192] - [.F192] &lt; 0; -([.G192] - [.F19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11" calcext:value-type="date">
            <text:p>11.07.2022</text:p>
          </table:table-cell>
          <table:table-cell office:value-type="float" office:value="170" calcext:value-type="float">
            <text:p>170</text:p>
          </table:table-cell>
          <table:table-cell table:style-name="ce15" table:formula="of:=IF([.B193] = 0; [.C192]+1; 0)" office:value-type="float" office:value="0" calcext:value-type="float">
            <text:p>0</text:p>
          </table:table-cell>
          <table:table-cell table:formula="of:=IF(AND(MOD([.C193];5)=0; [.C193]&gt;0);IF(AND([.A193] &gt; DATE(2022; 4; 1); [.A193] &lt; DATE(2022; 9; 30)); 1; 0); 0)" office:value-type="float" office:value="0" calcext:value-type="float">
            <text:p>0</text:p>
          </table:table-cell>
          <table:table-cell table:formula="of:=WEEKDAY([.A193]; 1)" office:value-type="date" office:date-value="1900-01-01" calcext:value-type="date">
            <text:p>poniedziałek </text:p>
          </table:table-cell>
          <table:table-cell table:formula="of:=IF([.E193] = 4; 260; 190) + 300 *[.D193]" office:value-type="float" office:value="190" calcext:value-type="float">
            <text:p>190</text:p>
          </table:table-cell>
          <table:table-cell table:formula="of:= [.G192] - [.F192] + [.H192]+ [.B193]" office:value-type="float" office:value="296" calcext:value-type="float">
            <text:p>296</text:p>
          </table:table-cell>
          <table:table-cell table:formula="of:= IF([.G193] - [.F193] &lt; 0; -([.G193] - [.F19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12" calcext:value-type="date">
            <text:p>12.07.2022</text:p>
          </table:table-cell>
          <table:table-cell office:value-type="float" office:value="13" calcext:value-type="float">
            <text:p>13</text:p>
          </table:table-cell>
          <table:table-cell table:style-name="ce15" table:formula="of:=IF([.B194] = 0; [.C193]+1; 0)" office:value-type="float" office:value="0" calcext:value-type="float">
            <text:p>0</text:p>
          </table:table-cell>
          <table:table-cell table:formula="of:=IF(AND(MOD([.C194];5)=0; [.C194]&gt;0);IF(AND([.A194] &gt; DATE(2022; 4; 1); [.A194] &lt; DATE(2022; 9; 30)); 1; 0); 0)" office:value-type="float" office:value="0" calcext:value-type="float">
            <text:p>0</text:p>
          </table:table-cell>
          <table:table-cell table:formula="of:=WEEKDAY([.A194]; 1)" office:value-type="date" office:date-value="1900-01-02" calcext:value-type="date">
            <text:p>wtorek </text:p>
          </table:table-cell>
          <table:table-cell table:formula="of:=IF([.E194] = 4; 260; 190) + 300 *[.D194]" office:value-type="float" office:value="190" calcext:value-type="float">
            <text:p>190</text:p>
          </table:table-cell>
          <table:table-cell table:formula="of:= [.G193] - [.F193] + [.H193]+ [.B194]" office:value-type="float" office:value="119" calcext:value-type="float">
            <text:p>119</text:p>
          </table:table-cell>
          <table:table-cell table:formula="of:= IF([.G194] - [.F194] &lt; 0; -([.G194] - [.F194]); 0)" office:value-type="float" office:value="71" calcext:value-type="float">
            <text:p>71</text:p>
          </table:table-cell>
          <table:table-cell/>
        </table:table-row>
        <table:table-row table:style-name="ro1">
          <table:table-cell table:style-name="ce1" office:value-type="date" office:date-value="2022-07-13" calcext:value-type="date">
            <text:p>13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5] = 0; [.C194]+1; 0)" office:value-type="float" office:value="1" calcext:value-type="float">
            <text:p>1</text:p>
          </table:table-cell>
          <table:table-cell table:formula="of:=IF(AND(MOD([.C195];5)=0; [.C195]&gt;0);IF(AND([.A195] &gt; DATE(2022; 4; 1); [.A195] &lt; DATE(2022; 9; 30)); 1; 0); 0)" office:value-type="float" office:value="0" calcext:value-type="float">
            <text:p>0</text:p>
          </table:table-cell>
          <table:table-cell table:formula="of:=WEEKDAY([.A195]; 1)" office:value-type="date" office:date-value="1900-01-03" calcext:value-type="date">
            <text:p>środa </text:p>
          </table:table-cell>
          <table:table-cell table:formula="of:=IF([.E195] = 4; 260; 190) + 300 *[.D195]" office:value-type="float" office:value="260" calcext:value-type="float">
            <text:p>260</text:p>
          </table:table-cell>
          <table:table-cell table:formula="of:= [.G194] - [.F194] + [.H194]+ [.B195]" office:value-type="float" office:value="0" calcext:value-type="float">
            <text:p>0</text:p>
          </table:table-cell>
          <table:table-cell table:formula="of:= IF([.G195] - [.F195] &lt; 0; -([.G195] - [.F195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7-14" calcext:value-type="date">
            <text:p>14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6] = 0; [.C195]+1; 0)" office:value-type="float" office:value="2" calcext:value-type="float">
            <text:p>2</text:p>
          </table:table-cell>
          <table:table-cell table:formula="of:=IF(AND(MOD([.C196];5)=0; [.C196]&gt;0);IF(AND([.A196] &gt; DATE(2022; 4; 1); [.A196] &lt; DATE(2022; 9; 30)); 1; 0); 0)" office:value-type="float" office:value="0" calcext:value-type="float">
            <text:p>0</text:p>
          </table:table-cell>
          <table:table-cell table:formula="of:=WEEKDAY([.A196]; 1)" office:value-type="date" office:date-value="1900-01-04" calcext:value-type="date">
            <text:p>czwartek </text:p>
          </table:table-cell>
          <table:table-cell table:formula="of:=IF([.E196] = 4; 260; 190) + 300 *[.D196]" office:value-type="float" office:value="190" calcext:value-type="float">
            <text:p>190</text:p>
          </table:table-cell>
          <table:table-cell table:formula="of:= [.G195] - [.F195] + [.H195]+ [.B196]" office:value-type="float" office:value="0" calcext:value-type="float">
            <text:p>0</text:p>
          </table:table-cell>
          <table:table-cell table:formula="of:= IF([.G196] - [.F196] &lt; 0; -([.G196] - [.F19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7-15" calcext:value-type="date">
            <text:p>15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7] = 0; [.C196]+1; 0)" office:value-type="float" office:value="3" calcext:value-type="float">
            <text:p>3</text:p>
          </table:table-cell>
          <table:table-cell table:formula="of:=IF(AND(MOD([.C197];5)=0; [.C197]&gt;0);IF(AND([.A197] &gt; DATE(2022; 4; 1); [.A197] &lt; DATE(2022; 9; 30)); 1; 0); 0)" office:value-type="float" office:value="0" calcext:value-type="float">
            <text:p>0</text:p>
          </table:table-cell>
          <table:table-cell table:formula="of:=WEEKDAY([.A197]; 1)" office:value-type="date" office:date-value="1900-01-05" calcext:value-type="date">
            <text:p>piątek </text:p>
          </table:table-cell>
          <table:table-cell table:formula="of:=IF([.E197] = 4; 260; 190) + 300 *[.D197]" office:value-type="float" office:value="190" calcext:value-type="float">
            <text:p>190</text:p>
          </table:table-cell>
          <table:table-cell table:formula="of:= [.G196] - [.F196] + [.H196]+ [.B197]" office:value-type="float" office:value="0" calcext:value-type="float">
            <text:p>0</text:p>
          </table:table-cell>
          <table:table-cell table:formula="of:= IF([.G197] - [.F197] &lt; 0; -([.G197] - [.F197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7-16" calcext:value-type="date">
            <text:p>16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198] = 0; [.C197]+1; 0)" office:value-type="float" office:value="4" calcext:value-type="float">
            <text:p>4</text:p>
          </table:table-cell>
          <table:table-cell table:formula="of:=IF(AND(MOD([.C198];5)=0; [.C198]&gt;0);IF(AND([.A198] &gt; DATE(2022; 4; 1); [.A198] &lt; DATE(2022; 9; 30)); 1; 0); 0)" office:value-type="float" office:value="0" calcext:value-type="float">
            <text:p>0</text:p>
          </table:table-cell>
          <table:table-cell table:formula="of:=WEEKDAY([.A198]; 1)" office:value-type="date" office:date-value="1900-01-06" calcext:value-type="date">
            <text:p>sobota </text:p>
          </table:table-cell>
          <table:table-cell table:formula="of:=IF([.E198] = 4; 260; 190) + 300 *[.D198]" office:value-type="float" office:value="190" calcext:value-type="float">
            <text:p>190</text:p>
          </table:table-cell>
          <table:table-cell table:formula="of:= [.G197] - [.F197] + [.H197]+ [.B198]" office:value-type="float" office:value="0" calcext:value-type="float">
            <text:p>0</text:p>
          </table:table-cell>
          <table:table-cell table:formula="of:= IF([.G198] - [.F198] &lt; 0; -([.G198] - [.F198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7-17" calcext:value-type="date">
            <text:p>17.07.2022</text:p>
          </table:table-cell>
          <table:table-cell office:value-type="float" office:value="518" calcext:value-type="float">
            <text:p>518</text:p>
          </table:table-cell>
          <table:table-cell table:style-name="ce15" table:formula="of:=IF([.B199] = 0; [.C198]+1; 0)" office:value-type="float" office:value="0" calcext:value-type="float">
            <text:p>0</text:p>
          </table:table-cell>
          <table:table-cell table:formula="of:=IF(AND(MOD([.C199];5)=0; [.C199]&gt;0);IF(AND([.A199] &gt; DATE(2022; 4; 1); [.A199] &lt; DATE(2022; 9; 30)); 1; 0); 0)" office:value-type="float" office:value="0" calcext:value-type="float">
            <text:p>0</text:p>
          </table:table-cell>
          <table:table-cell table:formula="of:=WEEKDAY([.A199]; 1)" office:value-type="date" office:date-value="1899-12-31" calcext:value-type="date">
            <text:p>niedziela </text:p>
          </table:table-cell>
          <table:table-cell table:formula="of:=IF([.E199] = 4; 260; 190) + 300 *[.D199]" office:value-type="float" office:value="190" calcext:value-type="float">
            <text:p>190</text:p>
          </table:table-cell>
          <table:table-cell table:formula="of:= [.G198] - [.F198] + [.H198]+ [.B199]" office:value-type="float" office:value="518" calcext:value-type="float">
            <text:p>518</text:p>
          </table:table-cell>
          <table:table-cell table:formula="of:= IF([.G199] - [.F199] &lt; 0; -([.G199] - [.F19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18" calcext:value-type="date">
            <text:p>18.07.2022</text:p>
          </table:table-cell>
          <table:table-cell office:value-type="float" office:value="791" calcext:value-type="float">
            <text:p>791</text:p>
          </table:table-cell>
          <table:table-cell table:style-name="ce15" table:formula="of:=IF([.B200] = 0; [.C199]+1; 0)" office:value-type="float" office:value="0" calcext:value-type="float">
            <text:p>0</text:p>
          </table:table-cell>
          <table:table-cell table:formula="of:=IF(AND(MOD([.C200];5)=0; [.C200]&gt;0);IF(AND([.A200] &gt; DATE(2022; 4; 1); [.A200] &lt; DATE(2022; 9; 30)); 1; 0); 0)" office:value-type="float" office:value="0" calcext:value-type="float">
            <text:p>0</text:p>
          </table:table-cell>
          <table:table-cell table:formula="of:=WEEKDAY([.A200]; 1)" office:value-type="date" office:date-value="1900-01-01" calcext:value-type="date">
            <text:p>poniedziałek </text:p>
          </table:table-cell>
          <table:table-cell table:formula="of:=IF([.E200] = 4; 260; 190) + 300 *[.D200]" office:value-type="float" office:value="190" calcext:value-type="float">
            <text:p>190</text:p>
          </table:table-cell>
          <table:table-cell table:formula="of:= [.G199] - [.F199] + [.H199]+ [.B200]" office:value-type="float" office:value="1119" calcext:value-type="float">
            <text:p>1119</text:p>
          </table:table-cell>
          <table:table-cell table:formula="of:= IF([.G200] - [.F200] &lt; 0; -([.G200] - [.F20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19" calcext:value-type="date">
            <text:p>19.07.2022</text:p>
          </table:table-cell>
          <table:table-cell office:value-type="float" office:value="673" calcext:value-type="float">
            <text:p>673</text:p>
          </table:table-cell>
          <table:table-cell table:style-name="ce15" table:formula="of:=IF([.B201] = 0; [.C200]+1; 0)" office:value-type="float" office:value="0" calcext:value-type="float">
            <text:p>0</text:p>
          </table:table-cell>
          <table:table-cell table:formula="of:=IF(AND(MOD([.C201];5)=0; [.C201]&gt;0);IF(AND([.A201] &gt; DATE(2022; 4; 1); [.A201] &lt; DATE(2022; 9; 30)); 1; 0); 0)" office:value-type="float" office:value="0" calcext:value-type="float">
            <text:p>0</text:p>
          </table:table-cell>
          <table:table-cell table:formula="of:=WEEKDAY([.A201]; 1)" office:value-type="date" office:date-value="1900-01-02" calcext:value-type="date">
            <text:p>wtorek </text:p>
          </table:table-cell>
          <table:table-cell table:formula="of:=IF([.E201] = 4; 260; 190) + 300 *[.D201]" office:value-type="float" office:value="190" calcext:value-type="float">
            <text:p>190</text:p>
          </table:table-cell>
          <table:table-cell table:formula="of:= [.G200] - [.F200] + [.H200]+ [.B201]" office:value-type="float" office:value="1602" calcext:value-type="float">
            <text:p>1602</text:p>
          </table:table-cell>
          <table:table-cell table:formula="of:= IF([.G201] - [.F201] &lt; 0; -([.G201] - [.F20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0" calcext:value-type="date">
            <text:p>20.07.2022</text:p>
          </table:table-cell>
          <table:table-cell office:value-type="float" office:value="601" calcext:value-type="float">
            <text:p>601</text:p>
          </table:table-cell>
          <table:table-cell table:style-name="ce15" table:formula="of:=IF([.B202] = 0; [.C201]+1; 0)" office:value-type="float" office:value="0" calcext:value-type="float">
            <text:p>0</text:p>
          </table:table-cell>
          <table:table-cell table:formula="of:=IF(AND(MOD([.C202];5)=0; [.C202]&gt;0);IF(AND([.A202] &gt; DATE(2022; 4; 1); [.A202] &lt; DATE(2022; 9; 30)); 1; 0); 0)" office:value-type="float" office:value="0" calcext:value-type="float">
            <text:p>0</text:p>
          </table:table-cell>
          <table:table-cell table:formula="of:=WEEKDAY([.A202]; 1)" office:value-type="date" office:date-value="1900-01-03" calcext:value-type="date">
            <text:p>środa </text:p>
          </table:table-cell>
          <table:table-cell table:formula="of:=IF([.E202] = 4; 260; 190) + 300 *[.D202]" office:value-type="float" office:value="260" calcext:value-type="float">
            <text:p>260</text:p>
          </table:table-cell>
          <table:table-cell table:formula="of:= [.G201] - [.F201] + [.H201]+ [.B202]" office:value-type="float" office:value="2013" calcext:value-type="float">
            <text:p>2013</text:p>
          </table:table-cell>
          <table:table-cell table:formula="of:= IF([.G202] - [.F202] &lt; 0; -([.G202] - [.F20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1" calcext:value-type="date">
            <text:p>21.07.2022</text:p>
          </table:table-cell>
          <table:table-cell office:value-type="float" office:value="612" calcext:value-type="float">
            <text:p>612</text:p>
          </table:table-cell>
          <table:table-cell table:style-name="ce15" table:formula="of:=IF([.B203] = 0; [.C202]+1; 0)" office:value-type="float" office:value="0" calcext:value-type="float">
            <text:p>0</text:p>
          </table:table-cell>
          <table:table-cell table:formula="of:=IF(AND(MOD([.C203];5)=0; [.C203]&gt;0);IF(AND([.A203] &gt; DATE(2022; 4; 1); [.A203] &lt; DATE(2022; 9; 30)); 1; 0); 0)" office:value-type="float" office:value="0" calcext:value-type="float">
            <text:p>0</text:p>
          </table:table-cell>
          <table:table-cell table:formula="of:=WEEKDAY([.A203]; 1)" office:value-type="date" office:date-value="1900-01-04" calcext:value-type="date">
            <text:p>czwartek </text:p>
          </table:table-cell>
          <table:table-cell table:formula="of:=IF([.E203] = 4; 260; 190) + 300 *[.D203]" office:value-type="float" office:value="190" calcext:value-type="float">
            <text:p>190</text:p>
          </table:table-cell>
          <table:table-cell table:formula="of:= [.G202] - [.F202] + [.H202]+ [.B203]" office:value-type="float" office:value="2365" calcext:value-type="float">
            <text:p>2365</text:p>
          </table:table-cell>
          <table:table-cell table:formula="of:= IF([.G203] - [.F203] &lt; 0; -([.G203] - [.F20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2" calcext:value-type="date">
            <text:p>22.07.2022</text:p>
          </table:table-cell>
          <table:table-cell office:value-type="float" office:value="705" calcext:value-type="float">
            <text:p>705</text:p>
          </table:table-cell>
          <table:table-cell table:style-name="ce15" table:formula="of:=IF([.B204] = 0; [.C203]+1; 0)" office:value-type="float" office:value="0" calcext:value-type="float">
            <text:p>0</text:p>
          </table:table-cell>
          <table:table-cell table:formula="of:=IF(AND(MOD([.C204];5)=0; [.C204]&gt;0);IF(AND([.A204] &gt; DATE(2022; 4; 1); [.A204] &lt; DATE(2022; 9; 30)); 1; 0); 0)" office:value-type="float" office:value="0" calcext:value-type="float">
            <text:p>0</text:p>
          </table:table-cell>
          <table:table-cell table:formula="of:=WEEKDAY([.A204]; 1)" office:value-type="date" office:date-value="1900-01-05" calcext:value-type="date">
            <text:p>piątek </text:p>
          </table:table-cell>
          <table:table-cell table:formula="of:=IF([.E204] = 4; 260; 190) + 300 *[.D204]" office:value-type="float" office:value="190" calcext:value-type="float">
            <text:p>190</text:p>
          </table:table-cell>
          <table:table-cell table:formula="of:= [.G203] - [.F203] + [.H203]+ [.B204]" office:value-type="float" office:value="2880" calcext:value-type="float">
            <text:p>2880</text:p>
          </table:table-cell>
          <table:table-cell table:formula="of:= IF([.G204] - [.F204] &lt; 0; -([.G204] - [.F20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3" calcext:value-type="date">
            <text:p>23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05] = 0; [.C204]+1; 0)" office:value-type="float" office:value="1" calcext:value-type="float">
            <text:p>1</text:p>
          </table:table-cell>
          <table:table-cell table:formula="of:=IF(AND(MOD([.C205];5)=0; [.C205]&gt;0);IF(AND([.A205] &gt; DATE(2022; 4; 1); [.A205] &lt; DATE(2022; 9; 30)); 1; 0); 0)" office:value-type="float" office:value="0" calcext:value-type="float">
            <text:p>0</text:p>
          </table:table-cell>
          <table:table-cell table:formula="of:=WEEKDAY([.A205]; 1)" office:value-type="date" office:date-value="1900-01-06" calcext:value-type="date">
            <text:p>sobota </text:p>
          </table:table-cell>
          <table:table-cell table:formula="of:=IF([.E205] = 4; 260; 190) + 300 *[.D205]" office:value-type="float" office:value="190" calcext:value-type="float">
            <text:p>190</text:p>
          </table:table-cell>
          <table:table-cell table:formula="of:= [.G204] - [.F204] + [.H204]+ [.B205]" office:value-type="float" office:value="2690" calcext:value-type="float">
            <text:p>2690</text:p>
          </table:table-cell>
          <table:table-cell table:formula="of:= IF([.G205] - [.F205] &lt; 0; -([.G205] - [.F20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4" calcext:value-type="date">
            <text:p>24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06] = 0; [.C205]+1; 0)" office:value-type="float" office:value="2" calcext:value-type="float">
            <text:p>2</text:p>
          </table:table-cell>
          <table:table-cell table:formula="of:=IF(AND(MOD([.C206];5)=0; [.C206]&gt;0);IF(AND([.A206] &gt; DATE(2022; 4; 1); [.A206] &lt; DATE(2022; 9; 30)); 1; 0); 0)" office:value-type="float" office:value="0" calcext:value-type="float">
            <text:p>0</text:p>
          </table:table-cell>
          <table:table-cell table:formula="of:=WEEKDAY([.A206]; 1)" office:value-type="date" office:date-value="1899-12-31" calcext:value-type="date">
            <text:p>niedziela </text:p>
          </table:table-cell>
          <table:table-cell table:formula="of:=IF([.E206] = 4; 260; 190) + 300 *[.D206]" office:value-type="float" office:value="190" calcext:value-type="float">
            <text:p>190</text:p>
          </table:table-cell>
          <table:table-cell table:formula="of:= [.G205] - [.F205] + [.H205]+ [.B206]" office:value-type="float" office:value="2500" calcext:value-type="float">
            <text:p>2500</text:p>
          </table:table-cell>
          <table:table-cell table:formula="of:= IF([.G206] - [.F206] &lt; 0; -([.G206] - [.F20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5" calcext:value-type="date">
            <text:p>25.07.2022</text:p>
          </table:table-cell>
          <table:table-cell office:value-type="float" office:value="1100" calcext:value-type="float">
            <text:p>1100</text:p>
          </table:table-cell>
          <table:table-cell table:style-name="ce15" table:formula="of:=IF([.B207] = 0; [.C206]+1; 0)" office:value-type="float" office:value="0" calcext:value-type="float">
            <text:p>0</text:p>
          </table:table-cell>
          <table:table-cell table:formula="of:=IF(AND(MOD([.C207];5)=0; [.C207]&gt;0);IF(AND([.A207] &gt; DATE(2022; 4; 1); [.A207] &lt; DATE(2022; 9; 30)); 1; 0); 0)" office:value-type="float" office:value="0" calcext:value-type="float">
            <text:p>0</text:p>
          </table:table-cell>
          <table:table-cell table:formula="of:=WEEKDAY([.A207]; 1)" office:value-type="date" office:date-value="1900-01-01" calcext:value-type="date">
            <text:p>poniedziałek </text:p>
          </table:table-cell>
          <table:table-cell table:formula="of:=IF([.E207] = 4; 260; 190) + 300 *[.D207]" office:value-type="float" office:value="190" calcext:value-type="float">
            <text:p>190</text:p>
          </table:table-cell>
          <table:table-cell table:formula="of:= [.G206] - [.F206] + [.H206]+ [.B207]" office:value-type="float" office:value="3410" calcext:value-type="float">
            <text:p>3410</text:p>
          </table:table-cell>
          <table:table-cell table:formula="of:= IF([.G207] - [.F207] &lt; 0; -([.G207] - [.F20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6" calcext:value-type="date">
            <text:p>26.07.2022</text:p>
          </table:table-cell>
          <table:table-cell office:value-type="float" office:value="118" calcext:value-type="float">
            <text:p>118</text:p>
          </table:table-cell>
          <table:table-cell table:style-name="ce15" table:formula="of:=IF([.B208] = 0; [.C207]+1; 0)" office:value-type="float" office:value="0" calcext:value-type="float">
            <text:p>0</text:p>
          </table:table-cell>
          <table:table-cell table:formula="of:=IF(AND(MOD([.C208];5)=0; [.C208]&gt;0);IF(AND([.A208] &gt; DATE(2022; 4; 1); [.A208] &lt; DATE(2022; 9; 30)); 1; 0); 0)" office:value-type="float" office:value="0" calcext:value-type="float">
            <text:p>0</text:p>
          </table:table-cell>
          <table:table-cell table:formula="of:=WEEKDAY([.A208]; 1)" office:value-type="date" office:date-value="1900-01-02" calcext:value-type="date">
            <text:p>wtorek </text:p>
          </table:table-cell>
          <table:table-cell table:formula="of:=IF([.E208] = 4; 260; 190) + 300 *[.D208]" office:value-type="float" office:value="190" calcext:value-type="float">
            <text:p>190</text:p>
          </table:table-cell>
          <table:table-cell table:formula="of:= [.G207] - [.F207] + [.H207]+ [.B208]" office:value-type="float" office:value="3338" calcext:value-type="float">
            <text:p>3338</text:p>
          </table:table-cell>
          <table:table-cell table:formula="of:= IF([.G208] - [.F208] &lt; 0; -([.G208] - [.F20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7" calcext:value-type="date">
            <text:p>27.07.2022</text:p>
          </table:table-cell>
          <table:table-cell office:value-type="float" office:value="69" calcext:value-type="float">
            <text:p>69</text:p>
          </table:table-cell>
          <table:table-cell table:style-name="ce15" table:formula="of:=IF([.B209] = 0; [.C208]+1; 0)" office:value-type="float" office:value="0" calcext:value-type="float">
            <text:p>0</text:p>
          </table:table-cell>
          <table:table-cell table:formula="of:=IF(AND(MOD([.C209];5)=0; [.C209]&gt;0);IF(AND([.A209] &gt; DATE(2022; 4; 1); [.A209] &lt; DATE(2022; 9; 30)); 1; 0); 0)" office:value-type="float" office:value="0" calcext:value-type="float">
            <text:p>0</text:p>
          </table:table-cell>
          <table:table-cell table:formula="of:=WEEKDAY([.A209]; 1)" office:value-type="date" office:date-value="1900-01-03" calcext:value-type="date">
            <text:p>środa </text:p>
          </table:table-cell>
          <table:table-cell table:formula="of:=IF([.E209] = 4; 260; 190) + 300 *[.D209]" office:value-type="float" office:value="260" calcext:value-type="float">
            <text:p>260</text:p>
          </table:table-cell>
          <table:table-cell table:formula="of:= [.G208] - [.F208] + [.H208]+ [.B209]" office:value-type="float" office:value="3217" calcext:value-type="float">
            <text:p>3217</text:p>
          </table:table-cell>
          <table:table-cell table:formula="of:= IF([.G209] - [.F209] &lt; 0; -([.G209] - [.F20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8" calcext:value-type="date">
            <text:p>28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0] = 0; [.C209]+1; 0)" office:value-type="float" office:value="1" calcext:value-type="float">
            <text:p>1</text:p>
          </table:table-cell>
          <table:table-cell table:formula="of:=IF(AND(MOD([.C210];5)=0; [.C210]&gt;0);IF(AND([.A210] &gt; DATE(2022; 4; 1); [.A210] &lt; DATE(2022; 9; 30)); 1; 0); 0)" office:value-type="float" office:value="0" calcext:value-type="float">
            <text:p>0</text:p>
          </table:table-cell>
          <table:table-cell table:formula="of:=WEEKDAY([.A210]; 1)" office:value-type="date" office:date-value="1900-01-04" calcext:value-type="date">
            <text:p>czwartek </text:p>
          </table:table-cell>
          <table:table-cell table:formula="of:=IF([.E210] = 4; 260; 190) + 300 *[.D210]" office:value-type="float" office:value="190" calcext:value-type="float">
            <text:p>190</text:p>
          </table:table-cell>
          <table:table-cell table:formula="of:= [.G209] - [.F209] + [.H209]+ [.B210]" office:value-type="float" office:value="2957" calcext:value-type="float">
            <text:p>2957</text:p>
          </table:table-cell>
          <table:table-cell table:formula="of:= IF([.G210] - [.F210] &lt; 0; -([.G210] - [.F21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29" calcext:value-type="date">
            <text:p>29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1] = 0; [.C210]+1; 0)" office:value-type="float" office:value="2" calcext:value-type="float">
            <text:p>2</text:p>
          </table:table-cell>
          <table:table-cell table:formula="of:=IF(AND(MOD([.C211];5)=0; [.C211]&gt;0);IF(AND([.A211] &gt; DATE(2022; 4; 1); [.A211] &lt; DATE(2022; 9; 30)); 1; 0); 0)" office:value-type="float" office:value="0" calcext:value-type="float">
            <text:p>0</text:p>
          </table:table-cell>
          <table:table-cell table:formula="of:=WEEKDAY([.A211]; 1)" office:value-type="date" office:date-value="1900-01-05" calcext:value-type="date">
            <text:p>piątek </text:p>
          </table:table-cell>
          <table:table-cell table:formula="of:=IF([.E211] = 4; 260; 190) + 300 *[.D211]" office:value-type="float" office:value="190" calcext:value-type="float">
            <text:p>190</text:p>
          </table:table-cell>
          <table:table-cell table:formula="of:= [.G210] - [.F210] + [.H210]+ [.B211]" office:value-type="float" office:value="2767" calcext:value-type="float">
            <text:p>2767</text:p>
          </table:table-cell>
          <table:table-cell table:formula="of:= IF([.G211] - [.F211] &lt; 0; -([.G211] - [.F21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30" calcext:value-type="date">
            <text:p>30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2] = 0; [.C211]+1; 0)" office:value-type="float" office:value="3" calcext:value-type="float">
            <text:p>3</text:p>
          </table:table-cell>
          <table:table-cell table:formula="of:=IF(AND(MOD([.C212];5)=0; [.C212]&gt;0);IF(AND([.A212] &gt; DATE(2022; 4; 1); [.A212] &lt; DATE(2022; 9; 30)); 1; 0); 0)" office:value-type="float" office:value="0" calcext:value-type="float">
            <text:p>0</text:p>
          </table:table-cell>
          <table:table-cell table:formula="of:=WEEKDAY([.A212]; 1)" office:value-type="date" office:date-value="1900-01-06" calcext:value-type="date">
            <text:p>sobota </text:p>
          </table:table-cell>
          <table:table-cell table:formula="of:=IF([.E212] = 4; 260; 190) + 300 *[.D212]" office:value-type="float" office:value="190" calcext:value-type="float">
            <text:p>190</text:p>
          </table:table-cell>
          <table:table-cell table:formula="of:= [.G211] - [.F211] + [.H211]+ [.B212]" office:value-type="float" office:value="2577" calcext:value-type="float">
            <text:p>2577</text:p>
          </table:table-cell>
          <table:table-cell table:formula="of:= IF([.G212] - [.F212] &lt; 0; -([.G212] - [.F21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7-31" calcext:value-type="date">
            <text:p>31.07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3] = 0; [.C212]+1; 0)" office:value-type="float" office:value="4" calcext:value-type="float">
            <text:p>4</text:p>
          </table:table-cell>
          <table:table-cell table:formula="of:=IF(AND(MOD([.C213];5)=0; [.C213]&gt;0);IF(AND([.A213] &gt; DATE(2022; 4; 1); [.A213] &lt; DATE(2022; 9; 30)); 1; 0); 0)" office:value-type="float" office:value="0" calcext:value-type="float">
            <text:p>0</text:p>
          </table:table-cell>
          <table:table-cell table:formula="of:=WEEKDAY([.A213]; 1)" office:value-type="date" office:date-value="1899-12-31" calcext:value-type="date">
            <text:p>niedziela </text:p>
          </table:table-cell>
          <table:table-cell table:formula="of:=IF([.E213] = 4; 260; 190) + 300 *[.D213]" office:value-type="float" office:value="190" calcext:value-type="float">
            <text:p>190</text:p>
          </table:table-cell>
          <table:table-cell table:formula="of:= [.G212] - [.F212] + [.H212]+ [.B213]" office:value-type="float" office:value="2387" calcext:value-type="float">
            <text:p>2387</text:p>
          </table:table-cell>
          <table:table-cell table:formula="of:= IF([.G213] - [.F213] &lt; 0; -([.G213] - [.F21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1" calcext:value-type="date">
            <text:p>1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4] = 0; [.C213]+1; 0)" office:value-type="float" office:value="5" calcext:value-type="float">
            <text:p>5</text:p>
          </table:table-cell>
          <table:table-cell table:formula="of:=IF(AND(MOD([.C214];5)=0; [.C214]&gt;0);IF(AND([.A214] &gt; DATE(2022; 4; 1); [.A214] &lt; DATE(2022; 9; 30)); 1; 0); 0)" office:value-type="float" office:value="1" calcext:value-type="float">
            <text:p>1</text:p>
          </table:table-cell>
          <table:table-cell table:formula="of:=WEEKDAY([.A214]; 1)" office:value-type="date" office:date-value="1900-01-01" calcext:value-type="date">
            <text:p>poniedziałek </text:p>
          </table:table-cell>
          <table:table-cell table:formula="of:=IF([.E214] = 4; 260; 190) + 300 *[.D214]" office:value-type="float" office:value="490" calcext:value-type="float">
            <text:p>490</text:p>
          </table:table-cell>
          <table:table-cell table:formula="of:= [.G213] - [.F213] + [.H213]+ [.B214]" office:value-type="float" office:value="2197" calcext:value-type="float">
            <text:p>2197</text:p>
          </table:table-cell>
          <table:table-cell table:formula="of:= IF([.G214] - [.F214] &lt; 0; -([.G214] - [.F21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2" calcext:value-type="date">
            <text:p>2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5] = 0; [.C214]+1; 0)" office:value-type="float" office:value="6" calcext:value-type="float">
            <text:p>6</text:p>
          </table:table-cell>
          <table:table-cell table:formula="of:=IF(AND(MOD([.C215];5)=0; [.C215]&gt;0);IF(AND([.A215] &gt; DATE(2022; 4; 1); [.A215] &lt; DATE(2022; 9; 30)); 1; 0); 0)" office:value-type="float" office:value="0" calcext:value-type="float">
            <text:p>0</text:p>
          </table:table-cell>
          <table:table-cell table:formula="of:=WEEKDAY([.A215]; 1)" office:value-type="date" office:date-value="1900-01-02" calcext:value-type="date">
            <text:p>wtorek </text:p>
          </table:table-cell>
          <table:table-cell table:formula="of:=IF([.E215] = 4; 260; 190) + 300 *[.D215]" office:value-type="float" office:value="190" calcext:value-type="float">
            <text:p>190</text:p>
          </table:table-cell>
          <table:table-cell table:formula="of:= [.G214] - [.F214] + [.H214]+ [.B215]" office:value-type="float" office:value="1707" calcext:value-type="float">
            <text:p>1707</text:p>
          </table:table-cell>
          <table:table-cell table:formula="of:= IF([.G215] - [.F215] &lt; 0; -([.G215] - [.F21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3" calcext:value-type="date">
            <text:p>3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6] = 0; [.C215]+1; 0)" office:value-type="float" office:value="7" calcext:value-type="float">
            <text:p>7</text:p>
          </table:table-cell>
          <table:table-cell table:formula="of:=IF(AND(MOD([.C216];5)=0; [.C216]&gt;0);IF(AND([.A216] &gt; DATE(2022; 4; 1); [.A216] &lt; DATE(2022; 9; 30)); 1; 0); 0)" office:value-type="float" office:value="0" calcext:value-type="float">
            <text:p>0</text:p>
          </table:table-cell>
          <table:table-cell table:formula="of:=WEEKDAY([.A216]; 1)" office:value-type="date" office:date-value="1900-01-03" calcext:value-type="date">
            <text:p>środa </text:p>
          </table:table-cell>
          <table:table-cell table:formula="of:=IF([.E216] = 4; 260; 190) + 300 *[.D216]" office:value-type="float" office:value="260" calcext:value-type="float">
            <text:p>260</text:p>
          </table:table-cell>
          <table:table-cell table:formula="of:= [.G215] - [.F215] + [.H215]+ [.B216]" office:value-type="float" office:value="1517" calcext:value-type="float">
            <text:p>1517</text:p>
          </table:table-cell>
          <table:table-cell table:formula="of:= IF([.G216] - [.F216] &lt; 0; -([.G216] - [.F21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4" calcext:value-type="date">
            <text:p>4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7] = 0; [.C216]+1; 0)" office:value-type="float" office:value="8" calcext:value-type="float">
            <text:p>8</text:p>
          </table:table-cell>
          <table:table-cell table:formula="of:=IF(AND(MOD([.C217];5)=0; [.C217]&gt;0);IF(AND([.A217] &gt; DATE(2022; 4; 1); [.A217] &lt; DATE(2022; 9; 30)); 1; 0); 0)" office:value-type="float" office:value="0" calcext:value-type="float">
            <text:p>0</text:p>
          </table:table-cell>
          <table:table-cell table:formula="of:=WEEKDAY([.A217]; 1)" office:value-type="date" office:date-value="1900-01-04" calcext:value-type="date">
            <text:p>czwartek </text:p>
          </table:table-cell>
          <table:table-cell table:formula="of:=IF([.E217] = 4; 260; 190) + 300 *[.D217]" office:value-type="float" office:value="190" calcext:value-type="float">
            <text:p>190</text:p>
          </table:table-cell>
          <table:table-cell table:formula="of:= [.G216] - [.F216] + [.H216]+ [.B217]" office:value-type="float" office:value="1257" calcext:value-type="float">
            <text:p>1257</text:p>
          </table:table-cell>
          <table:table-cell table:formula="of:= IF([.G217] - [.F217] &lt; 0; -([.G217] - [.F21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5" calcext:value-type="date">
            <text:p>5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8] = 0; [.C217]+1; 0)" office:value-type="float" office:value="9" calcext:value-type="float">
            <text:p>9</text:p>
          </table:table-cell>
          <table:table-cell table:formula="of:=IF(AND(MOD([.C218];5)=0; [.C218]&gt;0);IF(AND([.A218] &gt; DATE(2022; 4; 1); [.A218] &lt; DATE(2022; 9; 30)); 1; 0); 0)" office:value-type="float" office:value="0" calcext:value-type="float">
            <text:p>0</text:p>
          </table:table-cell>
          <table:table-cell table:formula="of:=WEEKDAY([.A218]; 1)" office:value-type="date" office:date-value="1900-01-05" calcext:value-type="date">
            <text:p>piątek </text:p>
          </table:table-cell>
          <table:table-cell table:formula="of:=IF([.E218] = 4; 260; 190) + 300 *[.D218]" office:value-type="float" office:value="190" calcext:value-type="float">
            <text:p>190</text:p>
          </table:table-cell>
          <table:table-cell table:formula="of:= [.G217] - [.F217] + [.H217]+ [.B218]" office:value-type="float" office:value="1067" calcext:value-type="float">
            <text:p>1067</text:p>
          </table:table-cell>
          <table:table-cell table:formula="of:= IF([.G218] - [.F218] &lt; 0; -([.G218] - [.F21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6" calcext:value-type="date">
            <text:p>6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19] = 0; [.C218]+1; 0)" office:value-type="float" office:value="10" calcext:value-type="float">
            <text:p>10</text:p>
          </table:table-cell>
          <table:table-cell table:formula="of:=IF(AND(MOD([.C219];5)=0; [.C219]&gt;0);IF(AND([.A219] &gt; DATE(2022; 4; 1); [.A219] &lt; DATE(2022; 9; 30)); 1; 0); 0)" office:value-type="float" office:value="1" calcext:value-type="float">
            <text:p>1</text:p>
          </table:table-cell>
          <table:table-cell table:formula="of:=WEEKDAY([.A219]; 1)" office:value-type="date" office:date-value="1900-01-06" calcext:value-type="date">
            <text:p>sobota </text:p>
          </table:table-cell>
          <table:table-cell table:formula="of:=IF([.E219] = 4; 260; 190) + 300 *[.D219]" office:value-type="float" office:value="490" calcext:value-type="float">
            <text:p>490</text:p>
          </table:table-cell>
          <table:table-cell table:formula="of:= [.G218] - [.F218] + [.H218]+ [.B219]" office:value-type="float" office:value="877" calcext:value-type="float">
            <text:p>877</text:p>
          </table:table-cell>
          <table:table-cell table:formula="of:= IF([.G219] - [.F219] &lt; 0; -([.G219] - [.F21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7" calcext:value-type="date">
            <text:p>7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20] = 0; [.C219]+1; 0)" office:value-type="float" office:value="11" calcext:value-type="float">
            <text:p>11</text:p>
          </table:table-cell>
          <table:table-cell table:formula="of:=IF(AND(MOD([.C220];5)=0; [.C220]&gt;0);IF(AND([.A220] &gt; DATE(2022; 4; 1); [.A220] &lt; DATE(2022; 9; 30)); 1; 0); 0)" office:value-type="float" office:value="0" calcext:value-type="float">
            <text:p>0</text:p>
          </table:table-cell>
          <table:table-cell table:formula="of:=WEEKDAY([.A220]; 1)" office:value-type="date" office:date-value="1899-12-31" calcext:value-type="date">
            <text:p>niedziela </text:p>
          </table:table-cell>
          <table:table-cell table:formula="of:=IF([.E220] = 4; 260; 190) + 300 *[.D220]" office:value-type="float" office:value="190" calcext:value-type="float">
            <text:p>190</text:p>
          </table:table-cell>
          <table:table-cell table:formula="of:= [.G219] - [.F219] + [.H219]+ [.B220]" office:value-type="float" office:value="387" calcext:value-type="float">
            <text:p>387</text:p>
          </table:table-cell>
          <table:table-cell table:formula="of:= IF([.G220] - [.F220] &lt; 0; -([.G220] - [.F22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8" calcext:value-type="date">
            <text:p>8.08.2022</text:p>
          </table:table-cell>
          <table:table-cell office:value-type="float" office:value="660" calcext:value-type="float">
            <text:p>660</text:p>
          </table:table-cell>
          <table:table-cell table:style-name="ce15" table:formula="of:=IF([.B221] = 0; [.C220]+1; 0)" office:value-type="float" office:value="0" calcext:value-type="float">
            <text:p>0</text:p>
          </table:table-cell>
          <table:table-cell table:formula="of:=IF(AND(MOD([.C221];5)=0; [.C221]&gt;0);IF(AND([.A221] &gt; DATE(2022; 4; 1); [.A221] &lt; DATE(2022; 9; 30)); 1; 0); 0)" office:value-type="float" office:value="0" calcext:value-type="float">
            <text:p>0</text:p>
          </table:table-cell>
          <table:table-cell table:formula="of:=WEEKDAY([.A221]; 1)" office:value-type="date" office:date-value="1900-01-01" calcext:value-type="date">
            <text:p>poniedziałek </text:p>
          </table:table-cell>
          <table:table-cell table:formula="of:=IF([.E221] = 4; 260; 190) + 300 *[.D221]" office:value-type="float" office:value="190" calcext:value-type="float">
            <text:p>190</text:p>
          </table:table-cell>
          <table:table-cell table:formula="of:= [.G220] - [.F220] + [.H220]+ [.B221]" office:value-type="float" office:value="857" calcext:value-type="float">
            <text:p>857</text:p>
          </table:table-cell>
          <table:table-cell table:formula="of:= IF([.G221] - [.F221] &lt; 0; -([.G221] - [.F22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09" calcext:value-type="date">
            <text:p>9.08.2022</text:p>
          </table:table-cell>
          <table:table-cell office:value-type="float" office:value="1245" calcext:value-type="float">
            <text:p>1245</text:p>
          </table:table-cell>
          <table:table-cell table:style-name="ce15" table:formula="of:=IF([.B222] = 0; [.C221]+1; 0)" office:value-type="float" office:value="0" calcext:value-type="float">
            <text:p>0</text:p>
          </table:table-cell>
          <table:table-cell table:formula="of:=IF(AND(MOD([.C222];5)=0; [.C222]&gt;0);IF(AND([.A222] &gt; DATE(2022; 4; 1); [.A222] &lt; DATE(2022; 9; 30)); 1; 0); 0)" office:value-type="float" office:value="0" calcext:value-type="float">
            <text:p>0</text:p>
          </table:table-cell>
          <table:table-cell table:formula="of:=WEEKDAY([.A222]; 1)" office:value-type="date" office:date-value="1900-01-02" calcext:value-type="date">
            <text:p>wtorek </text:p>
          </table:table-cell>
          <table:table-cell table:formula="of:=IF([.E222] = 4; 260; 190) + 300 *[.D222]" office:value-type="float" office:value="190" calcext:value-type="float">
            <text:p>190</text:p>
          </table:table-cell>
          <table:table-cell table:formula="of:= [.G221] - [.F221] + [.H221]+ [.B222]" office:value-type="float" office:value="1912" calcext:value-type="float">
            <text:p>1912</text:p>
          </table:table-cell>
          <table:table-cell table:formula="of:= IF([.G222] - [.F222] &lt; 0; -([.G222] - [.F22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0" calcext:value-type="date">
            <text:p>10.08.2022</text:p>
          </table:table-cell>
          <table:table-cell office:value-type="float" office:value="745" calcext:value-type="float">
            <text:p>745</text:p>
          </table:table-cell>
          <table:table-cell table:style-name="ce15" table:formula="of:=IF([.B223] = 0; [.C222]+1; 0)" office:value-type="float" office:value="0" calcext:value-type="float">
            <text:p>0</text:p>
          </table:table-cell>
          <table:table-cell table:formula="of:=IF(AND(MOD([.C223];5)=0; [.C223]&gt;0);IF(AND([.A223] &gt; DATE(2022; 4; 1); [.A223] &lt; DATE(2022; 9; 30)); 1; 0); 0)" office:value-type="float" office:value="0" calcext:value-type="float">
            <text:p>0</text:p>
          </table:table-cell>
          <table:table-cell table:formula="of:=WEEKDAY([.A223]; 1)" office:value-type="date" office:date-value="1900-01-03" calcext:value-type="date">
            <text:p>środa </text:p>
          </table:table-cell>
          <table:table-cell table:formula="of:=IF([.E223] = 4; 260; 190) + 300 *[.D223]" office:value-type="float" office:value="260" calcext:value-type="float">
            <text:p>260</text:p>
          </table:table-cell>
          <table:table-cell table:formula="of:= [.G222] - [.F222] + [.H222]+ [.B223]" office:value-type="float" office:value="2467" calcext:value-type="float">
            <text:p>2467</text:p>
          </table:table-cell>
          <table:table-cell table:formula="of:= IF([.G223] - [.F223] &lt; 0; -([.G223] - [.F22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1" calcext:value-type="date">
            <text:p>11.08.2022</text:p>
          </table:table-cell>
          <table:table-cell office:value-type="float" office:value="48" calcext:value-type="float">
            <text:p>48</text:p>
          </table:table-cell>
          <table:table-cell table:style-name="ce15" table:formula="of:=IF([.B224] = 0; [.C223]+1; 0)" office:value-type="float" office:value="0" calcext:value-type="float">
            <text:p>0</text:p>
          </table:table-cell>
          <table:table-cell table:formula="of:=IF(AND(MOD([.C224];5)=0; [.C224]&gt;0);IF(AND([.A224] &gt; DATE(2022; 4; 1); [.A224] &lt; DATE(2022; 9; 30)); 1; 0); 0)" office:value-type="float" office:value="0" calcext:value-type="float">
            <text:p>0</text:p>
          </table:table-cell>
          <table:table-cell table:formula="of:=WEEKDAY([.A224]; 1)" office:value-type="date" office:date-value="1900-01-04" calcext:value-type="date">
            <text:p>czwartek </text:p>
          </table:table-cell>
          <table:table-cell table:formula="of:=IF([.E224] = 4; 260; 190) + 300 *[.D224]" office:value-type="float" office:value="190" calcext:value-type="float">
            <text:p>190</text:p>
          </table:table-cell>
          <table:table-cell table:formula="of:= [.G223] - [.F223] + [.H223]+ [.B224]" office:value-type="float" office:value="2255" calcext:value-type="float">
            <text:p>2255</text:p>
          </table:table-cell>
          <table:table-cell table:formula="of:= IF([.G224] - [.F224] &lt; 0; -([.G224] - [.F22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2" calcext:value-type="date">
            <text:p>12.08.2022</text:p>
          </table:table-cell>
          <table:table-cell office:value-type="float" office:value="0" calcext:value-type="float">
            <text:p>0</text:p>
          </table:table-cell>
          <table:table-cell table:style-name="ce16" table:formula="of:=IF([.B225] = 0; [.C224]+1; 0)" office:value-type="float" office:value="1" calcext:value-type="float">
            <text:p>1</text:p>
          </table:table-cell>
          <table:table-cell table:formula="of:=IF(AND(MOD([.C225];5)=0; [.C225]&gt;0);IF(AND([.A225] &gt; DATE(2022; 4; 1); [.A225] &lt; DATE(2022; 9; 30)); 1; 0); 0)" office:value-type="float" office:value="0" calcext:value-type="float">
            <text:p>0</text:p>
          </table:table-cell>
          <table:table-cell table:formula="of:=WEEKDAY([.A225]; 1)" office:value-type="date" office:date-value="1900-01-05" calcext:value-type="date">
            <text:p>piątek </text:p>
          </table:table-cell>
          <table:table-cell table:formula="of:=IF([.E225] = 4; 260; 190) + 300 *[.D225]" office:value-type="float" office:value="190" calcext:value-type="float">
            <text:p>190</text:p>
          </table:table-cell>
          <table:table-cell table:formula="of:= [.G224] - [.F224] + [.H224]+ [.B225]" office:value-type="float" office:value="2065" calcext:value-type="float">
            <text:p>2065</text:p>
          </table:table-cell>
          <table:table-cell table:formula="of:= IF([.G225] - [.F225] &lt; 0; -([.G225] - [.F22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3" calcext:value-type="date">
            <text:p>13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26] = 0; [.C225]+1; 0)" office:value-type="float" office:value="2" calcext:value-type="float">
            <text:p>2</text:p>
          </table:table-cell>
          <table:table-cell table:formula="of:=IF(AND(MOD([.C226];5)=0; [.C226]&gt;0);IF(AND([.A226] &gt; DATE(2022; 4; 1); [.A226] &lt; DATE(2022; 9; 30)); 1; 0); 0)" office:value-type="float" office:value="0" calcext:value-type="float">
            <text:p>0</text:p>
          </table:table-cell>
          <table:table-cell table:formula="of:=WEEKDAY([.A226]; 1)" office:value-type="date" office:date-value="1900-01-06" calcext:value-type="date">
            <text:p>sobota </text:p>
          </table:table-cell>
          <table:table-cell table:formula="of:=IF([.E226] = 4; 260; 190) + 300 *[.D226]" office:value-type="float" office:value="190" calcext:value-type="float">
            <text:p>190</text:p>
          </table:table-cell>
          <table:table-cell table:formula="of:= [.G225] - [.F225] + [.H225]+ [.B226]" office:value-type="float" office:value="1875" calcext:value-type="float">
            <text:p>1875</text:p>
          </table:table-cell>
          <table:table-cell table:formula="of:= IF([.G226] - [.F226] &lt; 0; -([.G226] - [.F22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4" calcext:value-type="date">
            <text:p>14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27] = 0; [.C226]+1; 0)" office:value-type="float" office:value="3" calcext:value-type="float">
            <text:p>3</text:p>
          </table:table-cell>
          <table:table-cell table:formula="of:=IF(AND(MOD([.C227];5)=0; [.C227]&gt;0);IF(AND([.A227] &gt; DATE(2022; 4; 1); [.A227] &lt; DATE(2022; 9; 30)); 1; 0); 0)" office:value-type="float" office:value="0" calcext:value-type="float">
            <text:p>0</text:p>
          </table:table-cell>
          <table:table-cell table:formula="of:=WEEKDAY([.A227]; 1)" office:value-type="date" office:date-value="1899-12-31" calcext:value-type="date">
            <text:p>niedziela </text:p>
          </table:table-cell>
          <table:table-cell table:formula="of:=IF([.E227] = 4; 260; 190) + 300 *[.D227]" office:value-type="float" office:value="190" calcext:value-type="float">
            <text:p>190</text:p>
          </table:table-cell>
          <table:table-cell table:formula="of:= [.G226] - [.F226] + [.H226]+ [.B227]" office:value-type="float" office:value="1685" calcext:value-type="float">
            <text:p>1685</text:p>
          </table:table-cell>
          <table:table-cell table:formula="of:= IF([.G227] - [.F227] &lt; 0; -([.G227] - [.F22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5" calcext:value-type="date">
            <text:p>15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28] = 0; [.C227]+1; 0)" office:value-type="float" office:value="4" calcext:value-type="float">
            <text:p>4</text:p>
          </table:table-cell>
          <table:table-cell table:formula="of:=IF(AND(MOD([.C228];5)=0; [.C228]&gt;0);IF(AND([.A228] &gt; DATE(2022; 4; 1); [.A228] &lt; DATE(2022; 9; 30)); 1; 0); 0)" office:value-type="float" office:value="0" calcext:value-type="float">
            <text:p>0</text:p>
          </table:table-cell>
          <table:table-cell table:formula="of:=WEEKDAY([.A228]; 1)" office:value-type="date" office:date-value="1900-01-01" calcext:value-type="date">
            <text:p>poniedziałek </text:p>
          </table:table-cell>
          <table:table-cell table:formula="of:=IF([.E228] = 4; 260; 190) + 300 *[.D228]" office:value-type="float" office:value="190" calcext:value-type="float">
            <text:p>190</text:p>
          </table:table-cell>
          <table:table-cell table:formula="of:= [.G227] - [.F227] + [.H227]+ [.B228]" office:value-type="float" office:value="1495" calcext:value-type="float">
            <text:p>1495</text:p>
          </table:table-cell>
          <table:table-cell table:formula="of:= IF([.G228] - [.F228] &lt; 0; -([.G228] - [.F22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6" calcext:value-type="date">
            <text:p>16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29] = 0; [.C228]+1; 0)" office:value-type="float" office:value="5" calcext:value-type="float">
            <text:p>5</text:p>
          </table:table-cell>
          <table:table-cell table:formula="of:=IF(AND(MOD([.C229];5)=0; [.C229]&gt;0);IF(AND([.A229] &gt; DATE(2022; 4; 1); [.A229] &lt; DATE(2022; 9; 30)); 1; 0); 0)" office:value-type="float" office:value="1" calcext:value-type="float">
            <text:p>1</text:p>
          </table:table-cell>
          <table:table-cell table:formula="of:=WEEKDAY([.A229]; 1)" office:value-type="date" office:date-value="1900-01-02" calcext:value-type="date">
            <text:p>wtorek </text:p>
          </table:table-cell>
          <table:table-cell table:formula="of:=IF([.E229] = 4; 260; 190) + 300 *[.D229]" office:value-type="float" office:value="490" calcext:value-type="float">
            <text:p>490</text:p>
          </table:table-cell>
          <table:table-cell table:formula="of:= [.G228] - [.F228] + [.H228]+ [.B229]" office:value-type="float" office:value="1305" calcext:value-type="float">
            <text:p>1305</text:p>
          </table:table-cell>
          <table:table-cell table:formula="of:= IF([.G229] - [.F229] &lt; 0; -([.G229] - [.F22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7" calcext:value-type="date">
            <text:p>17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0] = 0; [.C229]+1; 0)" office:value-type="float" office:value="6" calcext:value-type="float">
            <text:p>6</text:p>
          </table:table-cell>
          <table:table-cell table:formula="of:=IF(AND(MOD([.C230];5)=0; [.C230]&gt;0);IF(AND([.A230] &gt; DATE(2022; 4; 1); [.A230] &lt; DATE(2022; 9; 30)); 1; 0); 0)" office:value-type="float" office:value="0" calcext:value-type="float">
            <text:p>0</text:p>
          </table:table-cell>
          <table:table-cell table:formula="of:=WEEKDAY([.A230]; 1)" office:value-type="date" office:date-value="1900-01-03" calcext:value-type="date">
            <text:p>środa </text:p>
          </table:table-cell>
          <table:table-cell table:formula="of:=IF([.E230] = 4; 260; 190) + 300 *[.D230]" office:value-type="float" office:value="260" calcext:value-type="float">
            <text:p>260</text:p>
          </table:table-cell>
          <table:table-cell table:formula="of:= [.G229] - [.F229] + [.H229]+ [.B230]" office:value-type="float" office:value="815" calcext:value-type="float">
            <text:p>815</text:p>
          </table:table-cell>
          <table:table-cell table:formula="of:= IF([.G230] - [.F230] &lt; 0; -([.G230] - [.F23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8" calcext:value-type="date">
            <text:p>18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1] = 0; [.C230]+1; 0)" office:value-type="float" office:value="7" calcext:value-type="float">
            <text:p>7</text:p>
          </table:table-cell>
          <table:table-cell table:formula="of:=IF(AND(MOD([.C231];5)=0; [.C231]&gt;0);IF(AND([.A231] &gt; DATE(2022; 4; 1); [.A231] &lt; DATE(2022; 9; 30)); 1; 0); 0)" office:value-type="float" office:value="0" calcext:value-type="float">
            <text:p>0</text:p>
          </table:table-cell>
          <table:table-cell table:formula="of:=WEEKDAY([.A231]; 1)" office:value-type="date" office:date-value="1900-01-04" calcext:value-type="date">
            <text:p>czwartek </text:p>
          </table:table-cell>
          <table:table-cell table:formula="of:=IF([.E231] = 4; 260; 190) + 300 *[.D231]" office:value-type="float" office:value="190" calcext:value-type="float">
            <text:p>190</text:p>
          </table:table-cell>
          <table:table-cell table:formula="of:= [.G230] - [.F230] + [.H230]+ [.B231]" office:value-type="float" office:value="555" calcext:value-type="float">
            <text:p>555</text:p>
          </table:table-cell>
          <table:table-cell table:formula="of:= IF([.G231] - [.F231] &lt; 0; -([.G231] - [.F23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19" calcext:value-type="date">
            <text:p>19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2] = 0; [.C231]+1; 0)" office:value-type="float" office:value="8" calcext:value-type="float">
            <text:p>8</text:p>
          </table:table-cell>
          <table:table-cell table:formula="of:=IF(AND(MOD([.C232];5)=0; [.C232]&gt;0);IF(AND([.A232] &gt; DATE(2022; 4; 1); [.A232] &lt; DATE(2022; 9; 30)); 1; 0); 0)" office:value-type="float" office:value="0" calcext:value-type="float">
            <text:p>0</text:p>
          </table:table-cell>
          <table:table-cell table:formula="of:=WEEKDAY([.A232]; 1)" office:value-type="date" office:date-value="1900-01-05" calcext:value-type="date">
            <text:p>piątek </text:p>
          </table:table-cell>
          <table:table-cell table:formula="of:=IF([.E232] = 4; 260; 190) + 300 *[.D232]" office:value-type="float" office:value="190" calcext:value-type="float">
            <text:p>190</text:p>
          </table:table-cell>
          <table:table-cell table:formula="of:= [.G231] - [.F231] + [.H231]+ [.B232]" office:value-type="float" office:value="365" calcext:value-type="float">
            <text:p>365</text:p>
          </table:table-cell>
          <table:table-cell table:formula="of:= IF([.G232] - [.F232] &lt; 0; -([.G232] - [.F23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8-20" calcext:value-type="date">
            <text:p>20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3] = 0; [.C232]+1; 0)" office:value-type="float" office:value="9" calcext:value-type="float">
            <text:p>9</text:p>
          </table:table-cell>
          <table:table-cell table:formula="of:=IF(AND(MOD([.C233];5)=0; [.C233]&gt;0);IF(AND([.A233] &gt; DATE(2022; 4; 1); [.A233] &lt; DATE(2022; 9; 30)); 1; 0); 0)" office:value-type="float" office:value="0" calcext:value-type="float">
            <text:p>0</text:p>
          </table:table-cell>
          <table:table-cell table:formula="of:=WEEKDAY([.A233]; 1)" office:value-type="date" office:date-value="1900-01-06" calcext:value-type="date">
            <text:p>sobota </text:p>
          </table:table-cell>
          <table:table-cell table:formula="of:=IF([.E233] = 4; 260; 190) + 300 *[.D233]" office:value-type="float" office:value="190" calcext:value-type="float">
            <text:p>190</text:p>
          </table:table-cell>
          <table:table-cell table:formula="of:= [.G232] - [.F232] + [.H232]+ [.B233]" office:value-type="float" office:value="175" calcext:value-type="float">
            <text:p>175</text:p>
          </table:table-cell>
          <table:table-cell table:formula="of:= IF([.G233] - [.F233] &lt; 0; -([.G233] - [.F233]); 0)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1" office:value-type="date" office:date-value="2022-08-21" calcext:value-type="date">
            <text:p>21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4] = 0; [.C233]+1; 0)" office:value-type="float" office:value="10" calcext:value-type="float">
            <text:p>10</text:p>
          </table:table-cell>
          <table:table-cell table:formula="of:=IF(AND(MOD([.C234];5)=0; [.C234]&gt;0);IF(AND([.A234] &gt; DATE(2022; 4; 1); [.A234] &lt; DATE(2022; 9; 30)); 1; 0); 0)" office:value-type="float" office:value="1" calcext:value-type="float">
            <text:p>1</text:p>
          </table:table-cell>
          <table:table-cell table:formula="of:=WEEKDAY([.A234]; 1)" office:value-type="date" office:date-value="1899-12-31" calcext:value-type="date">
            <text:p>niedziela </text:p>
          </table:table-cell>
          <table:table-cell table:formula="of:=IF([.E234] = 4; 260; 190) + 300 *[.D234]" office:value-type="float" office:value="490" calcext:value-type="float">
            <text:p>490</text:p>
          </table:table-cell>
          <table:table-cell table:formula="of:= [.G233] - [.F233] + [.H233]+ [.B234]" office:value-type="float" office:value="0" calcext:value-type="float">
            <text:p>0</text:p>
          </table:table-cell>
          <table:table-cell table:formula="of:= IF([.G234] - [.F234] &lt; 0; -([.G234] - [.F234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8-22" calcext:value-type="date">
            <text:p>22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5] = 0; [.C234]+1; 0)" office:value-type="float" office:value="11" calcext:value-type="float">
            <text:p>11</text:p>
          </table:table-cell>
          <table:table-cell table:formula="of:=IF(AND(MOD([.C235];5)=0; [.C235]&gt;0);IF(AND([.A235] &gt; DATE(2022; 4; 1); [.A235] &lt; DATE(2022; 9; 30)); 1; 0); 0)" office:value-type="float" office:value="0" calcext:value-type="float">
            <text:p>0</text:p>
          </table:table-cell>
          <table:table-cell table:formula="of:=WEEKDAY([.A235]; 1)" office:value-type="date" office:date-value="1900-01-01" calcext:value-type="date">
            <text:p>poniedziałek </text:p>
          </table:table-cell>
          <table:table-cell table:formula="of:=IF([.E235] = 4; 260; 190) + 300 *[.D235]" office:value-type="float" office:value="190" calcext:value-type="float">
            <text:p>190</text:p>
          </table:table-cell>
          <table:table-cell table:formula="of:= [.G234] - [.F234] + [.H234]+ [.B235]" office:value-type="float" office:value="0" calcext:value-type="float">
            <text:p>0</text:p>
          </table:table-cell>
          <table:table-cell table:formula="of:= IF([.G235] - [.F235] &lt; 0; -([.G235] - [.F235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23" calcext:value-type="date">
            <text:p>23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6] = 0; [.C235]+1; 0)" office:value-type="float" office:value="12" calcext:value-type="float">
            <text:p>12</text:p>
          </table:table-cell>
          <table:table-cell table:formula="of:=IF(AND(MOD([.C236];5)=0; [.C236]&gt;0);IF(AND([.A236] &gt; DATE(2022; 4; 1); [.A236] &lt; DATE(2022; 9; 30)); 1; 0); 0)" office:value-type="float" office:value="0" calcext:value-type="float">
            <text:p>0</text:p>
          </table:table-cell>
          <table:table-cell table:formula="of:=WEEKDAY([.A236]; 1)" office:value-type="date" office:date-value="1900-01-02" calcext:value-type="date">
            <text:p>wtorek </text:p>
          </table:table-cell>
          <table:table-cell table:formula="of:=IF([.E236] = 4; 260; 190) + 300 *[.D236]" office:value-type="float" office:value="190" calcext:value-type="float">
            <text:p>190</text:p>
          </table:table-cell>
          <table:table-cell table:formula="of:= [.G235] - [.F235] + [.H235]+ [.B236]" office:value-type="float" office:value="0" calcext:value-type="float">
            <text:p>0</text:p>
          </table:table-cell>
          <table:table-cell table:formula="of:= IF([.G236] - [.F236] &lt; 0; -([.G236] - [.F236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24" calcext:value-type="date">
            <text:p>24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7] = 0; [.C236]+1; 0)" office:value-type="float" office:value="13" calcext:value-type="float">
            <text:p>13</text:p>
          </table:table-cell>
          <table:table-cell table:formula="of:=IF(AND(MOD([.C237];5)=0; [.C237]&gt;0);IF(AND([.A237] &gt; DATE(2022; 4; 1); [.A237] &lt; DATE(2022; 9; 30)); 1; 0); 0)" office:value-type="float" office:value="0" calcext:value-type="float">
            <text:p>0</text:p>
          </table:table-cell>
          <table:table-cell table:formula="of:=WEEKDAY([.A237]; 1)" office:value-type="date" office:date-value="1900-01-03" calcext:value-type="date">
            <text:p>środa </text:p>
          </table:table-cell>
          <table:table-cell table:formula="of:=IF([.E237] = 4; 260; 190) + 300 *[.D237]" office:value-type="float" office:value="260" calcext:value-type="float">
            <text:p>260</text:p>
          </table:table-cell>
          <table:table-cell table:formula="of:= [.G236] - [.F236] + [.H236]+ [.B237]" office:value-type="float" office:value="0" calcext:value-type="float">
            <text:p>0</text:p>
          </table:table-cell>
          <table:table-cell table:formula="of:= IF([.G237] - [.F237] &lt; 0; -([.G237] - [.F237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8-25" calcext:value-type="date">
            <text:p>25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8] = 0; [.C237]+1; 0)" office:value-type="float" office:value="14" calcext:value-type="float">
            <text:p>14</text:p>
          </table:table-cell>
          <table:table-cell table:formula="of:=IF(AND(MOD([.C238];5)=0; [.C238]&gt;0);IF(AND([.A238] &gt; DATE(2022; 4; 1); [.A238] &lt; DATE(2022; 9; 30)); 1; 0); 0)" office:value-type="float" office:value="0" calcext:value-type="float">
            <text:p>0</text:p>
          </table:table-cell>
          <table:table-cell table:formula="of:=WEEKDAY([.A238]; 1)" office:value-type="date" office:date-value="1900-01-04" calcext:value-type="date">
            <text:p>czwartek </text:p>
          </table:table-cell>
          <table:table-cell table:formula="of:=IF([.E238] = 4; 260; 190) + 300 *[.D238]" office:value-type="float" office:value="190" calcext:value-type="float">
            <text:p>190</text:p>
          </table:table-cell>
          <table:table-cell table:formula="of:= [.G237] - [.F237] + [.H237]+ [.B238]" office:value-type="float" office:value="0" calcext:value-type="float">
            <text:p>0</text:p>
          </table:table-cell>
          <table:table-cell table:formula="of:= IF([.G238] - [.F238] &lt; 0; -([.G238] - [.F238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26" calcext:value-type="date">
            <text:p>26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39] = 0; [.C238]+1; 0)" office:value-type="float" office:value="15" calcext:value-type="float">
            <text:p>15</text:p>
          </table:table-cell>
          <table:table-cell table:formula="of:=IF(AND(MOD([.C239];5)=0; [.C239]&gt;0);IF(AND([.A239] &gt; DATE(2022; 4; 1); [.A239] &lt; DATE(2022; 9; 30)); 1; 0); 0)" office:value-type="float" office:value="1" calcext:value-type="float">
            <text:p>1</text:p>
          </table:table-cell>
          <table:table-cell table:formula="of:=WEEKDAY([.A239]; 1)" office:value-type="date" office:date-value="1900-01-05" calcext:value-type="date">
            <text:p>piątek </text:p>
          </table:table-cell>
          <table:table-cell table:formula="of:=IF([.E239] = 4; 260; 190) + 300 *[.D239]" office:value-type="float" office:value="490" calcext:value-type="float">
            <text:p>490</text:p>
          </table:table-cell>
          <table:table-cell table:formula="of:= [.G238] - [.F238] + [.H238]+ [.B239]" office:value-type="float" office:value="0" calcext:value-type="float">
            <text:p>0</text:p>
          </table:table-cell>
          <table:table-cell table:formula="of:= IF([.G239] - [.F239] &lt; 0; -([.G239] - [.F239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8-27" calcext:value-type="date">
            <text:p>27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40] = 0; [.C239]+1; 0)" office:value-type="float" office:value="16" calcext:value-type="float">
            <text:p>16</text:p>
          </table:table-cell>
          <table:table-cell table:formula="of:=IF(AND(MOD([.C240];5)=0; [.C240]&gt;0);IF(AND([.A240] &gt; DATE(2022; 4; 1); [.A240] &lt; DATE(2022; 9; 30)); 1; 0); 0)" office:value-type="float" office:value="0" calcext:value-type="float">
            <text:p>0</text:p>
          </table:table-cell>
          <table:table-cell table:formula="of:=WEEKDAY([.A240]; 1)" office:value-type="date" office:date-value="1900-01-06" calcext:value-type="date">
            <text:p>sobota </text:p>
          </table:table-cell>
          <table:table-cell table:formula="of:=IF([.E240] = 4; 260; 190) + 300 *[.D240]" office:value-type="float" office:value="190" calcext:value-type="float">
            <text:p>190</text:p>
          </table:table-cell>
          <table:table-cell table:formula="of:= [.G239] - [.F239] + [.H239]+ [.B240]" office:value-type="float" office:value="0" calcext:value-type="float">
            <text:p>0</text:p>
          </table:table-cell>
          <table:table-cell table:formula="of:= IF([.G240] - [.F240] &lt; 0; -([.G240] - [.F240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28" calcext:value-type="date">
            <text:p>28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41] = 0; [.C240]+1; 0)" office:value-type="float" office:value="17" calcext:value-type="float">
            <text:p>17</text:p>
          </table:table-cell>
          <table:table-cell table:formula="of:=IF(AND(MOD([.C241];5)=0; [.C241]&gt;0);IF(AND([.A241] &gt; DATE(2022; 4; 1); [.A241] &lt; DATE(2022; 9; 30)); 1; 0); 0)" office:value-type="float" office:value="0" calcext:value-type="float">
            <text:p>0</text:p>
          </table:table-cell>
          <table:table-cell table:formula="of:=WEEKDAY([.A241]; 1)" office:value-type="date" office:date-value="1899-12-31" calcext:value-type="date">
            <text:p>niedziela </text:p>
          </table:table-cell>
          <table:table-cell table:formula="of:=IF([.E241] = 4; 260; 190) + 300 *[.D241]" office:value-type="float" office:value="190" calcext:value-type="float">
            <text:p>190</text:p>
          </table:table-cell>
          <table:table-cell table:formula="of:= [.G240] - [.F240] + [.H240]+ [.B241]" office:value-type="float" office:value="0" calcext:value-type="float">
            <text:p>0</text:p>
          </table:table-cell>
          <table:table-cell table:formula="of:= IF([.G241] - [.F241] &lt; 0; -([.G241] - [.F241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29" calcext:value-type="date">
            <text:p>29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42] = 0; [.C241]+1; 0)" office:value-type="float" office:value="18" calcext:value-type="float">
            <text:p>18</text:p>
          </table:table-cell>
          <table:table-cell table:formula="of:=IF(AND(MOD([.C242];5)=0; [.C242]&gt;0);IF(AND([.A242] &gt; DATE(2022; 4; 1); [.A242] &lt; DATE(2022; 9; 30)); 1; 0); 0)" office:value-type="float" office:value="0" calcext:value-type="float">
            <text:p>0</text:p>
          </table:table-cell>
          <table:table-cell table:formula="of:=WEEKDAY([.A242]; 1)" office:value-type="date" office:date-value="1900-01-01" calcext:value-type="date">
            <text:p>poniedziałek </text:p>
          </table:table-cell>
          <table:table-cell table:formula="of:=IF([.E242] = 4; 260; 190) + 300 *[.D242]" office:value-type="float" office:value="190" calcext:value-type="float">
            <text:p>190</text:p>
          </table:table-cell>
          <table:table-cell table:formula="of:= [.G241] - [.F241] + [.H241]+ [.B242]" office:value-type="float" office:value="0" calcext:value-type="float">
            <text:p>0</text:p>
          </table:table-cell>
          <table:table-cell table:formula="of:= IF([.G242] - [.F242] &lt; 0; -([.G242] - [.F242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30" calcext:value-type="date">
            <text:p>30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43] = 0; [.C242]+1; 0)" office:value-type="float" office:value="19" calcext:value-type="float">
            <text:p>19</text:p>
          </table:table-cell>
          <table:table-cell table:formula="of:=IF(AND(MOD([.C243];5)=0; [.C243]&gt;0);IF(AND([.A243] &gt; DATE(2022; 4; 1); [.A243] &lt; DATE(2022; 9; 30)); 1; 0); 0)" office:value-type="float" office:value="0" calcext:value-type="float">
            <text:p>0</text:p>
          </table:table-cell>
          <table:table-cell table:formula="of:=WEEKDAY([.A243]; 1)" office:value-type="date" office:date-value="1900-01-02" calcext:value-type="date">
            <text:p>wtorek </text:p>
          </table:table-cell>
          <table:table-cell table:formula="of:=IF([.E243] = 4; 260; 190) + 300 *[.D243]" office:value-type="float" office:value="190" calcext:value-type="float">
            <text:p>190</text:p>
          </table:table-cell>
          <table:table-cell table:formula="of:= [.G242] - [.F242] + [.H242]+ [.B243]" office:value-type="float" office:value="0" calcext:value-type="float">
            <text:p>0</text:p>
          </table:table-cell>
          <table:table-cell table:formula="of:= IF([.G243] - [.F243] &lt; 0; -([.G243] - [.F243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8-31" calcext:value-type="date">
            <text:p>31.08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44] = 0; [.C243]+1; 0)" office:value-type="float" office:value="20" calcext:value-type="float">
            <text:p>20</text:p>
          </table:table-cell>
          <table:table-cell table:formula="of:=IF(AND(MOD([.C244];5)=0; [.C244]&gt;0);IF(AND([.A244] &gt; DATE(2022; 4; 1); [.A244] &lt; DATE(2022; 9; 30)); 1; 0); 0)" office:value-type="float" office:value="1" calcext:value-type="float">
            <text:p>1</text:p>
          </table:table-cell>
          <table:table-cell table:formula="of:=WEEKDAY([.A244]; 1)" office:value-type="date" office:date-value="1900-01-03" calcext:value-type="date">
            <text:p>środa </text:p>
          </table:table-cell>
          <table:table-cell table:formula="of:=IF([.E244] = 4; 260; 190) + 300 *[.D244]" office:value-type="float" office:value="560" calcext:value-type="float">
            <text:p>560</text:p>
          </table:table-cell>
          <table:table-cell table:formula="of:= [.G243] - [.F243] + [.H243]+ [.B244]" office:value-type="float" office:value="0" calcext:value-type="float">
            <text:p>0</text:p>
          </table:table-cell>
          <table:table-cell table:formula="of:= IF([.G244] - [.F244] &lt; 0; -([.G244] - [.F244]); 0)" office:value-type="float" office:value="560" calcext:value-type="float">
            <text:p>560</text:p>
          </table:table-cell>
          <table:table-cell/>
        </table:table-row>
        <table:table-row table:style-name="ro1">
          <table:table-cell table:style-name="ce1" office:value-type="date" office:date-value="2022-09-01" calcext:value-type="date">
            <text:p>1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45] = 0; [.C244]+1; 0)" office:value-type="float" office:value="21" calcext:value-type="float">
            <text:p>21</text:p>
          </table:table-cell>
          <table:table-cell table:formula="of:=IF(AND(MOD([.C245];5)=0; [.C245]&gt;0);IF(AND([.A245] &gt; DATE(2022; 4; 1); [.A245] &lt; DATE(2022; 9; 30)); 1; 0); 0)" office:value-type="float" office:value="0" calcext:value-type="float">
            <text:p>0</text:p>
          </table:table-cell>
          <table:table-cell table:formula="of:=WEEKDAY([.A245]; 1)" office:value-type="date" office:date-value="1900-01-04" calcext:value-type="date">
            <text:p>czwartek </text:p>
          </table:table-cell>
          <table:table-cell table:formula="of:=IF([.E245] = 4; 260; 190) + 300 *[.D245]" office:value-type="float" office:value="190" calcext:value-type="float">
            <text:p>190</text:p>
          </table:table-cell>
          <table:table-cell table:formula="of:= [.G244] - [.F244] + [.H244]+ [.B245]" office:value-type="float" office:value="0" calcext:value-type="float">
            <text:p>0</text:p>
          </table:table-cell>
          <table:table-cell table:formula="of:= IF([.G245] - [.F245] &lt; 0; -([.G245] - [.F245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9-02" calcext:value-type="date">
            <text:p>2.09.2022</text:p>
          </table:table-cell>
          <table:table-cell office:value-type="float" office:value="388" calcext:value-type="float">
            <text:p>388</text:p>
          </table:table-cell>
          <table:table-cell table:style-name="ce15" table:formula="of:=IF([.B246] = 0; [.C245]+1; 0)" office:value-type="float" office:value="0" calcext:value-type="float">
            <text:p>0</text:p>
          </table:table-cell>
          <table:table-cell table:formula="of:=IF(AND(MOD([.C246];5)=0; [.C246]&gt;0);IF(AND([.A246] &gt; DATE(2022; 4; 1); [.A246] &lt; DATE(2022; 9; 30)); 1; 0); 0)" office:value-type="float" office:value="0" calcext:value-type="float">
            <text:p>0</text:p>
          </table:table-cell>
          <table:table-cell table:formula="of:=WEEKDAY([.A246]; 1)" office:value-type="date" office:date-value="1900-01-05" calcext:value-type="date">
            <text:p>piątek </text:p>
          </table:table-cell>
          <table:table-cell table:formula="of:=IF([.E246] = 4; 260; 190) + 300 *[.D246]" office:value-type="float" office:value="190" calcext:value-type="float">
            <text:p>190</text:p>
          </table:table-cell>
          <table:table-cell table:formula="of:= [.G245] - [.F245] + [.H245]+ [.B246]" office:value-type="float" office:value="388" calcext:value-type="float">
            <text:p>388</text:p>
          </table:table-cell>
          <table:table-cell table:formula="of:= IF([.G246] - [.F246] &lt; 0; -([.G246] - [.F24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3" calcext:value-type="date">
            <text:p>3.09.2022</text:p>
          </table:table-cell>
          <table:table-cell office:value-type="float" office:value="415" calcext:value-type="float">
            <text:p>415</text:p>
          </table:table-cell>
          <table:table-cell table:style-name="ce15" table:formula="of:=IF([.B247] = 0; [.C246]+1; 0)" office:value-type="float" office:value="0" calcext:value-type="float">
            <text:p>0</text:p>
          </table:table-cell>
          <table:table-cell table:formula="of:=IF(AND(MOD([.C247];5)=0; [.C247]&gt;0);IF(AND([.A247] &gt; DATE(2022; 4; 1); [.A247] &lt; DATE(2022; 9; 30)); 1; 0); 0)" office:value-type="float" office:value="0" calcext:value-type="float">
            <text:p>0</text:p>
          </table:table-cell>
          <table:table-cell table:formula="of:=WEEKDAY([.A247]; 1)" office:value-type="date" office:date-value="1900-01-06" calcext:value-type="date">
            <text:p>sobota </text:p>
          </table:table-cell>
          <table:table-cell table:formula="of:=IF([.E247] = 4; 260; 190) + 300 *[.D247]" office:value-type="float" office:value="190" calcext:value-type="float">
            <text:p>190</text:p>
          </table:table-cell>
          <table:table-cell table:formula="of:= [.G246] - [.F246] + [.H246]+ [.B247]" office:value-type="float" office:value="613" calcext:value-type="float">
            <text:p>613</text:p>
          </table:table-cell>
          <table:table-cell table:formula="of:= IF([.G247] - [.F247] &lt; 0; -([.G247] - [.F24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4" calcext:value-type="date">
            <text:p>4.09.2022</text:p>
          </table:table-cell>
          <table:table-cell office:value-type="float" office:value="560" calcext:value-type="float">
            <text:p>560</text:p>
          </table:table-cell>
          <table:table-cell table:style-name="ce15" table:formula="of:=IF([.B248] = 0; [.C247]+1; 0)" office:value-type="float" office:value="0" calcext:value-type="float">
            <text:p>0</text:p>
          </table:table-cell>
          <table:table-cell table:formula="of:=IF(AND(MOD([.C248];5)=0; [.C248]&gt;0);IF(AND([.A248] &gt; DATE(2022; 4; 1); [.A248] &lt; DATE(2022; 9; 30)); 1; 0); 0)" office:value-type="float" office:value="0" calcext:value-type="float">
            <text:p>0</text:p>
          </table:table-cell>
          <table:table-cell table:formula="of:=WEEKDAY([.A248]; 1)" office:value-type="date" office:date-value="1899-12-31" calcext:value-type="date">
            <text:p>niedziela </text:p>
          </table:table-cell>
          <table:table-cell table:formula="of:=IF([.E248] = 4; 260; 190) + 300 *[.D248]" office:value-type="float" office:value="190" calcext:value-type="float">
            <text:p>190</text:p>
          </table:table-cell>
          <table:table-cell table:formula="of:= [.G247] - [.F247] + [.H247]+ [.B248]" office:value-type="float" office:value="983" calcext:value-type="float">
            <text:p>983</text:p>
          </table:table-cell>
          <table:table-cell table:formula="of:= IF([.G248] - [.F248] &lt; 0; -([.G248] - [.F24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5" calcext:value-type="date">
            <text:p>5.09.2022</text:p>
          </table:table-cell>
          <table:table-cell office:value-type="float" office:value="467" calcext:value-type="float">
            <text:p>467</text:p>
          </table:table-cell>
          <table:table-cell table:style-name="ce15" table:formula="of:=IF([.B249] = 0; [.C248]+1; 0)" office:value-type="float" office:value="0" calcext:value-type="float">
            <text:p>0</text:p>
          </table:table-cell>
          <table:table-cell table:formula="of:=IF(AND(MOD([.C249];5)=0; [.C249]&gt;0);IF(AND([.A249] &gt; DATE(2022; 4; 1); [.A249] &lt; DATE(2022; 9; 30)); 1; 0); 0)" office:value-type="float" office:value="0" calcext:value-type="float">
            <text:p>0</text:p>
          </table:table-cell>
          <table:table-cell table:formula="of:=WEEKDAY([.A249]; 1)" office:value-type="date" office:date-value="1900-01-01" calcext:value-type="date">
            <text:p>poniedziałek </text:p>
          </table:table-cell>
          <table:table-cell table:formula="of:=IF([.E249] = 4; 260; 190) + 300 *[.D249]" office:value-type="float" office:value="190" calcext:value-type="float">
            <text:p>190</text:p>
          </table:table-cell>
          <table:table-cell table:formula="of:= [.G248] - [.F248] + [.H248]+ [.B249]" office:value-type="float" office:value="1260" calcext:value-type="float">
            <text:p>1260</text:p>
          </table:table-cell>
          <table:table-cell table:formula="of:= IF([.G249] - [.F249] &lt; 0; -([.G249] - [.F24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6" calcext:value-type="date">
            <text:p>6.09.2022</text:p>
          </table:table-cell>
          <table:table-cell office:value-type="float" office:value="517" calcext:value-type="float">
            <text:p>517</text:p>
          </table:table-cell>
          <table:table-cell table:style-name="ce15" table:formula="of:=IF([.B250] = 0; [.C249]+1; 0)" office:value-type="float" office:value="0" calcext:value-type="float">
            <text:p>0</text:p>
          </table:table-cell>
          <table:table-cell table:formula="of:=IF(AND(MOD([.C250];5)=0; [.C250]&gt;0);IF(AND([.A250] &gt; DATE(2022; 4; 1); [.A250] &lt; DATE(2022; 9; 30)); 1; 0); 0)" office:value-type="float" office:value="0" calcext:value-type="float">
            <text:p>0</text:p>
          </table:table-cell>
          <table:table-cell table:formula="of:=WEEKDAY([.A250]; 1)" office:value-type="date" office:date-value="1900-01-02" calcext:value-type="date">
            <text:p>wtorek </text:p>
          </table:table-cell>
          <table:table-cell table:formula="of:=IF([.E250] = 4; 260; 190) + 300 *[.D250]" office:value-type="float" office:value="190" calcext:value-type="float">
            <text:p>190</text:p>
          </table:table-cell>
          <table:table-cell table:formula="of:= [.G249] - [.F249] + [.H249]+ [.B250]" office:value-type="float" office:value="1587" calcext:value-type="float">
            <text:p>1587</text:p>
          </table:table-cell>
          <table:table-cell table:formula="of:= IF([.G250] - [.F250] &lt; 0; -([.G250] - [.F25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7" calcext:value-type="date">
            <text:p>7.09.2022</text:p>
          </table:table-cell>
          <table:table-cell office:value-type="float" office:value="552" calcext:value-type="float">
            <text:p>552</text:p>
          </table:table-cell>
          <table:table-cell table:style-name="ce15" table:formula="of:=IF([.B251] = 0; [.C250]+1; 0)" office:value-type="float" office:value="0" calcext:value-type="float">
            <text:p>0</text:p>
          </table:table-cell>
          <table:table-cell table:formula="of:=IF(AND(MOD([.C251];5)=0; [.C251]&gt;0);IF(AND([.A251] &gt; DATE(2022; 4; 1); [.A251] &lt; DATE(2022; 9; 30)); 1; 0); 0)" office:value-type="float" office:value="0" calcext:value-type="float">
            <text:p>0</text:p>
          </table:table-cell>
          <table:table-cell table:formula="of:=WEEKDAY([.A251]; 1)" office:value-type="date" office:date-value="1900-01-03" calcext:value-type="date">
            <text:p>środa </text:p>
          </table:table-cell>
          <table:table-cell table:formula="of:=IF([.E251] = 4; 260; 190) + 300 *[.D251]" office:value-type="float" office:value="260" calcext:value-type="float">
            <text:p>260</text:p>
          </table:table-cell>
          <table:table-cell table:formula="of:= [.G250] - [.F250] + [.H250]+ [.B251]" office:value-type="float" office:value="1949" calcext:value-type="float">
            <text:p>1949</text:p>
          </table:table-cell>
          <table:table-cell table:formula="of:= IF([.G251] - [.F251] &lt; 0; -([.G251] - [.F25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8" calcext:value-type="date">
            <text:p>8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52] = 0; [.C251]+1; 0)" office:value-type="float" office:value="1" calcext:value-type="float">
            <text:p>1</text:p>
          </table:table-cell>
          <table:table-cell table:formula="of:=IF(AND(MOD([.C252];5)=0; [.C252]&gt;0);IF(AND([.A252] &gt; DATE(2022; 4; 1); [.A252] &lt; DATE(2022; 9; 30)); 1; 0); 0)" office:value-type="float" office:value="0" calcext:value-type="float">
            <text:p>0</text:p>
          </table:table-cell>
          <table:table-cell table:formula="of:=WEEKDAY([.A252]; 1)" office:value-type="date" office:date-value="1900-01-04" calcext:value-type="date">
            <text:p>czwartek </text:p>
          </table:table-cell>
          <table:table-cell table:formula="of:=IF([.E252] = 4; 260; 190) + 300 *[.D252]" office:value-type="float" office:value="190" calcext:value-type="float">
            <text:p>190</text:p>
          </table:table-cell>
          <table:table-cell table:formula="of:= [.G251] - [.F251] + [.H251]+ [.B252]" office:value-type="float" office:value="1689" calcext:value-type="float">
            <text:p>1689</text:p>
          </table:table-cell>
          <table:table-cell table:formula="of:= IF([.G252] - [.F252] &lt; 0; -([.G252] - [.F25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09" calcext:value-type="date">
            <text:p>9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53] = 0; [.C252]+1; 0)" office:value-type="float" office:value="2" calcext:value-type="float">
            <text:p>2</text:p>
          </table:table-cell>
          <table:table-cell table:formula="of:=IF(AND(MOD([.C253];5)=0; [.C253]&gt;0);IF(AND([.A253] &gt; DATE(2022; 4; 1); [.A253] &lt; DATE(2022; 9; 30)); 1; 0); 0)" office:value-type="float" office:value="0" calcext:value-type="float">
            <text:p>0</text:p>
          </table:table-cell>
          <table:table-cell table:formula="of:=WEEKDAY([.A253]; 1)" office:value-type="date" office:date-value="1900-01-05" calcext:value-type="date">
            <text:p>piątek </text:p>
          </table:table-cell>
          <table:table-cell table:formula="of:=IF([.E253] = 4; 260; 190) + 300 *[.D253]" office:value-type="float" office:value="190" calcext:value-type="float">
            <text:p>190</text:p>
          </table:table-cell>
          <table:table-cell table:formula="of:= [.G252] - [.F252] + [.H252]+ [.B253]" office:value-type="float" office:value="1499" calcext:value-type="float">
            <text:p>1499</text:p>
          </table:table-cell>
          <table:table-cell table:formula="of:= IF([.G253] - [.F253] &lt; 0; -([.G253] - [.F25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0" calcext:value-type="date">
            <text:p>10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54] = 0; [.C253]+1; 0)" office:value-type="float" office:value="3" calcext:value-type="float">
            <text:p>3</text:p>
          </table:table-cell>
          <table:table-cell table:formula="of:=IF(AND(MOD([.C254];5)=0; [.C254]&gt;0);IF(AND([.A254] &gt; DATE(2022; 4; 1); [.A254] &lt; DATE(2022; 9; 30)); 1; 0); 0)" office:value-type="float" office:value="0" calcext:value-type="float">
            <text:p>0</text:p>
          </table:table-cell>
          <table:table-cell table:formula="of:=WEEKDAY([.A254]; 1)" office:value-type="date" office:date-value="1900-01-06" calcext:value-type="date">
            <text:p>sobota </text:p>
          </table:table-cell>
          <table:table-cell table:formula="of:=IF([.E254] = 4; 260; 190) + 300 *[.D254]" office:value-type="float" office:value="190" calcext:value-type="float">
            <text:p>190</text:p>
          </table:table-cell>
          <table:table-cell table:formula="of:= [.G253] - [.F253] + [.H253]+ [.B254]" office:value-type="float" office:value="1309" calcext:value-type="float">
            <text:p>1309</text:p>
          </table:table-cell>
          <table:table-cell table:formula="of:= IF([.G254] - [.F254] &lt; 0; -([.G254] - [.F25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1" calcext:value-type="date">
            <text:p>11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55] = 0; [.C254]+1; 0)" office:value-type="float" office:value="4" calcext:value-type="float">
            <text:p>4</text:p>
          </table:table-cell>
          <table:table-cell table:formula="of:=IF(AND(MOD([.C255];5)=0; [.C255]&gt;0);IF(AND([.A255] &gt; DATE(2022; 4; 1); [.A255] &lt; DATE(2022; 9; 30)); 1; 0); 0)" office:value-type="float" office:value="0" calcext:value-type="float">
            <text:p>0</text:p>
          </table:table-cell>
          <table:table-cell table:formula="of:=WEEKDAY([.A255]; 1)" office:value-type="date" office:date-value="1899-12-31" calcext:value-type="date">
            <text:p>niedziela </text:p>
          </table:table-cell>
          <table:table-cell table:formula="of:=IF([.E255] = 4; 260; 190) + 300 *[.D255]" office:value-type="float" office:value="190" calcext:value-type="float">
            <text:p>190</text:p>
          </table:table-cell>
          <table:table-cell table:formula="of:= [.G254] - [.F254] + [.H254]+ [.B255]" office:value-type="float" office:value="1119" calcext:value-type="float">
            <text:p>1119</text:p>
          </table:table-cell>
          <table:table-cell table:formula="of:= IF([.G255] - [.F255] &lt; 0; -([.G255] - [.F25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2" calcext:value-type="date">
            <text:p>12.09.2022</text:p>
          </table:table-cell>
          <table:table-cell office:value-type="float" office:value="435" calcext:value-type="float">
            <text:p>435</text:p>
          </table:table-cell>
          <table:table-cell table:style-name="ce15" table:formula="of:=IF([.B256] = 0; [.C255]+1; 0)" office:value-type="float" office:value="0" calcext:value-type="float">
            <text:p>0</text:p>
          </table:table-cell>
          <table:table-cell table:formula="of:=IF(AND(MOD([.C256];5)=0; [.C256]&gt;0);IF(AND([.A256] &gt; DATE(2022; 4; 1); [.A256] &lt; DATE(2022; 9; 30)); 1; 0); 0)" office:value-type="float" office:value="0" calcext:value-type="float">
            <text:p>0</text:p>
          </table:table-cell>
          <table:table-cell table:formula="of:=WEEKDAY([.A256]; 1)" office:value-type="date" office:date-value="1900-01-01" calcext:value-type="date">
            <text:p>poniedziałek </text:p>
          </table:table-cell>
          <table:table-cell table:formula="of:=IF([.E256] = 4; 260; 190) + 300 *[.D256]" office:value-type="float" office:value="190" calcext:value-type="float">
            <text:p>190</text:p>
          </table:table-cell>
          <table:table-cell table:formula="of:= [.G255] - [.F255] + [.H255]+ [.B256]" office:value-type="float" office:value="1364" calcext:value-type="float">
            <text:p>1364</text:p>
          </table:table-cell>
          <table:table-cell table:formula="of:= IF([.G256] - [.F256] &lt; 0; -([.G256] - [.F25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3" calcext:value-type="date">
            <text:p>13.09.2022</text:p>
          </table:table-cell>
          <table:table-cell office:value-type="float" office:value="406" calcext:value-type="float">
            <text:p>406</text:p>
          </table:table-cell>
          <table:table-cell table:style-name="ce15" table:formula="of:=IF([.B257] = 0; [.C256]+1; 0)" office:value-type="float" office:value="0" calcext:value-type="float">
            <text:p>0</text:p>
          </table:table-cell>
          <table:table-cell table:formula="of:=IF(AND(MOD([.C257];5)=0; [.C257]&gt;0);IF(AND([.A257] &gt; DATE(2022; 4; 1); [.A257] &lt; DATE(2022; 9; 30)); 1; 0); 0)" office:value-type="float" office:value="0" calcext:value-type="float">
            <text:p>0</text:p>
          </table:table-cell>
          <table:table-cell table:formula="of:=WEEKDAY([.A257]; 1)" office:value-type="date" office:date-value="1900-01-02" calcext:value-type="date">
            <text:p>wtorek </text:p>
          </table:table-cell>
          <table:table-cell table:formula="of:=IF([.E257] = 4; 260; 190) + 300 *[.D257]" office:value-type="float" office:value="190" calcext:value-type="float">
            <text:p>190</text:p>
          </table:table-cell>
          <table:table-cell table:formula="of:= [.G256] - [.F256] + [.H256]+ [.B257]" office:value-type="float" office:value="1580" calcext:value-type="float">
            <text:p>1580</text:p>
          </table:table-cell>
          <table:table-cell table:formula="of:= IF([.G257] - [.F257] &lt; 0; -([.G257] - [.F25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4" calcext:value-type="date">
            <text:p>14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58] = 0; [.C257]+1; 0)" office:value-type="float" office:value="1" calcext:value-type="float">
            <text:p>1</text:p>
          </table:table-cell>
          <table:table-cell table:formula="of:=IF(AND(MOD([.C258];5)=0; [.C258]&gt;0);IF(AND([.A258] &gt; DATE(2022; 4; 1); [.A258] &lt; DATE(2022; 9; 30)); 1; 0); 0)" office:value-type="float" office:value="0" calcext:value-type="float">
            <text:p>0</text:p>
          </table:table-cell>
          <table:table-cell table:formula="of:=WEEKDAY([.A258]; 1)" office:value-type="date" office:date-value="1900-01-03" calcext:value-type="date">
            <text:p>środa </text:p>
          </table:table-cell>
          <table:table-cell table:formula="of:=IF([.E258] = 4; 260; 190) + 300 *[.D258]" office:value-type="float" office:value="260" calcext:value-type="float">
            <text:p>260</text:p>
          </table:table-cell>
          <table:table-cell table:formula="of:= [.G257] - [.F257] + [.H257]+ [.B258]" office:value-type="float" office:value="1390" calcext:value-type="float">
            <text:p>1390</text:p>
          </table:table-cell>
          <table:table-cell table:formula="of:= IF([.G258] - [.F258] &lt; 0; -([.G258] - [.F25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5" calcext:value-type="date">
            <text:p>15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59] = 0; [.C258]+1; 0)" office:value-type="float" office:value="2" calcext:value-type="float">
            <text:p>2</text:p>
          </table:table-cell>
          <table:table-cell table:formula="of:=IF(AND(MOD([.C259];5)=0; [.C259]&gt;0);IF(AND([.A259] &gt; DATE(2022; 4; 1); [.A259] &lt; DATE(2022; 9; 30)); 1; 0); 0)" office:value-type="float" office:value="0" calcext:value-type="float">
            <text:p>0</text:p>
          </table:table-cell>
          <table:table-cell table:formula="of:=WEEKDAY([.A259]; 1)" office:value-type="date" office:date-value="1900-01-04" calcext:value-type="date">
            <text:p>czwartek </text:p>
          </table:table-cell>
          <table:table-cell table:formula="of:=IF([.E259] = 4; 260; 190) + 300 *[.D259]" office:value-type="float" office:value="190" calcext:value-type="float">
            <text:p>190</text:p>
          </table:table-cell>
          <table:table-cell table:formula="of:= [.G258] - [.F258] + [.H258]+ [.B259]" office:value-type="float" office:value="1130" calcext:value-type="float">
            <text:p>1130</text:p>
          </table:table-cell>
          <table:table-cell table:formula="of:= IF([.G259] - [.F259] &lt; 0; -([.G259] - [.F25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6" calcext:value-type="date">
            <text:p>16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0] = 0; [.C259]+1; 0)" office:value-type="float" office:value="3" calcext:value-type="float">
            <text:p>3</text:p>
          </table:table-cell>
          <table:table-cell table:formula="of:=IF(AND(MOD([.C260];5)=0; [.C260]&gt;0);IF(AND([.A260] &gt; DATE(2022; 4; 1); [.A260] &lt; DATE(2022; 9; 30)); 1; 0); 0)" office:value-type="float" office:value="0" calcext:value-type="float">
            <text:p>0</text:p>
          </table:table-cell>
          <table:table-cell table:formula="of:=WEEKDAY([.A260]; 1)" office:value-type="date" office:date-value="1900-01-05" calcext:value-type="date">
            <text:p>piątek </text:p>
          </table:table-cell>
          <table:table-cell table:formula="of:=IF([.E260] = 4; 260; 190) + 300 *[.D260]" office:value-type="float" office:value="190" calcext:value-type="float">
            <text:p>190</text:p>
          </table:table-cell>
          <table:table-cell table:formula="of:= [.G259] - [.F259] + [.H259]+ [.B260]" office:value-type="float" office:value="940" calcext:value-type="float">
            <text:p>940</text:p>
          </table:table-cell>
          <table:table-cell table:formula="of:= IF([.G260] - [.F260] &lt; 0; -([.G260] - [.F26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7" calcext:value-type="date">
            <text:p>17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1] = 0; [.C260]+1; 0)" office:value-type="float" office:value="4" calcext:value-type="float">
            <text:p>4</text:p>
          </table:table-cell>
          <table:table-cell table:formula="of:=IF(AND(MOD([.C261];5)=0; [.C261]&gt;0);IF(AND([.A261] &gt; DATE(2022; 4; 1); [.A261] &lt; DATE(2022; 9; 30)); 1; 0); 0)" office:value-type="float" office:value="0" calcext:value-type="float">
            <text:p>0</text:p>
          </table:table-cell>
          <table:table-cell table:formula="of:=WEEKDAY([.A261]; 1)" office:value-type="date" office:date-value="1900-01-06" calcext:value-type="date">
            <text:p>sobota </text:p>
          </table:table-cell>
          <table:table-cell table:formula="of:=IF([.E261] = 4; 260; 190) + 300 *[.D261]" office:value-type="float" office:value="190" calcext:value-type="float">
            <text:p>190</text:p>
          </table:table-cell>
          <table:table-cell table:formula="of:= [.G260] - [.F260] + [.H260]+ [.B261]" office:value-type="float" office:value="750" calcext:value-type="float">
            <text:p>750</text:p>
          </table:table-cell>
          <table:table-cell table:formula="of:= IF([.G261] - [.F261] &lt; 0; -([.G261] - [.F26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8" calcext:value-type="date">
            <text:p>18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2] = 0; [.C261]+1; 0)" office:value-type="float" office:value="5" calcext:value-type="float">
            <text:p>5</text:p>
          </table:table-cell>
          <table:table-cell table:formula="of:=IF(AND(MOD([.C262];5)=0; [.C262]&gt;0);IF(AND([.A262] &gt; DATE(2022; 4; 1); [.A262] &lt; DATE(2022; 9; 30)); 1; 0); 0)" office:value-type="float" office:value="1" calcext:value-type="float">
            <text:p>1</text:p>
          </table:table-cell>
          <table:table-cell table:formula="of:=WEEKDAY([.A262]; 1)" office:value-type="date" office:date-value="1899-12-31" calcext:value-type="date">
            <text:p>niedziela </text:p>
          </table:table-cell>
          <table:table-cell table:formula="of:=IF([.E262] = 4; 260; 190) + 300 *[.D262]" office:value-type="float" office:value="490" calcext:value-type="float">
            <text:p>490</text:p>
          </table:table-cell>
          <table:table-cell table:formula="of:= [.G261] - [.F261] + [.H261]+ [.B262]" office:value-type="float" office:value="560" calcext:value-type="float">
            <text:p>560</text:p>
          </table:table-cell>
          <table:table-cell table:formula="of:= IF([.G262] - [.F262] &lt; 0; -([.G262] - [.F26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19" calcext:value-type="date">
            <text:p>19.09.2022</text:p>
          </table:table-cell>
          <table:table-cell office:value-type="float" office:value="353" calcext:value-type="float">
            <text:p>353</text:p>
          </table:table-cell>
          <table:table-cell table:style-name="ce15" table:formula="of:=IF([.B263] = 0; [.C262]+1; 0)" office:value-type="float" office:value="0" calcext:value-type="float">
            <text:p>0</text:p>
          </table:table-cell>
          <table:table-cell table:formula="of:=IF(AND(MOD([.C263];5)=0; [.C263]&gt;0);IF(AND([.A263] &gt; DATE(2022; 4; 1); [.A263] &lt; DATE(2022; 9; 30)); 1; 0); 0)" office:value-type="float" office:value="0" calcext:value-type="float">
            <text:p>0</text:p>
          </table:table-cell>
          <table:table-cell table:formula="of:=WEEKDAY([.A263]; 1)" office:value-type="date" office:date-value="1900-01-01" calcext:value-type="date">
            <text:p>poniedziałek </text:p>
          </table:table-cell>
          <table:table-cell table:formula="of:=IF([.E263] = 4; 260; 190) + 300 *[.D263]" office:value-type="float" office:value="190" calcext:value-type="float">
            <text:p>190</text:p>
          </table:table-cell>
          <table:table-cell table:formula="of:= [.G262] - [.F262] + [.H262]+ [.B263]" office:value-type="float" office:value="423" calcext:value-type="float">
            <text:p>423</text:p>
          </table:table-cell>
          <table:table-cell table:formula="of:= IF([.G263] - [.F263] &lt; 0; -([.G263] - [.F26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20" calcext:value-type="date">
            <text:p>20.09.2022</text:p>
          </table:table-cell>
          <table:table-cell office:value-type="float" office:value="476" calcext:value-type="float">
            <text:p>476</text:p>
          </table:table-cell>
          <table:table-cell table:style-name="ce15" table:formula="of:=IF([.B264] = 0; [.C263]+1; 0)" office:value-type="float" office:value="0" calcext:value-type="float">
            <text:p>0</text:p>
          </table:table-cell>
          <table:table-cell table:formula="of:=IF(AND(MOD([.C264];5)=0; [.C264]&gt;0);IF(AND([.A264] &gt; DATE(2022; 4; 1); [.A264] &lt; DATE(2022; 9; 30)); 1; 0); 0)" office:value-type="float" office:value="0" calcext:value-type="float">
            <text:p>0</text:p>
          </table:table-cell>
          <table:table-cell table:formula="of:=WEEKDAY([.A264]; 1)" office:value-type="date" office:date-value="1900-01-02" calcext:value-type="date">
            <text:p>wtorek </text:p>
          </table:table-cell>
          <table:table-cell table:formula="of:=IF([.E264] = 4; 260; 190) + 300 *[.D264]" office:value-type="float" office:value="190" calcext:value-type="float">
            <text:p>190</text:p>
          </table:table-cell>
          <table:table-cell table:formula="of:= [.G263] - [.F263] + [.H263]+ [.B264]" office:value-type="float" office:value="709" calcext:value-type="float">
            <text:p>709</text:p>
          </table:table-cell>
          <table:table-cell table:formula="of:= IF([.G264] - [.F264] &lt; 0; -([.G264] - [.F26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21" calcext:value-type="date">
            <text:p>21.09.2022</text:p>
          </table:table-cell>
          <table:table-cell office:value-type="float" office:value="383" calcext:value-type="float">
            <text:p>383</text:p>
          </table:table-cell>
          <table:table-cell table:style-name="ce15" table:formula="of:=IF([.B265] = 0; [.C264]+1; 0)" office:value-type="float" office:value="0" calcext:value-type="float">
            <text:p>0</text:p>
          </table:table-cell>
          <table:table-cell table:formula="of:=IF(AND(MOD([.C265];5)=0; [.C265]&gt;0);IF(AND([.A265] &gt; DATE(2022; 4; 1); [.A265] &lt; DATE(2022; 9; 30)); 1; 0); 0)" office:value-type="float" office:value="0" calcext:value-type="float">
            <text:p>0</text:p>
          </table:table-cell>
          <table:table-cell table:formula="of:=WEEKDAY([.A265]; 1)" office:value-type="date" office:date-value="1900-01-03" calcext:value-type="date">
            <text:p>środa </text:p>
          </table:table-cell>
          <table:table-cell table:formula="of:=IF([.E265] = 4; 260; 190) + 300 *[.D265]" office:value-type="float" office:value="260" calcext:value-type="float">
            <text:p>260</text:p>
          </table:table-cell>
          <table:table-cell table:formula="of:= [.G264] - [.F264] + [.H264]+ [.B265]" office:value-type="float" office:value="902" calcext:value-type="float">
            <text:p>902</text:p>
          </table:table-cell>
          <table:table-cell table:formula="of:= IF([.G265] - [.F265] &lt; 0; -([.G265] - [.F26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22" calcext:value-type="date">
            <text:p>22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6] = 0; [.C265]+1; 0)" office:value-type="float" office:value="1" calcext:value-type="float">
            <text:p>1</text:p>
          </table:table-cell>
          <table:table-cell table:formula="of:=IF(AND(MOD([.C266];5)=0; [.C266]&gt;0);IF(AND([.A266] &gt; DATE(2022; 4; 1); [.A266] &lt; DATE(2022; 9; 30)); 1; 0); 0)" office:value-type="float" office:value="0" calcext:value-type="float">
            <text:p>0</text:p>
          </table:table-cell>
          <table:table-cell table:formula="of:=WEEKDAY([.A266]; 1)" office:value-type="date" office:date-value="1900-01-04" calcext:value-type="date">
            <text:p>czwartek </text:p>
          </table:table-cell>
          <table:table-cell table:formula="of:=IF([.E266] = 4; 260; 190) + 300 *[.D266]" office:value-type="float" office:value="190" calcext:value-type="float">
            <text:p>190</text:p>
          </table:table-cell>
          <table:table-cell table:formula="of:= [.G265] - [.F265] + [.H265]+ [.B266]" office:value-type="float" office:value="642" calcext:value-type="float">
            <text:p>642</text:p>
          </table:table-cell>
          <table:table-cell table:formula="of:= IF([.G266] - [.F266] &lt; 0; -([.G266] - [.F26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23" calcext:value-type="date">
            <text:p>23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7] = 0; [.C266]+1; 0)" office:value-type="float" office:value="2" calcext:value-type="float">
            <text:p>2</text:p>
          </table:table-cell>
          <table:table-cell table:formula="of:=IF(AND(MOD([.C267];5)=0; [.C267]&gt;0);IF(AND([.A267] &gt; DATE(2022; 4; 1); [.A267] &lt; DATE(2022; 9; 30)); 1; 0); 0)" office:value-type="float" office:value="0" calcext:value-type="float">
            <text:p>0</text:p>
          </table:table-cell>
          <table:table-cell table:formula="of:=WEEKDAY([.A267]; 1)" office:value-type="date" office:date-value="1900-01-05" calcext:value-type="date">
            <text:p>piątek </text:p>
          </table:table-cell>
          <table:table-cell table:formula="of:=IF([.E267] = 4; 260; 190) + 300 *[.D267]" office:value-type="float" office:value="190" calcext:value-type="float">
            <text:p>190</text:p>
          </table:table-cell>
          <table:table-cell table:formula="of:= [.G266] - [.F266] + [.H266]+ [.B267]" office:value-type="float" office:value="452" calcext:value-type="float">
            <text:p>452</text:p>
          </table:table-cell>
          <table:table-cell table:formula="of:= IF([.G267] - [.F267] &lt; 0; -([.G267] - [.F26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24" calcext:value-type="date">
            <text:p>24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8] = 0; [.C267]+1; 0)" office:value-type="float" office:value="3" calcext:value-type="float">
            <text:p>3</text:p>
          </table:table-cell>
          <table:table-cell table:formula="of:=IF(AND(MOD([.C268];5)=0; [.C268]&gt;0);IF(AND([.A268] &gt; DATE(2022; 4; 1); [.A268] &lt; DATE(2022; 9; 30)); 1; 0); 0)" office:value-type="float" office:value="0" calcext:value-type="float">
            <text:p>0</text:p>
          </table:table-cell>
          <table:table-cell table:formula="of:=WEEKDAY([.A268]; 1)" office:value-type="date" office:date-value="1900-01-06" calcext:value-type="date">
            <text:p>sobota </text:p>
          </table:table-cell>
          <table:table-cell table:formula="of:=IF([.E268] = 4; 260; 190) + 300 *[.D268]" office:value-type="float" office:value="190" calcext:value-type="float">
            <text:p>190</text:p>
          </table:table-cell>
          <table:table-cell table:formula="of:= [.G267] - [.F267] + [.H267]+ [.B268]" office:value-type="float" office:value="262" calcext:value-type="float">
            <text:p>262</text:p>
          </table:table-cell>
          <table:table-cell table:formula="of:= IF([.G268] - [.F268] &lt; 0; -([.G268] - [.F26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25" calcext:value-type="date">
            <text:p>25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69] = 0; [.C268]+1; 0)" office:value-type="float" office:value="4" calcext:value-type="float">
            <text:p>4</text:p>
          </table:table-cell>
          <table:table-cell table:formula="of:=IF(AND(MOD([.C269];5)=0; [.C269]&gt;0);IF(AND([.A269] &gt; DATE(2022; 4; 1); [.A269] &lt; DATE(2022; 9; 30)); 1; 0); 0)" office:value-type="float" office:value="0" calcext:value-type="float">
            <text:p>0</text:p>
          </table:table-cell>
          <table:table-cell table:formula="of:=WEEKDAY([.A269]; 1)" office:value-type="date" office:date-value="1899-12-31" calcext:value-type="date">
            <text:p>niedziela </text:p>
          </table:table-cell>
          <table:table-cell table:formula="of:=IF([.E269] = 4; 260; 190) + 300 *[.D269]" office:value-type="float" office:value="190" calcext:value-type="float">
            <text:p>190</text:p>
          </table:table-cell>
          <table:table-cell table:formula="of:= [.G268] - [.F268] + [.H268]+ [.B269]" office:value-type="float" office:value="72" calcext:value-type="float">
            <text:p>72</text:p>
          </table:table-cell>
          <table:table-cell table:formula="of:= IF([.G269] - [.F269] &lt; 0; -([.G269] - [.F269]); 0)" office:value-type="float" office:value="118" calcext:value-type="float">
            <text:p>118</text:p>
          </table:table-cell>
          <table:table-cell/>
        </table:table-row>
        <table:table-row table:style-name="ro1">
          <table:table-cell table:style-name="ce1" office:value-type="date" office:date-value="2022-09-26" calcext:value-type="date">
            <text:p>26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70] = 0; [.C269]+1; 0)" office:value-type="float" office:value="5" calcext:value-type="float">
            <text:p>5</text:p>
          </table:table-cell>
          <table:table-cell table:formula="of:=IF(AND(MOD([.C270];5)=0; [.C270]&gt;0);IF(AND([.A270] &gt; DATE(2022; 4; 1); [.A270] &lt; DATE(2022; 9; 30)); 1; 0); 0)" office:value-type="float" office:value="1" calcext:value-type="float">
            <text:p>1</text:p>
          </table:table-cell>
          <table:table-cell table:formula="of:=WEEKDAY([.A270]; 1)" office:value-type="date" office:date-value="1900-01-01" calcext:value-type="date">
            <text:p>poniedziałek </text:p>
          </table:table-cell>
          <table:table-cell table:formula="of:=IF([.E270] = 4; 260; 190) + 300 *[.D270]" office:value-type="float" office:value="490" calcext:value-type="float">
            <text:p>490</text:p>
          </table:table-cell>
          <table:table-cell table:formula="of:= [.G269] - [.F269] + [.H269]+ [.B270]" office:value-type="float" office:value="0" calcext:value-type="float">
            <text:p>0</text:p>
          </table:table-cell>
          <table:table-cell table:formula="of:= IF([.G270] - [.F270] &lt; 0; -([.G270] - [.F270]); 0)" office:value-type="float" office:value="490" calcext:value-type="float">
            <text:p>490</text:p>
          </table:table-cell>
          <table:table-cell/>
        </table:table-row>
        <table:table-row table:style-name="ro1">
          <table:table-cell table:style-name="ce1" office:value-type="date" office:date-value="2022-09-27" calcext:value-type="date">
            <text:p>27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71] = 0; [.C270]+1; 0)" office:value-type="float" office:value="6" calcext:value-type="float">
            <text:p>6</text:p>
          </table:table-cell>
          <table:table-cell table:formula="of:=IF(AND(MOD([.C271];5)=0; [.C271]&gt;0);IF(AND([.A271] &gt; DATE(2022; 4; 1); [.A271] &lt; DATE(2022; 9; 30)); 1; 0); 0)" office:value-type="float" office:value="0" calcext:value-type="float">
            <text:p>0</text:p>
          </table:table-cell>
          <table:table-cell table:formula="of:=WEEKDAY([.A271]; 1)" office:value-type="date" office:date-value="1900-01-02" calcext:value-type="date">
            <text:p>wtorek </text:p>
          </table:table-cell>
          <table:table-cell table:formula="of:=IF([.E271] = 4; 260; 190) + 300 *[.D271]" office:value-type="float" office:value="190" calcext:value-type="float">
            <text:p>190</text:p>
          </table:table-cell>
          <table:table-cell table:formula="of:= [.G270] - [.F270] + [.H270]+ [.B271]" office:value-type="float" office:value="0" calcext:value-type="float">
            <text:p>0</text:p>
          </table:table-cell>
          <table:table-cell table:formula="of:= IF([.G271] - [.F271] &lt; 0; -([.G271] - [.F271]); 0)" office:value-type="float" office:value="190" calcext:value-type="float">
            <text:p>190</text:p>
          </table:table-cell>
          <table:table-cell/>
        </table:table-row>
        <table:table-row table:style-name="ro1">
          <table:table-cell table:style-name="ce1" office:value-type="date" office:date-value="2022-09-28" calcext:value-type="date">
            <text:p>28.09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72] = 0; [.C271]+1; 0)" office:value-type="float" office:value="7" calcext:value-type="float">
            <text:p>7</text:p>
          </table:table-cell>
          <table:table-cell table:formula="of:=IF(AND(MOD([.C272];5)=0; [.C272]&gt;0);IF(AND([.A272] &gt; DATE(2022; 4; 1); [.A272] &lt; DATE(2022; 9; 30)); 1; 0); 0)" office:value-type="float" office:value="0" calcext:value-type="float">
            <text:p>0</text:p>
          </table:table-cell>
          <table:table-cell table:formula="of:=WEEKDAY([.A272]; 1)" office:value-type="date" office:date-value="1900-01-03" calcext:value-type="date">
            <text:p>środa </text:p>
          </table:table-cell>
          <table:table-cell table:formula="of:=IF([.E272] = 4; 260; 190) + 300 *[.D272]" office:value-type="float" office:value="260" calcext:value-type="float">
            <text:p>260</text:p>
          </table:table-cell>
          <table:table-cell table:formula="of:= [.G271] - [.F271] + [.H271]+ [.B272]" office:value-type="float" office:value="0" calcext:value-type="float">
            <text:p>0</text:p>
          </table:table-cell>
          <table:table-cell table:formula="of:= IF([.G272] - [.F272] &lt; 0; -([.G272] - [.F272]); 0)"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ce1" office:value-type="date" office:date-value="2022-09-29" calcext:value-type="date">
            <text:p>29.09.2022</text:p>
          </table:table-cell>
          <table:table-cell office:value-type="float" office:value="302" calcext:value-type="float">
            <text:p>302</text:p>
          </table:table-cell>
          <table:table-cell table:style-name="ce15" table:formula="of:=IF([.B273] = 0; [.C272]+1; 0)" office:value-type="float" office:value="0" calcext:value-type="float">
            <text:p>0</text:p>
          </table:table-cell>
          <table:table-cell table:formula="of:=IF(AND(MOD([.C273];5)=0; [.C273]&gt;0);IF(AND([.A273] &gt; DATE(2022; 4; 1); [.A273] &lt; DATE(2022; 9; 30)); 1; 0); 0)" office:value-type="float" office:value="0" calcext:value-type="float">
            <text:p>0</text:p>
          </table:table-cell>
          <table:table-cell table:formula="of:=WEEKDAY([.A273]; 1)" office:value-type="date" office:date-value="1900-01-04" calcext:value-type="date">
            <text:p>czwartek </text:p>
          </table:table-cell>
          <table:table-cell table:formula="of:=IF([.E273] = 4; 260; 190) + 300 *[.D273]" office:value-type="float" office:value="190" calcext:value-type="float">
            <text:p>190</text:p>
          </table:table-cell>
          <table:table-cell table:formula="of:= [.G272] - [.F272] + [.H272]+ [.B273]" office:value-type="float" office:value="302" calcext:value-type="float">
            <text:p>302</text:p>
          </table:table-cell>
          <table:table-cell table:formula="of:= IF([.G273] - [.F273] &lt; 0; -([.G273] - [.F27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09-30" calcext:value-type="date">
            <text:p>30.09.2022</text:p>
          </table:table-cell>
          <table:table-cell office:value-type="float" office:value="426" calcext:value-type="float">
            <text:p>426</text:p>
          </table:table-cell>
          <table:table-cell table:style-name="ce15" table:formula="of:=IF([.B274] = 0; [.C273]+1; 0)" office:value-type="float" office:value="0" calcext:value-type="float">
            <text:p>0</text:p>
          </table:table-cell>
          <table:table-cell table:formula="of:=IF(AND(MOD([.C274];5)=0; [.C274]&gt;0);IF(AND([.A274] &gt; DATE(2022; 4; 1); [.A274] &lt; DATE(2022; 9; 30)); 1; 0); 0)" office:value-type="float" office:value="0" calcext:value-type="float">
            <text:p>0</text:p>
          </table:table-cell>
          <table:table-cell table:formula="of:=WEEKDAY([.A274]; 1)" office:value-type="date" office:date-value="1900-01-05" calcext:value-type="date">
            <text:p>piątek </text:p>
          </table:table-cell>
          <table:table-cell table:formula="of:=IF([.E274] = 4; 260; 190) + 300 *[.D274]" office:value-type="float" office:value="190" calcext:value-type="float">
            <text:p>190</text:p>
          </table:table-cell>
          <table:table-cell table:formula="of:= [.G273] - [.F273] + [.H273]+ [.B274]" office:value-type="float" office:value="538" calcext:value-type="float">
            <text:p>538</text:p>
          </table:table-cell>
          <table:table-cell table:formula="of:= IF([.G274] - [.F274] &lt; 0; -([.G274] - [.F27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1" calcext:value-type="date">
            <text:p>1.10.2022</text:p>
          </table:table-cell>
          <table:table-cell office:value-type="float" office:value="456" calcext:value-type="float">
            <text:p>456</text:p>
          </table:table-cell>
          <table:table-cell table:style-name="ce15" table:formula="of:=IF([.B275] = 0; [.C274]+1; 0)" office:value-type="float" office:value="0" calcext:value-type="float">
            <text:p>0</text:p>
          </table:table-cell>
          <table:table-cell table:formula="of:=IF(AND(MOD([.C275];5)=0; [.C275]&gt;0);IF(AND([.A275] &gt; DATE(2022; 4; 1); [.A275] &lt; DATE(2022; 9; 30)); 1; 0); 0)" office:value-type="float" office:value="0" calcext:value-type="float">
            <text:p>0</text:p>
          </table:table-cell>
          <table:table-cell table:formula="of:=WEEKDAY([.A275]; 1)" office:value-type="date" office:date-value="1900-01-06" calcext:value-type="date">
            <text:p>sobota </text:p>
          </table:table-cell>
          <table:table-cell table:formula="of:=IF([.E275] = 4; 260; 190) + 300 *[.D275]" office:value-type="float" office:value="190" calcext:value-type="float">
            <text:p>190</text:p>
          </table:table-cell>
          <table:table-cell table:formula="of:= [.G274] - [.F274] + [.H274]+ [.B275]" office:value-type="float" office:value="804" calcext:value-type="float">
            <text:p>804</text:p>
          </table:table-cell>
          <table:table-cell table:formula="of:= IF([.G275] - [.F275] &lt; 0; -([.G275] - [.F27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2" calcext:value-type="date">
            <text:p>2.10.2022</text:p>
          </table:table-cell>
          <table:table-cell office:value-type="float" office:value="568" calcext:value-type="float">
            <text:p>568</text:p>
          </table:table-cell>
          <table:table-cell table:style-name="ce15" table:formula="of:=IF([.B276] = 0; [.C275]+1; 0)" office:value-type="float" office:value="0" calcext:value-type="float">
            <text:p>0</text:p>
          </table:table-cell>
          <table:table-cell table:formula="of:=IF(AND(MOD([.C276];5)=0; [.C276]&gt;0);IF(AND([.A276] &gt; DATE(2022; 4; 1); [.A276] &lt; DATE(2022; 9; 30)); 1; 0); 0)" office:value-type="float" office:value="0" calcext:value-type="float">
            <text:p>0</text:p>
          </table:table-cell>
          <table:table-cell table:formula="of:=WEEKDAY([.A276]; 1)" office:value-type="date" office:date-value="1899-12-31" calcext:value-type="date">
            <text:p>niedziela </text:p>
          </table:table-cell>
          <table:table-cell table:formula="of:=IF([.E276] = 4; 260; 190) + 300 *[.D276]" office:value-type="float" office:value="190" calcext:value-type="float">
            <text:p>190</text:p>
          </table:table-cell>
          <table:table-cell table:formula="of:= [.G275] - [.F275] + [.H275]+ [.B276]" office:value-type="float" office:value="1182" calcext:value-type="float">
            <text:p>1182</text:p>
          </table:table-cell>
          <table:table-cell table:formula="of:= IF([.G276] - [.F276] &lt; 0; -([.G276] - [.F27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3" calcext:value-type="date">
            <text:p>3.10.2022</text:p>
          </table:table-cell>
          <table:table-cell office:value-type="float" office:value="1182" calcext:value-type="float">
            <text:p>1182</text:p>
          </table:table-cell>
          <table:table-cell table:style-name="ce15" table:formula="of:=IF([.B277] = 0; [.C276]+1; 0)" office:value-type="float" office:value="0" calcext:value-type="float">
            <text:p>0</text:p>
          </table:table-cell>
          <table:table-cell table:formula="of:=IF(AND(MOD([.C277];5)=0; [.C277]&gt;0);IF(AND([.A277] &gt; DATE(2022; 4; 1); [.A277] &lt; DATE(2022; 9; 30)); 1; 0); 0)" office:value-type="float" office:value="0" calcext:value-type="float">
            <text:p>0</text:p>
          </table:table-cell>
          <table:table-cell table:formula="of:=WEEKDAY([.A277]; 1)" office:value-type="date" office:date-value="1900-01-01" calcext:value-type="date">
            <text:p>poniedziałek </text:p>
          </table:table-cell>
          <table:table-cell table:formula="of:=IF([.E277] = 4; 260; 190) + 300 *[.D277]" office:value-type="float" office:value="190" calcext:value-type="float">
            <text:p>190</text:p>
          </table:table-cell>
          <table:table-cell table:formula="of:= [.G276] - [.F276] + [.H276]+ [.B277]" office:value-type="float" office:value="2174" calcext:value-type="float">
            <text:p>2174</text:p>
          </table:table-cell>
          <table:table-cell table:formula="of:= IF([.G277] - [.F277] &lt; 0; -([.G277] - [.F27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4" calcext:value-type="date">
            <text:p>4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78] = 0; [.C277]+1; 0)" office:value-type="float" office:value="1" calcext:value-type="float">
            <text:p>1</text:p>
          </table:table-cell>
          <table:table-cell table:formula="of:=IF(AND(MOD([.C278];5)=0; [.C278]&gt;0);IF(AND([.A278] &gt; DATE(2022; 4; 1); [.A278] &lt; DATE(2022; 9; 30)); 1; 0); 0)" office:value-type="float" office:value="0" calcext:value-type="float">
            <text:p>0</text:p>
          </table:table-cell>
          <table:table-cell table:formula="of:=WEEKDAY([.A278]; 1)" office:value-type="date" office:date-value="1900-01-02" calcext:value-type="date">
            <text:p>wtorek </text:p>
          </table:table-cell>
          <table:table-cell table:formula="of:=IF([.E278] = 4; 260; 190) + 300 *[.D278]" office:value-type="float" office:value="190" calcext:value-type="float">
            <text:p>190</text:p>
          </table:table-cell>
          <table:table-cell table:formula="of:= [.G277] - [.F277] + [.H277]+ [.B278]" office:value-type="float" office:value="1984" calcext:value-type="float">
            <text:p>1984</text:p>
          </table:table-cell>
          <table:table-cell table:formula="of:= IF([.G278] - [.F278] &lt; 0; -([.G278] - [.F27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5" calcext:value-type="date">
            <text:p>5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79] = 0; [.C278]+1; 0)" office:value-type="float" office:value="2" calcext:value-type="float">
            <text:p>2</text:p>
          </table:table-cell>
          <table:table-cell table:formula="of:=IF(AND(MOD([.C279];5)=0; [.C279]&gt;0);IF(AND([.A279] &gt; DATE(2022; 4; 1); [.A279] &lt; DATE(2022; 9; 30)); 1; 0); 0)" office:value-type="float" office:value="0" calcext:value-type="float">
            <text:p>0</text:p>
          </table:table-cell>
          <table:table-cell table:formula="of:=WEEKDAY([.A279]; 1)" office:value-type="date" office:date-value="1900-01-03" calcext:value-type="date">
            <text:p>środa </text:p>
          </table:table-cell>
          <table:table-cell table:formula="of:=IF([.E279] = 4; 260; 190) + 300 *[.D279]" office:value-type="float" office:value="260" calcext:value-type="float">
            <text:p>260</text:p>
          </table:table-cell>
          <table:table-cell table:formula="of:= [.G278] - [.F278] + [.H278]+ [.B279]" office:value-type="float" office:value="1794" calcext:value-type="float">
            <text:p>1794</text:p>
          </table:table-cell>
          <table:table-cell table:formula="of:= IF([.G279] - [.F279] &lt; 0; -([.G279] - [.F27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6" calcext:value-type="date">
            <text:p>6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0] = 0; [.C279]+1; 0)" office:value-type="float" office:value="3" calcext:value-type="float">
            <text:p>3</text:p>
          </table:table-cell>
          <table:table-cell table:formula="of:=IF(AND(MOD([.C280];5)=0; [.C280]&gt;0);IF(AND([.A280] &gt; DATE(2022; 4; 1); [.A280] &lt; DATE(2022; 9; 30)); 1; 0); 0)" office:value-type="float" office:value="0" calcext:value-type="float">
            <text:p>0</text:p>
          </table:table-cell>
          <table:table-cell table:formula="of:=WEEKDAY([.A280]; 1)" office:value-type="date" office:date-value="1900-01-04" calcext:value-type="date">
            <text:p>czwartek </text:p>
          </table:table-cell>
          <table:table-cell table:formula="of:=IF([.E280] = 4; 260; 190) + 300 *[.D280]" office:value-type="float" office:value="190" calcext:value-type="float">
            <text:p>190</text:p>
          </table:table-cell>
          <table:table-cell table:formula="of:= [.G279] - [.F279] + [.H279]+ [.B280]" office:value-type="float" office:value="1534" calcext:value-type="float">
            <text:p>1534</text:p>
          </table:table-cell>
          <table:table-cell table:formula="of:= IF([.G280] - [.F280] &lt; 0; -([.G280] - [.F28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7" calcext:value-type="date">
            <text:p>7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1] = 0; [.C280]+1; 0)" office:value-type="float" office:value="4" calcext:value-type="float">
            <text:p>4</text:p>
          </table:table-cell>
          <table:table-cell table:formula="of:=IF(AND(MOD([.C281];5)=0; [.C281]&gt;0);IF(AND([.A281] &gt; DATE(2022; 4; 1); [.A281] &lt; DATE(2022; 9; 30)); 1; 0); 0)" office:value-type="float" office:value="0" calcext:value-type="float">
            <text:p>0</text:p>
          </table:table-cell>
          <table:table-cell table:formula="of:=WEEKDAY([.A281]; 1)" office:value-type="date" office:date-value="1900-01-05" calcext:value-type="date">
            <text:p>piątek </text:p>
          </table:table-cell>
          <table:table-cell table:formula="of:=IF([.E281] = 4; 260; 190) + 300 *[.D281]" office:value-type="float" office:value="190" calcext:value-type="float">
            <text:p>190</text:p>
          </table:table-cell>
          <table:table-cell table:formula="of:= [.G280] - [.F280] + [.H280]+ [.B281]" office:value-type="float" office:value="1344" calcext:value-type="float">
            <text:p>1344</text:p>
          </table:table-cell>
          <table:table-cell table:formula="of:= IF([.G281] - [.F281] &lt; 0; -([.G281] - [.F28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8" calcext:value-type="date">
            <text:p>8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2] = 0; [.C281]+1; 0)" office:value-type="float" office:value="5" calcext:value-type="float">
            <text:p>5</text:p>
          </table:table-cell>
          <table:table-cell table:formula="of:=IF(AND(MOD([.C282];5)=0; [.C282]&gt;0);IF(AND([.A282] &gt; DATE(2022; 4; 1); [.A282] &lt; DATE(2022; 9; 30)); 1; 0); 0)" office:value-type="float" office:value="0" calcext:value-type="float">
            <text:p>0</text:p>
          </table:table-cell>
          <table:table-cell table:formula="of:=WEEKDAY([.A282]; 1)" office:value-type="date" office:date-value="1900-01-06" calcext:value-type="date">
            <text:p>sobota </text:p>
          </table:table-cell>
          <table:table-cell table:formula="of:=IF([.E282] = 4; 260; 190) + 300 *[.D282]" office:value-type="float" office:value="190" calcext:value-type="float">
            <text:p>190</text:p>
          </table:table-cell>
          <table:table-cell table:formula="of:= [.G281] - [.F281] + [.H281]+ [.B282]" office:value-type="float" office:value="1154" calcext:value-type="float">
            <text:p>1154</text:p>
          </table:table-cell>
          <table:table-cell table:formula="of:= IF([.G282] - [.F282] &lt; 0; -([.G282] - [.F28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09" calcext:value-type="date">
            <text:p>9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3] = 0; [.C282]+1; 0)" office:value-type="float" office:value="6" calcext:value-type="float">
            <text:p>6</text:p>
          </table:table-cell>
          <table:table-cell table:formula="of:=IF(AND(MOD([.C283];5)=0; [.C283]&gt;0);IF(AND([.A283] &gt; DATE(2022; 4; 1); [.A283] &lt; DATE(2022; 9; 30)); 1; 0); 0)" office:value-type="float" office:value="0" calcext:value-type="float">
            <text:p>0</text:p>
          </table:table-cell>
          <table:table-cell table:formula="of:=WEEKDAY([.A283]; 1)" office:value-type="date" office:date-value="1899-12-31" calcext:value-type="date">
            <text:p>niedziela </text:p>
          </table:table-cell>
          <table:table-cell table:formula="of:=IF([.E283] = 4; 260; 190) + 300 *[.D283]" office:value-type="float" office:value="190" calcext:value-type="float">
            <text:p>190</text:p>
          </table:table-cell>
          <table:table-cell table:formula="of:= [.G282] - [.F282] + [.H282]+ [.B283]" office:value-type="float" office:value="964" calcext:value-type="float">
            <text:p>964</text:p>
          </table:table-cell>
          <table:table-cell table:formula="of:= IF([.G283] - [.F283] &lt; 0; -([.G283] - [.F28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0" calcext:value-type="date">
            <text:p>10.10.2022</text:p>
          </table:table-cell>
          <table:table-cell office:value-type="float" office:value="1170" calcext:value-type="float">
            <text:p>1170</text:p>
          </table:table-cell>
          <table:table-cell table:style-name="ce15" table:formula="of:=IF([.B284] = 0; [.C283]+1; 0)" office:value-type="float" office:value="0" calcext:value-type="float">
            <text:p>0</text:p>
          </table:table-cell>
          <table:table-cell table:formula="of:=IF(AND(MOD([.C284];5)=0; [.C284]&gt;0);IF(AND([.A284] &gt; DATE(2022; 4; 1); [.A284] &lt; DATE(2022; 9; 30)); 1; 0); 0)" office:value-type="float" office:value="0" calcext:value-type="float">
            <text:p>0</text:p>
          </table:table-cell>
          <table:table-cell table:formula="of:=WEEKDAY([.A284]; 1)" office:value-type="date" office:date-value="1900-01-01" calcext:value-type="date">
            <text:p>poniedziałek </text:p>
          </table:table-cell>
          <table:table-cell table:formula="of:=IF([.E284] = 4; 260; 190) + 300 *[.D284]" office:value-type="float" office:value="190" calcext:value-type="float">
            <text:p>190</text:p>
          </table:table-cell>
          <table:table-cell table:formula="of:= [.G283] - [.F283] + [.H283]+ [.B284]" office:value-type="float" office:value="1944" calcext:value-type="float">
            <text:p>1944</text:p>
          </table:table-cell>
          <table:table-cell table:formula="of:= IF([.G284] - [.F284] &lt; 0; -([.G284] - [.F28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1" calcext:value-type="date">
            <text:p>11.10.2022</text:p>
          </table:table-cell>
          <table:table-cell office:value-type="float" office:value="695" calcext:value-type="float">
            <text:p>695</text:p>
          </table:table-cell>
          <table:table-cell table:style-name="ce15" table:formula="of:=IF([.B285] = 0; [.C284]+1; 0)" office:value-type="float" office:value="0" calcext:value-type="float">
            <text:p>0</text:p>
          </table:table-cell>
          <table:table-cell table:formula="of:=IF(AND(MOD([.C285];5)=0; [.C285]&gt;0);IF(AND([.A285] &gt; DATE(2022; 4; 1); [.A285] &lt; DATE(2022; 9; 30)); 1; 0); 0)" office:value-type="float" office:value="0" calcext:value-type="float">
            <text:p>0</text:p>
          </table:table-cell>
          <table:table-cell table:formula="of:=WEEKDAY([.A285]; 1)" office:value-type="date" office:date-value="1900-01-02" calcext:value-type="date">
            <text:p>wtorek </text:p>
          </table:table-cell>
          <table:table-cell table:formula="of:=IF([.E285] = 4; 260; 190) + 300 *[.D285]" office:value-type="float" office:value="190" calcext:value-type="float">
            <text:p>190</text:p>
          </table:table-cell>
          <table:table-cell table:formula="of:= [.G284] - [.F284] + [.H284]+ [.B285]" office:value-type="float" office:value="2449" calcext:value-type="float">
            <text:p>2449</text:p>
          </table:table-cell>
          <table:table-cell table:formula="of:= IF([.G285] - [.F285] &lt; 0; -([.G285] - [.F28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2" calcext:value-type="date">
            <text:p>12.10.2022</text:p>
          </table:table-cell>
          <table:table-cell office:value-type="float" office:value="644" calcext:value-type="float">
            <text:p>644</text:p>
          </table:table-cell>
          <table:table-cell table:style-name="ce15" table:formula="of:=IF([.B286] = 0; [.C285]+1; 0)" office:value-type="float" office:value="0" calcext:value-type="float">
            <text:p>0</text:p>
          </table:table-cell>
          <table:table-cell table:formula="of:=IF(AND(MOD([.C286];5)=0; [.C286]&gt;0);IF(AND([.A286] &gt; DATE(2022; 4; 1); [.A286] &lt; DATE(2022; 9; 30)); 1; 0); 0)" office:value-type="float" office:value="0" calcext:value-type="float">
            <text:p>0</text:p>
          </table:table-cell>
          <table:table-cell table:formula="of:=WEEKDAY([.A286]; 1)" office:value-type="date" office:date-value="1900-01-03" calcext:value-type="date">
            <text:p>środa </text:p>
          </table:table-cell>
          <table:table-cell table:formula="of:=IF([.E286] = 4; 260; 190) + 300 *[.D286]" office:value-type="float" office:value="260" calcext:value-type="float">
            <text:p>260</text:p>
          </table:table-cell>
          <table:table-cell table:formula="of:= [.G285] - [.F285] + [.H285]+ [.B286]" office:value-type="float" office:value="2903" calcext:value-type="float">
            <text:p>2903</text:p>
          </table:table-cell>
          <table:table-cell table:formula="of:= IF([.G286] - [.F286] &lt; 0; -([.G286] - [.F28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3" calcext:value-type="date">
            <text:p>13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7] = 0; [.C286]+1; 0)" office:value-type="float" office:value="1" calcext:value-type="float">
            <text:p>1</text:p>
          </table:table-cell>
          <table:table-cell table:formula="of:=IF(AND(MOD([.C287];5)=0; [.C287]&gt;0);IF(AND([.A287] &gt; DATE(2022; 4; 1); [.A287] &lt; DATE(2022; 9; 30)); 1; 0); 0)" office:value-type="float" office:value="0" calcext:value-type="float">
            <text:p>0</text:p>
          </table:table-cell>
          <table:table-cell table:formula="of:=WEEKDAY([.A287]; 1)" office:value-type="date" office:date-value="1900-01-04" calcext:value-type="date">
            <text:p>czwartek </text:p>
          </table:table-cell>
          <table:table-cell table:formula="of:=IF([.E287] = 4; 260; 190) + 300 *[.D287]" office:value-type="float" office:value="190" calcext:value-type="float">
            <text:p>190</text:p>
          </table:table-cell>
          <table:table-cell table:formula="of:= [.G286] - [.F286] + [.H286]+ [.B287]" office:value-type="float" office:value="2643" calcext:value-type="float">
            <text:p>2643</text:p>
          </table:table-cell>
          <table:table-cell table:formula="of:= IF([.G287] - [.F287] &lt; 0; -([.G287] - [.F28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4" calcext:value-type="date">
            <text:p>14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8] = 0; [.C287]+1; 0)" office:value-type="float" office:value="2" calcext:value-type="float">
            <text:p>2</text:p>
          </table:table-cell>
          <table:table-cell table:formula="of:=IF(AND(MOD([.C288];5)=0; [.C288]&gt;0);IF(AND([.A288] &gt; DATE(2022; 4; 1); [.A288] &lt; DATE(2022; 9; 30)); 1; 0); 0)" office:value-type="float" office:value="0" calcext:value-type="float">
            <text:p>0</text:p>
          </table:table-cell>
          <table:table-cell table:formula="of:=WEEKDAY([.A288]; 1)" office:value-type="date" office:date-value="1900-01-05" calcext:value-type="date">
            <text:p>piątek </text:p>
          </table:table-cell>
          <table:table-cell table:formula="of:=IF([.E288] = 4; 260; 190) + 300 *[.D288]" office:value-type="float" office:value="190" calcext:value-type="float">
            <text:p>190</text:p>
          </table:table-cell>
          <table:table-cell table:formula="of:= [.G287] - [.F287] + [.H287]+ [.B288]" office:value-type="float" office:value="2453" calcext:value-type="float">
            <text:p>2453</text:p>
          </table:table-cell>
          <table:table-cell table:formula="of:= IF([.G288] - [.F288] &lt; 0; -([.G288] - [.F28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5" calcext:value-type="date">
            <text:p>15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89] = 0; [.C288]+1; 0)" office:value-type="float" office:value="3" calcext:value-type="float">
            <text:p>3</text:p>
          </table:table-cell>
          <table:table-cell table:formula="of:=IF(AND(MOD([.C289];5)=0; [.C289]&gt;0);IF(AND([.A289] &gt; DATE(2022; 4; 1); [.A289] &lt; DATE(2022; 9; 30)); 1; 0); 0)" office:value-type="float" office:value="0" calcext:value-type="float">
            <text:p>0</text:p>
          </table:table-cell>
          <table:table-cell table:formula="of:=WEEKDAY([.A289]; 1)" office:value-type="date" office:date-value="1900-01-06" calcext:value-type="date">
            <text:p>sobota </text:p>
          </table:table-cell>
          <table:table-cell table:formula="of:=IF([.E289] = 4; 260; 190) + 300 *[.D289]" office:value-type="float" office:value="190" calcext:value-type="float">
            <text:p>190</text:p>
          </table:table-cell>
          <table:table-cell table:formula="of:= [.G288] - [.F288] + [.H288]+ [.B289]" office:value-type="float" office:value="2263" calcext:value-type="float">
            <text:p>2263</text:p>
          </table:table-cell>
          <table:table-cell table:formula="of:= IF([.G289] - [.F289] &lt; 0; -([.G289] - [.F28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6" calcext:value-type="date">
            <text:p>16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0] = 0; [.C289]+1; 0)" office:value-type="float" office:value="4" calcext:value-type="float">
            <text:p>4</text:p>
          </table:table-cell>
          <table:table-cell table:formula="of:=IF(AND(MOD([.C290];5)=0; [.C290]&gt;0);IF(AND([.A290] &gt; DATE(2022; 4; 1); [.A290] &lt; DATE(2022; 9; 30)); 1; 0); 0)" office:value-type="float" office:value="0" calcext:value-type="float">
            <text:p>0</text:p>
          </table:table-cell>
          <table:table-cell table:formula="of:=WEEKDAY([.A290]; 1)" office:value-type="date" office:date-value="1899-12-31" calcext:value-type="date">
            <text:p>niedziela </text:p>
          </table:table-cell>
          <table:table-cell table:formula="of:=IF([.E290] = 4; 260; 190) + 300 *[.D290]" office:value-type="float" office:value="190" calcext:value-type="float">
            <text:p>190</text:p>
          </table:table-cell>
          <table:table-cell table:formula="of:= [.G289] - [.F289] + [.H289]+ [.B290]" office:value-type="float" office:value="2073" calcext:value-type="float">
            <text:p>2073</text:p>
          </table:table-cell>
          <table:table-cell table:formula="of:= IF([.G290] - [.F290] &lt; 0; -([.G290] - [.F29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7" calcext:value-type="date">
            <text:p>17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1] = 0; [.C290]+1; 0)" office:value-type="float" office:value="5" calcext:value-type="float">
            <text:p>5</text:p>
          </table:table-cell>
          <table:table-cell table:formula="of:=IF(AND(MOD([.C291];5)=0; [.C291]&gt;0);IF(AND([.A291] &gt; DATE(2022; 4; 1); [.A291] &lt; DATE(2022; 9; 30)); 1; 0); 0)" office:value-type="float" office:value="0" calcext:value-type="float">
            <text:p>0</text:p>
          </table:table-cell>
          <table:table-cell table:formula="of:=WEEKDAY([.A291]; 1)" office:value-type="date" office:date-value="1900-01-01" calcext:value-type="date">
            <text:p>poniedziałek </text:p>
          </table:table-cell>
          <table:table-cell table:formula="of:=IF([.E291] = 4; 260; 190) + 300 *[.D291]" office:value-type="float" office:value="190" calcext:value-type="float">
            <text:p>190</text:p>
          </table:table-cell>
          <table:table-cell table:formula="of:= [.G290] - [.F290] + [.H290]+ [.B291]" office:value-type="float" office:value="1883" calcext:value-type="float">
            <text:p>1883</text:p>
          </table:table-cell>
          <table:table-cell table:formula="of:= IF([.G291] - [.F291] &lt; 0; -([.G291] - [.F29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8" calcext:value-type="date">
            <text:p>18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2] = 0; [.C291]+1; 0)" office:value-type="float" office:value="6" calcext:value-type="float">
            <text:p>6</text:p>
          </table:table-cell>
          <table:table-cell table:formula="of:=IF(AND(MOD([.C292];5)=0; [.C292]&gt;0);IF(AND([.A292] &gt; DATE(2022; 4; 1); [.A292] &lt; DATE(2022; 9; 30)); 1; 0); 0)" office:value-type="float" office:value="0" calcext:value-type="float">
            <text:p>0</text:p>
          </table:table-cell>
          <table:table-cell table:formula="of:=WEEKDAY([.A292]; 1)" office:value-type="date" office:date-value="1900-01-02" calcext:value-type="date">
            <text:p>wtorek </text:p>
          </table:table-cell>
          <table:table-cell table:formula="of:=IF([.E292] = 4; 260; 190) + 300 *[.D292]" office:value-type="float" office:value="190" calcext:value-type="float">
            <text:p>190</text:p>
          </table:table-cell>
          <table:table-cell table:formula="of:= [.G291] - [.F291] + [.H291]+ [.B292]" office:value-type="float" office:value="1693" calcext:value-type="float">
            <text:p>1693</text:p>
          </table:table-cell>
          <table:table-cell table:formula="of:= IF([.G292] - [.F292] &lt; 0; -([.G292] - [.F29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19" calcext:value-type="date">
            <text:p>19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3] = 0; [.C292]+1; 0)" office:value-type="float" office:value="7" calcext:value-type="float">
            <text:p>7</text:p>
          </table:table-cell>
          <table:table-cell table:formula="of:=IF(AND(MOD([.C293];5)=0; [.C293]&gt;0);IF(AND([.A293] &gt; DATE(2022; 4; 1); [.A293] &lt; DATE(2022; 9; 30)); 1; 0); 0)" office:value-type="float" office:value="0" calcext:value-type="float">
            <text:p>0</text:p>
          </table:table-cell>
          <table:table-cell table:formula="of:=WEEKDAY([.A293]; 1)" office:value-type="date" office:date-value="1900-01-03" calcext:value-type="date">
            <text:p>środa </text:p>
          </table:table-cell>
          <table:table-cell table:formula="of:=IF([.E293] = 4; 260; 190) + 300 *[.D293]" office:value-type="float" office:value="260" calcext:value-type="float">
            <text:p>260</text:p>
          </table:table-cell>
          <table:table-cell table:formula="of:= [.G292] - [.F292] + [.H292]+ [.B293]" office:value-type="float" office:value="1503" calcext:value-type="float">
            <text:p>1503</text:p>
          </table:table-cell>
          <table:table-cell table:formula="of:= IF([.G293] - [.F293] &lt; 0; -([.G293] - [.F29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0" calcext:value-type="date">
            <text:p>20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4] = 0; [.C293]+1; 0)" office:value-type="float" office:value="8" calcext:value-type="float">
            <text:p>8</text:p>
          </table:table-cell>
          <table:table-cell table:formula="of:=IF(AND(MOD([.C294];5)=0; [.C294]&gt;0);IF(AND([.A294] &gt; DATE(2022; 4; 1); [.A294] &lt; DATE(2022; 9; 30)); 1; 0); 0)" office:value-type="float" office:value="0" calcext:value-type="float">
            <text:p>0</text:p>
          </table:table-cell>
          <table:table-cell table:formula="of:=WEEKDAY([.A294]; 1)" office:value-type="date" office:date-value="1900-01-04" calcext:value-type="date">
            <text:p>czwartek </text:p>
          </table:table-cell>
          <table:table-cell table:formula="of:=IF([.E294] = 4; 260; 190) + 300 *[.D294]" office:value-type="float" office:value="190" calcext:value-type="float">
            <text:p>190</text:p>
          </table:table-cell>
          <table:table-cell table:formula="of:= [.G293] - [.F293] + [.H293]+ [.B294]" office:value-type="float" office:value="1243" calcext:value-type="float">
            <text:p>1243</text:p>
          </table:table-cell>
          <table:table-cell table:formula="of:= IF([.G294] - [.F294] &lt; 0; -([.G294] - [.F29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1" calcext:value-type="date">
            <text:p>21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295] = 0; [.C294]+1; 0)" office:value-type="float" office:value="9" calcext:value-type="float">
            <text:p>9</text:p>
          </table:table-cell>
          <table:table-cell table:formula="of:=IF(AND(MOD([.C295];5)=0; [.C295]&gt;0);IF(AND([.A295] &gt; DATE(2022; 4; 1); [.A295] &lt; DATE(2022; 9; 30)); 1; 0); 0)" office:value-type="float" office:value="0" calcext:value-type="float">
            <text:p>0</text:p>
          </table:table-cell>
          <table:table-cell table:formula="of:=WEEKDAY([.A295]; 1)" office:value-type="date" office:date-value="1900-01-05" calcext:value-type="date">
            <text:p>piątek </text:p>
          </table:table-cell>
          <table:table-cell table:formula="of:=IF([.E295] = 4; 260; 190) + 300 *[.D295]" office:value-type="float" office:value="190" calcext:value-type="float">
            <text:p>190</text:p>
          </table:table-cell>
          <table:table-cell table:formula="of:= [.G294] - [.F294] + [.H294]+ [.B295]" office:value-type="float" office:value="1053" calcext:value-type="float">
            <text:p>1053</text:p>
          </table:table-cell>
          <table:table-cell table:formula="of:= IF([.G295] - [.F295] &lt; 0; -([.G295] - [.F29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2" calcext:value-type="date">
            <text:p>22.10.2022</text:p>
          </table:table-cell>
          <table:table-cell office:value-type="float" office:value="1084" calcext:value-type="float">
            <text:p>1084</text:p>
          </table:table-cell>
          <table:table-cell table:style-name="ce15" table:formula="of:=IF([.B296] = 0; [.C295]+1; 0)" office:value-type="float" office:value="0" calcext:value-type="float">
            <text:p>0</text:p>
          </table:table-cell>
          <table:table-cell table:formula="of:=IF(AND(MOD([.C296];5)=0; [.C296]&gt;0);IF(AND([.A296] &gt; DATE(2022; 4; 1); [.A296] &lt; DATE(2022; 9; 30)); 1; 0); 0)" office:value-type="float" office:value="0" calcext:value-type="float">
            <text:p>0</text:p>
          </table:table-cell>
          <table:table-cell table:formula="of:=WEEKDAY([.A296]; 1)" office:value-type="date" office:date-value="1900-01-06" calcext:value-type="date">
            <text:p>sobota </text:p>
          </table:table-cell>
          <table:table-cell table:formula="of:=IF([.E296] = 4; 260; 190) + 300 *[.D296]" office:value-type="float" office:value="190" calcext:value-type="float">
            <text:p>190</text:p>
          </table:table-cell>
          <table:table-cell table:formula="of:= [.G295] - [.F295] + [.H295]+ [.B296]" office:value-type="float" office:value="1947" calcext:value-type="float">
            <text:p>1947</text:p>
          </table:table-cell>
          <table:table-cell table:formula="of:= IF([.G296] - [.F296] &lt; 0; -([.G296] - [.F29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3" calcext:value-type="date">
            <text:p>23.10.2022</text:p>
          </table:table-cell>
          <table:table-cell office:value-type="float" office:value="1423" calcext:value-type="float">
            <text:p>1423</text:p>
          </table:table-cell>
          <table:table-cell table:style-name="ce15" table:formula="of:=IF([.B297] = 0; [.C296]+1; 0)" office:value-type="float" office:value="0" calcext:value-type="float">
            <text:p>0</text:p>
          </table:table-cell>
          <table:table-cell table:formula="of:=IF(AND(MOD([.C297];5)=0; [.C297]&gt;0);IF(AND([.A297] &gt; DATE(2022; 4; 1); [.A297] &lt; DATE(2022; 9; 30)); 1; 0); 0)" office:value-type="float" office:value="0" calcext:value-type="float">
            <text:p>0</text:p>
          </table:table-cell>
          <table:table-cell table:formula="of:=WEEKDAY([.A297]; 1)" office:value-type="date" office:date-value="1899-12-31" calcext:value-type="date">
            <text:p>niedziela </text:p>
          </table:table-cell>
          <table:table-cell table:formula="of:=IF([.E297] = 4; 260; 190) + 300 *[.D297]" office:value-type="float" office:value="190" calcext:value-type="float">
            <text:p>190</text:p>
          </table:table-cell>
          <table:table-cell table:formula="of:= [.G296] - [.F296] + [.H296]+ [.B297]" office:value-type="float" office:value="3180" calcext:value-type="float">
            <text:p>3180</text:p>
          </table:table-cell>
          <table:table-cell table:formula="of:= IF([.G297] - [.F297] &lt; 0; -([.G297] - [.F29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4" calcext:value-type="date">
            <text:p>24.10.2022</text:p>
          </table:table-cell>
          <table:table-cell office:value-type="float" office:value="1315" calcext:value-type="float">
            <text:p>1315</text:p>
          </table:table-cell>
          <table:table-cell table:style-name="ce15" table:formula="of:=IF([.B298] = 0; [.C297]+1; 0)" office:value-type="float" office:value="0" calcext:value-type="float">
            <text:p>0</text:p>
          </table:table-cell>
          <table:table-cell table:formula="of:=IF(AND(MOD([.C298];5)=0; [.C298]&gt;0);IF(AND([.A298] &gt; DATE(2022; 4; 1); [.A298] &lt; DATE(2022; 9; 30)); 1; 0); 0)" office:value-type="float" office:value="0" calcext:value-type="float">
            <text:p>0</text:p>
          </table:table-cell>
          <table:table-cell table:formula="of:=WEEKDAY([.A298]; 1)" office:value-type="date" office:date-value="1900-01-01" calcext:value-type="date">
            <text:p>poniedziałek </text:p>
          </table:table-cell>
          <table:table-cell table:formula="of:=IF([.E298] = 4; 260; 190) + 300 *[.D298]" office:value-type="float" office:value="190" calcext:value-type="float">
            <text:p>190</text:p>
          </table:table-cell>
          <table:table-cell table:formula="of:= [.G297] - [.F297] + [.H297]+ [.B298]" office:value-type="float" office:value="4305" calcext:value-type="float">
            <text:p>4305</text:p>
          </table:table-cell>
          <table:table-cell table:formula="of:= IF([.G298] - [.F298] &lt; 0; -([.G298] - [.F29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5" calcext:value-type="date">
            <text:p>25.10.2022</text:p>
          </table:table-cell>
          <table:table-cell office:value-type="float" office:value="717" calcext:value-type="float">
            <text:p>717</text:p>
          </table:table-cell>
          <table:table-cell table:style-name="ce15" table:formula="of:=IF([.B299] = 0; [.C298]+1; 0)" office:value-type="float" office:value="0" calcext:value-type="float">
            <text:p>0</text:p>
          </table:table-cell>
          <table:table-cell table:formula="of:=IF(AND(MOD([.C299];5)=0; [.C299]&gt;0);IF(AND([.A299] &gt; DATE(2022; 4; 1); [.A299] &lt; DATE(2022; 9; 30)); 1; 0); 0)" office:value-type="float" office:value="0" calcext:value-type="float">
            <text:p>0</text:p>
          </table:table-cell>
          <table:table-cell table:formula="of:=WEEKDAY([.A299]; 1)" office:value-type="date" office:date-value="1900-01-02" calcext:value-type="date">
            <text:p>wtorek </text:p>
          </table:table-cell>
          <table:table-cell table:formula="of:=IF([.E299] = 4; 260; 190) + 300 *[.D299]" office:value-type="float" office:value="190" calcext:value-type="float">
            <text:p>190</text:p>
          </table:table-cell>
          <table:table-cell table:formula="of:= [.G298] - [.F298] + [.H298]+ [.B299]" office:value-type="float" office:value="4832" calcext:value-type="float">
            <text:p>4832</text:p>
          </table:table-cell>
          <table:table-cell table:formula="of:= IF([.G299] - [.F299] &lt; 0; -([.G299] - [.F29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6" calcext:value-type="date">
            <text:p>26.10.2022</text:p>
          </table:table-cell>
          <table:table-cell office:value-type="float" office:value="1398" calcext:value-type="float">
            <text:p>1398</text:p>
          </table:table-cell>
          <table:table-cell table:style-name="ce15" table:formula="of:=IF([.B300] = 0; [.C299]+1; 0)" office:value-type="float" office:value="0" calcext:value-type="float">
            <text:p>0</text:p>
          </table:table-cell>
          <table:table-cell table:formula="of:=IF(AND(MOD([.C300];5)=0; [.C300]&gt;0);IF(AND([.A300] &gt; DATE(2022; 4; 1); [.A300] &lt; DATE(2022; 9; 30)); 1; 0); 0)" office:value-type="float" office:value="0" calcext:value-type="float">
            <text:p>0</text:p>
          </table:table-cell>
          <table:table-cell table:formula="of:=WEEKDAY([.A300]; 1)" office:value-type="date" office:date-value="1900-01-03" calcext:value-type="date">
            <text:p>środa </text:p>
          </table:table-cell>
          <table:table-cell table:formula="of:=IF([.E300] = 4; 260; 190) + 300 *[.D300]" office:value-type="float" office:value="260" calcext:value-type="float">
            <text:p>260</text:p>
          </table:table-cell>
          <table:table-cell table:formula="of:= [.G299] - [.F299] + [.H299]+ [.B300]" office:value-type="float" office:value="6040" calcext:value-type="float">
            <text:p>6040</text:p>
          </table:table-cell>
          <table:table-cell table:formula="of:= IF([.G300] - [.F300] &lt; 0; -([.G300] - [.F30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7" calcext:value-type="date">
            <text:p>27.10.2022</text:p>
          </table:table-cell>
          <table:table-cell office:value-type="float" office:value="913" calcext:value-type="float">
            <text:p>913</text:p>
          </table:table-cell>
          <table:table-cell table:style-name="ce15" table:formula="of:=IF([.B301] = 0; [.C300]+1; 0)" office:value-type="float" office:value="0" calcext:value-type="float">
            <text:p>0</text:p>
          </table:table-cell>
          <table:table-cell table:formula="of:=IF(AND(MOD([.C301];5)=0; [.C301]&gt;0);IF(AND([.A301] &gt; DATE(2022; 4; 1); [.A301] &lt; DATE(2022; 9; 30)); 1; 0); 0)" office:value-type="float" office:value="0" calcext:value-type="float">
            <text:p>0</text:p>
          </table:table-cell>
          <table:table-cell table:formula="of:=WEEKDAY([.A301]; 1)" office:value-type="date" office:date-value="1900-01-04" calcext:value-type="date">
            <text:p>czwartek </text:p>
          </table:table-cell>
          <table:table-cell table:formula="of:=IF([.E301] = 4; 260; 190) + 300 *[.D301]" office:value-type="float" office:value="190" calcext:value-type="float">
            <text:p>190</text:p>
          </table:table-cell>
          <table:table-cell table:formula="of:= [.G300] - [.F300] + [.H300]+ [.B301]" office:value-type="float" office:value="6693" calcext:value-type="float">
            <text:p>6693</text:p>
          </table:table-cell>
          <table:table-cell table:formula="of:= IF([.G301] - [.F301] &lt; 0; -([.G301] - [.F30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8" calcext:value-type="date">
            <text:p>28.10.2022</text:p>
          </table:table-cell>
          <table:table-cell office:value-type="float" office:value="660" calcext:value-type="float">
            <text:p>660</text:p>
          </table:table-cell>
          <table:table-cell table:style-name="ce15" table:formula="of:=IF([.B302] = 0; [.C301]+1; 0)" office:value-type="float" office:value="0" calcext:value-type="float">
            <text:p>0</text:p>
          </table:table-cell>
          <table:table-cell table:formula="of:=IF(AND(MOD([.C302];5)=0; [.C302]&gt;0);IF(AND([.A302] &gt; DATE(2022; 4; 1); [.A302] &lt; DATE(2022; 9; 30)); 1; 0); 0)" office:value-type="float" office:value="0" calcext:value-type="float">
            <text:p>0</text:p>
          </table:table-cell>
          <table:table-cell table:formula="of:=WEEKDAY([.A302]; 1)" office:value-type="date" office:date-value="1900-01-05" calcext:value-type="date">
            <text:p>piątek </text:p>
          </table:table-cell>
          <table:table-cell table:formula="of:=IF([.E302] = 4; 260; 190) + 300 *[.D302]" office:value-type="float" office:value="190" calcext:value-type="float">
            <text:p>190</text:p>
          </table:table-cell>
          <table:table-cell table:formula="of:= [.G301] - [.F301] + [.H301]+ [.B302]" office:value-type="float" office:value="7163" calcext:value-type="float">
            <text:p>7163</text:p>
          </table:table-cell>
          <table:table-cell table:formula="of:= IF([.G302] - [.F302] &lt; 0; -([.G302] - [.F30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29" calcext:value-type="date">
            <text:p>29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03] = 0; [.C302]+1; 0)" office:value-type="float" office:value="1" calcext:value-type="float">
            <text:p>1</text:p>
          </table:table-cell>
          <table:table-cell table:formula="of:=IF(AND(MOD([.C303];5)=0; [.C303]&gt;0);IF(AND([.A303] &gt; DATE(2022; 4; 1); [.A303] &lt; DATE(2022; 9; 30)); 1; 0); 0)" office:value-type="float" office:value="0" calcext:value-type="float">
            <text:p>0</text:p>
          </table:table-cell>
          <table:table-cell table:formula="of:=WEEKDAY([.A303]; 1)" office:value-type="date" office:date-value="1900-01-06" calcext:value-type="date">
            <text:p>sobota </text:p>
          </table:table-cell>
          <table:table-cell table:formula="of:=IF([.E303] = 4; 260; 190) + 300 *[.D303]" office:value-type="float" office:value="190" calcext:value-type="float">
            <text:p>190</text:p>
          </table:table-cell>
          <table:table-cell table:formula="of:= [.G302] - [.F302] + [.H302]+ [.B303]" office:value-type="float" office:value="6973" calcext:value-type="float">
            <text:p>6973</text:p>
          </table:table-cell>
          <table:table-cell table:formula="of:= IF([.G303] - [.F303] &lt; 0; -([.G303] - [.F30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30" calcext:value-type="date">
            <text:p>30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04] = 0; [.C303]+1; 0)" office:value-type="float" office:value="2" calcext:value-type="float">
            <text:p>2</text:p>
          </table:table-cell>
          <table:table-cell table:formula="of:=IF(AND(MOD([.C304];5)=0; [.C304]&gt;0);IF(AND([.A304] &gt; DATE(2022; 4; 1); [.A304] &lt; DATE(2022; 9; 30)); 1; 0); 0)" office:value-type="float" office:value="0" calcext:value-type="float">
            <text:p>0</text:p>
          </table:table-cell>
          <table:table-cell table:formula="of:=WEEKDAY([.A304]; 1)" office:value-type="date" office:date-value="1899-12-31" calcext:value-type="date">
            <text:p>niedziela </text:p>
          </table:table-cell>
          <table:table-cell table:formula="of:=IF([.E304] = 4; 260; 190) + 300 *[.D304]" office:value-type="float" office:value="190" calcext:value-type="float">
            <text:p>190</text:p>
          </table:table-cell>
          <table:table-cell table:formula="of:= [.G303] - [.F303] + [.H303]+ [.B304]" office:value-type="float" office:value="6783" calcext:value-type="float">
            <text:p>6783</text:p>
          </table:table-cell>
          <table:table-cell table:formula="of:= IF([.G304] - [.F304] &lt; 0; -([.G304] - [.F30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0-31" calcext:value-type="date">
            <text:p>31.10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05] = 0; [.C304]+1; 0)" office:value-type="float" office:value="3" calcext:value-type="float">
            <text:p>3</text:p>
          </table:table-cell>
          <table:table-cell table:formula="of:=IF(AND(MOD([.C305];5)=0; [.C305]&gt;0);IF(AND([.A305] &gt; DATE(2022; 4; 1); [.A305] &lt; DATE(2022; 9; 30)); 1; 0); 0)" office:value-type="float" office:value="0" calcext:value-type="float">
            <text:p>0</text:p>
          </table:table-cell>
          <table:table-cell table:formula="of:=WEEKDAY([.A305]; 1)" office:value-type="date" office:date-value="1900-01-01" calcext:value-type="date">
            <text:p>poniedziałek </text:p>
          </table:table-cell>
          <table:table-cell table:formula="of:=IF([.E305] = 4; 260; 190) + 300 *[.D305]" office:value-type="float" office:value="190" calcext:value-type="float">
            <text:p>190</text:p>
          </table:table-cell>
          <table:table-cell table:formula="of:= [.G304] - [.F304] + [.H304]+ [.B305]" office:value-type="float" office:value="6593" calcext:value-type="float">
            <text:p>6593</text:p>
          </table:table-cell>
          <table:table-cell table:formula="of:= IF([.G305] - [.F305] &lt; 0; -([.G305] - [.F30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1" calcext:value-type="date">
            <text:p>1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06] = 0; [.C305]+1; 0)" office:value-type="float" office:value="4" calcext:value-type="float">
            <text:p>4</text:p>
          </table:table-cell>
          <table:table-cell table:formula="of:=IF(AND(MOD([.C306];5)=0; [.C306]&gt;0);IF(AND([.A306] &gt; DATE(2022; 4; 1); [.A306] &lt; DATE(2022; 9; 30)); 1; 0); 0)" office:value-type="float" office:value="0" calcext:value-type="float">
            <text:p>0</text:p>
          </table:table-cell>
          <table:table-cell table:formula="of:=WEEKDAY([.A306]; 1)" office:value-type="date" office:date-value="1900-01-02" calcext:value-type="date">
            <text:p>wtorek </text:p>
          </table:table-cell>
          <table:table-cell table:formula="of:=IF([.E306] = 4; 260; 190) + 300 *[.D306]" office:value-type="float" office:value="190" calcext:value-type="float">
            <text:p>190</text:p>
          </table:table-cell>
          <table:table-cell table:formula="of:= [.G305] - [.F305] + [.H305]+ [.B306]" office:value-type="float" office:value="6403" calcext:value-type="float">
            <text:p>6403</text:p>
          </table:table-cell>
          <table:table-cell table:formula="of:= IF([.G306] - [.F306] &lt; 0; -([.G306] - [.F30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2" calcext:value-type="date">
            <text:p>2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07] = 0; [.C306]+1; 0)" office:value-type="float" office:value="5" calcext:value-type="float">
            <text:p>5</text:p>
          </table:table-cell>
          <table:table-cell table:formula="of:=IF(AND(MOD([.C307];5)=0; [.C307]&gt;0);IF(AND([.A307] &gt; DATE(2022; 4; 1); [.A307] &lt; DATE(2022; 9; 30)); 1; 0); 0)" office:value-type="float" office:value="0" calcext:value-type="float">
            <text:p>0</text:p>
          </table:table-cell>
          <table:table-cell table:formula="of:=WEEKDAY([.A307]; 1)" office:value-type="date" office:date-value="1900-01-03" calcext:value-type="date">
            <text:p>środa </text:p>
          </table:table-cell>
          <table:table-cell table:formula="of:=IF([.E307] = 4; 260; 190) + 300 *[.D307]" office:value-type="float" office:value="260" calcext:value-type="float">
            <text:p>260</text:p>
          </table:table-cell>
          <table:table-cell table:formula="of:= [.G306] - [.F306] + [.H306]+ [.B307]" office:value-type="float" office:value="6213" calcext:value-type="float">
            <text:p>6213</text:p>
          </table:table-cell>
          <table:table-cell table:formula="of:= IF([.G307] - [.F307] &lt; 0; -([.G307] - [.F30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3" calcext:value-type="date">
            <text:p>3.11.2022</text:p>
          </table:table-cell>
          <table:table-cell office:value-type="float" office:value="935" calcext:value-type="float">
            <text:p>935</text:p>
          </table:table-cell>
          <table:table-cell table:style-name="ce15" table:formula="of:=IF([.B308] = 0; [.C307]+1; 0)" office:value-type="float" office:value="0" calcext:value-type="float">
            <text:p>0</text:p>
          </table:table-cell>
          <table:table-cell table:formula="of:=IF(AND(MOD([.C308];5)=0; [.C308]&gt;0);IF(AND([.A308] &gt; DATE(2022; 4; 1); [.A308] &lt; DATE(2022; 9; 30)); 1; 0); 0)" office:value-type="float" office:value="0" calcext:value-type="float">
            <text:p>0</text:p>
          </table:table-cell>
          <table:table-cell table:formula="of:=WEEKDAY([.A308]; 1)" office:value-type="date" office:date-value="1900-01-04" calcext:value-type="date">
            <text:p>czwartek </text:p>
          </table:table-cell>
          <table:table-cell table:formula="of:=IF([.E308] = 4; 260; 190) + 300 *[.D308]" office:value-type="float" office:value="190" calcext:value-type="float">
            <text:p>190</text:p>
          </table:table-cell>
          <table:table-cell table:formula="of:= [.G307] - [.F307] + [.H307]+ [.B308]" office:value-type="float" office:value="6888" calcext:value-type="float">
            <text:p>6888</text:p>
          </table:table-cell>
          <table:table-cell table:formula="of:= IF([.G308] - [.F308] &lt; 0; -([.G308] - [.F30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4" calcext:value-type="date">
            <text:p>4.11.2022</text:p>
          </table:table-cell>
          <table:table-cell office:value-type="float" office:value="648" calcext:value-type="float">
            <text:p>648</text:p>
          </table:table-cell>
          <table:table-cell table:style-name="ce15" table:formula="of:=IF([.B309] = 0; [.C308]+1; 0)" office:value-type="float" office:value="0" calcext:value-type="float">
            <text:p>0</text:p>
          </table:table-cell>
          <table:table-cell table:formula="of:=IF(AND(MOD([.C309];5)=0; [.C309]&gt;0);IF(AND([.A309] &gt; DATE(2022; 4; 1); [.A309] &lt; DATE(2022; 9; 30)); 1; 0); 0)" office:value-type="float" office:value="0" calcext:value-type="float">
            <text:p>0</text:p>
          </table:table-cell>
          <table:table-cell table:formula="of:=WEEKDAY([.A309]; 1)" office:value-type="date" office:date-value="1900-01-05" calcext:value-type="date">
            <text:p>piątek </text:p>
          </table:table-cell>
          <table:table-cell table:formula="of:=IF([.E309] = 4; 260; 190) + 300 *[.D309]" office:value-type="float" office:value="190" calcext:value-type="float">
            <text:p>190</text:p>
          </table:table-cell>
          <table:table-cell table:formula="of:= [.G308] - [.F308] + [.H308]+ [.B309]" office:value-type="float" office:value="7346" calcext:value-type="float">
            <text:p>7346</text:p>
          </table:table-cell>
          <table:table-cell table:formula="of:= IF([.G309] - [.F309] &lt; 0; -([.G309] - [.F30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5" calcext:value-type="date">
            <text:p>5.11.2022</text:p>
          </table:table-cell>
          <table:table-cell office:value-type="float" office:value="793" calcext:value-type="float">
            <text:p>793</text:p>
          </table:table-cell>
          <table:table-cell table:style-name="ce15" table:formula="of:=IF([.B310] = 0; [.C309]+1; 0)" office:value-type="float" office:value="0" calcext:value-type="float">
            <text:p>0</text:p>
          </table:table-cell>
          <table:table-cell table:formula="of:=IF(AND(MOD([.C310];5)=0; [.C310]&gt;0);IF(AND([.A310] &gt; DATE(2022; 4; 1); [.A310] &lt; DATE(2022; 9; 30)); 1; 0); 0)" office:value-type="float" office:value="0" calcext:value-type="float">
            <text:p>0</text:p>
          </table:table-cell>
          <table:table-cell table:formula="of:=WEEKDAY([.A310]; 1)" office:value-type="date" office:date-value="1900-01-06" calcext:value-type="date">
            <text:p>sobota </text:p>
          </table:table-cell>
          <table:table-cell table:formula="of:=IF([.E310] = 4; 260; 190) + 300 *[.D310]" office:value-type="float" office:value="190" calcext:value-type="float">
            <text:p>190</text:p>
          </table:table-cell>
          <table:table-cell table:formula="of:= [.G309] - [.F309] + [.H309]+ [.B310]" office:value-type="float" office:value="7949" calcext:value-type="float">
            <text:p>7949</text:p>
          </table:table-cell>
          <table:table-cell table:formula="of:= IF([.G310] - [.F310] &lt; 0; -([.G310] - [.F31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6" calcext:value-type="date">
            <text:p>6.11.2022</text:p>
          </table:table-cell>
          <table:table-cell office:value-type="float" office:value="1276" calcext:value-type="float">
            <text:p>1276</text:p>
          </table:table-cell>
          <table:table-cell table:style-name="ce15" table:formula="of:=IF([.B311] = 0; [.C310]+1; 0)" office:value-type="float" office:value="0" calcext:value-type="float">
            <text:p>0</text:p>
          </table:table-cell>
          <table:table-cell table:formula="of:=IF(AND(MOD([.C311];5)=0; [.C311]&gt;0);IF(AND([.A311] &gt; DATE(2022; 4; 1); [.A311] &lt; DATE(2022; 9; 30)); 1; 0); 0)" office:value-type="float" office:value="0" calcext:value-type="float">
            <text:p>0</text:p>
          </table:table-cell>
          <table:table-cell table:formula="of:=WEEKDAY([.A311]; 1)" office:value-type="date" office:date-value="1899-12-31" calcext:value-type="date">
            <text:p>niedziela </text:p>
          </table:table-cell>
          <table:table-cell table:formula="of:=IF([.E311] = 4; 260; 190) + 300 *[.D311]" office:value-type="float" office:value="190" calcext:value-type="float">
            <text:p>190</text:p>
          </table:table-cell>
          <table:table-cell table:formula="of:= [.G310] - [.F310] + [.H310]+ [.B311]" office:value-type="float" office:value="9035" calcext:value-type="float">
            <text:p>9035</text:p>
          </table:table-cell>
          <table:table-cell table:formula="of:= IF([.G311] - [.F311] &lt; 0; -([.G311] - [.F31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7" calcext:value-type="date">
            <text:p>7.11.2022</text:p>
          </table:table-cell>
          <table:table-cell office:value-type="float" office:value="1234" calcext:value-type="float">
            <text:p>1234</text:p>
          </table:table-cell>
          <table:table-cell table:style-name="ce15" table:formula="of:=IF([.B312] = 0; [.C311]+1; 0)" office:value-type="float" office:value="0" calcext:value-type="float">
            <text:p>0</text:p>
          </table:table-cell>
          <table:table-cell table:formula="of:=IF(AND(MOD([.C312];5)=0; [.C312]&gt;0);IF(AND([.A312] &gt; DATE(2022; 4; 1); [.A312] &lt; DATE(2022; 9; 30)); 1; 0); 0)" office:value-type="float" office:value="0" calcext:value-type="float">
            <text:p>0</text:p>
          </table:table-cell>
          <table:table-cell table:formula="of:=WEEKDAY([.A312]; 1)" office:value-type="date" office:date-value="1900-01-01" calcext:value-type="date">
            <text:p>poniedziałek </text:p>
          </table:table-cell>
          <table:table-cell table:formula="of:=IF([.E312] = 4; 260; 190) + 300 *[.D312]" office:value-type="float" office:value="190" calcext:value-type="float">
            <text:p>190</text:p>
          </table:table-cell>
          <table:table-cell table:formula="of:= [.G311] - [.F311] + [.H311]+ [.B312]" office:value-type="float" office:value="10079" calcext:value-type="float">
            <text:p>10079</text:p>
          </table:table-cell>
          <table:table-cell table:formula="of:= IF([.G312] - [.F312] &lt; 0; -([.G312] - [.F31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8" calcext:value-type="date">
            <text:p>8.11.2022</text:p>
          </table:table-cell>
          <table:table-cell office:value-type="float" office:value="1302" calcext:value-type="float">
            <text:p>1302</text:p>
          </table:table-cell>
          <table:table-cell table:style-name="ce15" table:formula="of:=IF([.B313] = 0; [.C312]+1; 0)" office:value-type="float" office:value="0" calcext:value-type="float">
            <text:p>0</text:p>
          </table:table-cell>
          <table:table-cell table:formula="of:=IF(AND(MOD([.C313];5)=0; [.C313]&gt;0);IF(AND([.A313] &gt; DATE(2022; 4; 1); [.A313] &lt; DATE(2022; 9; 30)); 1; 0); 0)" office:value-type="float" office:value="0" calcext:value-type="float">
            <text:p>0</text:p>
          </table:table-cell>
          <table:table-cell table:formula="of:=WEEKDAY([.A313]; 1)" office:value-type="date" office:date-value="1900-01-02" calcext:value-type="date">
            <text:p>wtorek </text:p>
          </table:table-cell>
          <table:table-cell table:formula="of:=IF([.E313] = 4; 260; 190) + 300 *[.D313]" office:value-type="float" office:value="190" calcext:value-type="float">
            <text:p>190</text:p>
          </table:table-cell>
          <table:table-cell table:formula="of:= [.G312] - [.F312] + [.H312]+ [.B313]" office:value-type="float" office:value="11191" calcext:value-type="float">
            <text:p>11191</text:p>
          </table:table-cell>
          <table:table-cell table:formula="of:= IF([.G313] - [.F313] &lt; 0; -([.G313] - [.F31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09" calcext:value-type="date">
            <text:p>9.11.2022</text:p>
          </table:table-cell>
          <table:table-cell office:value-type="float" office:value="1316" calcext:value-type="float">
            <text:p>1316</text:p>
          </table:table-cell>
          <table:table-cell table:style-name="ce15" table:formula="of:=IF([.B314] = 0; [.C313]+1; 0)" office:value-type="float" office:value="0" calcext:value-type="float">
            <text:p>0</text:p>
          </table:table-cell>
          <table:table-cell table:formula="of:=IF(AND(MOD([.C314];5)=0; [.C314]&gt;0);IF(AND([.A314] &gt; DATE(2022; 4; 1); [.A314] &lt; DATE(2022; 9; 30)); 1; 0); 0)" office:value-type="float" office:value="0" calcext:value-type="float">
            <text:p>0</text:p>
          </table:table-cell>
          <table:table-cell table:formula="of:=WEEKDAY([.A314]; 1)" office:value-type="date" office:date-value="1900-01-03" calcext:value-type="date">
            <text:p>środa </text:p>
          </table:table-cell>
          <table:table-cell table:formula="of:=IF([.E314] = 4; 260; 190) + 300 *[.D314]" office:value-type="float" office:value="260" calcext:value-type="float">
            <text:p>260</text:p>
          </table:table-cell>
          <table:table-cell table:formula="of:= [.G313] - [.F313] + [.H313]+ [.B314]" office:value-type="float" office:value="12317" calcext:value-type="float">
            <text:p>12317</text:p>
          </table:table-cell>
          <table:table-cell table:formula="of:= IF([.G314] - [.F314] &lt; 0; -([.G314] - [.F31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0" calcext:value-type="date">
            <text:p>10.11.2022</text:p>
          </table:table-cell>
          <table:table-cell office:value-type="float" office:value="1463" calcext:value-type="float">
            <text:p>1463</text:p>
          </table:table-cell>
          <table:table-cell table:style-name="ce15" table:formula="of:=IF([.B315] = 0; [.C314]+1; 0)" office:value-type="float" office:value="0" calcext:value-type="float">
            <text:p>0</text:p>
          </table:table-cell>
          <table:table-cell table:formula="of:=IF(AND(MOD([.C315];5)=0; [.C315]&gt;0);IF(AND([.A315] &gt; DATE(2022; 4; 1); [.A315] &lt; DATE(2022; 9; 30)); 1; 0); 0)" office:value-type="float" office:value="0" calcext:value-type="float">
            <text:p>0</text:p>
          </table:table-cell>
          <table:table-cell table:formula="of:=WEEKDAY([.A315]; 1)" office:value-type="date" office:date-value="1900-01-04" calcext:value-type="date">
            <text:p>czwartek </text:p>
          </table:table-cell>
          <table:table-cell table:formula="of:=IF([.E315] = 4; 260; 190) + 300 *[.D315]" office:value-type="float" office:value="190" calcext:value-type="float">
            <text:p>190</text:p>
          </table:table-cell>
          <table:table-cell table:formula="of:= [.G314] - [.F314] + [.H314]+ [.B315]" office:value-type="float" office:value="13520" calcext:value-type="float">
            <text:p>13520</text:p>
          </table:table-cell>
          <table:table-cell table:formula="of:= IF([.G315] - [.F315] &lt; 0; -([.G315] - [.F31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1" calcext:value-type="date">
            <text:p>11.11.2022</text:p>
          </table:table-cell>
          <table:table-cell office:value-type="float" office:value="771" calcext:value-type="float">
            <text:p>771</text:p>
          </table:table-cell>
          <table:table-cell table:style-name="ce15" table:formula="of:=IF([.B316] = 0; [.C315]+1; 0)" office:value-type="float" office:value="0" calcext:value-type="float">
            <text:p>0</text:p>
          </table:table-cell>
          <table:table-cell table:formula="of:=IF(AND(MOD([.C316];5)=0; [.C316]&gt;0);IF(AND([.A316] &gt; DATE(2022; 4; 1); [.A316] &lt; DATE(2022; 9; 30)); 1; 0); 0)" office:value-type="float" office:value="0" calcext:value-type="float">
            <text:p>0</text:p>
          </table:table-cell>
          <table:table-cell table:formula="of:=WEEKDAY([.A316]; 1)" office:value-type="date" office:date-value="1900-01-05" calcext:value-type="date">
            <text:p>piątek </text:p>
          </table:table-cell>
          <table:table-cell table:formula="of:=IF([.E316] = 4; 260; 190) + 300 *[.D316]" office:value-type="float" office:value="190" calcext:value-type="float">
            <text:p>190</text:p>
          </table:table-cell>
          <table:table-cell table:formula="of:= [.G315] - [.F315] + [.H315]+ [.B316]" office:value-type="float" office:value="14101" calcext:value-type="float">
            <text:p>14101</text:p>
          </table:table-cell>
          <table:table-cell table:formula="of:= IF([.G316] - [.F316] &lt; 0; -([.G316] - [.F31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2" calcext:value-type="date">
            <text:p>12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17] = 0; [.C316]+1; 0)" office:value-type="float" office:value="1" calcext:value-type="float">
            <text:p>1</text:p>
          </table:table-cell>
          <table:table-cell table:formula="of:=IF(AND(MOD([.C317];5)=0; [.C317]&gt;0);IF(AND([.A317] &gt; DATE(2022; 4; 1); [.A317] &lt; DATE(2022; 9; 30)); 1; 0); 0)" office:value-type="float" office:value="0" calcext:value-type="float">
            <text:p>0</text:p>
          </table:table-cell>
          <table:table-cell table:formula="of:=WEEKDAY([.A317]; 1)" office:value-type="date" office:date-value="1900-01-06" calcext:value-type="date">
            <text:p>sobota </text:p>
          </table:table-cell>
          <table:table-cell table:formula="of:=IF([.E317] = 4; 260; 190) + 300 *[.D317]" office:value-type="float" office:value="190" calcext:value-type="float">
            <text:p>190</text:p>
          </table:table-cell>
          <table:table-cell table:formula="of:= [.G316] - [.F316] + [.H316]+ [.B317]" office:value-type="float" office:value="13911" calcext:value-type="float">
            <text:p>13911</text:p>
          </table:table-cell>
          <table:table-cell table:formula="of:= IF([.G317] - [.F317] &lt; 0; -([.G317] - [.F31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3" calcext:value-type="date">
            <text:p>13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18] = 0; [.C317]+1; 0)" office:value-type="float" office:value="2" calcext:value-type="float">
            <text:p>2</text:p>
          </table:table-cell>
          <table:table-cell table:formula="of:=IF(AND(MOD([.C318];5)=0; [.C318]&gt;0);IF(AND([.A318] &gt; DATE(2022; 4; 1); [.A318] &lt; DATE(2022; 9; 30)); 1; 0); 0)" office:value-type="float" office:value="0" calcext:value-type="float">
            <text:p>0</text:p>
          </table:table-cell>
          <table:table-cell table:formula="of:=WEEKDAY([.A318]; 1)" office:value-type="date" office:date-value="1899-12-31" calcext:value-type="date">
            <text:p>niedziela </text:p>
          </table:table-cell>
          <table:table-cell table:formula="of:=IF([.E318] = 4; 260; 190) + 300 *[.D318]" office:value-type="float" office:value="190" calcext:value-type="float">
            <text:p>190</text:p>
          </table:table-cell>
          <table:table-cell table:formula="of:= [.G317] - [.F317] + [.H317]+ [.B318]" office:value-type="float" office:value="13721" calcext:value-type="float">
            <text:p>13721</text:p>
          </table:table-cell>
          <table:table-cell table:formula="of:= IF([.G318] - [.F318] &lt; 0; -([.G318] - [.F31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4" calcext:value-type="date">
            <text:p>14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19] = 0; [.C318]+1; 0)" office:value-type="float" office:value="3" calcext:value-type="float">
            <text:p>3</text:p>
          </table:table-cell>
          <table:table-cell table:formula="of:=IF(AND(MOD([.C319];5)=0; [.C319]&gt;0);IF(AND([.A319] &gt; DATE(2022; 4; 1); [.A319] &lt; DATE(2022; 9; 30)); 1; 0); 0)" office:value-type="float" office:value="0" calcext:value-type="float">
            <text:p>0</text:p>
          </table:table-cell>
          <table:table-cell table:formula="of:=WEEKDAY([.A319]; 1)" office:value-type="date" office:date-value="1900-01-01" calcext:value-type="date">
            <text:p>poniedziałek </text:p>
          </table:table-cell>
          <table:table-cell table:formula="of:=IF([.E319] = 4; 260; 190) + 300 *[.D319]" office:value-type="float" office:value="190" calcext:value-type="float">
            <text:p>190</text:p>
          </table:table-cell>
          <table:table-cell table:formula="of:= [.G318] - [.F318] + [.H318]+ [.B319]" office:value-type="float" office:value="13531" calcext:value-type="float">
            <text:p>13531</text:p>
          </table:table-cell>
          <table:table-cell table:formula="of:= IF([.G319] - [.F319] &lt; 0; -([.G319] - [.F31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5" calcext:value-type="date">
            <text:p>15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0] = 0; [.C319]+1; 0)" office:value-type="float" office:value="4" calcext:value-type="float">
            <text:p>4</text:p>
          </table:table-cell>
          <table:table-cell table:formula="of:=IF(AND(MOD([.C320];5)=0; [.C320]&gt;0);IF(AND([.A320] &gt; DATE(2022; 4; 1); [.A320] &lt; DATE(2022; 9; 30)); 1; 0); 0)" office:value-type="float" office:value="0" calcext:value-type="float">
            <text:p>0</text:p>
          </table:table-cell>
          <table:table-cell table:formula="of:=WEEKDAY([.A320]; 1)" office:value-type="date" office:date-value="1900-01-02" calcext:value-type="date">
            <text:p>wtorek </text:p>
          </table:table-cell>
          <table:table-cell table:formula="of:=IF([.E320] = 4; 260; 190) + 300 *[.D320]" office:value-type="float" office:value="190" calcext:value-type="float">
            <text:p>190</text:p>
          </table:table-cell>
          <table:table-cell table:formula="of:= [.G319] - [.F319] + [.H319]+ [.B320]" office:value-type="float" office:value="13341" calcext:value-type="float">
            <text:p>13341</text:p>
          </table:table-cell>
          <table:table-cell table:formula="of:= IF([.G320] - [.F320] &lt; 0; -([.G320] - [.F32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6" calcext:value-type="date">
            <text:p>16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1] = 0; [.C320]+1; 0)" office:value-type="float" office:value="5" calcext:value-type="float">
            <text:p>5</text:p>
          </table:table-cell>
          <table:table-cell table:formula="of:=IF(AND(MOD([.C321];5)=0; [.C321]&gt;0);IF(AND([.A321] &gt; DATE(2022; 4; 1); [.A321] &lt; DATE(2022; 9; 30)); 1; 0); 0)" office:value-type="float" office:value="0" calcext:value-type="float">
            <text:p>0</text:p>
          </table:table-cell>
          <table:table-cell table:formula="of:=WEEKDAY([.A321]; 1)" office:value-type="date" office:date-value="1900-01-03" calcext:value-type="date">
            <text:p>środa </text:p>
          </table:table-cell>
          <table:table-cell table:formula="of:=IF([.E321] = 4; 260; 190) + 300 *[.D321]" office:value-type="float" office:value="260" calcext:value-type="float">
            <text:p>260</text:p>
          </table:table-cell>
          <table:table-cell table:formula="of:= [.G320] - [.F320] + [.H320]+ [.B321]" office:value-type="float" office:value="13151" calcext:value-type="float">
            <text:p>13151</text:p>
          </table:table-cell>
          <table:table-cell table:formula="of:= IF([.G321] - [.F321] &lt; 0; -([.G321] - [.F32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7" calcext:value-type="date">
            <text:p>17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2] = 0; [.C321]+1; 0)" office:value-type="float" office:value="6" calcext:value-type="float">
            <text:p>6</text:p>
          </table:table-cell>
          <table:table-cell table:formula="of:=IF(AND(MOD([.C322];5)=0; [.C322]&gt;0);IF(AND([.A322] &gt; DATE(2022; 4; 1); [.A322] &lt; DATE(2022; 9; 30)); 1; 0); 0)" office:value-type="float" office:value="0" calcext:value-type="float">
            <text:p>0</text:p>
          </table:table-cell>
          <table:table-cell table:formula="of:=WEEKDAY([.A322]; 1)" office:value-type="date" office:date-value="1900-01-04" calcext:value-type="date">
            <text:p>czwartek </text:p>
          </table:table-cell>
          <table:table-cell table:formula="of:=IF([.E322] = 4; 260; 190) + 300 *[.D322]" office:value-type="float" office:value="190" calcext:value-type="float">
            <text:p>190</text:p>
          </table:table-cell>
          <table:table-cell table:formula="of:= [.G321] - [.F321] + [.H321]+ [.B322]" office:value-type="float" office:value="12891" calcext:value-type="float">
            <text:p>12891</text:p>
          </table:table-cell>
          <table:table-cell table:formula="of:= IF([.G322] - [.F322] &lt; 0; -([.G322] - [.F32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8" calcext:value-type="date">
            <text:p>18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3] = 0; [.C322]+1; 0)" office:value-type="float" office:value="7" calcext:value-type="float">
            <text:p>7</text:p>
          </table:table-cell>
          <table:table-cell table:formula="of:=IF(AND(MOD([.C323];5)=0; [.C323]&gt;0);IF(AND([.A323] &gt; DATE(2022; 4; 1); [.A323] &lt; DATE(2022; 9; 30)); 1; 0); 0)" office:value-type="float" office:value="0" calcext:value-type="float">
            <text:p>0</text:p>
          </table:table-cell>
          <table:table-cell table:formula="of:=WEEKDAY([.A323]; 1)" office:value-type="date" office:date-value="1900-01-05" calcext:value-type="date">
            <text:p>piątek </text:p>
          </table:table-cell>
          <table:table-cell table:formula="of:=IF([.E323] = 4; 260; 190) + 300 *[.D323]" office:value-type="float" office:value="190" calcext:value-type="float">
            <text:p>190</text:p>
          </table:table-cell>
          <table:table-cell table:formula="of:= [.G322] - [.F322] + [.H322]+ [.B323]" office:value-type="float" office:value="12701" calcext:value-type="float">
            <text:p>12701</text:p>
          </table:table-cell>
          <table:table-cell table:formula="of:= IF([.G323] - [.F323] &lt; 0; -([.G323] - [.F32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19" calcext:value-type="date">
            <text:p>19.11.2022</text:p>
          </table:table-cell>
          <table:table-cell office:value-type="float" office:value="816" calcext:value-type="float">
            <text:p>816</text:p>
          </table:table-cell>
          <table:table-cell table:style-name="ce15" table:formula="of:=IF([.B324] = 0; [.C323]+1; 0)" office:value-type="float" office:value="0" calcext:value-type="float">
            <text:p>0</text:p>
          </table:table-cell>
          <table:table-cell table:formula="of:=IF(AND(MOD([.C324];5)=0; [.C324]&gt;0);IF(AND([.A324] &gt; DATE(2022; 4; 1); [.A324] &lt; DATE(2022; 9; 30)); 1; 0); 0)" office:value-type="float" office:value="0" calcext:value-type="float">
            <text:p>0</text:p>
          </table:table-cell>
          <table:table-cell table:formula="of:=WEEKDAY([.A324]; 1)" office:value-type="date" office:date-value="1900-01-06" calcext:value-type="date">
            <text:p>sobota </text:p>
          </table:table-cell>
          <table:table-cell table:formula="of:=IF([.E324] = 4; 260; 190) + 300 *[.D324]" office:value-type="float" office:value="190" calcext:value-type="float">
            <text:p>190</text:p>
          </table:table-cell>
          <table:table-cell table:formula="of:= [.G323] - [.F323] + [.H323]+ [.B324]" office:value-type="float" office:value="13327" calcext:value-type="float">
            <text:p>13327</text:p>
          </table:table-cell>
          <table:table-cell table:formula="of:= IF([.G324] - [.F324] &lt; 0; -([.G324] - [.F32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0" calcext:value-type="date">
            <text:p>20.11.2022</text:p>
          </table:table-cell>
          <table:table-cell office:value-type="float" office:value="734" calcext:value-type="float">
            <text:p>734</text:p>
          </table:table-cell>
          <table:table-cell table:style-name="ce15" table:formula="of:=IF([.B325] = 0; [.C324]+1; 0)" office:value-type="float" office:value="0" calcext:value-type="float">
            <text:p>0</text:p>
          </table:table-cell>
          <table:table-cell table:formula="of:=IF(AND(MOD([.C325];5)=0; [.C325]&gt;0);IF(AND([.A325] &gt; DATE(2022; 4; 1); [.A325] &lt; DATE(2022; 9; 30)); 1; 0); 0)" office:value-type="float" office:value="0" calcext:value-type="float">
            <text:p>0</text:p>
          </table:table-cell>
          <table:table-cell table:formula="of:=WEEKDAY([.A325]; 1)" office:value-type="date" office:date-value="1899-12-31" calcext:value-type="date">
            <text:p>niedziela </text:p>
          </table:table-cell>
          <table:table-cell table:formula="of:=IF([.E325] = 4; 260; 190) + 300 *[.D325]" office:value-type="float" office:value="190" calcext:value-type="float">
            <text:p>190</text:p>
          </table:table-cell>
          <table:table-cell table:formula="of:= [.G324] - [.F324] + [.H324]+ [.B325]" office:value-type="float" office:value="13871" calcext:value-type="float">
            <text:p>13871</text:p>
          </table:table-cell>
          <table:table-cell table:formula="of:= IF([.G325] - [.F325] &lt; 0; -([.G325] - [.F32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1" calcext:value-type="date">
            <text:p>21.11.2022</text:p>
          </table:table-cell>
          <table:table-cell office:value-type="float" office:value="1097" calcext:value-type="float">
            <text:p>1097</text:p>
          </table:table-cell>
          <table:table-cell table:style-name="ce15" table:formula="of:=IF([.B326] = 0; [.C325]+1; 0)" office:value-type="float" office:value="0" calcext:value-type="float">
            <text:p>0</text:p>
          </table:table-cell>
          <table:table-cell table:formula="of:=IF(AND(MOD([.C326];5)=0; [.C326]&gt;0);IF(AND([.A326] &gt; DATE(2022; 4; 1); [.A326] &lt; DATE(2022; 9; 30)); 1; 0); 0)" office:value-type="float" office:value="0" calcext:value-type="float">
            <text:p>0</text:p>
          </table:table-cell>
          <table:table-cell table:formula="of:=WEEKDAY([.A326]; 1)" office:value-type="date" office:date-value="1900-01-01" calcext:value-type="date">
            <text:p>poniedziałek </text:p>
          </table:table-cell>
          <table:table-cell table:formula="of:=IF([.E326] = 4; 260; 190) + 300 *[.D326]" office:value-type="float" office:value="190" calcext:value-type="float">
            <text:p>190</text:p>
          </table:table-cell>
          <table:table-cell table:formula="of:= [.G325] - [.F325] + [.H325]+ [.B326]" office:value-type="float" office:value="14778" calcext:value-type="float">
            <text:p>14778</text:p>
          </table:table-cell>
          <table:table-cell table:formula="of:= IF([.G326] - [.F326] &lt; 0; -([.G326] - [.F32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2" calcext:value-type="date">
            <text:p>22.11.2022</text:p>
          </table:table-cell>
          <table:table-cell office:value-type="float" office:value="640" calcext:value-type="float">
            <text:p>640</text:p>
          </table:table-cell>
          <table:table-cell table:style-name="ce15" table:formula="of:=IF([.B327] = 0; [.C326]+1; 0)" office:value-type="float" office:value="0" calcext:value-type="float">
            <text:p>0</text:p>
          </table:table-cell>
          <table:table-cell table:formula="of:=IF(AND(MOD([.C327];5)=0; [.C327]&gt;0);IF(AND([.A327] &gt; DATE(2022; 4; 1); [.A327] &lt; DATE(2022; 9; 30)); 1; 0); 0)" office:value-type="float" office:value="0" calcext:value-type="float">
            <text:p>0</text:p>
          </table:table-cell>
          <table:table-cell table:formula="of:=WEEKDAY([.A327]; 1)" office:value-type="date" office:date-value="1900-01-02" calcext:value-type="date">
            <text:p>wtorek </text:p>
          </table:table-cell>
          <table:table-cell table:formula="of:=IF([.E327] = 4; 260; 190) + 300 *[.D327]" office:value-type="float" office:value="190" calcext:value-type="float">
            <text:p>190</text:p>
          </table:table-cell>
          <table:table-cell table:formula="of:= [.G326] - [.F326] + [.H326]+ [.B327]" office:value-type="float" office:value="15228" calcext:value-type="float">
            <text:p>15228</text:p>
          </table:table-cell>
          <table:table-cell table:formula="of:= IF([.G327] - [.F327] &lt; 0; -([.G327] - [.F32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3" calcext:value-type="date">
            <text:p>23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8] = 0; [.C327]+1; 0)" office:value-type="float" office:value="1" calcext:value-type="float">
            <text:p>1</text:p>
          </table:table-cell>
          <table:table-cell table:formula="of:=IF(AND(MOD([.C328];5)=0; [.C328]&gt;0);IF(AND([.A328] &gt; DATE(2022; 4; 1); [.A328] &lt; DATE(2022; 9; 30)); 1; 0); 0)" office:value-type="float" office:value="0" calcext:value-type="float">
            <text:p>0</text:p>
          </table:table-cell>
          <table:table-cell table:formula="of:=WEEKDAY([.A328]; 1)" office:value-type="date" office:date-value="1900-01-03" calcext:value-type="date">
            <text:p>środa </text:p>
          </table:table-cell>
          <table:table-cell table:formula="of:=IF([.E328] = 4; 260; 190) + 300 *[.D328]" office:value-type="float" office:value="260" calcext:value-type="float">
            <text:p>260</text:p>
          </table:table-cell>
          <table:table-cell table:formula="of:= [.G327] - [.F327] + [.H327]+ [.B328]" office:value-type="float" office:value="15038" calcext:value-type="float">
            <text:p>15038</text:p>
          </table:table-cell>
          <table:table-cell table:formula="of:= IF([.G328] - [.F328] &lt; 0; -([.G328] - [.F32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4" calcext:value-type="date">
            <text:p>24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29] = 0; [.C328]+1; 0)" office:value-type="float" office:value="2" calcext:value-type="float">
            <text:p>2</text:p>
          </table:table-cell>
          <table:table-cell table:formula="of:=IF(AND(MOD([.C329];5)=0; [.C329]&gt;0);IF(AND([.A329] &gt; DATE(2022; 4; 1); [.A329] &lt; DATE(2022; 9; 30)); 1; 0); 0)" office:value-type="float" office:value="0" calcext:value-type="float">
            <text:p>0</text:p>
          </table:table-cell>
          <table:table-cell table:formula="of:=WEEKDAY([.A329]; 1)" office:value-type="date" office:date-value="1900-01-04" calcext:value-type="date">
            <text:p>czwartek </text:p>
          </table:table-cell>
          <table:table-cell table:formula="of:=IF([.E329] = 4; 260; 190) + 300 *[.D329]" office:value-type="float" office:value="190" calcext:value-type="float">
            <text:p>190</text:p>
          </table:table-cell>
          <table:table-cell table:formula="of:= [.G328] - [.F328] + [.H328]+ [.B329]" office:value-type="float" office:value="14778" calcext:value-type="float">
            <text:p>14778</text:p>
          </table:table-cell>
          <table:table-cell table:formula="of:= IF([.G329] - [.F329] &lt; 0; -([.G329] - [.F32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5" calcext:value-type="date">
            <text:p>25.11.2022</text:p>
          </table:table-cell>
          <table:table-cell office:value-type="float" office:value="1066" calcext:value-type="float">
            <text:p>1066</text:p>
          </table:table-cell>
          <table:table-cell table:style-name="ce15" table:formula="of:=IF([.B330] = 0; [.C329]+1; 0)" office:value-type="float" office:value="0" calcext:value-type="float">
            <text:p>0</text:p>
          </table:table-cell>
          <table:table-cell table:formula="of:=IF(AND(MOD([.C330];5)=0; [.C330]&gt;0);IF(AND([.A330] &gt; DATE(2022; 4; 1); [.A330] &lt; DATE(2022; 9; 30)); 1; 0); 0)" office:value-type="float" office:value="0" calcext:value-type="float">
            <text:p>0</text:p>
          </table:table-cell>
          <table:table-cell table:formula="of:=WEEKDAY([.A330]; 1)" office:value-type="date" office:date-value="1900-01-05" calcext:value-type="date">
            <text:p>piątek </text:p>
          </table:table-cell>
          <table:table-cell table:formula="of:=IF([.E330] = 4; 260; 190) + 300 *[.D330]" office:value-type="float" office:value="190" calcext:value-type="float">
            <text:p>190</text:p>
          </table:table-cell>
          <table:table-cell table:formula="of:= [.G329] - [.F329] + [.H329]+ [.B330]" office:value-type="float" office:value="15654" calcext:value-type="float">
            <text:p>15654</text:p>
          </table:table-cell>
          <table:table-cell table:formula="of:= IF([.G330] - [.F330] &lt; 0; -([.G330] - [.F33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6" calcext:value-type="date">
            <text:p>26.11.2022</text:p>
          </table:table-cell>
          <table:table-cell office:value-type="float" office:value="670" calcext:value-type="float">
            <text:p>670</text:p>
          </table:table-cell>
          <table:table-cell table:style-name="ce15" table:formula="of:=IF([.B331] = 0; [.C330]+1; 0)" office:value-type="float" office:value="0" calcext:value-type="float">
            <text:p>0</text:p>
          </table:table-cell>
          <table:table-cell table:formula="of:=IF(AND(MOD([.C331];5)=0; [.C331]&gt;0);IF(AND([.A331] &gt; DATE(2022; 4; 1); [.A331] &lt; DATE(2022; 9; 30)); 1; 0); 0)" office:value-type="float" office:value="0" calcext:value-type="float">
            <text:p>0</text:p>
          </table:table-cell>
          <table:table-cell table:formula="of:=WEEKDAY([.A331]; 1)" office:value-type="date" office:date-value="1900-01-06" calcext:value-type="date">
            <text:p>sobota </text:p>
          </table:table-cell>
          <table:table-cell table:formula="of:=IF([.E331] = 4; 260; 190) + 300 *[.D331]" office:value-type="float" office:value="190" calcext:value-type="float">
            <text:p>190</text:p>
          </table:table-cell>
          <table:table-cell table:formula="of:= [.G330] - [.F330] + [.H330]+ [.B331]" office:value-type="float" office:value="16134" calcext:value-type="float">
            <text:p>16134</text:p>
          </table:table-cell>
          <table:table-cell table:formula="of:= IF([.G331] - [.F331] &lt; 0; -([.G331] - [.F33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7" calcext:value-type="date">
            <text:p>27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2] = 0; [.C331]+1; 0)" office:value-type="float" office:value="1" calcext:value-type="float">
            <text:p>1</text:p>
          </table:table-cell>
          <table:table-cell table:formula="of:=IF(AND(MOD([.C332];5)=0; [.C332]&gt;0);IF(AND([.A332] &gt; DATE(2022; 4; 1); [.A332] &lt; DATE(2022; 9; 30)); 1; 0); 0)" office:value-type="float" office:value="0" calcext:value-type="float">
            <text:p>0</text:p>
          </table:table-cell>
          <table:table-cell table:formula="of:=WEEKDAY([.A332]; 1)" office:value-type="date" office:date-value="1899-12-31" calcext:value-type="date">
            <text:p>niedziela </text:p>
          </table:table-cell>
          <table:table-cell table:formula="of:=IF([.E332] = 4; 260; 190) + 300 *[.D332]" office:value-type="float" office:value="190" calcext:value-type="float">
            <text:p>190</text:p>
          </table:table-cell>
          <table:table-cell table:formula="of:= [.G331] - [.F331] + [.H331]+ [.B332]" office:value-type="float" office:value="15944" calcext:value-type="float">
            <text:p>15944</text:p>
          </table:table-cell>
          <table:table-cell table:formula="of:= IF([.G332] - [.F332] &lt; 0; -([.G332] - [.F33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8" calcext:value-type="date">
            <text:p>28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3] = 0; [.C332]+1; 0)" office:value-type="float" office:value="2" calcext:value-type="float">
            <text:p>2</text:p>
          </table:table-cell>
          <table:table-cell table:formula="of:=IF(AND(MOD([.C333];5)=0; [.C333]&gt;0);IF(AND([.A333] &gt; DATE(2022; 4; 1); [.A333] &lt; DATE(2022; 9; 30)); 1; 0); 0)" office:value-type="float" office:value="0" calcext:value-type="float">
            <text:p>0</text:p>
          </table:table-cell>
          <table:table-cell table:formula="of:=WEEKDAY([.A333]; 1)" office:value-type="date" office:date-value="1900-01-01" calcext:value-type="date">
            <text:p>poniedziałek </text:p>
          </table:table-cell>
          <table:table-cell table:formula="of:=IF([.E333] = 4; 260; 190) + 300 *[.D333]" office:value-type="float" office:value="190" calcext:value-type="float">
            <text:p>190</text:p>
          </table:table-cell>
          <table:table-cell table:formula="of:= [.G332] - [.F332] + [.H332]+ [.B333]" office:value-type="float" office:value="15754" calcext:value-type="float">
            <text:p>15754</text:p>
          </table:table-cell>
          <table:table-cell table:formula="of:= IF([.G333] - [.F333] &lt; 0; -([.G333] - [.F33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29" calcext:value-type="date">
            <text:p>29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4] = 0; [.C333]+1; 0)" office:value-type="float" office:value="3" calcext:value-type="float">
            <text:p>3</text:p>
          </table:table-cell>
          <table:table-cell table:formula="of:=IF(AND(MOD([.C334];5)=0; [.C334]&gt;0);IF(AND([.A334] &gt; DATE(2022; 4; 1); [.A334] &lt; DATE(2022; 9; 30)); 1; 0); 0)" office:value-type="float" office:value="0" calcext:value-type="float">
            <text:p>0</text:p>
          </table:table-cell>
          <table:table-cell table:formula="of:=WEEKDAY([.A334]; 1)" office:value-type="date" office:date-value="1900-01-02" calcext:value-type="date">
            <text:p>wtorek </text:p>
          </table:table-cell>
          <table:table-cell table:formula="of:=IF([.E334] = 4; 260; 190) + 300 *[.D334]" office:value-type="float" office:value="190" calcext:value-type="float">
            <text:p>190</text:p>
          </table:table-cell>
          <table:table-cell table:formula="of:= [.G333] - [.F333] + [.H333]+ [.B334]" office:value-type="float" office:value="15564" calcext:value-type="float">
            <text:p>15564</text:p>
          </table:table-cell>
          <table:table-cell table:formula="of:= IF([.G334] - [.F334] &lt; 0; -([.G334] - [.F33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1-30" calcext:value-type="date">
            <text:p>30.11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5] = 0; [.C334]+1; 0)" office:value-type="float" office:value="4" calcext:value-type="float">
            <text:p>4</text:p>
          </table:table-cell>
          <table:table-cell table:formula="of:=IF(AND(MOD([.C335];5)=0; [.C335]&gt;0);IF(AND([.A335] &gt; DATE(2022; 4; 1); [.A335] &lt; DATE(2022; 9; 30)); 1; 0); 0)" office:value-type="float" office:value="0" calcext:value-type="float">
            <text:p>0</text:p>
          </table:table-cell>
          <table:table-cell table:formula="of:=WEEKDAY([.A335]; 1)" office:value-type="date" office:date-value="1900-01-03" calcext:value-type="date">
            <text:p>środa </text:p>
          </table:table-cell>
          <table:table-cell table:formula="of:=IF([.E335] = 4; 260; 190) + 300 *[.D335]" office:value-type="float" office:value="260" calcext:value-type="float">
            <text:p>260</text:p>
          </table:table-cell>
          <table:table-cell table:formula="of:= [.G334] - [.F334] + [.H334]+ [.B335]" office:value-type="float" office:value="15374" calcext:value-type="float">
            <text:p>15374</text:p>
          </table:table-cell>
          <table:table-cell table:formula="of:= IF([.G335] - [.F335] &lt; 0; -([.G335] - [.F33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1" calcext:value-type="date">
            <text:p>1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6] = 0; [.C335]+1; 0)" office:value-type="float" office:value="5" calcext:value-type="float">
            <text:p>5</text:p>
          </table:table-cell>
          <table:table-cell table:formula="of:=IF(AND(MOD([.C336];5)=0; [.C336]&gt;0);IF(AND([.A336] &gt; DATE(2022; 4; 1); [.A336] &lt; DATE(2022; 9; 30)); 1; 0); 0)" office:value-type="float" office:value="0" calcext:value-type="float">
            <text:p>0</text:p>
          </table:table-cell>
          <table:table-cell table:formula="of:=WEEKDAY([.A336]; 1)" office:value-type="date" office:date-value="1900-01-04" calcext:value-type="date">
            <text:p>czwartek </text:p>
          </table:table-cell>
          <table:table-cell table:formula="of:=IF([.E336] = 4; 260; 190) + 300 *[.D336]" office:value-type="float" office:value="190" calcext:value-type="float">
            <text:p>190</text:p>
          </table:table-cell>
          <table:table-cell table:formula="of:= [.G335] - [.F335] + [.H335]+ [.B336]" office:value-type="float" office:value="15114" calcext:value-type="float">
            <text:p>15114</text:p>
          </table:table-cell>
          <table:table-cell table:formula="of:= IF([.G336] - [.F336] &lt; 0; -([.G336] - [.F33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2" calcext:value-type="date">
            <text:p>2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7] = 0; [.C336]+1; 0)" office:value-type="float" office:value="6" calcext:value-type="float">
            <text:p>6</text:p>
          </table:table-cell>
          <table:table-cell table:formula="of:=IF(AND(MOD([.C337];5)=0; [.C337]&gt;0);IF(AND([.A337] &gt; DATE(2022; 4; 1); [.A337] &lt; DATE(2022; 9; 30)); 1; 0); 0)" office:value-type="float" office:value="0" calcext:value-type="float">
            <text:p>0</text:p>
          </table:table-cell>
          <table:table-cell table:formula="of:=WEEKDAY([.A337]; 1)" office:value-type="date" office:date-value="1900-01-05" calcext:value-type="date">
            <text:p>piątek </text:p>
          </table:table-cell>
          <table:table-cell table:formula="of:=IF([.E337] = 4; 260; 190) + 300 *[.D337]" office:value-type="float" office:value="190" calcext:value-type="float">
            <text:p>190</text:p>
          </table:table-cell>
          <table:table-cell table:formula="of:= [.G336] - [.F336] + [.H336]+ [.B337]" office:value-type="float" office:value="14924" calcext:value-type="float">
            <text:p>14924</text:p>
          </table:table-cell>
          <table:table-cell table:formula="of:= IF([.G337] - [.F337] &lt; 0; -([.G337] - [.F33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3" calcext:value-type="date">
            <text:p>3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8] = 0; [.C337]+1; 0)" office:value-type="float" office:value="7" calcext:value-type="float">
            <text:p>7</text:p>
          </table:table-cell>
          <table:table-cell table:formula="of:=IF(AND(MOD([.C338];5)=0; [.C338]&gt;0);IF(AND([.A338] &gt; DATE(2022; 4; 1); [.A338] &lt; DATE(2022; 9; 30)); 1; 0); 0)" office:value-type="float" office:value="0" calcext:value-type="float">
            <text:p>0</text:p>
          </table:table-cell>
          <table:table-cell table:formula="of:=WEEKDAY([.A338]; 1)" office:value-type="date" office:date-value="1900-01-06" calcext:value-type="date">
            <text:p>sobota </text:p>
          </table:table-cell>
          <table:table-cell table:formula="of:=IF([.E338] = 4; 260; 190) + 300 *[.D338]" office:value-type="float" office:value="190" calcext:value-type="float">
            <text:p>190</text:p>
          </table:table-cell>
          <table:table-cell table:formula="of:= [.G337] - [.F337] + [.H337]+ [.B338]" office:value-type="float" office:value="14734" calcext:value-type="float">
            <text:p>14734</text:p>
          </table:table-cell>
          <table:table-cell table:formula="of:= IF([.G338] - [.F338] &lt; 0; -([.G338] - [.F33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4" calcext:value-type="date">
            <text:p>4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39] = 0; [.C338]+1; 0)" office:value-type="float" office:value="8" calcext:value-type="float">
            <text:p>8</text:p>
          </table:table-cell>
          <table:table-cell table:formula="of:=IF(AND(MOD([.C339];5)=0; [.C339]&gt;0);IF(AND([.A339] &gt; DATE(2022; 4; 1); [.A339] &lt; DATE(2022; 9; 30)); 1; 0); 0)" office:value-type="float" office:value="0" calcext:value-type="float">
            <text:p>0</text:p>
          </table:table-cell>
          <table:table-cell table:formula="of:=WEEKDAY([.A339]; 1)" office:value-type="date" office:date-value="1899-12-31" calcext:value-type="date">
            <text:p>niedziela </text:p>
          </table:table-cell>
          <table:table-cell table:formula="of:=IF([.E339] = 4; 260; 190) + 300 *[.D339]" office:value-type="float" office:value="190" calcext:value-type="float">
            <text:p>190</text:p>
          </table:table-cell>
          <table:table-cell table:formula="of:= [.G338] - [.F338] + [.H338]+ [.B339]" office:value-type="float" office:value="14544" calcext:value-type="float">
            <text:p>14544</text:p>
          </table:table-cell>
          <table:table-cell table:formula="of:= IF([.G339] - [.F339] &lt; 0; -([.G339] - [.F33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5" calcext:value-type="date">
            <text:p>5.12.2022</text:p>
          </table:table-cell>
          <table:table-cell office:value-type="float" office:value="29" calcext:value-type="float">
            <text:p>29</text:p>
          </table:table-cell>
          <table:table-cell table:style-name="ce15" table:formula="of:=IF([.B340] = 0; [.C339]+1; 0)" office:value-type="float" office:value="0" calcext:value-type="float">
            <text:p>0</text:p>
          </table:table-cell>
          <table:table-cell table:formula="of:=IF(AND(MOD([.C340];5)=0; [.C340]&gt;0);IF(AND([.A340] &gt; DATE(2022; 4; 1); [.A340] &lt; DATE(2022; 9; 30)); 1; 0); 0)" office:value-type="float" office:value="0" calcext:value-type="float">
            <text:p>0</text:p>
          </table:table-cell>
          <table:table-cell table:formula="of:=WEEKDAY([.A340]; 1)" office:value-type="date" office:date-value="1900-01-01" calcext:value-type="date">
            <text:p>poniedziałek </text:p>
          </table:table-cell>
          <table:table-cell table:formula="of:=IF([.E340] = 4; 260; 190) + 300 *[.D340]" office:value-type="float" office:value="190" calcext:value-type="float">
            <text:p>190</text:p>
          </table:table-cell>
          <table:table-cell table:formula="of:= [.G339] - [.F339] + [.H339]+ [.B340]" office:value-type="float" office:value="14383" calcext:value-type="float">
            <text:p>14383</text:p>
          </table:table-cell>
          <table:table-cell table:formula="of:= IF([.G340] - [.F340] &lt; 0; -([.G340] - [.F34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6" calcext:value-type="date">
            <text:p>6.12.2022</text:p>
          </table:table-cell>
          <table:table-cell office:value-type="float" office:value="46" calcext:value-type="float">
            <text:p>46</text:p>
          </table:table-cell>
          <table:table-cell table:style-name="ce15" table:formula="of:=IF([.B341] = 0; [.C340]+1; 0)" office:value-type="float" office:value="0" calcext:value-type="float">
            <text:p>0</text:p>
          </table:table-cell>
          <table:table-cell table:formula="of:=IF(AND(MOD([.C341];5)=0; [.C341]&gt;0);IF(AND([.A341] &gt; DATE(2022; 4; 1); [.A341] &lt; DATE(2022; 9; 30)); 1; 0); 0)" office:value-type="float" office:value="0" calcext:value-type="float">
            <text:p>0</text:p>
          </table:table-cell>
          <table:table-cell table:formula="of:=WEEKDAY([.A341]; 1)" office:value-type="date" office:date-value="1900-01-02" calcext:value-type="date">
            <text:p>wtorek </text:p>
          </table:table-cell>
          <table:table-cell table:formula="of:=IF([.E341] = 4; 260; 190) + 300 *[.D341]" office:value-type="float" office:value="190" calcext:value-type="float">
            <text:p>190</text:p>
          </table:table-cell>
          <table:table-cell table:formula="of:= [.G340] - [.F340] + [.H340]+ [.B341]" office:value-type="float" office:value="14239" calcext:value-type="float">
            <text:p>14239</text:p>
          </table:table-cell>
          <table:table-cell table:formula="of:= IF([.G341] - [.F341] &lt; 0; -([.G341] - [.F34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7" calcext:value-type="date">
            <text:p>7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2] = 0; [.C341]+1; 0)" office:value-type="float" office:value="1" calcext:value-type="float">
            <text:p>1</text:p>
          </table:table-cell>
          <table:table-cell table:formula="of:=IF(AND(MOD([.C342];5)=0; [.C342]&gt;0);IF(AND([.A342] &gt; DATE(2022; 4; 1); [.A342] &lt; DATE(2022; 9; 30)); 1; 0); 0)" office:value-type="float" office:value="0" calcext:value-type="float">
            <text:p>0</text:p>
          </table:table-cell>
          <table:table-cell table:formula="of:=WEEKDAY([.A342]; 1)" office:value-type="date" office:date-value="1900-01-03" calcext:value-type="date">
            <text:p>środa </text:p>
          </table:table-cell>
          <table:table-cell table:formula="of:=IF([.E342] = 4; 260; 190) + 300 *[.D342]" office:value-type="float" office:value="260" calcext:value-type="float">
            <text:p>260</text:p>
          </table:table-cell>
          <table:table-cell table:formula="of:= [.G341] - [.F341] + [.H341]+ [.B342]" office:value-type="float" office:value="14049" calcext:value-type="float">
            <text:p>14049</text:p>
          </table:table-cell>
          <table:table-cell table:formula="of:= IF([.G342] - [.F342] &lt; 0; -([.G342] - [.F34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8" calcext:value-type="date">
            <text:p>8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3] = 0; [.C342]+1; 0)" office:value-type="float" office:value="2" calcext:value-type="float">
            <text:p>2</text:p>
          </table:table-cell>
          <table:table-cell table:formula="of:=IF(AND(MOD([.C343];5)=0; [.C343]&gt;0);IF(AND([.A343] &gt; DATE(2022; 4; 1); [.A343] &lt; DATE(2022; 9; 30)); 1; 0); 0)" office:value-type="float" office:value="0" calcext:value-type="float">
            <text:p>0</text:p>
          </table:table-cell>
          <table:table-cell table:formula="of:=WEEKDAY([.A343]; 1)" office:value-type="date" office:date-value="1900-01-04" calcext:value-type="date">
            <text:p>czwartek </text:p>
          </table:table-cell>
          <table:table-cell table:formula="of:=IF([.E343] = 4; 260; 190) + 300 *[.D343]" office:value-type="float" office:value="190" calcext:value-type="float">
            <text:p>190</text:p>
          </table:table-cell>
          <table:table-cell table:formula="of:= [.G342] - [.F342] + [.H342]+ [.B343]" office:value-type="float" office:value="13789" calcext:value-type="float">
            <text:p>13789</text:p>
          </table:table-cell>
          <table:table-cell table:formula="of:= IF([.G343] - [.F343] &lt; 0; -([.G343] - [.F34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09" calcext:value-type="date">
            <text:p>9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4] = 0; [.C343]+1; 0)" office:value-type="float" office:value="3" calcext:value-type="float">
            <text:p>3</text:p>
          </table:table-cell>
          <table:table-cell table:formula="of:=IF(AND(MOD([.C344];5)=0; [.C344]&gt;0);IF(AND([.A344] &gt; DATE(2022; 4; 1); [.A344] &lt; DATE(2022; 9; 30)); 1; 0); 0)" office:value-type="float" office:value="0" calcext:value-type="float">
            <text:p>0</text:p>
          </table:table-cell>
          <table:table-cell table:formula="of:=WEEKDAY([.A344]; 1)" office:value-type="date" office:date-value="1900-01-05" calcext:value-type="date">
            <text:p>piątek </text:p>
          </table:table-cell>
          <table:table-cell table:formula="of:=IF([.E344] = 4; 260; 190) + 300 *[.D344]" office:value-type="float" office:value="190" calcext:value-type="float">
            <text:p>190</text:p>
          </table:table-cell>
          <table:table-cell table:formula="of:= [.G343] - [.F343] + [.H343]+ [.B344]" office:value-type="float" office:value="13599" calcext:value-type="float">
            <text:p>13599</text:p>
          </table:table-cell>
          <table:table-cell table:formula="of:= IF([.G344] - [.F344] &lt; 0; -([.G344] - [.F34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0" calcext:value-type="date">
            <text:p>10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5] = 0; [.C344]+1; 0)" office:value-type="float" office:value="4" calcext:value-type="float">
            <text:p>4</text:p>
          </table:table-cell>
          <table:table-cell table:formula="of:=IF(AND(MOD([.C345];5)=0; [.C345]&gt;0);IF(AND([.A345] &gt; DATE(2022; 4; 1); [.A345] &lt; DATE(2022; 9; 30)); 1; 0); 0)" office:value-type="float" office:value="0" calcext:value-type="float">
            <text:p>0</text:p>
          </table:table-cell>
          <table:table-cell table:formula="of:=WEEKDAY([.A345]; 1)" office:value-type="date" office:date-value="1900-01-06" calcext:value-type="date">
            <text:p>sobota </text:p>
          </table:table-cell>
          <table:table-cell table:formula="of:=IF([.E345] = 4; 260; 190) + 300 *[.D345]" office:value-type="float" office:value="190" calcext:value-type="float">
            <text:p>190</text:p>
          </table:table-cell>
          <table:table-cell table:formula="of:= [.G344] - [.F344] + [.H344]+ [.B345]" office:value-type="float" office:value="13409" calcext:value-type="float">
            <text:p>13409</text:p>
          </table:table-cell>
          <table:table-cell table:formula="of:= IF([.G345] - [.F345] &lt; 0; -([.G345] - [.F34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1" calcext:value-type="date">
            <text:p>11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6] = 0; [.C345]+1; 0)" office:value-type="float" office:value="5" calcext:value-type="float">
            <text:p>5</text:p>
          </table:table-cell>
          <table:table-cell table:formula="of:=IF(AND(MOD([.C346];5)=0; [.C346]&gt;0);IF(AND([.A346] &gt; DATE(2022; 4; 1); [.A346] &lt; DATE(2022; 9; 30)); 1; 0); 0)" office:value-type="float" office:value="0" calcext:value-type="float">
            <text:p>0</text:p>
          </table:table-cell>
          <table:table-cell table:formula="of:=WEEKDAY([.A346]; 1)" office:value-type="date" office:date-value="1899-12-31" calcext:value-type="date">
            <text:p>niedziela </text:p>
          </table:table-cell>
          <table:table-cell table:formula="of:=IF([.E346] = 4; 260; 190) + 300 *[.D346]" office:value-type="float" office:value="190" calcext:value-type="float">
            <text:p>190</text:p>
          </table:table-cell>
          <table:table-cell table:formula="of:= [.G345] - [.F345] + [.H345]+ [.B346]" office:value-type="float" office:value="13219" calcext:value-type="float">
            <text:p>13219</text:p>
          </table:table-cell>
          <table:table-cell table:formula="of:= IF([.G346] - [.F346] &lt; 0; -([.G346] - [.F34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2" calcext:value-type="date">
            <text:p>12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7] = 0; [.C346]+1; 0)" office:value-type="float" office:value="6" calcext:value-type="float">
            <text:p>6</text:p>
          </table:table-cell>
          <table:table-cell table:formula="of:=IF(AND(MOD([.C347];5)=0; [.C347]&gt;0);IF(AND([.A347] &gt; DATE(2022; 4; 1); [.A347] &lt; DATE(2022; 9; 30)); 1; 0); 0)" office:value-type="float" office:value="0" calcext:value-type="float">
            <text:p>0</text:p>
          </table:table-cell>
          <table:table-cell table:formula="of:=WEEKDAY([.A347]; 1)" office:value-type="date" office:date-value="1900-01-01" calcext:value-type="date">
            <text:p>poniedziałek </text:p>
          </table:table-cell>
          <table:table-cell table:formula="of:=IF([.E347] = 4; 260; 190) + 300 *[.D347]" office:value-type="float" office:value="190" calcext:value-type="float">
            <text:p>190</text:p>
          </table:table-cell>
          <table:table-cell table:formula="of:= [.G346] - [.F346] + [.H346]+ [.B347]" office:value-type="float" office:value="13029" calcext:value-type="float">
            <text:p>13029</text:p>
          </table:table-cell>
          <table:table-cell table:formula="of:= IF([.G347] - [.F347] &lt; 0; -([.G347] - [.F34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3" calcext:value-type="date">
            <text:p>13.12.2022</text:p>
          </table:table-cell>
          <table:table-cell office:value-type="float" office:value="145" calcext:value-type="float">
            <text:p>145</text:p>
          </table:table-cell>
          <table:table-cell table:style-name="ce15" table:formula="of:=IF([.B348] = 0; [.C347]+1; 0)" office:value-type="float" office:value="0" calcext:value-type="float">
            <text:p>0</text:p>
          </table:table-cell>
          <table:table-cell table:formula="of:=IF(AND(MOD([.C348];5)=0; [.C348]&gt;0);IF(AND([.A348] &gt; DATE(2022; 4; 1); [.A348] &lt; DATE(2022; 9; 30)); 1; 0); 0)" office:value-type="float" office:value="0" calcext:value-type="float">
            <text:p>0</text:p>
          </table:table-cell>
          <table:table-cell table:formula="of:=WEEKDAY([.A348]; 1)" office:value-type="date" office:date-value="1900-01-02" calcext:value-type="date">
            <text:p>wtorek </text:p>
          </table:table-cell>
          <table:table-cell table:formula="of:=IF([.E348] = 4; 260; 190) + 300 *[.D348]" office:value-type="float" office:value="190" calcext:value-type="float">
            <text:p>190</text:p>
          </table:table-cell>
          <table:table-cell table:formula="of:= [.G347] - [.F347] + [.H347]+ [.B348]" office:value-type="float" office:value="12984" calcext:value-type="float">
            <text:p>12984</text:p>
          </table:table-cell>
          <table:table-cell table:formula="of:= IF([.G348] - [.F348] &lt; 0; -([.G348] - [.F34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4" calcext:value-type="date">
            <text:p>14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49] = 0; [.C348]+1; 0)" office:value-type="float" office:value="1" calcext:value-type="float">
            <text:p>1</text:p>
          </table:table-cell>
          <table:table-cell table:formula="of:=IF(AND(MOD([.C349];5)=0; [.C349]&gt;0);IF(AND([.A349] &gt; DATE(2022; 4; 1); [.A349] &lt; DATE(2022; 9; 30)); 1; 0); 0)" office:value-type="float" office:value="0" calcext:value-type="float">
            <text:p>0</text:p>
          </table:table-cell>
          <table:table-cell table:formula="of:=WEEKDAY([.A349]; 1)" office:value-type="date" office:date-value="1900-01-03" calcext:value-type="date">
            <text:p>środa </text:p>
          </table:table-cell>
          <table:table-cell table:formula="of:=IF([.E349] = 4; 260; 190) + 300 *[.D349]" office:value-type="float" office:value="260" calcext:value-type="float">
            <text:p>260</text:p>
          </table:table-cell>
          <table:table-cell table:formula="of:= [.G348] - [.F348] + [.H348]+ [.B349]" office:value-type="float" office:value="12794" calcext:value-type="float">
            <text:p>12794</text:p>
          </table:table-cell>
          <table:table-cell table:formula="of:= IF([.G349] - [.F349] &lt; 0; -([.G349] - [.F34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5" calcext:value-type="date">
            <text:p>15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0] = 0; [.C349]+1; 0)" office:value-type="float" office:value="2" calcext:value-type="float">
            <text:p>2</text:p>
          </table:table-cell>
          <table:table-cell table:formula="of:=IF(AND(MOD([.C350];5)=0; [.C350]&gt;0);IF(AND([.A350] &gt; DATE(2022; 4; 1); [.A350] &lt; DATE(2022; 9; 30)); 1; 0); 0)" office:value-type="float" office:value="0" calcext:value-type="float">
            <text:p>0</text:p>
          </table:table-cell>
          <table:table-cell table:formula="of:=WEEKDAY([.A350]; 1)" office:value-type="date" office:date-value="1900-01-04" calcext:value-type="date">
            <text:p>czwartek </text:p>
          </table:table-cell>
          <table:table-cell table:formula="of:=IF([.E350] = 4; 260; 190) + 300 *[.D350]" office:value-type="float" office:value="190" calcext:value-type="float">
            <text:p>190</text:p>
          </table:table-cell>
          <table:table-cell table:formula="of:= [.G349] - [.F349] + [.H349]+ [.B350]" office:value-type="float" office:value="12534" calcext:value-type="float">
            <text:p>12534</text:p>
          </table:table-cell>
          <table:table-cell table:formula="of:= IF([.G350] - [.F350] &lt; 0; -([.G350] - [.F35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6" calcext:value-type="date">
            <text:p>16.12.2022</text:p>
          </table:table-cell>
          <table:table-cell office:value-type="float" office:value="24" calcext:value-type="float">
            <text:p>24</text:p>
          </table:table-cell>
          <table:table-cell table:style-name="ce15" table:formula="of:=IF([.B351] = 0; [.C350]+1; 0)" office:value-type="float" office:value="0" calcext:value-type="float">
            <text:p>0</text:p>
          </table:table-cell>
          <table:table-cell table:formula="of:=IF(AND(MOD([.C351];5)=0; [.C351]&gt;0);IF(AND([.A351] &gt; DATE(2022; 4; 1); [.A351] &lt; DATE(2022; 9; 30)); 1; 0); 0)" office:value-type="float" office:value="0" calcext:value-type="float">
            <text:p>0</text:p>
          </table:table-cell>
          <table:table-cell table:formula="of:=WEEKDAY([.A351]; 1)" office:value-type="date" office:date-value="1900-01-05" calcext:value-type="date">
            <text:p>piątek </text:p>
          </table:table-cell>
          <table:table-cell table:formula="of:=IF([.E351] = 4; 260; 190) + 300 *[.D351]" office:value-type="float" office:value="190" calcext:value-type="float">
            <text:p>190</text:p>
          </table:table-cell>
          <table:table-cell table:formula="of:= [.G350] - [.F350] + [.H350]+ [.B351]" office:value-type="float" office:value="12368" calcext:value-type="float">
            <text:p>12368</text:p>
          </table:table-cell>
          <table:table-cell table:formula="of:= IF([.G351] - [.F351] &lt; 0; -([.G351] - [.F35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7" calcext:value-type="date">
            <text:p>17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2] = 0; [.C351]+1; 0)" office:value-type="float" office:value="1" calcext:value-type="float">
            <text:p>1</text:p>
          </table:table-cell>
          <table:table-cell table:formula="of:=IF(AND(MOD([.C352];5)=0; [.C352]&gt;0);IF(AND([.A352] &gt; DATE(2022; 4; 1); [.A352] &lt; DATE(2022; 9; 30)); 1; 0); 0)" office:value-type="float" office:value="0" calcext:value-type="float">
            <text:p>0</text:p>
          </table:table-cell>
          <table:table-cell table:formula="of:=WEEKDAY([.A352]; 1)" office:value-type="date" office:date-value="1900-01-06" calcext:value-type="date">
            <text:p>sobota </text:p>
          </table:table-cell>
          <table:table-cell table:formula="of:=IF([.E352] = 4; 260; 190) + 300 *[.D352]" office:value-type="float" office:value="190" calcext:value-type="float">
            <text:p>190</text:p>
          </table:table-cell>
          <table:table-cell table:formula="of:= [.G351] - [.F351] + [.H351]+ [.B352]" office:value-type="float" office:value="12178" calcext:value-type="float">
            <text:p>12178</text:p>
          </table:table-cell>
          <table:table-cell table:formula="of:= IF([.G352] - [.F352] &lt; 0; -([.G352] - [.F35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8" calcext:value-type="date">
            <text:p>18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3] = 0; [.C352]+1; 0)" office:value-type="float" office:value="2" calcext:value-type="float">
            <text:p>2</text:p>
          </table:table-cell>
          <table:table-cell table:formula="of:=IF(AND(MOD([.C353];5)=0; [.C353]&gt;0);IF(AND([.A353] &gt; DATE(2022; 4; 1); [.A353] &lt; DATE(2022; 9; 30)); 1; 0); 0)" office:value-type="float" office:value="0" calcext:value-type="float">
            <text:p>0</text:p>
          </table:table-cell>
          <table:table-cell table:formula="of:=WEEKDAY([.A353]; 1)" office:value-type="date" office:date-value="1899-12-31" calcext:value-type="date">
            <text:p>niedziela </text:p>
          </table:table-cell>
          <table:table-cell table:formula="of:=IF([.E353] = 4; 260; 190) + 300 *[.D353]" office:value-type="float" office:value="190" calcext:value-type="float">
            <text:p>190</text:p>
          </table:table-cell>
          <table:table-cell table:formula="of:= [.G352] - [.F352] + [.H352]+ [.B353]" office:value-type="float" office:value="11988" calcext:value-type="float">
            <text:p>11988</text:p>
          </table:table-cell>
          <table:table-cell table:formula="of:= IF([.G353] - [.F353] &lt; 0; -([.G353] - [.F35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19" calcext:value-type="date">
            <text:p>19.12.2022</text:p>
          </table:table-cell>
          <table:table-cell office:value-type="float" office:value="45" calcext:value-type="float">
            <text:p>45</text:p>
          </table:table-cell>
          <table:table-cell table:style-name="ce15" table:formula="of:=IF([.B354] = 0; [.C353]+1; 0)" office:value-type="float" office:value="0" calcext:value-type="float">
            <text:p>0</text:p>
          </table:table-cell>
          <table:table-cell table:formula="of:=IF(AND(MOD([.C354];5)=0; [.C354]&gt;0);IF(AND([.A354] &gt; DATE(2022; 4; 1); [.A354] &lt; DATE(2022; 9; 30)); 1; 0); 0)" office:value-type="float" office:value="0" calcext:value-type="float">
            <text:p>0</text:p>
          </table:table-cell>
          <table:table-cell table:formula="of:=WEEKDAY([.A354]; 1)" office:value-type="date" office:date-value="1900-01-01" calcext:value-type="date">
            <text:p>poniedziałek </text:p>
          </table:table-cell>
          <table:table-cell table:formula="of:=IF([.E354] = 4; 260; 190) + 300 *[.D354]" office:value-type="float" office:value="190" calcext:value-type="float">
            <text:p>190</text:p>
          </table:table-cell>
          <table:table-cell table:formula="of:= [.G353] - [.F353] + [.H353]+ [.B354]" office:value-type="float" office:value="11843" calcext:value-type="float">
            <text:p>11843</text:p>
          </table:table-cell>
          <table:table-cell table:formula="of:= IF([.G354] - [.F354] &lt; 0; -([.G354] - [.F35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0" calcext:value-type="date">
            <text:p>20.12.2022</text:p>
          </table:table-cell>
          <table:table-cell office:value-type="float" office:value="97" calcext:value-type="float">
            <text:p>97</text:p>
          </table:table-cell>
          <table:table-cell table:style-name="ce15" table:formula="of:=IF([.B355] = 0; [.C354]+1; 0)" office:value-type="float" office:value="0" calcext:value-type="float">
            <text:p>0</text:p>
          </table:table-cell>
          <table:table-cell table:formula="of:=IF(AND(MOD([.C355];5)=0; [.C355]&gt;0);IF(AND([.A355] &gt; DATE(2022; 4; 1); [.A355] &lt; DATE(2022; 9; 30)); 1; 0); 0)" office:value-type="float" office:value="0" calcext:value-type="float">
            <text:p>0</text:p>
          </table:table-cell>
          <table:table-cell table:formula="of:=WEEKDAY([.A355]; 1)" office:value-type="date" office:date-value="1900-01-02" calcext:value-type="date">
            <text:p>wtorek </text:p>
          </table:table-cell>
          <table:table-cell table:formula="of:=IF([.E355] = 4; 260; 190) + 300 *[.D355]" office:value-type="float" office:value="190" calcext:value-type="float">
            <text:p>190</text:p>
          </table:table-cell>
          <table:table-cell table:formula="of:= [.G354] - [.F354] + [.H354]+ [.B355]" office:value-type="float" office:value="11750" calcext:value-type="float">
            <text:p>11750</text:p>
          </table:table-cell>
          <table:table-cell table:formula="of:= IF([.G355] - [.F355] &lt; 0; -([.G355] - [.F35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1" calcext:value-type="date">
            <text:p>21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6] = 0; [.C355]+1; 0)" office:value-type="float" office:value="1" calcext:value-type="float">
            <text:p>1</text:p>
          </table:table-cell>
          <table:table-cell table:formula="of:=IF(AND(MOD([.C356];5)=0; [.C356]&gt;0);IF(AND([.A356] &gt; DATE(2022; 4; 1); [.A356] &lt; DATE(2022; 9; 30)); 1; 0); 0)" office:value-type="float" office:value="0" calcext:value-type="float">
            <text:p>0</text:p>
          </table:table-cell>
          <table:table-cell table:formula="of:=WEEKDAY([.A356]; 1)" office:value-type="date" office:date-value="1900-01-03" calcext:value-type="date">
            <text:p>środa </text:p>
          </table:table-cell>
          <table:table-cell table:formula="of:=IF([.E356] = 4; 260; 190) + 300 *[.D356]" office:value-type="float" office:value="260" calcext:value-type="float">
            <text:p>260</text:p>
          </table:table-cell>
          <table:table-cell table:formula="of:= [.G355] - [.F355] + [.H355]+ [.B356]" office:value-type="float" office:value="11560" calcext:value-type="float">
            <text:p>11560</text:p>
          </table:table-cell>
          <table:table-cell table:formula="of:= IF([.G356] - [.F356] &lt; 0; -([.G356] - [.F35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2" calcext:value-type="date">
            <text:p>22.12.2022</text:p>
          </table:table-cell>
          <table:table-cell office:value-type="float" office:value="22" calcext:value-type="float">
            <text:p>22</text:p>
          </table:table-cell>
          <table:table-cell table:style-name="ce15" table:formula="of:=IF([.B357] = 0; [.C356]+1; 0)" office:value-type="float" office:value="0" calcext:value-type="float">
            <text:p>0</text:p>
          </table:table-cell>
          <table:table-cell table:formula="of:=IF(AND(MOD([.C357];5)=0; [.C357]&gt;0);IF(AND([.A357] &gt; DATE(2022; 4; 1); [.A357] &lt; DATE(2022; 9; 30)); 1; 0); 0)" office:value-type="float" office:value="0" calcext:value-type="float">
            <text:p>0</text:p>
          </table:table-cell>
          <table:table-cell table:formula="of:=WEEKDAY([.A357]; 1)" office:value-type="date" office:date-value="1900-01-04" calcext:value-type="date">
            <text:p>czwartek </text:p>
          </table:table-cell>
          <table:table-cell table:formula="of:=IF([.E357] = 4; 260; 190) + 300 *[.D357]" office:value-type="float" office:value="190" calcext:value-type="float">
            <text:p>190</text:p>
          </table:table-cell>
          <table:table-cell table:formula="of:= [.G356] - [.F356] + [.H356]+ [.B357]" office:value-type="float" office:value="11322" calcext:value-type="float">
            <text:p>11322</text:p>
          </table:table-cell>
          <table:table-cell table:formula="of:= IF([.G357] - [.F357] &lt; 0; -([.G357] - [.F357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3" calcext:value-type="date">
            <text:p>23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8] = 0; [.C357]+1; 0)" office:value-type="float" office:value="1" calcext:value-type="float">
            <text:p>1</text:p>
          </table:table-cell>
          <table:table-cell table:formula="of:=IF(AND(MOD([.C358];5)=0; [.C358]&gt;0);IF(AND([.A358] &gt; DATE(2022; 4; 1); [.A358] &lt; DATE(2022; 9; 30)); 1; 0); 0)" office:value-type="float" office:value="0" calcext:value-type="float">
            <text:p>0</text:p>
          </table:table-cell>
          <table:table-cell table:formula="of:=WEEKDAY([.A358]; 1)" office:value-type="date" office:date-value="1900-01-05" calcext:value-type="date">
            <text:p>piątek </text:p>
          </table:table-cell>
          <table:table-cell table:formula="of:=IF([.E358] = 4; 260; 190) + 300 *[.D358]" office:value-type="float" office:value="190" calcext:value-type="float">
            <text:p>190</text:p>
          </table:table-cell>
          <table:table-cell table:formula="of:= [.G357] - [.F357] + [.H357]+ [.B358]" office:value-type="float" office:value="11132" calcext:value-type="float">
            <text:p>11132</text:p>
          </table:table-cell>
          <table:table-cell table:formula="of:= IF([.G358] - [.F358] &lt; 0; -([.G358] - [.F358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4" calcext:value-type="date">
            <text:p>24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59] = 0; [.C358]+1; 0)" office:value-type="float" office:value="2" calcext:value-type="float">
            <text:p>2</text:p>
          </table:table-cell>
          <table:table-cell table:formula="of:=IF(AND(MOD([.C359];5)=0; [.C359]&gt;0);IF(AND([.A359] &gt; DATE(2022; 4; 1); [.A359] &lt; DATE(2022; 9; 30)); 1; 0); 0)" office:value-type="float" office:value="0" calcext:value-type="float">
            <text:p>0</text:p>
          </table:table-cell>
          <table:table-cell table:formula="of:=WEEKDAY([.A359]; 1)" office:value-type="date" office:date-value="1900-01-06" calcext:value-type="date">
            <text:p>sobota </text:p>
          </table:table-cell>
          <table:table-cell table:formula="of:=IF([.E359] = 4; 260; 190) + 300 *[.D359]" office:value-type="float" office:value="190" calcext:value-type="float">
            <text:p>190</text:p>
          </table:table-cell>
          <table:table-cell table:formula="of:= [.G358] - [.F358] + [.H358]+ [.B359]" office:value-type="float" office:value="10942" calcext:value-type="float">
            <text:p>10942</text:p>
          </table:table-cell>
          <table:table-cell table:formula="of:= IF([.G359] - [.F359] &lt; 0; -([.G359] - [.F359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5" calcext:value-type="date">
            <text:p>25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60] = 0; [.C359]+1; 0)" office:value-type="float" office:value="3" calcext:value-type="float">
            <text:p>3</text:p>
          </table:table-cell>
          <table:table-cell table:formula="of:=IF(AND(MOD([.C360];5)=0; [.C360]&gt;0);IF(AND([.A360] &gt; DATE(2022; 4; 1); [.A360] &lt; DATE(2022; 9; 30)); 1; 0); 0)" office:value-type="float" office:value="0" calcext:value-type="float">
            <text:p>0</text:p>
          </table:table-cell>
          <table:table-cell table:formula="of:=WEEKDAY([.A360]; 1)" office:value-type="date" office:date-value="1899-12-31" calcext:value-type="date">
            <text:p>niedziela </text:p>
          </table:table-cell>
          <table:table-cell table:formula="of:=IF([.E360] = 4; 260; 190) + 300 *[.D360]" office:value-type="float" office:value="190" calcext:value-type="float">
            <text:p>190</text:p>
          </table:table-cell>
          <table:table-cell table:formula="of:= [.G359] - [.F359] + [.H359]+ [.B360]" office:value-type="float" office:value="10752" calcext:value-type="float">
            <text:p>10752</text:p>
          </table:table-cell>
          <table:table-cell table:formula="of:= IF([.G360] - [.F360] &lt; 0; -([.G360] - [.F360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6" calcext:value-type="date">
            <text:p>26.12.2022</text:p>
          </table:table-cell>
          <table:table-cell office:value-type="float" office:value="135" calcext:value-type="float">
            <text:p>135</text:p>
          </table:table-cell>
          <table:table-cell table:style-name="ce15" table:formula="of:=IF([.B361] = 0; [.C360]+1; 0)" office:value-type="float" office:value="0" calcext:value-type="float">
            <text:p>0</text:p>
          </table:table-cell>
          <table:table-cell table:formula="of:=IF(AND(MOD([.C361];5)=0; [.C361]&gt;0);IF(AND([.A361] &gt; DATE(2022; 4; 1); [.A361] &lt; DATE(2022; 9; 30)); 1; 0); 0)" office:value-type="float" office:value="0" calcext:value-type="float">
            <text:p>0</text:p>
          </table:table-cell>
          <table:table-cell table:formula="of:=WEEKDAY([.A361]; 1)" office:value-type="date" office:date-value="1900-01-01" calcext:value-type="date">
            <text:p>poniedziałek </text:p>
          </table:table-cell>
          <table:table-cell table:formula="of:=IF([.E361] = 4; 260; 190) + 300 *[.D361]" office:value-type="float" office:value="190" calcext:value-type="float">
            <text:p>190</text:p>
          </table:table-cell>
          <table:table-cell table:formula="of:= [.G360] - [.F360] + [.H360]+ [.B361]" office:value-type="float" office:value="10697" calcext:value-type="float">
            <text:p>10697</text:p>
          </table:table-cell>
          <table:table-cell table:formula="of:= IF([.G361] - [.F361] &lt; 0; -([.G361] - [.F361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7" calcext:value-type="date">
            <text:p>27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62] = 0; [.C361]+1; 0)" office:value-type="float" office:value="1" calcext:value-type="float">
            <text:p>1</text:p>
          </table:table-cell>
          <table:table-cell table:formula="of:=IF(AND(MOD([.C362];5)=0; [.C362]&gt;0);IF(AND([.A362] &gt; DATE(2022; 4; 1); [.A362] &lt; DATE(2022; 9; 30)); 1; 0); 0)" office:value-type="float" office:value="0" calcext:value-type="float">
            <text:p>0</text:p>
          </table:table-cell>
          <table:table-cell table:formula="of:=WEEKDAY([.A362]; 1)" office:value-type="date" office:date-value="1900-01-02" calcext:value-type="date">
            <text:p>wtorek </text:p>
          </table:table-cell>
          <table:table-cell table:formula="of:=IF([.E362] = 4; 260; 190) + 300 *[.D362]" office:value-type="float" office:value="190" calcext:value-type="float">
            <text:p>190</text:p>
          </table:table-cell>
          <table:table-cell table:formula="of:= [.G361] - [.F361] + [.H361]+ [.B362]" office:value-type="float" office:value="10507" calcext:value-type="float">
            <text:p>10507</text:p>
          </table:table-cell>
          <table:table-cell table:formula="of:= IF([.G362] - [.F362] &lt; 0; -([.G362] - [.F362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8" calcext:value-type="date">
            <text:p>28.12.2022</text:p>
          </table:table-cell>
          <table:table-cell office:value-type="float" office:value="153" calcext:value-type="float">
            <text:p>153</text:p>
          </table:table-cell>
          <table:table-cell table:style-name="ce15" table:formula="of:=IF([.B363] = 0; [.C362]+1; 0)" office:value-type="float" office:value="0" calcext:value-type="float">
            <text:p>0</text:p>
          </table:table-cell>
          <table:table-cell table:formula="of:=IF(AND(MOD([.C363];5)=0; [.C363]&gt;0);IF(AND([.A363] &gt; DATE(2022; 4; 1); [.A363] &lt; DATE(2022; 9; 30)); 1; 0); 0)" office:value-type="float" office:value="0" calcext:value-type="float">
            <text:p>0</text:p>
          </table:table-cell>
          <table:table-cell table:formula="of:=WEEKDAY([.A363]; 1)" office:value-type="date" office:date-value="1900-01-03" calcext:value-type="date">
            <text:p>środa </text:p>
          </table:table-cell>
          <table:table-cell table:formula="of:=IF([.E363] = 4; 260; 190) + 300 *[.D363]" office:value-type="float" office:value="260" calcext:value-type="float">
            <text:p>260</text:p>
          </table:table-cell>
          <table:table-cell table:formula="of:= [.G362] - [.F362] + [.H362]+ [.B363]" office:value-type="float" office:value="10470" calcext:value-type="float">
            <text:p>10470</text:p>
          </table:table-cell>
          <table:table-cell table:formula="of:= IF([.G363] - [.F363] &lt; 0; -([.G363] - [.F363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29" calcext:value-type="date">
            <text:p>29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64] = 0; [.C363]+1; 0)" office:value-type="float" office:value="1" calcext:value-type="float">
            <text:p>1</text:p>
          </table:table-cell>
          <table:table-cell table:formula="of:=IF(AND(MOD([.C364];5)=0; [.C364]&gt;0);IF(AND([.A364] &gt; DATE(2022; 4; 1); [.A364] &lt; DATE(2022; 9; 30)); 1; 0); 0)" office:value-type="float" office:value="0" calcext:value-type="float">
            <text:p>0</text:p>
          </table:table-cell>
          <table:table-cell table:formula="of:=WEEKDAY([.A364]; 1)" office:value-type="date" office:date-value="1900-01-04" calcext:value-type="date">
            <text:p>czwartek </text:p>
          </table:table-cell>
          <table:table-cell table:formula="of:=IF([.E364] = 4; 260; 190) + 300 *[.D364]" office:value-type="float" office:value="190" calcext:value-type="float">
            <text:p>190</text:p>
          </table:table-cell>
          <table:table-cell table:formula="of:= [.G363] - [.F363] + [.H363]+ [.B364]" office:value-type="float" office:value="10210" calcext:value-type="float">
            <text:p>10210</text:p>
          </table:table-cell>
          <table:table-cell table:formula="of:= IF([.G364] - [.F364] &lt; 0; -([.G364] - [.F364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30" calcext:value-type="date">
            <text:p>30.12.2022</text:p>
          </table:table-cell>
          <table:table-cell office:value-type="float" office:value="0" calcext:value-type="float">
            <text:p>0</text:p>
          </table:table-cell>
          <table:table-cell table:style-name="ce15" table:formula="of:=IF([.B365] = 0; [.C364]+1; 0)" office:value-type="float" office:value="2" calcext:value-type="float">
            <text:p>2</text:p>
          </table:table-cell>
          <table:table-cell table:formula="of:=IF(AND(MOD([.C365];5)=0; [.C365]&gt;0);IF(AND([.A365] &gt; DATE(2022; 4; 1); [.A365] &lt; DATE(2022; 9; 30)); 1; 0); 0)" office:value-type="float" office:value="0" calcext:value-type="float">
            <text:p>0</text:p>
          </table:table-cell>
          <table:table-cell table:formula="of:=WEEKDAY([.A365]; 1)" office:value-type="date" office:date-value="1900-01-05" calcext:value-type="date">
            <text:p>piątek </text:p>
          </table:table-cell>
          <table:table-cell table:formula="of:=IF([.E365] = 4; 260; 190) + 300 *[.D365]" office:value-type="float" office:value="190" calcext:value-type="float">
            <text:p>190</text:p>
          </table:table-cell>
          <table:table-cell table:formula="of:= [.G364] - [.F364] + [.H364]+ [.B365]" office:value-type="float" office:value="10020" calcext:value-type="float">
            <text:p>10020</text:p>
          </table:table-cell>
          <table:table-cell table:formula="of:= IF([.G365] - [.F365] &lt; 0; -([.G365] - [.F365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date" office:date-value="2022-12-31" calcext:value-type="date">
            <text:p>31.12.2022</text:p>
          </table:table-cell>
          <table:table-cell office:value-type="float" office:value="144" calcext:value-type="float">
            <text:p>144</text:p>
          </table:table-cell>
          <table:table-cell table:style-name="ce15" table:formula="of:=IF([.B366] = 0; [.C365]+1; 0)" office:value-type="float" office:value="0" calcext:value-type="float">
            <text:p>0</text:p>
          </table:table-cell>
          <table:table-cell table:formula="of:=IF(AND(MOD([.C366];5)=0; [.C366]&gt;0);IF(AND([.A366] &gt; DATE(2022; 4; 1); [.A366] &lt; DATE(2022; 9; 30)); 1; 0); 0)" office:value-type="float" office:value="0" calcext:value-type="float">
            <text:p>0</text:p>
          </table:table-cell>
          <table:table-cell table:formula="of:=WEEKDAY([.A366]; 1)" office:value-type="date" office:date-value="1900-01-06" calcext:value-type="date">
            <text:p>sobota </text:p>
          </table:table-cell>
          <table:table-cell table:formula="of:=IF([.E366] = 4; 260; 190) + 300 *[.D366]" office:value-type="float" office:value="190" calcext:value-type="float">
            <text:p>190</text:p>
          </table:table-cell>
          <table:table-cell table:formula="of:= [.G365] - [.F365] + [.H365]+ [.B366]" office:value-type="float" office:value="9974" calcext:value-type="float">
            <text:p>9974</text:p>
          </table:table-cell>
          <table:table-cell table:formula="of:= IF([.G366] - [.F366] &lt; 0; -([.G366] - [.F366]); 0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UNTIF([.H2:.H366]; &quot;&gt;0&quot;)" office:value-type="float" office:value="93" calcext:value-type="float">
            <text:p>93</text:p>
          </table:table-cell>
          <table:table-cell/>
        </table:table-row>
        <table:table-row table:style-name="ro1">
          <table:table-cell table:number-columns-repeated="7"/>
          <table:table-cell table:formula="of:=SUM([.H2:.H366])" office:value-type="float" office:value="19152" calcext:value-type="float">
            <text:p>19152</text:p>
          </table:table-cell>
          <table:table-cell/>
        </table:table-row>
        <table:table-row table:style-name="ro1" table:number-rows-repeated="1048206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'zad 4.3'.C2:'zad 4.3'.C366">
            <calcext:condition calcext:apply-style-name="Good" calcext:value="=[$'zad 4.1 a'.$C$367]" calcext:base-cell-address="'zad 4.3'.C2"/>
          </calcext:conditional-format>
        </calcext:conditional-formats>
      </table:table>
      <table:named-expressions/>
      <table:database-ranges>
        <table:database-range table:name="__Anonymous_Sheet_DB__2" table:target-range-address="'zad 4.1 b'.A1:'zad 4.1 b'.C367">
          <table:filter>
            <table:filter-and>
              <table:filter-condition table:value="01.04.2022" table:operator="&gt;=" table:field-number="0"/>
              <table:filter-condition table:data-type="number" table:value="30.09.2022" table:operator="&lt;=" table:field-number="0"/>
            </table:filter-and>
          </table:filter>
        </table:database-range>
      </table:database-ranges>
      <table:data-pilot-tables>
        <table:data-pilot-table table:name="DataPilot1" table:application-data="" table:target-range-address="'zad 4.2'.A1:'zad 4.2'.B14" table:buttons="'zad 4.2'.A1" table:show-filter-button="false" table:drill-down-on-double-click="false">
          <table:source-cell-range table:cell-range-address="'zad 4'.A1:'zad 4'.B3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ata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grouped-by="months" table:start="auto" table:end="auto" table:step="0"/>
          </table:data-pilot-field>
          <table:data-pilot-field table:source-field-name="retencja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3" table:display="true" table:show-details="true"/>
                <table:data-pilot-member table:name="18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9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41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65" table:display="true" table:show-details="true"/>
                <table:data-pilot-member table:name="69" table:display="true" table:show-details="true"/>
                <table:data-pilot-member table:name="72" table:display="true" table:show-details="true"/>
                <table:data-pilot-member table:name="75" table:display="true" table:show-details="true"/>
                <table:data-pilot-member table:name="77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8" table:display="true" table:show-details="true"/>
                <table:data-pilot-member table:name="90" table:display="true" table:show-details="true"/>
                <table:data-pilot-member table:name="93" table:display="true" table:show-details="true"/>
                <table:data-pilot-member table:name="97" table:display="true" table:show-details="true"/>
                <table:data-pilot-member table:name="99" table:display="true" table:show-details="true"/>
                <table:data-pilot-member table:name="108" table:display="true" table:show-details="true"/>
                <table:data-pilot-member table:name="112" table:display="true" table:show-details="true"/>
                <table:data-pilot-member table:name="118" table:display="true" table:show-details="true"/>
                <table:data-pilot-member table:name="122" table:display="true" table:show-details="true"/>
                <table:data-pilot-member table:name="123" table:display="true" table:show-details="true"/>
                <table:data-pilot-member table:name="125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39" table:display="true" table:show-details="true"/>
                <table:data-pilot-member table:name="144" table:display="true" table:show-details="true"/>
                <table:data-pilot-member table:name="145" table:display="true" table:show-details="true"/>
                <table:data-pilot-member table:name="153" table:display="true" table:show-details="true"/>
                <table:data-pilot-member table:name="163" table:display="true" table:show-details="true"/>
                <table:data-pilot-member table:name="170" table:display="true" table:show-details="true"/>
                <table:data-pilot-member table:name="174" table:display="true" table:show-details="true"/>
                <table:data-pilot-member table:name="195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18" table:display="true" table:show-details="true"/>
                <table:data-pilot-member table:name="220" table:display="true" table:show-details="true"/>
                <table:data-pilot-member table:name="228" table:display="true" table:show-details="true"/>
                <table:data-pilot-member table:name="234" table:display="true" table:show-details="true"/>
                <table:data-pilot-member table:name="259" table:display="true" table:show-details="true"/>
                <table:data-pilot-member table:name="279" table:display="true" table:show-details="true"/>
                <table:data-pilot-member table:name="302" table:display="true" table:show-details="true"/>
                <table:data-pilot-member table:name="353" table:display="true" table:show-details="true"/>
                <table:data-pilot-member table:name="368" table:display="true" table:show-details="true"/>
                <table:data-pilot-member table:name="383" table:display="true" table:show-details="true"/>
                <table:data-pilot-member table:name="388" table:display="true" table:show-details="true"/>
                <table:data-pilot-member table:name="406" table:display="true" table:show-details="true"/>
                <table:data-pilot-member table:name="415" table:display="true" table:show-details="true"/>
                <table:data-pilot-member table:name="426" table:display="true" table:show-details="true"/>
                <table:data-pilot-member table:name="435" table:display="true" table:show-details="true"/>
                <table:data-pilot-member table:name="436" table:display="true" table:show-details="true"/>
                <table:data-pilot-member table:name="456" table:display="true" table:show-details="true"/>
                <table:data-pilot-member table:name="467" table:display="true" table:show-details="true"/>
                <table:data-pilot-member table:name="476" table:display="true" table:show-details="true"/>
                <table:data-pilot-member table:name="517" table:display="true" table:show-details="true"/>
                <table:data-pilot-member table:name="518" table:display="true" table:show-details="true"/>
                <table:data-pilot-member table:name="525" table:display="true" table:show-details="true"/>
                <table:data-pilot-member table:name="527" table:display="true" table:show-details="true"/>
                <table:data-pilot-member table:name="529" table:display="true" table:show-details="true"/>
                <table:data-pilot-member table:name="537" table:display="true" table:show-details="true"/>
                <table:data-pilot-member table:name="540" table:display="true" table:show-details="true"/>
                <table:data-pilot-member table:name="542" table:display="true" table:show-details="true"/>
                <table:data-pilot-member table:name="552" table:display="true" table:show-details="true"/>
                <table:data-pilot-member table:name="560" table:display="true" table:show-details="true"/>
                <table:data-pilot-member table:name="568" table:display="true" table:show-details="true"/>
                <table:data-pilot-member table:name="601" table:display="true" table:show-details="true"/>
                <table:data-pilot-member table:name="603" table:display="true" table:show-details="true"/>
                <table:data-pilot-member table:name="607" table:display="true" table:show-details="true"/>
                <table:data-pilot-member table:name="609" table:display="true" table:show-details="true"/>
                <table:data-pilot-member table:name="612" table:display="true" table:show-details="true"/>
                <table:data-pilot-member table:name="619" table:display="true" table:show-details="true"/>
                <table:data-pilot-member table:name="622" table:display="true" table:show-details="true"/>
                <table:data-pilot-member table:name="640" table:display="true" table:show-details="true"/>
                <table:data-pilot-member table:name="644" table:display="true" table:show-details="true"/>
                <table:data-pilot-member table:name="648" table:display="true" table:show-details="true"/>
                <table:data-pilot-member table:name="660" table:display="true" table:show-details="true"/>
                <table:data-pilot-member table:name="670" table:display="true" table:show-details="true"/>
                <table:data-pilot-member table:name="673" table:display="true" table:show-details="true"/>
                <table:data-pilot-member table:name="695" table:display="true" table:show-details="true"/>
                <table:data-pilot-member table:name="697" table:display="true" table:show-details="true"/>
                <table:data-pilot-member table:name="705" table:display="true" table:show-details="true"/>
                <table:data-pilot-member table:name="717" table:display="true" table:show-details="true"/>
                <table:data-pilot-member table:name="734" table:display="true" table:show-details="true"/>
                <table:data-pilot-member table:name="745" table:display="true" table:show-details="true"/>
                <table:data-pilot-member table:name="771" table:display="true" table:show-details="true"/>
                <table:data-pilot-member table:name="778" table:display="true" table:show-details="true"/>
                <table:data-pilot-member table:name="781" table:display="true" table:show-details="true"/>
                <table:data-pilot-member table:name="786" table:display="true" table:show-details="true"/>
                <table:data-pilot-member table:name="791" table:display="true" table:show-details="true"/>
                <table:data-pilot-member table:name="792" table:display="true" table:show-details="true"/>
                <table:data-pilot-member table:name="793" table:display="true" table:show-details="true"/>
                <table:data-pilot-member table:name="816" table:display="true" table:show-details="true"/>
                <table:data-pilot-member table:name="826" table:display="true" table:show-details="true"/>
                <table:data-pilot-member table:name="890" table:display="true" table:show-details="true"/>
                <table:data-pilot-member table:name="913" table:display="true" table:show-details="true"/>
                <table:data-pilot-member table:name="935" table:display="true" table:show-details="true"/>
                <table:data-pilot-member table:name="998" table:display="true" table:show-details="true"/>
                <table:data-pilot-member table:name="1066" table:display="true" table:show-details="true"/>
                <table:data-pilot-member table:name="1084" table:display="true" table:show-details="true"/>
                <table:data-pilot-member table:name="1097" table:display="true" table:show-details="true"/>
                <table:data-pilot-member table:name="1100" table:display="true" table:show-details="true"/>
                <table:data-pilot-member table:name="1170" table:display="true" table:show-details="true"/>
                <table:data-pilot-member table:name="1182" table:display="true" table:show-details="true"/>
                <table:data-pilot-member table:name="1189" table:display="true" table:show-details="true"/>
                <table:data-pilot-member table:name="1234" table:display="true" table:show-details="true"/>
                <table:data-pilot-member table:name="1245" table:display="true" table:show-details="true"/>
                <table:data-pilot-member table:name="1276" table:display="true" table:show-details="true"/>
                <table:data-pilot-member table:name="1299" table:display="true" table:show-details="true"/>
                <table:data-pilot-member table:name="1302" table:display="true" table:show-details="true"/>
                <table:data-pilot-member table:name="1315" table:display="true" table:show-details="true"/>
                <table:data-pilot-member table:name="1316" table:display="true" table:show-details="true"/>
                <table:data-pilot-member table:name="1398" table:display="true" table:show-details="true"/>
                <table:data-pilot-member table:name="1423" table:display="true" table:show-details="true"/>
                <table:data-pilot-member table:name="146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-of-week number:style="long"/>
      <number:text> </number:text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9T19:54:25.878000000</meta:creation-date>
    <dc:date>2025-03-19T21:34:30.683000000</dc:date>
    <meta:editing-duration>PT4M53S</meta:editing-duration>
    <meta:editing-cycles>1</meta:editing-cycles>
    <meta:generator>LibreOffice/24.8.5.2$Windows_X86_64 LibreOffice_project/fddf2685c70b461e7832239a0162a77216259f22</meta:generator>
    <meta:document-statistic meta:table-count="5" meta:cell-count="6096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5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2.104cm" svg:y="0.315cm" chart:style-name="ch2">
          <text:p>Woda zebrana w zbiorniku retencyjnym w poszczególnych miesiącach</text:p>
        </chart:title>
        <chart:legend chart:legend-position="end" svg:x="13.562cm" svg:y="4.201cm" style:legend-expansion="high" chart:style-name="ch3"/>
        <chart:plot-area chart:style-name="ch4" table:cell-range-address="'zad 4.2'.A17:'zad 4.2'.B28" chart:data-source-has-labels="column" svg:x="1.331cm" svg:y="1.778cm" svg:width="11.911cm" svg:height="6.061cm">
          <chart:coordinate-region svg:x="2.538cm" svg:y="1.977cm" svg:width="10.704cm" svg:height="5.215cm"/>
          <chart:axis chart:dimension="x" chart:name="primary-x" chart:style-name="ch5" chartooo:axis-type="auto">
            <chartooo:date-scale/>
            <chart:title svg:x="6.691cm" svg:y="8.019cm" chart:style-name="ch2">
              <text:p><text:span text:style-name="T1">miesiąc</text:span></text:p>
            </chart:title>
            <chart:categories table:cell-range-address="'zad 4.2'.A17:'zad 4.2'.A28"/>
          </chart:axis>
          <chart:axis chart:dimension="y" chart:name="primary-y" chart:style-name="ch6">
            <chart:title svg:x="0.451cm" svg:y="6.101cm" chart:style-name="ch7">
              <text:p><text:span text:style-name="T1">zebrana woda w l</text:span></text:p>
            </chart:title>
            <chart:grid chart:style-name="ch8" chart:class="major"/>
          </chart:axis>
          <chart:series chart:style-name="ch9" chart:values-cell-range-address="'zad 4.2'.B17:'zad 4.2'.B28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I</text:p>
                <draw:g>
                  <svg:desc>'zad 4.2'.A17:'zad 4.2'.A28</svg:desc>
                </draw:g>
              </table:table-cell>
              <table:table-cell office:value-type="float" office:value="2452">
                <text:p>2452</text:p>
                <draw:g>
                  <svg:desc>'zad 4.2'.B17:'zad 4.2'.B28</svg:desc>
                </draw:g>
              </table:table-cell>
            </table:table-row>
            <table:table-row>
              <table:table-cell office:value-type="string">
                <text:p>II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III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IV</text:p>
              </table:table-cell>
              <table:table-cell office:value-type="float" office:value="4213">
                <text:p>4213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VI</text:p>
              </table:table-cell>
              <table:table-cell office:value-type="float" office:value="5566">
                <text:p>5566</text:p>
              </table:table-cell>
            </table:table-row>
            <table:table-row>
              <table:table-cell office:value-type="string">
                <text:p>VII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string">
                <text:p>VIII</text:p>
              </table:table-cell>
              <table:table-cell office:value-type="float" office:value="2698">
                <text:p>2698</text:p>
              </table:table-cell>
            </table:table-row>
            <table:table-row>
              <table:table-cell office:value-type="string">
                <text:p>IX</text:p>
              </table:table-cell>
              <table:table-cell office:value-type="float" office:value="5680">
                <text:p>5680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12225">
                <text:p>12225</text:p>
              </table:table-cell>
            </table:table-row>
            <table:table-row>
              <table:table-cell office:value-type="string">
                <text:p>XI</text:p>
              </table:table-cell>
              <table:table-cell office:value-type="float" office:value="14761">
                <text:p>14761</text:p>
              </table:table-cell>
            </table:table-row>
            <table:table-row>
              <table:table-cell office:value-type="string">
                <text:p>XII</text:p>
              </table:table-cell>
              <table:table-cell office:value-type="float" office:value="840">
                <text:p>8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5.2$Windows_X86_64 LibreOffice_project/fddf2685c70b461e7832239a0162a77216259f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